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19.3pt"/>
    </style:style>
    <style:style style:name="co15" style:family="table-column">
      <style:table-column-properties fo:break-before="auto" style:column-width="24.66pt"/>
    </style:style>
    <style:style style:name="co16" style:family="table-column">
      <style:table-column-properties fo:break-before="auto" style:column-width="22.85pt"/>
    </style:style>
    <style:style style:name="co17" style:family="table-column">
      <style:table-column-properties fo:break-before="auto" style:column-width="18.11pt"/>
    </style:style>
    <style:style style:name="co18" style:family="table-column">
      <style:table-column-properties fo:break-before="auto" style:column-width="18.71pt"/>
    </style:style>
    <style:style style:name="co19" style:family="table-column">
      <style:table-column-properties fo:break-before="auto" style:column-width="14.54pt"/>
    </style:style>
    <style:style style:name="co8" style:family="table-column">
      <style:table-column-properties fo:break-before="auto" style:column-width="31.15pt"/>
    </style:style>
    <style:style style:name="co9" style:family="table-column">
      <style:table-column-properties fo:break-before="auto" style:column-width="52.55pt"/>
    </style:style>
    <style:style style:name="co10" style:family="table-column">
      <style:table-column-properties fo:break-before="auto" style:column-width="67.1pt"/>
    </style:style>
    <style:style style:name="co11" style:family="table-column">
      <style:table-column-properties fo:break-before="auto" style:column-width="30.56pt"/>
    </style:style>
    <style:style style:name="co12" style:family="table-column">
      <style:table-column-properties fo:break-before="auto" style:column-width="37.7pt"/>
    </style:style>
    <style:style style:name="co20" style:family="table-column">
      <style:table-column-properties fo:break-before="auto" style:column-width="27.01pt"/>
    </style:style>
    <style:style style:name="co21" style:family="table-column">
      <style:table-column-properties fo:break-before="auto" style:column-width="34.41pt"/>
    </style:style>
    <style:style style:name="co22" style:family="table-column">
      <style:table-column-properties fo:break-before="auto" style:column-width="32.06pt"/>
    </style:style>
    <style:style style:name="co23" style:family="table-column">
      <style:table-column-properties fo:break-before="auto" style:column-width="34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3" style:family="table-cell" style:parent-style-name="Default" style:data-style-name="N121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55" style:family="table-cell" style:parent-style-name="Default" style:data-style-name="N121"/>
    <style:style style:name="ce113" style:family="table-cell" style:parent-style-name="Default" style:data-style-name="N121">
      <style:table-cell-properties fo:background-color="#a9a9a9" style:text-align-source="fix" style:repeat-content="false" fo:border="0.06pt solid #000000"/>
      <style:paragraph-properties fo:text-align="center" fo:margin-left="0pt"/>
      <style:text-properties fo:font-size="8pt" style:font-size-asian="8pt" style:font-size-complex="8pt"/>
    </style:style>
    <style:style style:name="ce117" style:family="table-cell" style:parent-style-name="Default" style:data-style-name="N121">
      <style:table-cell-properties fo:background-color="#00ff00" style:text-align-source="fix" style:repeat-content="false" fo:border="0.06pt solid #000000"/>
      <style:paragraph-properties fo:text-align="center" fo:margin-left="0pt"/>
      <style:text-properties fo:font-size="8pt" style:font-size-asian="8pt" style:font-size-complex="8pt"/>
    </style:style>
    <style:style style:name="ce121" style:family="table-cell" style:parent-style-name="Default" style:data-style-name="N121">
      <style:table-cell-properties fo:background-color="#ffe4b5" style:text-align-source="fix" style:repeat-content="false" fo:border="0.06pt solid #000000"/>
      <style:paragraph-properties fo:text-align="center" fo:margin-left="0pt"/>
      <style:text-properties fo:font-size="8pt" style:font-size-asian="8pt" style:font-size-complex="8pt"/>
    </style:style>
    <style:style style:name="ce125" style:family="table-cell" style:parent-style-name="Default" style:data-style-name="N121">
      <style:table-cell-properties fo:background-color="#7fffd4" style:text-align-source="fix" style:repeat-content="false" fo:border="0.06pt solid #000000"/>
      <style:paragraph-properties fo:text-align="center" fo:margin-left="0pt"/>
      <style:text-properties fo:font-size="8pt" style:font-size-asian="8pt" style:font-size-complex="8pt"/>
    </style:style>
    <style:style style:name="ce129" style:family="table-cell" style:parent-style-name="Default" style:data-style-name="N121">
      <style:table-cell-properties fo:background-color="#808080" style:text-align-source="fix" style:repeat-content="false" fo:border="0.06pt solid #000000"/>
      <style:paragraph-properties fo:text-align="center" fo:margin-left="0pt"/>
      <style:text-properties fo:font-size="8pt" style:font-size-asian="8pt" style:font-size-complex="8pt"/>
    </style:style>
    <style:style style:name="ce49" style:family="table-cell" style:parent-style-name="Default" style:data-style-name="N1">
      <style:table-cell-properties fo:background-color="#7cfc00" style:text-align-source="fix" style:repeat-content="false" fo:border="0.06pt solid #000000"/>
      <style:paragraph-properties fo:text-align="center" fo:margin-left="0pt"/>
      <style:text-properties fo:font-size="8pt" style:font-size-asian="8pt" style:font-size-complex="8pt"/>
    </style:style>
    <style:style style:name="ce54" style:family="table-cell" style:parent-style-name="Default" style:data-style-name="N121">
      <style:table-cell-properties fo:background-color="#7cfc00" style:text-align-source="fix" style:repeat-content="false" fo:border="0.06pt solid #000000"/>
      <style:paragraph-properties fo:text-align="center" fo:margin-left="0pt"/>
      <style:text-properties fo:font-size="8pt" style:font-size-asian="8pt" style:font-size-complex="8pt"/>
    </style:style>
    <style:style style:name="ce58" style:family="table-cell" style:parent-style-name="Default" style:data-style-name="N1">
      <style:table-cell-properties fo:background-color="#00ffff" style:text-align-source="fix" style:repeat-content="false" fo:border="0.06pt solid #000000"/>
      <style:paragraph-properties fo:text-align="center" fo:margin-left="0pt"/>
      <style:text-properties fo:font-size="8pt" style:font-size-asian="8pt" style:font-size-complex="8pt"/>
    </style:style>
    <style:style style:name="ce61" style:family="table-cell" style:parent-style-name="Default" style:data-style-name="N121">
      <style:table-cell-properties fo:background-color="#00ffff" style:text-align-source="fix" style:repeat-content="false" fo:border="0.06pt solid #000000"/>
      <style:paragraph-properties fo:text-align="center" fo:margin-left="0pt"/>
      <style:text-properties fo:font-size="8pt" style:font-size-asian="8pt" style:font-size-complex="8pt"/>
    </style:style>
    <style:style style:name="ce64" style:family="table-cell" style:parent-style-name="Default" style:data-style-name="N121">
      <style:table-cell-properties fo:background-color="#ffc0cb" style:text-align-source="fix" style:repeat-content="false" fo:border="0.06pt solid #000000"/>
      <style:paragraph-properties fo:text-align="center" fo:margin-left="0pt"/>
      <style:text-properties fo:font-size="8pt" style:font-size-asian="8pt" style:font-size-complex="8pt"/>
    </style:style>
    <style:style style:name="ce66" style:family="table-cell" style:parent-style-name="Default" style:data-style-name="N1">
      <style:table-cell-properties fo:background-color="#ffc0cb" style:text-align-source="fix" style:repeat-content="false" fo:border="0.06pt solid #000000"/>
      <style:paragraph-properties fo:text-align="center" fo:margin-left="0pt"/>
      <style:text-properties fo:font-size="8pt" style:font-size-asian="8pt" style:font-size-complex="8pt"/>
    </style:style>
    <style:style style:name="ce69" style:family="table-cell" style:parent-style-name="Default" style:data-style-name="N121">
      <style:table-cell-properties fo:background-color="#ff8c00" style:text-align-source="fix" style:repeat-content="false" fo:border="0.06pt solid #000000"/>
      <style:paragraph-properties fo:text-align="center" fo:margin-left="0pt"/>
      <style:text-properties fo:font-size="8pt" style:font-size-asian="8pt" style:font-size-complex="8pt"/>
    </style:style>
    <style:style style:name="ce73" style:family="table-cell" style:parent-style-name="Default" style:data-style-name="N121">
      <style:table-cell-properties fo:background-color="#9400d3" style:text-align-source="fix" style:repeat-content="false" fo:border="0.06pt solid #000000"/>
      <style:paragraph-properties fo:text-align="center" fo:margin-left="0pt"/>
      <style:text-properties fo:font-size="8pt" style:font-size-asian="8pt" style:font-size-complex="8pt"/>
    </style:style>
    <style:style style:name="ce70" style:family="table-cell" style:parent-style-name="Default" style:data-style-name="N121">
      <style:table-cell-properties fo:background-color="#ffff00" style:text-align-source="fix" style:repeat-content="false" fo:border="0.06pt solid #000000" style:vertical-align="middle"/>
      <style:paragraph-properties fo:text-align="center" fo:margin-left="0pt"/>
    </style:style>
    <style:style style:name="ce74" style:family="table-cell" style:parent-style-name="Default" style:data-style-name="N121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121">
      <style:table-cell-properties fo:background-color="#708090" style:text-align-source="fix" style:repeat-content="false"/>
      <style:paragraph-properties fo:text-align="center" fo:margin-left="0pt"/>
    </style:style>
    <style:style style:name="ce5" style:family="table-cell" style:parent-style-name="Default" style:data-style-name="N121">
      <style:table-cell-properties fo:background-color="#7cfc00" style:text-align-source="fix" style:repeat-content="false" style:vertical-align="middle"/>
      <style:paragraph-properties fo:text-align="center" fo:margin-left="0pt"/>
    </style:style>
    <style:style style:name="ce16" style:family="table-cell" style:parent-style-name="Default" style:data-style-name="N121">
      <style:table-cell-properties fo:background-color="#7cfc00" style:text-align-source="fix" style:repeat-content="false"/>
      <style:paragraph-properties fo:text-align="center" fo:margin-left="0pt"/>
    </style:style>
    <style:style style:name="ce7" style:family="table-cell" style:parent-style-name="Default" style:data-style-name="N121">
      <style:table-cell-properties fo:background-color="#00ffff" style:text-align-source="fix" style:repeat-content="false" style:vertical-align="middle"/>
      <style:paragraph-properties fo:text-align="center" fo:margin-left="0pt"/>
    </style:style>
    <style:style style:name="ce18" style:family="table-cell" style:parent-style-name="Default" style:data-style-name="N121">
      <style:table-cell-properties fo:background-color="#00ffff" style:text-align-source="fix" style:repeat-content="false"/>
      <style:paragraph-properties fo:text-align="center" fo:margin-left="0pt"/>
    </style:style>
    <style:style style:name="ce9" style:family="table-cell" style:parent-style-name="Default" style:data-style-name="N121">
      <style:table-cell-properties fo:background-color="#ffc0cb" style:text-align-source="fix" style:repeat-content="false" style:vertical-align="middle"/>
      <style:paragraph-properties fo:text-align="center" fo:margin-left="0pt"/>
    </style:style>
    <style:style style:name="ce20" style:family="table-cell" style:parent-style-name="Default" style:data-style-name="N121">
      <style:table-cell-properties fo:background-color="#ffc0cb" style:text-align-source="fix" style:repeat-content="false"/>
      <style:paragraph-properties fo:text-align="center" fo:margin-left="0pt"/>
    </style:style>
    <style:style style:name="ce22" style:family="table-cell" style:parent-style-name="Default" style:data-style-name="N121">
      <style:table-cell-properties fo:background-color="#ff8c00" style:text-align-source="fix" style:repeat-content="false" style:vertical-align="middle"/>
      <style:paragraph-properties fo:text-align="center" fo:margin-left="0pt"/>
    </style:style>
    <style:style style:name="ce27" style:family="table-cell" style:parent-style-name="Default" style:data-style-name="N121">
      <style:table-cell-properties fo:background-color="#ff8c00" style:text-align-source="fix" style:repeat-content="false"/>
      <style:paragraph-properties fo:text-align="center" fo:margin-left="0pt"/>
    </style:style>
    <style:style style:name="ce24" style:family="table-cell" style:parent-style-name="Default" style:data-style-name="N121">
      <style:table-cell-properties fo:background-color="#9400d3" style:text-align-source="fix" style:repeat-content="false" style:vertical-align="middle"/>
      <style:paragraph-properties fo:text-align="center" fo:margin-left="0pt"/>
    </style:style>
    <style:style style:name="ce86" style:family="table-cell" style:parent-style-name="Default" style:data-style-name="N121">
      <style:table-cell-properties fo:background-color="#9400d3" style:text-align-source="fix" style:repeat-content="false"/>
      <style:paragraph-properties fo:text-align="center" fo:margin-left="0pt"/>
    </style:style>
    <style:style style:name="ce33" style:family="table-cell" style:parent-style-name="Default" style:data-style-name="N121">
      <style:table-cell-properties fo:background-color="#a9a9a9" style:text-align-source="fix" style:repeat-content="false" style:vertical-align="middle"/>
      <style:paragraph-properties fo:text-align="center" fo:margin-left="0pt"/>
    </style:style>
    <style:style style:name="ce88" style:family="table-cell" style:parent-style-name="Default" style:data-style-name="N121">
      <style:table-cell-properties fo:background-color="#a9a9a9" style:text-align-source="fix" style:repeat-content="false"/>
      <style:paragraph-properties fo:text-align="center" fo:margin-left="0pt"/>
    </style:style>
    <style:style style:name="ce36" style:family="table-cell" style:parent-style-name="Default" style:data-style-name="N121">
      <style:table-cell-properties fo:background-color="#00ff00" style:text-align-source="fix" style:repeat-content="false" style:vertical-align="middle"/>
      <style:paragraph-properties fo:text-align="center" fo:margin-left="0pt"/>
    </style:style>
    <style:style style:name="ce90" style:family="table-cell" style:parent-style-name="Default" style:data-style-name="N121">
      <style:table-cell-properties fo:background-color="#00ff00" style:text-align-source="fix" style:repeat-content="false"/>
      <style:paragraph-properties fo:text-align="center" fo:margin-left="0pt"/>
    </style:style>
    <style:style style:name="ce39" style:family="table-cell" style:parent-style-name="Default" style:data-style-name="N121">
      <style:table-cell-properties fo:background-color="#7fffd4" style:text-align-source="fix" style:repeat-content="false" style:vertical-align="middle"/>
      <style:paragraph-properties fo:text-align="center" fo:margin-left="0pt"/>
    </style:style>
    <style:style style:name="ce93" style:family="table-cell" style:parent-style-name="Default" style:data-style-name="N121">
      <style:table-cell-properties fo:background-color="#7fffd4" style:text-align-source="fix" style:repeat-content="false"/>
      <style:paragraph-properties fo:text-align="center" fo:margin-left="0pt"/>
    </style:style>
    <style:style style:name="ce47" style:family="table-cell" style:parent-style-name="Default" style:data-style-name="N121">
      <style:table-cell-properties fo:background-color="#ffdab9" style:text-align-source="fix" style:repeat-content="false" style:vertical-align="middle"/>
      <style:paragraph-properties fo:text-align="center" fo:margin-left="0pt"/>
    </style:style>
    <style:style style:name="ce96" style:family="table-cell" style:parent-style-name="Default" style:data-style-name="N121">
      <style:table-cell-properties fo:background-color="#ffdab9" style:text-align-source="fix" style:repeat-content="false"/>
      <style:paragraph-properties fo:text-align="center" fo:margin-left="0pt"/>
    </style:style>
    <style:style style:name="ce57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pt"/>
    </style:style>
    <style:style style:name="ce98" style:family="table-cell" style:parent-style-name="Default" style:data-style-name="N121">
      <style:table-cell-properties fo:background-color="#808080" style:text-align-source="fix" style:repeat-content="false"/>
      <style:paragraph-properties fo:text-align="center" fo:margin-left="0pt"/>
    </style:style>
    <style:style style:name="ce99" style:family="table-cell" style:parent-style-name="Default" style:data-style-name="N121">
      <style:table-cell-properties fo:background-color="#f08080" style:text-align-source="fix" style:repeat-content="false" style:vertical-align="middle"/>
      <style:paragraph-properties fo:text-align="center" fo:margin-left="0pt"/>
    </style:style>
    <style:style style:name="ce100" style:family="table-cell" style:parent-style-name="Default" style:data-style-name="N121">
      <style:table-cell-properties fo:background-color="#f08080"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21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 style:data-style-name="N121">
      <style:table-cell-properties fo:background-color="#7cfc00" style:text-align-source="fix" style:repeat-content="false"/>
      <style:paragraph-properties fo:text-align="center" fo:margin-left="0pt"/>
    </style:style>
    <style:style style:name="ce8" style:family="table-cell" style:parent-style-name="Default" style:data-style-name="N121">
      <style:table-cell-properties fo:background-color="#00ffff" style:text-align-source="fix" style:repeat-content="false"/>
      <style:paragraph-properties fo:text-align="center" fo:margin-left="0pt"/>
    </style:style>
    <style:style style:name="ce10" style:family="table-cell" style:parent-style-name="Default" style:data-style-name="N121">
      <style:table-cell-properties fo:background-color="#ffc0cb" style:text-align-source="fix" style:repeat-content="false"/>
      <style:paragraph-properties fo:text-align="center" fo:margin-left="0pt"/>
    </style:style>
    <style:style style:name="ce23" style:family="table-cell" style:parent-style-name="Default" style:data-style-name="N121">
      <style:table-cell-properties fo:background-color="#ff8c00" style:text-align-source="fix" style:repeat-content="false"/>
      <style:paragraph-properties fo:text-align="center" fo:margin-left="0pt"/>
    </style:style>
    <style:style style:name="ce32" style:family="table-cell" style:parent-style-name="Default" style:data-style-name="N121">
      <style:table-cell-properties fo:background-color="#9400d3" style:text-align-source="fix" style:repeat-content="false"/>
      <style:paragraph-properties fo:text-align="center" fo:margin-left="0pt"/>
    </style:style>
    <style:style style:name="ce35" style:family="table-cell" style:parent-style-name="Default" style:data-style-name="N121">
      <style:table-cell-properties fo:background-color="#a9a9a9" style:text-align-source="fix" style:repeat-content="false"/>
      <style:paragraph-properties fo:text-align="center" fo:margin-left="0pt"/>
    </style:style>
    <style:style style:name="ce38" style:family="table-cell" style:parent-style-name="Default" style:data-style-name="N121">
      <style:table-cell-properties fo:background-color="#00ff00" style:text-align-source="fix" style:repeat-content="false"/>
      <style:paragraph-properties fo:text-align="center" fo:margin-left="0pt"/>
    </style:style>
    <style:style style:name="ce41" style:family="table-cell" style:parent-style-name="Default" style:data-style-name="N121">
      <style:table-cell-properties fo:background-color="#7fffd4" style:text-align-source="fix" style:repeat-content="false"/>
      <style:paragraph-properties fo:text-align="center" fo:margin-left="0pt"/>
    </style:style>
    <style:style style:name="ce50" style:family="table-cell" style:parent-style-name="Default" style:data-style-name="N121">
      <style:table-cell-properties fo:background-color="#ffdab9" style:text-align-source="fix" style:repeat-content="false"/>
      <style:paragraph-properties fo:text-align="center" fo:margin-left="0pt"/>
    </style:style>
    <style:style style:name="ce60" style:family="table-cell" style:parent-style-name="Default" style:data-style-name="N121">
      <style:table-cell-properties fo:background-color="#808080" style:text-align-source="fix" style:repeat-content="false"/>
      <style:paragraph-properties fo:text-align="center" fo:margin-left="0pt"/>
    </style:style>
    <style:style style:name="ce40" style:family="table-cell" style:parent-style-name="Default" style:data-style-name="N121">
      <style:table-cell-properties fo:background-color="#7cfc00" style:text-align-source="fix" style:repeat-content="false" fo:border="0.06pt solid #000000" style:vertical-align="middle"/>
      <style:paragraph-properties fo:text-align="center" fo:margin-left="0pt"/>
    </style:style>
    <style:style style:name="ce122" style:family="table-cell" style:parent-style-name="Default" style:data-style-name="N121">
      <style:table-cell-properties fo:background-color="#7cfc00" style:text-align-source="fix" style:repeat-content="false" fo:border="0.06pt solid #000000"/>
      <style:paragraph-properties fo:text-align="center" fo:margin-left="0pt"/>
    </style:style>
    <style:style style:name="ce42" style:family="table-cell" style:parent-style-name="Default">
      <style:table-cell-properties fo:background-color="transparent"/>
    </style:style>
    <style:style style:name="ce43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</style:style>
    <style:style style:name="ce44" style:family="table-cell" style:parent-style-name="Default" style:data-style-name="N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45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</style:style>
    <style:style style:name="ce46" style:family="table-cell" style:parent-style-name="Default" style:data-style-name="N1">
      <style:table-cell-properties fo:background-color="transparent"/>
    </style:style>
    <style:style style:name="ce30" style:family="table-cell" style:parent-style-name="Default" style:data-style-name="N1">
      <style:table-cell-properties fo:background-color="#7cfc00" style:text-align-source="fix" style:repeat-content="false" fo:border="0.06pt solid #000000" style:vertical-align="middle"/>
      <style:paragraph-properties fo:text-align="center" fo:margin-left="0pt"/>
    </style:style>
    <style:style style:name="ce48" style:family="table-cell" style:parent-style-name="Default" style:data-style-name="N1">
      <style:table-cell-properties fo:background-color="#7cfc00" style:text-align-source="fix" style:repeat-content="false" fo:border="0.06pt solid #000000"/>
      <style:paragraph-properties fo:text-align="center" fo:margin-left="0pt"/>
    </style:style>
    <style:style style:name="ce136" style:family="table-cell" style:parent-style-name="Default" style:data-style-name="N1">
      <style:table-cell-properties fo:background-color="#7cfc00" style:text-align-source="fix" style:repeat-content="false" fo:border="0.06pt solid #000000"/>
      <style:paragraph-properties fo:text-align="center" fo:margin-left="0pt"/>
      <style:text-properties fo:font-size="8pt" style:font-size-asian="8pt" style:font-size-complex="8pt"/>
    </style:style>
    <style:style style:name="ce28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53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pt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1" style:family="table-cell" style:parent-style-name="Default" style:data-style-name="N121">
      <style:table-cell-properties fo:background-color="#7cfc00" style:text-align-source="fix" style:repeat-content="false" fo:border="0.06pt solid #000000"/>
      <style:paragraph-properties fo:text-align="center" fo:margin-left="0pt"/>
      <style:text-properties fo:font-size="8pt" style:font-size-asian="8pt" style:font-size-complex="8pt"/>
    </style:style>
    <style:style style:name="ce91" style:family="table-cell" style:parent-style-name="Default" style:data-style-name="N121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Lohit Devanagari"/>
    </style:style>
    <style:style style:name="ce56" style:family="table-cell" style:parent-style-name="Default" style:data-style-name="N1">
      <style:table-cell-properties fo:background-color="#00ffff" style:text-align-source="fix" style:repeat-content="false" fo:border="0.06pt solid #000000" style:vertical-align="middle"/>
      <style:paragraph-properties fo:text-align="center" fo:margin-left="0pt"/>
    </style:style>
    <style:style style:name="ce34" style:family="table-cell" style:parent-style-name="Default" style:data-style-name="N1">
      <style:table-cell-properties fo:background-color="#00ffff" style:text-align-source="fix" style:repeat-content="false" fo:border="0.06pt solid #000000"/>
      <style:paragraph-properties fo:text-align="center" fo:margin-left="0pt"/>
    </style:style>
    <style:style style:name="ce145" style:family="table-cell" style:parent-style-name="Default" style:data-style-name="N1">
      <style:table-cell-properties fo:background-color="#00ffff" style:text-align-source="fix" style:repeat-content="false" fo:border="0.06pt solid #000000"/>
      <style:paragraph-properties fo:text-align="center" fo:margin-left="0pt"/>
      <style:text-properties fo:font-size="8pt" style:font-size-asian="8pt" style:font-size-complex="8pt"/>
    </style:style>
    <style:style style:name="ce95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Lohit Devanagari"/>
    </style:style>
    <style:style style:name="ce147" style:family="table-cell" style:parent-style-name="Default" style:data-style-name="N121">
      <style:table-cell-properties fo:background-color="#00ffff" style:text-align-source="fix" style:repeat-content="false" fo:border="0.06pt solid #000000"/>
      <style:paragraph-properties fo:text-align="center" fo:margin-left="0pt"/>
    </style:style>
    <style:style style:name="ce148" style:family="table-cell" style:parent-style-name="Default" style:data-style-name="N121">
      <style:table-cell-properties fo:background-color="#00ffff" style:text-align-source="fix" style:repeat-content="false" fo:border="0.06pt solid #000000"/>
      <style:paragraph-properties fo:text-align="center" fo:margin-left="0pt"/>
      <style:text-properties fo:font-size="8pt" style:font-size-asian="8pt" style:font-size-complex="8pt"/>
    </style:style>
    <style:style style:name="ce37" style:family="table-cell" style:parent-style-name="Default" style:data-style-name="N121">
      <style:table-cell-properties fo:background-color="#ffc0cb" style:text-align-source="fix" style:repeat-content="false" fo:border="0.06pt solid #000000" style:vertical-align="middle"/>
      <style:paragraph-properties fo:text-align="center" fo:margin-left="0pt"/>
    </style:style>
    <style:style style:name="ce150" style:family="table-cell" style:parent-style-name="Default" style:data-style-name="N1">
      <style:table-cell-properties fo:background-color="#ffc0cb" style:text-align-source="fix" style:repeat-content="false" fo:border="0.06pt solid #000000"/>
      <style:paragraph-properties fo:text-align="center" fo:margin-left="0pt"/>
    </style:style>
    <style:style style:name="ce151" style:family="table-cell" style:parent-style-name="Default" style:data-style-name="N121">
      <style:table-cell-properties fo:background-color="#ffc0cb" style:text-align-source="fix" style:repeat-content="false" fo:border="0.06pt solid #000000"/>
      <style:paragraph-properties fo:text-align="center" fo:margin-left="0pt"/>
      <style:text-properties fo:font-size="8pt" style:font-size-asian="8pt" style:font-size-complex="8pt"/>
    </style:style>
    <style:style style:name="ce65" style:family="table-cell" style:parent-style-name="Default" style:data-style-name="N121">
      <style:table-cell-properties fo:background-color="#ffc0cb" style:text-align-source="fix" style:repeat-content="false" fo:border="0.06pt solid #000000"/>
      <style:paragraph-properties fo:text-align="center" fo:margin-left="0pt"/>
    </style:style>
    <style:style style:name="ce153" style:family="table-cell" style:parent-style-name="Default" style:data-style-name="N1">
      <style:table-cell-properties fo:background-color="#ffc0cb" style:text-align-source="fix" style:repeat-content="false" fo:border="0.06pt solid #000000"/>
      <style:paragraph-properties fo:text-align="center" fo:margin-left="0pt"/>
      <style:text-properties fo:font-size="8pt" style:font-size-asian="8pt" style:font-size-complex="8pt"/>
    </style:style>
    <style:style style:name="ce67" style:family="table-cell" style:parent-style-name="Default" style:data-style-name="N121">
      <style:table-cell-properties fo:background-color="#ff8c00" style:text-align-source="fix" style:repeat-content="false" fo:border="0.06pt solid #000000" style:vertical-align="middle"/>
      <style:paragraph-properties fo:text-align="center" fo:margin-left="0pt"/>
    </style:style>
    <style:style style:name="ce68" style:family="table-cell" style:parent-style-name="Default" style:data-style-name="N1">
      <style:table-cell-properties fo:background-color="#ff8c00" style:text-align-source="fix" style:repeat-content="false" fo:border="0.06pt solid #000000"/>
      <style:paragraph-properties fo:text-align="center" fo:margin-left="0pt"/>
    </style:style>
    <style:style style:name="ce156" style:family="table-cell" style:parent-style-name="Default" style:data-style-name="N121">
      <style:table-cell-properties fo:background-color="#ff8c00" style:text-align-source="fix" style:repeat-content="false" fo:border="0.06pt solid #000000"/>
      <style:paragraph-properties fo:text-align="center" fo:margin-left="0pt"/>
      <style:text-properties fo:font-size="8pt" style:font-size-asian="8pt" style:font-size-complex="8pt"/>
    </style:style>
    <style:style style:name="ce157" style:family="table-cell" style:parent-style-name="Default" style:data-style-name="N121">
      <style:table-cell-properties fo:background-color="#ff8c00" style:text-align-source="fix" style:repeat-content="false" fo:border="0.06pt solid #000000"/>
      <style:paragraph-properties fo:text-align="center" fo:margin-left="0pt"/>
    </style:style>
    <style:style style:name="ce71" style:family="table-cell" style:parent-style-name="Default" style:data-style-name="N121">
      <style:table-cell-properties fo:background-color="#9400d3" style:text-align-source="fix" style:repeat-content="false" fo:border="0.06pt solid #000000" style:vertical-align="middle"/>
      <style:paragraph-properties fo:text-align="center" fo:margin-left="0pt"/>
    </style:style>
    <style:style style:name="ce72" style:family="table-cell" style:parent-style-name="Default" style:data-style-name="N1">
      <style:table-cell-properties fo:background-color="#9400d3" style:text-align-source="fix" style:repeat-content="false" fo:border="0.06pt solid #000000"/>
      <style:paragraph-properties fo:text-align="center" fo:margin-left="0pt"/>
    </style:style>
    <style:style style:name="ce160" style:family="table-cell" style:parent-style-name="Default" style:data-style-name="N121">
      <style:table-cell-properties fo:background-color="#9400d3" style:text-align-source="fix" style:repeat-content="false" fo:border="0.06pt solid #000000"/>
      <style:paragraph-properties fo:text-align="center" fo:margin-left="0pt"/>
      <style:text-properties fo:font-size="8pt" style:font-size-asian="8pt" style:font-size-complex="8pt"/>
    </style:style>
    <style:style style:name="ce161" style:family="table-cell" style:parent-style-name="Default" style:data-style-name="N121">
      <style:table-cell-properties fo:background-color="#9400d3" style:text-align-source="fix" style:repeat-content="false" fo:border="0.06pt solid #000000"/>
      <style:paragraph-properties fo:text-align="center" fo:margin-left="0pt"/>
    </style:style>
    <style:style style:name="ce111" style:family="table-cell" style:parent-style-name="Default" style:data-style-name="N121">
      <style:table-cell-properties fo:background-color="#a9a9a9" style:text-align-source="fix" style:repeat-content="false" fo:border="0.06pt solid #000000" style:vertical-align="middle"/>
      <style:paragraph-properties fo:text-align="center" fo:margin-left="0pt"/>
    </style:style>
    <style:style style:name="ce112" style:family="table-cell" style:parent-style-name="Default" style:data-style-name="N1">
      <style:table-cell-properties fo:background-color="#a9a9a9" style:text-align-source="fix" style:repeat-content="false" fo:border="0.06pt solid #000000"/>
      <style:paragraph-properties fo:text-align="center" fo:margin-left="0pt"/>
    </style:style>
    <style:style style:name="ce164" style:family="table-cell" style:parent-style-name="Default" style:data-style-name="N121">
      <style:table-cell-properties fo:background-color="#a9a9a9" style:text-align-source="fix" style:repeat-content="false" fo:border="0.06pt solid #000000"/>
      <style:paragraph-properties fo:text-align="center" fo:margin-left="0pt"/>
      <style:text-properties fo:font-size="8pt" style:font-size-asian="8pt" style:font-size-complex="8pt"/>
    </style:style>
    <style:style style:name="ce165" style:family="table-cell" style:parent-style-name="Default" style:data-style-name="N121">
      <style:table-cell-properties fo:background-color="#a9a9a9" style:text-align-source="fix" style:repeat-content="false" fo:border="0.06pt solid #000000"/>
      <style:paragraph-properties fo:text-align="center" fo:margin-left="0pt"/>
    </style:style>
    <style:style style:name="ce115" style:family="table-cell" style:parent-style-name="Default" style:data-style-name="N121">
      <style:table-cell-properties fo:background-color="#00ff00" style:text-align-source="fix" style:repeat-content="false" fo:border="0.06pt solid #000000" style:vertical-align="middle"/>
      <style:paragraph-properties fo:text-align="center" fo:margin-left="0pt"/>
    </style:style>
    <style:style style:name="ce116" style:family="table-cell" style:parent-style-name="Default" style:data-style-name="N1">
      <style:table-cell-properties fo:background-color="#00ff00" style:text-align-source="fix" style:repeat-content="false" fo:border="0.06pt solid #000000"/>
      <style:paragraph-properties fo:text-align="center" fo:margin-left="0pt"/>
    </style:style>
    <style:style style:name="ce168" style:family="table-cell" style:parent-style-name="Default" style:data-style-name="N121">
      <style:table-cell-properties fo:background-color="#00ff00" style:text-align-source="fix" style:repeat-content="false" fo:border="0.06pt solid #000000"/>
      <style:paragraph-properties fo:text-align="center" fo:margin-left="0pt"/>
      <style:text-properties fo:font-size="8pt" style:font-size-asian="8pt" style:font-size-complex="8pt"/>
    </style:style>
    <style:style style:name="ce169" style:family="table-cell" style:parent-style-name="Default" style:data-style-name="N121">
      <style:table-cell-properties fo:background-color="#00ff00" style:text-align-source="fix" style:repeat-content="false" fo:border="0.06pt solid #000000"/>
      <style:paragraph-properties fo:text-align="center" fo:margin-left="0pt"/>
    </style:style>
    <style:style style:name="ce119" style:family="table-cell" style:parent-style-name="Default" style:data-style-name="N121">
      <style:table-cell-properties fo:background-color="#ffe4b5" style:text-align-source="fix" style:repeat-content="false" fo:border="0.06pt solid #000000" style:vertical-align="middle"/>
      <style:paragraph-properties fo:text-align="center" fo:margin-left="0pt"/>
    </style:style>
    <style:style style:name="ce120" style:family="table-cell" style:parent-style-name="Default" style:data-style-name="N1">
      <style:table-cell-properties fo:background-color="#ffe4b5" style:text-align-source="fix" style:repeat-content="false" fo:border="0.06pt solid #000000"/>
      <style:paragraph-properties fo:text-align="center" fo:margin-left="0pt"/>
    </style:style>
    <style:style style:name="ce172" style:family="table-cell" style:parent-style-name="Default" style:data-style-name="N121">
      <style:table-cell-properties fo:background-color="#ffe4b5" style:text-align-source="fix" style:repeat-content="false" fo:border="0.06pt solid #000000"/>
      <style:paragraph-properties fo:text-align="center" fo:margin-left="0pt"/>
      <style:text-properties fo:font-size="8pt" style:font-size-asian="8pt" style:font-size-complex="8pt"/>
    </style:style>
    <style:style style:name="ce173" style:family="table-cell" style:parent-style-name="Default" style:data-style-name="N121">
      <style:table-cell-properties fo:background-color="#ffe4b5" style:text-align-source="fix" style:repeat-content="false" fo:border="0.06pt solid #000000"/>
      <style:paragraph-properties fo:text-align="center" fo:margin-left="0pt"/>
    </style:style>
    <style:style style:name="ce123" style:family="table-cell" style:parent-style-name="Default" style:data-style-name="N121">
      <style:table-cell-properties fo:background-color="#7fffd4" style:text-align-source="fix" style:repeat-content="false" fo:border="0.06pt solid #000000" style:vertical-align="middle"/>
      <style:paragraph-properties fo:text-align="center" fo:margin-left="0pt"/>
    </style:style>
    <style:style style:name="ce124" style:family="table-cell" style:parent-style-name="Default" style:data-style-name="N1">
      <style:table-cell-properties fo:background-color="#7fffd4" style:text-align-source="fix" style:repeat-content="false" fo:border="0.06pt solid #000000"/>
      <style:paragraph-properties fo:text-align="center" fo:margin-left="0pt"/>
    </style:style>
    <style:style style:name="ce176" style:family="table-cell" style:parent-style-name="Default" style:data-style-name="N121">
      <style:table-cell-properties fo:background-color="#7fffd4" style:text-align-source="fix" style:repeat-content="false" fo:border="0.06pt solid #000000"/>
      <style:paragraph-properties fo:text-align="center" fo:margin-left="0pt"/>
      <style:text-properties fo:font-size="8pt" style:font-size-asian="8pt" style:font-size-complex="8pt"/>
    </style:style>
    <style:style style:name="ce177" style:family="table-cell" style:parent-style-name="Default" style:data-style-name="N121">
      <style:table-cell-properties fo:background-color="#7fffd4" style:text-align-source="fix" style:repeat-content="false" fo:border="0.06pt solid #000000"/>
      <style:paragraph-properties fo:text-align="center" fo:margin-left="0pt"/>
    </style:style>
    <style:style style:name="ce127" style:family="table-cell" style:parent-style-name="Default" style:data-style-name="N121">
      <style:table-cell-properties fo:background-color="#808080" style:text-align-source="fix" style:repeat-content="false" fo:border="0.06pt solid #000000" style:vertical-align="middle"/>
      <style:paragraph-properties fo:text-align="center" fo:margin-left="0pt"/>
    </style:style>
    <style:style style:name="ce128" style:family="table-cell" style:parent-style-name="Default" style:data-style-name="N1">
      <style:table-cell-properties fo:background-color="#808080" style:text-align-source="fix" style:repeat-content="false" fo:border="0.06pt solid #000000"/>
      <style:paragraph-properties fo:text-align="center" fo:margin-left="0pt"/>
    </style:style>
    <style:style style:name="ce180" style:family="table-cell" style:parent-style-name="Default" style:data-style-name="N121">
      <style:table-cell-properties fo:background-color="#808080" style:text-align-source="fix" style:repeat-content="false" fo:border="0.06pt solid #000000"/>
      <style:paragraph-properties fo:text-align="center" fo:margin-left="0pt"/>
      <style:text-properties fo:font-size="8pt" style:font-size-asian="8pt" style:font-size-complex="8pt"/>
    </style:style>
    <style:style style:name="ce181" style:family="table-cell" style:parent-style-name="Default" style:data-style-name="N121">
      <style:table-cell-properties fo:background-color="#808080" style:text-align-source="fix" style:repeat-content="false" fo:border="0.06pt solid #000000"/>
      <style:paragraph-properties fo:text-align="center" fo:margin-left="0pt"/>
    </style:style>
    <style:style style:name="ce182" style:family="table-cell" style:parent-style-name="Default" style:data-style-name="N121">
      <style:table-cell-properties fo:background-color="#f08080" style:text-align-source="fix" style:repeat-content="false" fo:border="0.06pt solid #000000" style:vertical-align="middle"/>
      <style:paragraph-properties fo:text-align="center" fo:margin-left="0pt"/>
    </style:style>
    <style:style style:name="ce183" style:family="table-cell" style:parent-style-name="Default" style:data-style-name="N1">
      <style:table-cell-properties fo:background-color="#f08080" style:text-align-source="fix" style:repeat-content="false" fo:border="0.06pt solid #000000"/>
      <style:paragraph-properties fo:text-align="center" fo:margin-left="0pt"/>
    </style:style>
    <style:style style:name="ce184" style:family="table-cell" style:parent-style-name="Default" style:data-style-name="N121">
      <style:table-cell-properties fo:background-color="#f08080" style:text-align-source="fix" style:repeat-content="false" fo:border="0.06pt solid #000000"/>
      <style:paragraph-properties fo:text-align="center" fo:margin-left="0pt"/>
      <style:text-properties fo:font-size="8pt" style:font-size-asian="8pt" style:font-size-complex="8pt"/>
    </style:style>
    <style:style style:name="ce185" style:family="table-cell" style:parent-style-name="Default" style:data-style-name="N121">
      <style:table-cell-properties fo:background-color="#f08080" style:text-align-source="fix" style:repeat-content="false" fo:border="0.06pt solid #000000"/>
      <style:paragraph-properties fo:text-align="center" fo:margin-left="0pt"/>
    </style:style>
    <style:style style:name="ce186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earchSpaceResult_2Ch_(61)_S109_RemoveBaseLineOff_OrthogonalOff_SamplesIn4Out8_Avg_E30_20191031" table:style-name="ta1">
        <table:table-column table:style-name="co8" table:default-cell-style-name="ce11"/>
        <table:table-column table:style-name="co9" table:default-cell-style-name="ce11"/>
        <table:table-column table:style-name="co10" table:number-columns-repeated="6" table:default-cell-style-name="ce11"/>
        <table:table-column table:style-name="co13" table:default-cell-style-name="ce45"/>
        <table:table-column table:style-name="co11" table:default-cell-style-name="ce11"/>
        <table:table-column table:style-name="co12" table:default-cell-style-name="ce11"/>
        <table:table-column table:style-name="co11" table:default-cell-style-name="ce28"/>
        <table:table-column table:style-name="co12" table:default-cell-style-name="ce11"/>
        <table:table-column table:style-name="co11" table:default-cell-style-name="ce11"/>
        <table:table-column table:style-name="co20" table:default-cell-style-name="ce28"/>
        <table:table-column table:style-name="co21" table:default-cell-style-name="ce11"/>
        <table:table-column table:style-name="co22" table:default-cell-style-name="ce11"/>
        <table:table-column table:style-name="co11" table:default-cell-style-name="ce11"/>
        <table:table-column table:style-name="co20" table:default-cell-style-name="ce11"/>
        <table:table-column table:style-name="co11" table:default-cell-style-name="ce11"/>
        <table:table-column table:style-name="co20" table:default-cell-style-name="ce11"/>
        <table:table-column table:style-name="co12" table:default-cell-style-name="ce11"/>
        <table:table-column table:style-name="co20" table:default-cell-style-name="ce11"/>
        <table:table-column table:style-name="co12" table:default-cell-style-name="ce11"/>
        <table:table-column table:style-name="co20" table:default-cell-style-name="ce11"/>
        <table:table-column table:style-name="co11" table:default-cell-style-name="ce11"/>
        <table:table-column table:style-name="co20" table:default-cell-style-name="ce11"/>
        <table:table-column table:style-name="co11" table:default-cell-style-name="ce11"/>
        <table:table-column table:style-name="co20" table:default-cell-style-name="ce11"/>
        <table:table-column table:style-name="co11" table:default-cell-style-name="ce11"/>
        <table:table-column table:style-name="co23" table:default-cell-style-name="ce11"/>
        <table:table-column table:style-name="co13" table:number-columns-repeated="993" table:default-cell-style-name="ce11"/>
        <table:table-row table:style-name="ro1">
          <table:table-cell table:style-name="ce70" table:number-columns-spanned="2" table:number-rows-spanned="2"/>
          <table:covered-table-cell table:style-name="ce74"/>
          <table:table-cell table:style-name="ce70" office:value-type="string" calcext:value-type="string" table:number-columns-spanned="3" table:number-rows-spanned="1">
            <text:p>Train</text:p>
          </table:table-cell>
          <table:covered-table-cell table:style-name="ce74"/>
          <table:covered-table-cell table:style-name="ce70" office:value-type="string" calcext:value-type="string">
            <text:p>Valid,</text:p>
          </table:covered-table-cell>
          <table:table-cell table:style-name="ce70" office:value-type="string" calcext:value-type="string" table:number-columns-spanned="3" table:number-rows-spanned="1">
            <text:p>Test</text:p>
          </table:table-cell>
          <table:covered-table-cell table:style-name="ce70"/>
          <table:covered-table-cell table:style-name="ce74"/>
          <table:table-cell table:style-name="ce42"/>
          <table:table-cell table:style-name="ce30" office:value-type="string" calcext:value-type="string" table:number-columns-spanned="2" table:number-rows-spanned="1">
            <text:p>Try 1</text:p>
          </table:table-cell>
          <table:covered-table-cell table:style-name="ce122"/>
          <table:table-cell table:style-name="ce56" office:value-type="string" calcext:value-type="string" table:number-columns-spanned="2" table:number-rows-spanned="1">
            <text:p>Try 2</text:p>
          </table:table-cell>
          <table:covered-table-cell table:style-name="ce147"/>
          <table:table-cell table:style-name="ce37" office:value-type="string" calcext:value-type="string" table:number-columns-spanned="2" table:number-rows-spanned="1">
            <text:p>Try 3</text:p>
          </table:table-cell>
          <table:covered-table-cell table:style-name="ce150"/>
          <table:table-cell table:style-name="ce67" office:value-type="string" calcext:value-type="string" table:number-columns-spanned="2" table:number-rows-spanned="1">
            <text:p>Try 4</text:p>
          </table:table-cell>
          <table:covered-table-cell table:style-name="ce157"/>
          <table:table-cell table:style-name="ce71" office:value-type="string" calcext:value-type="string" table:number-columns-spanned="2" table:number-rows-spanned="1">
            <text:p>Try 5</text:p>
          </table:table-cell>
          <table:covered-table-cell table:style-name="ce161"/>
          <table:table-cell table:style-name="ce111" office:value-type="string" calcext:value-type="string" table:number-columns-spanned="2" table:number-rows-spanned="1">
            <text:p>Try 6</text:p>
          </table:table-cell>
          <table:covered-table-cell table:style-name="ce165"/>
          <table:table-cell table:style-name="ce115" office:value-type="string" calcext:value-type="string" table:number-columns-spanned="2" table:number-rows-spanned="1">
            <text:p>Try 7</text:p>
          </table:table-cell>
          <table:covered-table-cell table:style-name="ce169"/>
          <table:table-cell table:style-name="ce119" office:value-type="string" calcext:value-type="string" table:number-columns-spanned="2" table:number-rows-spanned="1">
            <text:p>Try 8</text:p>
          </table:table-cell>
          <table:covered-table-cell table:style-name="ce173"/>
          <table:table-cell table:style-name="ce123" office:value-type="string" calcext:value-type="string" table:number-columns-spanned="2" table:number-rows-spanned="1">
            <text:p>Try 9</text:p>
          </table:table-cell>
          <table:covered-table-cell table:style-name="ce177"/>
          <table:table-cell table:style-name="ce127" office:value-type="string" calcext:value-type="string" table:number-columns-spanned="2" table:number-rows-spanned="1">
            <text:p>Try 10</text:p>
          </table:table-cell>
          <table:covered-table-cell table:style-name="ce181"/>
          <table:table-cell table:style-name="ce182" office:value-type="string" calcext:value-type="string" table:number-columns-spanned="2" table:number-rows-spanned="1">
            <text:p>Try 11</text:p>
          </table:table-cell>
          <table:covered-table-cell table:style-name="ce185"/>
          <table:table-cell table:number-columns-repeated="993"/>
        </table:table-row>
        <table:table-row table:style-name="ro1">
          <table:covered-table-cell table:number-columns-repeated="2" table:style-name="ce74"/>
          <table:table-cell table:style-name="ce2" office:value-type="string" calcext:value-type="string">
            <text:p>Loss</text:p>
          </table:table-cell>
          <table:table-cell table:style-name="ce2" office:value-type="string" calcext:value-type="string">
            <text:p><text:s/>Acc. (avg)</text:p>
          </table:table-cell>
          <table:table-cell table:style-name="ce2" office:value-type="string" calcext:value-type="string">
            <text:p><text:s/>Acc. (std)</text:p>
          </table:table-cell>
          <table:table-cell table:style-name="ce2" office:value-type="string" calcext:value-type="string">
            <text:p>Loss</text:p>
          </table:table-cell>
          <table:table-cell table:style-name="ce2" office:value-type="string" calcext:value-type="string">
            <text:p><text:s/>Acc. (avg)</text:p>
          </table:table-cell>
          <table:table-cell table:style-name="ce2" office:value-type="string" calcext:value-type="string">
            <text:p><text:s/>Acc. (std)</text:p>
          </table:table-cell>
          <table:table-cell table:style-name="ce42"/>
          <table:table-cell table:style-name="ce48" office:value-type="string" calcext:value-type="string">
            <text:p>Train</text:p>
          </table:table-cell>
          <table:table-cell table:style-name="ce122" office:value-type="string" calcext:value-type="string">
            <text:p>Test</text:p>
          </table:table-cell>
          <table:table-cell table:style-name="ce34" office:value-type="string" calcext:value-type="string">
            <text:p>Train</text:p>
          </table:table-cell>
          <table:table-cell table:style-name="ce147" office:value-type="string" calcext:value-type="string">
            <text:p>Test</text:p>
          </table:table-cell>
          <table:table-cell table:style-name="ce150" office:value-type="string" calcext:value-type="string">
            <text:p>Train</text:p>
          </table:table-cell>
          <table:table-cell table:style-name="ce150" office:value-type="string" calcext:value-type="string">
            <text:p>Test</text:p>
          </table:table-cell>
          <table:table-cell table:style-name="ce68" office:value-type="string" calcext:value-type="string">
            <text:p>Train</text:p>
          </table:table-cell>
          <table:table-cell table:style-name="ce68" office:value-type="string" calcext:value-type="string">
            <text:p>Test</text:p>
          </table:table-cell>
          <table:table-cell table:style-name="ce72" office:value-type="string" calcext:value-type="string">
            <text:p>Train</text:p>
          </table:table-cell>
          <table:table-cell table:style-name="ce72" office:value-type="string" calcext:value-type="string">
            <text:p>Test</text:p>
          </table:table-cell>
          <table:table-cell table:style-name="ce112" office:value-type="string" calcext:value-type="string">
            <text:p>Train</text:p>
          </table:table-cell>
          <table:table-cell table:style-name="ce112" office:value-type="string" calcext:value-type="string">
            <text:p>Test</text:p>
          </table:table-cell>
          <table:table-cell table:style-name="ce116" office:value-type="string" calcext:value-type="string">
            <text:p>Train</text:p>
          </table:table-cell>
          <table:table-cell table:style-name="ce116" office:value-type="string" calcext:value-type="string">
            <text:p>Test</text:p>
          </table:table-cell>
          <table:table-cell table:style-name="ce120" office:value-type="string" calcext:value-type="string">
            <text:p>Train</text:p>
          </table:table-cell>
          <table:table-cell table:style-name="ce120" office:value-type="string" calcext:value-type="string">
            <text:p>Test</text:p>
          </table:table-cell>
          <table:table-cell table:style-name="ce124" office:value-type="string" calcext:value-type="string">
            <text:p>Train</text:p>
          </table:table-cell>
          <table:table-cell table:style-name="ce124" office:value-type="string" calcext:value-type="string">
            <text:p>Test</text:p>
          </table:table-cell>
          <table:table-cell table:style-name="ce128" office:value-type="string" calcext:value-type="string">
            <text:p>Train</text:p>
          </table:table-cell>
          <table:table-cell table:style-name="ce128" office:value-type="string" calcext:value-type="string">
            <text:p>Test</text:p>
          </table:table-cell>
          <table:table-cell table:style-name="ce183" office:value-type="string" calcext:value-type="string">
            <text:p>Train</text:p>
          </table:table-cell>
          <table:table-cell table:style-name="ce183" office:value-type="string" calcext:value-type="string">
            <text:p>Test</text:p>
          </table:table-cell>
          <table:table-cell table:number-columns-repeated="993"/>
        </table:table-row>
        <table:table-row table:style-name="ro1">
          <table:table-cell table:style-name="ce70" office:value-type="string" calcext:value-type="string" table:number-columns-spanned="1" table:number-rows-spanned="20">
            <text:p>AVG.</text:p>
          </table:table-cell>
          <table:table-cell table:style-name="ce2" office:value-type="string" calcext:value-type="string">
            <text:p>Fp1</text:p>
          </table:table-cell>
          <table:table-cell table:style-name="ce2" table:formula="of:=([.C28]+[.C49]+[.C70]+[.C91]+[.C112]+[.C133]+[.C154]+[.C175]+[.C196]+[.C217]+[.C238])/11" office:value-type="float" office:value="0.0832399104185186" calcext:value-type="float">
            <text:p>0.0832</text:p>
          </table:table-cell>
          <table:table-cell table:style-name="ce2" table:formula="of:=([.D28]+[.D49]+[.D70]+[.D91]+[.D112]+[.D133]+[.D154]+[.D175]+[.D196]+[.D217]+[.D238])/11" office:value-type="float" office:value="0.975445283556569" calcext:value-type="float">
            <text:p>0.9754</text:p>
          </table:table-cell>
          <table:table-cell table:style-name="ce2" table:formula="of:=STDEV([.D28];[.D49];[.D70];[.D91];[.D112];[.D133];[.D154];[.D175];[.D196];[.D217];[.D238])" office:value-type="float" office:value="0.0182448105390786" calcext:value-type="float">
            <text:p>0.0182</text:p>
          </table:table-cell>
          <table:table-cell table:style-name="ce2" table:formula="of:=([.G28]+[.G49]+[.G70]+[.G91]+[.G112]+[.G133]+[.G154]+[.G175]+[.G196]+[.G217]+[.G238])/11" office:value-type="float" office:value="0.105851669793066" calcext:value-type="float">
            <text:p>0.1059</text:p>
          </table:table-cell>
          <table:table-cell table:style-name="ce2" table:formula="of:=([.H28]+[.H49]+[.H70]+[.H91]+[.H112]+[.H133]+[.H154]+[.H175]+[.H196]+[.H217]+[.H238])/11" office:value-type="float" office:value="0.967124093176151" calcext:value-type="float">
            <text:p>0.9671</text:p>
          </table:table-cell>
          <table:table-cell table:style-name="ce2" table:formula="of:=STDEV([.H28];[.H49];[.H70];[.H91];[.H112];[.H133];[.H154];[.H175];[.H196];[.H217])" office:value-type="float" office:value="0.019877339955611" calcext:value-type="float">
            <text:p>0.0199</text:p>
          </table:table-cell>
          <table:table-cell table:style-name="ce42"/>
          <table:table-cell table:style-name="ce136" table:formula="of:=[.J31]" office:value-type="string" office:string-value="O2" calcext:value-type="string">
            <text:p>O2</text:p>
          </table:table-cell>
          <table:table-cell table:style-name="ce141" table:formula="of:=[.L31]" office:value-type="string" office:string-value="O2" calcext:value-type="string">
            <text:p>O2</text:p>
          </table:table-cell>
          <table:table-cell table:style-name="ce145" table:formula="of:=[.J52]" office:value-type="string" office:string-value="Fz" calcext:value-type="string">
            <text:p>Fz</text:p>
          </table:table-cell>
          <table:table-cell table:style-name="ce148" table:formula="of:=[.L52]" office:value-type="string" office:string-value="F4" calcext:value-type="string">
            <text:p>F4</text:p>
          </table:table-cell>
          <table:table-cell table:style-name="ce151" table:formula="of:=[.J73]" office:value-type="string" office:string-value="F4" calcext:value-type="string">
            <text:p>F4</text:p>
          </table:table-cell>
          <table:table-cell table:style-name="ce153" table:formula="of:=[.L73]" office:value-type="string" office:string-value="F4" calcext:value-type="string">
            <text:p>F4</text:p>
          </table:table-cell>
          <table:table-cell table:style-name="ce156" table:formula="of:=[.J94]" office:value-type="string" office:string-value="T8" calcext:value-type="string">
            <text:p>T8</text:p>
          </table:table-cell>
          <table:table-cell table:style-name="ce156" table:formula="of:=[.L94]" office:value-type="string" office:string-value="T8" calcext:value-type="string">
            <text:p>T8</text:p>
          </table:table-cell>
          <table:table-cell table:style-name="ce160" table:formula="of:=[.J115]" office:value-type="string" office:string-value="Fp1" calcext:value-type="string">
            <text:p>Fp1</text:p>
          </table:table-cell>
          <table:table-cell table:style-name="ce160" table:formula="of:=[.L115]" office:value-type="string" office:string-value="Fp1" calcext:value-type="string">
            <text:p>Fp1</text:p>
          </table:table-cell>
          <table:table-cell table:style-name="ce164" table:formula="of:=[.J136]" office:value-type="string" office:string-value="F4" calcext:value-type="string">
            <text:p>F4</text:p>
          </table:table-cell>
          <table:table-cell table:style-name="ce164" table:formula="of:=[.L136]" office:value-type="string" office:string-value="F4" calcext:value-type="string">
            <text:p>F4</text:p>
          </table:table-cell>
          <table:table-cell table:style-name="ce168" table:formula="of:=[.J157]" office:value-type="string" office:string-value="P4" calcext:value-type="string">
            <text:p>P4</text:p>
          </table:table-cell>
          <table:table-cell table:style-name="ce168" table:formula="of:=[.L157]" office:value-type="string" office:string-value="P4" calcext:value-type="string">
            <text:p>P4</text:p>
          </table:table-cell>
          <table:table-cell table:style-name="ce172" table:formula="of:=[.J178]" office:value-type="string" office:string-value="T7" calcext:value-type="string">
            <text:p>T7</text:p>
          </table:table-cell>
          <table:table-cell table:style-name="ce172" table:formula="of:=[.L178]" office:value-type="string" office:string-value="T7" calcext:value-type="string">
            <text:p>T7</text:p>
          </table:table-cell>
          <table:table-cell table:style-name="ce176" table:formula="of:=[.J199]" office:value-type="string" office:string-value="T7" calcext:value-type="string">
            <text:p>T7</text:p>
          </table:table-cell>
          <table:table-cell table:style-name="ce176" table:formula="of:=[.L199]" office:value-type="string" office:string-value="T7" calcext:value-type="string">
            <text:p>T7</text:p>
          </table:table-cell>
          <table:table-cell table:style-name="ce180" table:formula="of:=[.J220]" office:value-type="string" office:string-value="T8" calcext:value-type="string">
            <text:p>T8</text:p>
          </table:table-cell>
          <table:table-cell table:style-name="ce180" table:formula="of:=[.L220]" office:value-type="string" office:string-value="F3" calcext:value-type="string">
            <text:p>F3</text:p>
          </table:table-cell>
          <table:table-cell table:style-name="ce184" table:formula="of:=[.J241]" office:value-type="string" office:string-value="O1" calcext:value-type="string">
            <text:p>O1</text:p>
          </table:table-cell>
          <table:table-cell table:style-name="ce184" table:formula="of:=[.L241]" office:value-type="string" office:string-value="O1" calcext:value-type="string">
            <text:p>O1</text:p>
          </table:table-cell>
          <table:table-cell table:number-columns-repeated="993"/>
        </table:table-row>
        <table:table-row table:style-name="ro1">
          <table:covered-table-cell table:style-name="ce74"/>
          <table:table-cell table:style-name="ce2" office:value-type="string" calcext:value-type="string">
            <text:p>Fp2</text:p>
          </table:table-cell>
          <table:table-cell table:style-name="ce2" table:formula="of:=([.C29]+[.C50]+[.C71]+[.C92]+[.C113]+[.C134]+[.C155]+[.C176]+[.C197]+[.C218]+[.C239])/11" office:value-type="float" office:value="0.108683348583107" calcext:value-type="float">
            <text:p>0.1087</text:p>
          </table:table-cell>
          <table:table-cell table:style-name="ce2" table:formula="of:=([.D29]+[.D50]+[.D71]+[.D92]+[.D113]+[.D134]+[.D155]+[.D176]+[.D197]+[.D218]+[.D239])/11" office:value-type="float" office:value="0.965913543744656" calcext:value-type="float">
            <text:p>0.9659</text:p>
          </table:table-cell>
          <table:table-cell table:style-name="ce2" table:formula="of:=STDEV([.D29];[.D50];[.D71];[.D92];[.D113];[.D134];[.D155];[.D176];[.D197];[.D218];[.D239])" office:value-type="float" office:value="0.0213008357199793" calcext:value-type="float">
            <text:p>0.0213</text:p>
          </table:table-cell>
          <table:table-cell table:style-name="ce2" table:formula="of:=([.G29]+[.G50]+[.G71]+[.G92]+[.G113]+[.G134]+[.G155]+[.G176]+[.G197]+[.G218]+[.G239])/11" office:value-type="float" office:value="0.135656847532166" calcext:value-type="float">
            <text:p>0.1357</text:p>
          </table:table-cell>
          <table:table-cell table:style-name="ce2" table:formula="of:=([.H29]+[.H50]+[.H71]+[.H92]+[.H113]+[.H134]+[.H155]+[.H176]+[.H197]+[.H218]+[.H239])/11" office:value-type="float" office:value="0.955987162774881" calcext:value-type="float">
            <text:p>0.9560</text:p>
          </table:table-cell>
          <table:table-cell table:style-name="ce2" table:formula="of:=STDEV([.H29];[.H50];[.H71];[.H92];[.H113];[.H134];[.H155];[.H176];[.H197];[.H218])" office:value-type="float" office:value="0.0186935630608793" calcext:value-type="float">
            <text:p>0.0187</text:p>
          </table:table-cell>
          <table:table-cell table:style-name="ce42"/>
          <table:table-cell table:style-name="ce136" table:formula="of:=[.J32]" office:value-type="string" office:string-value="Fp1" calcext:value-type="string">
            <text:p>Fp1</text:p>
          </table:table-cell>
          <table:table-cell table:style-name="ce141" table:formula="of:=[.L32]" office:value-type="string" office:string-value="Fp1" calcext:value-type="string">
            <text:p>Fp1</text:p>
          </table:table-cell>
          <table:table-cell table:style-name="ce145" table:formula="of:=[.J53]" office:value-type="string" office:string-value="F4" calcext:value-type="string">
            <text:p>F4</text:p>
          </table:table-cell>
          <table:table-cell table:style-name="ce148" table:formula="of:=[.L53]" office:value-type="string" office:string-value="Fz" calcext:value-type="string">
            <text:p>Fz</text:p>
          </table:table-cell>
          <table:table-cell table:style-name="ce151" table:formula="of:=[.J74]" office:value-type="string" office:string-value="F8" calcext:value-type="string">
            <text:p>F8</text:p>
          </table:table-cell>
          <table:table-cell table:style-name="ce153" table:formula="of:=[.L74]" office:value-type="string" office:string-value="F8" calcext:value-type="string">
            <text:p>F8</text:p>
          </table:table-cell>
          <table:table-cell table:style-name="ce156" table:formula="of:=[.J95]" office:value-type="string" office:string-value="Cz" calcext:value-type="string">
            <text:p>Cz</text:p>
          </table:table-cell>
          <table:table-cell table:style-name="ce156" table:formula="of:=[.L95]" office:value-type="string" office:string-value="Cz" calcext:value-type="string">
            <text:p>Cz</text:p>
          </table:table-cell>
          <table:table-cell table:style-name="ce160" table:formula="of:=[.J116]" office:value-type="string" office:string-value="T7" calcext:value-type="string">
            <text:p>T7</text:p>
          </table:table-cell>
          <table:table-cell table:style-name="ce160" table:formula="of:=[.L116]" office:value-type="string" office:string-value="T8" calcext:value-type="string">
            <text:p>T8</text:p>
          </table:table-cell>
          <table:table-cell table:style-name="ce164" table:formula="of:=[.J137]" office:value-type="string" office:string-value="C4" calcext:value-type="string">
            <text:p>C4</text:p>
          </table:table-cell>
          <table:table-cell table:style-name="ce164" table:formula="of:=[.L137]" office:value-type="string" office:string-value="P3" calcext:value-type="string">
            <text:p>P3</text:p>
          </table:table-cell>
          <table:table-cell table:style-name="ce168" table:formula="of:=[.J158]" office:value-type="string" office:string-value="C3" calcext:value-type="string">
            <text:p>C3</text:p>
          </table:table-cell>
          <table:table-cell table:style-name="ce168" table:formula="of:=[.L158]" office:value-type="string" office:string-value="Fp1" calcext:value-type="string">
            <text:p>Fp1</text:p>
          </table:table-cell>
          <table:table-cell table:style-name="ce172" table:formula="of:=[.J179]" office:value-type="string" office:string-value="F4" calcext:value-type="string">
            <text:p>F4</text:p>
          </table:table-cell>
          <table:table-cell table:style-name="ce172" table:formula="of:=[.L179]" office:value-type="string" office:string-value="P8" calcext:value-type="string">
            <text:p>P8</text:p>
          </table:table-cell>
          <table:table-cell table:style-name="ce176" table:formula="of:=[.J200]" office:value-type="string" office:string-value="C4" calcext:value-type="string">
            <text:p>C4</text:p>
          </table:table-cell>
          <table:table-cell table:style-name="ce176" table:formula="of:=[.L200]" office:value-type="string" office:string-value="C4" calcext:value-type="string">
            <text:p>C4</text:p>
          </table:table-cell>
          <table:table-cell table:style-name="ce180" table:formula="of:=[.J221]" office:value-type="string" office:string-value="F3" calcext:value-type="string">
            <text:p>F3</text:p>
          </table:table-cell>
          <table:table-cell table:style-name="ce180" table:formula="of:=[.L221]" office:value-type="string" office:string-value="T8" calcext:value-type="string">
            <text:p>T8</text:p>
          </table:table-cell>
          <table:table-cell table:style-name="ce184" table:formula="of:=[.J242]" office:value-type="string" office:string-value="Fp1" calcext:value-type="string">
            <text:p>Fp1</text:p>
          </table:table-cell>
          <table:table-cell table:style-name="ce184" table:formula="of:=[.L242]" office:value-type="string" office:string-value="T7" calcext:value-type="string">
            <text:p>T7</text:p>
          </table:table-cell>
          <table:table-cell table:number-columns-repeated="993"/>
        </table:table-row>
        <table:table-row table:style-name="ro1">
          <table:covered-table-cell table:style-name="ce74"/>
          <table:table-cell table:style-name="ce2" office:value-type="string" calcext:value-type="string">
            <text:p>F7</text:p>
          </table:table-cell>
          <table:table-cell table:style-name="ce2" table:formula="of:=([.C30]+[.C51]+[.C72]+[.C93]+[.C114]+[.C135]+[.C156]+[.C177]+[.C198]+[.C219]+[.C240])/11" office:value-type="float" office:value="0.072677468328521" calcext:value-type="float">
            <text:p>0.0727</text:p>
          </table:table-cell>
          <table:table-cell table:style-name="ce2" table:formula="of:=([.D30]+[.D51]+[.D72]+[.D93]+[.D114]+[.D135]+[.D156]+[.D177]+[.D198]+[.D219]+[.D240])/11" office:value-type="float" office:value="0.978447385294956" calcext:value-type="float">
            <text:p>0.9784</text:p>
          </table:table-cell>
          <table:table-cell table:style-name="ce2" table:formula="of:=STDEV([.D30];[.D51];[.D72];[.D93];[.D114];[.D135];[.D156];[.D177];[.D198];[.D219];[.D240])" office:value-type="float" office:value="0.00707394693923224" calcext:value-type="float">
            <text:p>0.0071</text:p>
          </table:table-cell>
          <table:table-cell table:style-name="ce2" table:formula="of:=([.G30]+[.G51]+[.G72]+[.G93]+[.G114]+[.G135]+[.G156]+[.G177]+[.G198]+[.G219]+[.G240])/11" office:value-type="float" office:value="0.0927651467168506" calcext:value-type="float">
            <text:p>0.0928</text:p>
          </table:table-cell>
          <table:table-cell table:style-name="ce2" table:formula="of:=([.H30]+[.H51]+[.H72]+[.H93]+[.H114]+[.H135]+[.H156]+[.H177]+[.H198]+[.H219]+[.H240])/11" office:value-type="float" office:value="0.970354653139878" calcext:value-type="float">
            <text:p>0.9704</text:p>
          </table:table-cell>
          <table:table-cell table:style-name="ce2" table:formula="of:=STDEV([.H30];[.H51];[.H72];[.H93];[.H114];[.H135];[.H156];[.H177];[.H198];[.H219])" office:value-type="float" office:value="0.0085933542202795" calcext:value-type="float">
            <text:p>0.0086</text:p>
          </table:table-cell>
          <table:table-cell table:style-name="ce42"/>
          <table:table-cell table:style-name="ce136" table:formula="of:=[.J33]" office:value-type="string" office:string-value="F4" calcext:value-type="string">
            <text:p>F4</text:p>
          </table:table-cell>
          <table:table-cell table:style-name="ce141" table:formula="of:=[.L33]" office:value-type="string" office:string-value="F4" calcext:value-type="string">
            <text:p>F4</text:p>
          </table:table-cell>
          <table:table-cell table:style-name="ce145" table:formula="of:=[.J54]" office:value-type="string" office:string-value="F3" calcext:value-type="string">
            <text:p>F3</text:p>
          </table:table-cell>
          <table:table-cell table:style-name="ce148" table:formula="of:=[.L54]" office:value-type="string" office:string-value="F3" calcext:value-type="string">
            <text:p>F3</text:p>
          </table:table-cell>
          <table:table-cell table:style-name="ce151" table:formula="of:=[.J75]" office:value-type="string" office:string-value="C3" calcext:value-type="string">
            <text:p>C3</text:p>
          </table:table-cell>
          <table:table-cell table:style-name="ce153" table:formula="of:=[.L75]" office:value-type="string" office:string-value="Fz" calcext:value-type="string">
            <text:p>Fz</text:p>
          </table:table-cell>
          <table:table-cell table:style-name="ce156" table:formula="of:=[.J96]" office:value-type="string" office:string-value="O2" calcext:value-type="string">
            <text:p>O2</text:p>
          </table:table-cell>
          <table:table-cell table:style-name="ce156" table:formula="of:=[.L96]" office:value-type="string" office:string-value="O2" calcext:value-type="string">
            <text:p>O2</text:p>
          </table:table-cell>
          <table:table-cell table:style-name="ce160" table:formula="of:=[.J117]" office:value-type="string" office:string-value="T8" calcext:value-type="string">
            <text:p>T8</text:p>
          </table:table-cell>
          <table:table-cell table:style-name="ce160" table:formula="of:=[.L117]" office:value-type="string" office:string-value="T7" calcext:value-type="string">
            <text:p>T7</text:p>
          </table:table-cell>
          <table:table-cell table:style-name="ce164" table:formula="of:=[.J138]" office:value-type="string" office:string-value="F8" calcext:value-type="string">
            <text:p>F8</text:p>
          </table:table-cell>
          <table:table-cell table:style-name="ce164" table:formula="of:=[.L138]" office:value-type="string" office:string-value="F4" calcext:value-type="string">
            <text:p>F4</text:p>
          </table:table-cell>
          <table:table-cell table:style-name="ce168" table:formula="of:=[.J159]" office:value-type="string" office:string-value="Fz" calcext:value-type="string">
            <text:p>Fz</text:p>
          </table:table-cell>
          <table:table-cell table:style-name="ce168" table:formula="of:=[.L159]" office:value-type="string" office:string-value="F8" calcext:value-type="string">
            <text:p>F8</text:p>
          </table:table-cell>
          <table:table-cell table:style-name="ce172" table:formula="of:=[.J180]" office:value-type="string" office:string-value="Fz" calcext:value-type="string">
            <text:p>Fz</text:p>
          </table:table-cell>
          <table:table-cell table:style-name="ce172" table:formula="of:=[.L180]" office:value-type="string" office:string-value="F4" calcext:value-type="string">
            <text:p>F4</text:p>
          </table:table-cell>
          <table:table-cell table:style-name="ce176" table:formula="of:=[.J201]" office:value-type="string" office:string-value="P7" calcext:value-type="string">
            <text:p>P7</text:p>
          </table:table-cell>
          <table:table-cell table:style-name="ce176" table:formula="of:=[.L201]" office:value-type="string" office:string-value="P7" calcext:value-type="string">
            <text:p>P7</text:p>
          </table:table-cell>
          <table:table-cell table:style-name="ce180" table:formula="of:=[.J222]" office:value-type="string" office:string-value="F7" calcext:value-type="string">
            <text:p>F7</text:p>
          </table:table-cell>
          <table:table-cell table:style-name="ce180" table:formula="of:=[.L222]" office:value-type="string" office:string-value="F8" calcext:value-type="string">
            <text:p>F8</text:p>
          </table:table-cell>
          <table:table-cell table:style-name="ce184" table:formula="of:=[.J243]" office:value-type="string" office:string-value="F7" calcext:value-type="string">
            <text:p>F7</text:p>
          </table:table-cell>
          <table:table-cell table:style-name="ce184" table:formula="of:=[.L243]" office:value-type="string" office:string-value="Fp1" calcext:value-type="string">
            <text:p>Fp1</text:p>
          </table:table-cell>
          <table:table-cell table:number-columns-repeated="993"/>
        </table:table-row>
        <table:table-row table:style-name="ro1">
          <table:covered-table-cell table:style-name="ce74"/>
          <table:table-cell table:style-name="ce2" office:value-type="string" calcext:value-type="string">
            <text:p>F3</text:p>
          </table:table-cell>
          <table:table-cell table:style-name="ce2" table:formula="of:=([.C31]+[.C52]+[.C73]+[.C94]+[.C115]+[.C136]+[.C157]+[.C178]+[.C199]+[.C220]+[.C241])/11" office:value-type="float" office:value="0.089453287998888" calcext:value-type="float">
            <text:p>0.0895</text:p>
          </table:table-cell>
          <table:table-cell table:style-name="ce2" table:formula="of:=([.D31]+[.D52]+[.D73]+[.D94]+[.D115]+[.D136]+[.D157]+[.D178]+[.D199]+[.D220]+[.D241])/11" office:value-type="float" office:value="0.9714208107723" calcext:value-type="float">
            <text:p>0.9714</text:p>
          </table:table-cell>
          <table:table-cell table:style-name="ce2" table:formula="of:=STDEV([.D31];[.D52];[.D73];[.D94];[.D115];[.D136];[.D157];[.D178];[.D199];[.D220];[.D241])" office:value-type="float" office:value="0.0177053082450543" calcext:value-type="float">
            <text:p>0.0177</text:p>
          </table:table-cell>
          <table:table-cell table:style-name="ce2" table:formula="of:=([.G31]+[.G52]+[.G73]+[.G94]+[.G115]+[.G136]+[.G157]+[.G178]+[.G199]+[.G220]+[.G241])/11" office:value-type="float" office:value="0.108429405799191" calcext:value-type="float">
            <text:p>0.1084</text:p>
          </table:table-cell>
          <table:table-cell table:style-name="ce2" table:formula="of:=([.H31]+[.H52]+[.H73]+[.H94]+[.H115]+[.H136]+[.H157]+[.H178]+[.H199]+[.H220]+[.H241])/11" office:value-type="float" office:value="0.963911244615733" calcext:value-type="float">
            <text:p>0.9639</text:p>
          </table:table-cell>
          <table:table-cell table:style-name="ce2" table:formula="of:=STDEV([.H31];[.H52];[.H73];[.H94];[.H115];[.H136];[.H157];[.H178];[.H199];[.H220])" office:value-type="float" office:value="0.0195674415294823" calcext:value-type="float">
            <text:p>0.0196</text:p>
          </table:table-cell>
          <table:table-cell table:style-name="ce42"/>
          <table:table-cell table:style-name="ce136" table:formula="of:=[.J34]" office:value-type="string" office:string-value="O1" calcext:value-type="string">
            <text:p>O1</text:p>
          </table:table-cell>
          <table:table-cell table:style-name="ce141" table:formula="of:=[.L34]" office:value-type="string" office:string-value="O1" calcext:value-type="string">
            <text:p>O1</text:p>
          </table:table-cell>
          <table:table-cell table:style-name="ce145" table:formula="of:=[.J55]" office:value-type="string" office:string-value="P4" calcext:value-type="string">
            <text:p>P4</text:p>
          </table:table-cell>
          <table:table-cell table:style-name="ce148" table:formula="of:=[.L55]" office:value-type="string" office:string-value="P4" calcext:value-type="string">
            <text:p>P4</text:p>
          </table:table-cell>
          <table:table-cell table:style-name="ce151" table:formula="of:=[.J76]" office:value-type="string" office:string-value="Fz" calcext:value-type="string">
            <text:p>Fz</text:p>
          </table:table-cell>
          <table:table-cell table:style-name="ce153" table:formula="of:=[.L76]" office:value-type="string" office:string-value="C3" calcext:value-type="string">
            <text:p>C3</text:p>
          </table:table-cell>
          <table:table-cell table:style-name="ce156" table:formula="of:=[.J97]" office:value-type="string" office:string-value="O1" calcext:value-type="string">
            <text:p>O1</text:p>
          </table:table-cell>
          <table:table-cell table:style-name="ce156" table:formula="of:=[.L97]" office:value-type="string" office:string-value="Fz" calcext:value-type="string">
            <text:p>Fz</text:p>
          </table:table-cell>
          <table:table-cell table:style-name="ce160" table:formula="of:=[.J118]" office:value-type="string" office:string-value="F8" calcext:value-type="string">
            <text:p>F8</text:p>
          </table:table-cell>
          <table:table-cell table:style-name="ce160" table:formula="of:=[.L118]" office:value-type="string" office:string-value="Fz" calcext:value-type="string">
            <text:p>Fz</text:p>
          </table:table-cell>
          <table:table-cell table:style-name="ce164" table:formula="of:=[.J139]" office:value-type="string" office:string-value="Fp2" calcext:value-type="string">
            <text:p>Fp2</text:p>
          </table:table-cell>
          <table:table-cell table:style-name="ce164" table:formula="of:=[.L139]" office:value-type="string" office:string-value="Cz" calcext:value-type="string">
            <text:p>Cz</text:p>
          </table:table-cell>
          <table:table-cell table:style-name="ce168" table:formula="of:=[.J160]" office:value-type="string" office:string-value="Fp1" calcext:value-type="string">
            <text:p>Fp1</text:p>
          </table:table-cell>
          <table:table-cell table:style-name="ce168" table:formula="of:=[.L160]" office:value-type="string" office:string-value="C3" calcext:value-type="string">
            <text:p>C3</text:p>
          </table:table-cell>
          <table:table-cell table:style-name="ce172" table:formula="of:=[.J181]" office:value-type="string" office:string-value="P8" calcext:value-type="string">
            <text:p>P8</text:p>
          </table:table-cell>
          <table:table-cell table:style-name="ce172" table:formula="of:=[.L181]" office:value-type="string" office:string-value="O2" calcext:value-type="string">
            <text:p>O2</text:p>
          </table:table-cell>
          <table:table-cell table:style-name="ce176" table:formula="of:=[.J202]" office:value-type="string" office:string-value="C3" calcext:value-type="string">
            <text:p>C3</text:p>
          </table:table-cell>
          <table:table-cell table:style-name="ce176" table:formula="of:=[.L202]" office:value-type="string" office:string-value="F8" calcext:value-type="string">
            <text:p>F8</text:p>
          </table:table-cell>
          <table:table-cell table:style-name="ce180" table:formula="of:=[.J223]" office:value-type="string" office:string-value="F8" calcext:value-type="string">
            <text:p>F8</text:p>
          </table:table-cell>
          <table:table-cell table:style-name="ce180" table:formula="of:=[.L223]" office:value-type="string" office:string-value="F7" calcext:value-type="string">
            <text:p>F7</text:p>
          </table:table-cell>
          <table:table-cell table:style-name="ce184" table:formula="of:=[.J244]" office:value-type="string" office:string-value="T7" calcext:value-type="string">
            <text:p>T7</text:p>
          </table:table-cell>
          <table:table-cell table:style-name="ce184" table:formula="of:=[.L244]" office:value-type="string" office:string-value="Fp1" calcext:value-type="string">
            <text:p>Fp1</text:p>
          </table:table-cell>
          <table:table-cell table:number-columns-repeated="993"/>
        </table:table-row>
        <table:table-row table:style-name="ro1">
          <table:covered-table-cell table:style-name="ce74"/>
          <table:table-cell table:style-name="ce2" office:value-type="string" calcext:value-type="string">
            <text:p>Fz</text:p>
          </table:table-cell>
          <table:table-cell table:style-name="ce2" table:formula="of:=([.C32]+[.C53]+[.C74]+[.C95]+[.C116]+[.C137]+[.C158]+[.C179]+[.C200]+[.C221]+[.C242])/11" office:value-type="float" office:value="0.0607677115737887" calcext:value-type="float">
            <text:p>0.0608</text:p>
          </table:table-cell>
          <table:table-cell table:style-name="ce2" table:formula="of:=([.D32]+[.D53]+[.D74]+[.D95]+[.D116]+[.D137]+[.D158]+[.D179]+[.D200]+[.D221]+[.D242])/11" office:value-type="float" office:value="0.981645411798233" calcext:value-type="float">
            <text:p>0.9816</text:p>
          </table:table-cell>
          <table:table-cell table:style-name="ce2" table:formula="of:=STDEV([.D32];[.D53];[.D74];[.D95];[.D116];[.D137];[.D158];[.D179];[.D200];[.D221];[.D242])" office:value-type="float" office:value="0.00743489471970042" calcext:value-type="float">
            <text:p>0.0074</text:p>
          </table:table-cell>
          <table:table-cell table:style-name="ce2" table:formula="of:=([.G32]+[.G53]+[.G74]+[.G95]+[.G116]+[.G137]+[.G158]+[.G179]+[.G200]+[.G221]+[.G242])/11" office:value-type="float" office:value="0.0772004511185806" calcext:value-type="float">
            <text:p>0.0772</text:p>
          </table:table-cell>
          <table:table-cell table:style-name="ce2" table:formula="of:=([.H32]+[.H53]+[.H74]+[.H95]+[.H116]+[.H137]+[.H158]+[.H179]+[.H200]+[.H221]+[.H242])/11" office:value-type="float" office:value="0.975317388347314" calcext:value-type="float">
            <text:p>0.9753</text:p>
          </table:table-cell>
          <table:table-cell table:style-name="ce2" table:formula="of:=STDEV([.H32];[.H53];[.H74];[.H95];[.H116];[.H137];[.H158];[.H179];[.H200];[.H221])" office:value-type="float" office:value="0.00856130054741265" calcext:value-type="float">
            <text:p>0.0086</text:p>
          </table:table-cell>
          <table:table-cell table:style-name="ce42"/>
          <table:table-cell table:style-name="ce136" table:formula="of:=[.J35]" office:value-type="string" office:string-value="P4" calcext:value-type="string">
            <text:p>P4</text:p>
          </table:table-cell>
          <table:table-cell table:style-name="ce141" table:formula="of:=[.L35]" office:value-type="string" office:string-value="C4" calcext:value-type="string">
            <text:p>C4</text:p>
          </table:table-cell>
          <table:table-cell table:style-name="ce145" table:formula="of:=[.J56]" office:value-type="string" office:string-value="F8" calcext:value-type="string">
            <text:p>F8</text:p>
          </table:table-cell>
          <table:table-cell table:style-name="ce148" table:formula="of:=[.L56]" office:value-type="string" office:string-value="F8" calcext:value-type="string">
            <text:p>F8</text:p>
          </table:table-cell>
          <table:table-cell table:style-name="ce151" table:formula="of:=[.J77]" office:value-type="string" office:string-value="Cz" calcext:value-type="string">
            <text:p>Cz</text:p>
          </table:table-cell>
          <table:table-cell table:style-name="ce153" table:formula="of:=[.L77]" office:value-type="string" office:string-value="F7" calcext:value-type="string">
            <text:p>F7</text:p>
          </table:table-cell>
          <table:table-cell table:style-name="ce156" table:formula="of:=[.J98]" office:value-type="string" office:string-value="Fz" calcext:value-type="string">
            <text:p>Fz</text:p>
          </table:table-cell>
          <table:table-cell table:style-name="ce156" table:formula="of:=[.L98]" office:value-type="string" office:string-value="O1" calcext:value-type="string">
            <text:p>O1</text:p>
          </table:table-cell>
          <table:table-cell table:style-name="ce160" table:formula="of:=[.J119]" office:value-type="string" office:string-value="C4" calcext:value-type="string">
            <text:p>C4</text:p>
          </table:table-cell>
          <table:table-cell table:style-name="ce160" table:formula="of:=[.L119]" office:value-type="string" office:string-value="F8" calcext:value-type="string">
            <text:p>F8</text:p>
          </table:table-cell>
          <table:table-cell table:style-name="ce164" table:formula="of:=[.J140]" office:value-type="string" office:string-value="Pz" calcext:value-type="string">
            <text:p>Pz</text:p>
          </table:table-cell>
          <table:table-cell table:style-name="ce164" table:formula="of:=[.L140]" office:value-type="string" office:string-value="Fp1" calcext:value-type="string">
            <text:p>Fp1</text:p>
          </table:table-cell>
          <table:table-cell table:style-name="ce168" table:formula="of:=[.J161]" office:value-type="string" office:string-value="F8" calcext:value-type="string">
            <text:p>F8</text:p>
          </table:table-cell>
          <table:table-cell table:style-name="ce168" table:formula="of:=[.L161]" office:value-type="string" office:string-value="T8" calcext:value-type="string">
            <text:p>T8</text:p>
          </table:table-cell>
          <table:table-cell table:style-name="ce172" table:formula="of:=[.J182]" office:value-type="string" office:string-value="P3" calcext:value-type="string">
            <text:p>P3</text:p>
          </table:table-cell>
          <table:table-cell table:style-name="ce172" table:formula="of:=[.L182]" office:value-type="string" office:string-value="Fz" calcext:value-type="string">
            <text:p>Fz</text:p>
          </table:table-cell>
          <table:table-cell table:style-name="ce176" table:formula="of:=[.J203]" office:value-type="string" office:string-value="F8" calcext:value-type="string">
            <text:p>F8</text:p>
          </table:table-cell>
          <table:table-cell table:style-name="ce176" table:formula="of:=[.L203]" office:value-type="string" office:string-value="C3" calcext:value-type="string">
            <text:p>C3</text:p>
          </table:table-cell>
          <table:table-cell table:style-name="ce180" table:formula="of:=[.J224]" office:value-type="string" office:string-value="Pz" calcext:value-type="string">
            <text:p>Pz</text:p>
          </table:table-cell>
          <table:table-cell table:style-name="ce180" table:formula="of:=[.L224]" office:value-type="string" office:string-value="Cz" calcext:value-type="string">
            <text:p>Cz</text:p>
          </table:table-cell>
          <table:table-cell table:style-name="ce184" table:formula="of:=[.J245]" office:value-type="string" office:string-value="Pz" calcext:value-type="string">
            <text:p>Pz</text:p>
          </table:table-cell>
          <table:table-cell table:style-name="ce184" table:formula="of:=[.L245]" office:value-type="string" office:string-value="Pz" calcext:value-type="string">
            <text:p>Pz</text:p>
          </table:table-cell>
          <table:table-cell table:number-columns-repeated="993"/>
        </table:table-row>
        <table:table-row table:style-name="ro1">
          <table:covered-table-cell table:style-name="ce74"/>
          <table:table-cell table:style-name="ce2" office:value-type="string" calcext:value-type="string">
            <text:p>F4</text:p>
          </table:table-cell>
          <table:table-cell table:style-name="ce2" table:formula="of:=([.C33]+[.C54]+[.C75]+[.C96]+[.C117]+[.C138]+[.C159]+[.C180]+[.C201]+[.C222]+[.C243])/11" office:value-type="float" office:value="0.0778126802989028" calcext:value-type="float">
            <text:p>0.0778</text:p>
          </table:table-cell>
          <table:table-cell table:style-name="ce2" table:formula="of:=([.D33]+[.D54]+[.D75]+[.D96]+[.D117]+[.D138]+[.D159]+[.D180]+[.D201]+[.D222]+[.D243])/11" office:value-type="float" office:value="0.974795169563978" calcext:value-type="float">
            <text:p>0.9748</text:p>
          </table:table-cell>
          <table:table-cell table:style-name="ce2" table:formula="of:=STDEV([.D33];[.D54];[.D75];[.D96];[.D117];[.D138];[.D159];[.D180];[.D201];[.D222];[.D243])" office:value-type="float" office:value="0.020257046719089" calcext:value-type="float">
            <text:p>0.0203</text:p>
          </table:table-cell>
          <table:table-cell table:style-name="ce2" table:formula="of:=([.G33]+[.G54]+[.G75]+[.G96]+[.G117]+[.G138]+[.G159]+[.G180]+[.G201]+[.G222]+[.G243])/11" office:value-type="float" office:value="0.0962985058105968" calcext:value-type="float">
            <text:p>0.0963</text:p>
          </table:table-cell>
          <table:table-cell table:style-name="ce2" table:formula="of:=([.H33]+[.H54]+[.H75]+[.H96]+[.H117]+[.H138]+[.H159]+[.H180]+[.H201]+[.H222]+[.H243])/11" office:value-type="float" office:value="0.967938817728406" calcext:value-type="float">
            <text:p>0.9679</text:p>
          </table:table-cell>
          <table:table-cell table:style-name="ce2" table:formula="of:=STDEV([.H33];[.H54];[.H75];[.H96];[.H117];[.H138];[.H159];[.H180];[.H201];[.H222])" office:value-type="float" office:value="0.0193539169703438" calcext:value-type="float">
            <text:p>0.0194</text:p>
          </table:table-cell>
          <table:table-cell table:style-name="ce42"/>
          <table:table-cell table:style-name="ce48"/>
          <table:table-cell table:style-name="ce122"/>
          <table:table-cell table:style-name="ce34"/>
          <table:table-cell table:style-name="ce147"/>
          <table:table-cell table:style-name="ce65"/>
          <table:table-cell table:style-name="ce150"/>
          <table:table-cell table:style-name="ce157" table:number-columns-repeated="2"/>
          <table:table-cell table:style-name="ce161" table:number-columns-repeated="2"/>
          <table:table-cell table:style-name="ce165" table:number-columns-repeated="2"/>
          <table:table-cell table:style-name="ce169" table:number-columns-repeated="2"/>
          <table:table-cell table:style-name="ce173" table:number-columns-repeated="2"/>
          <table:table-cell table:style-name="ce177" table:number-columns-repeated="2"/>
          <table:table-cell table:style-name="ce181" table:number-columns-repeated="2"/>
          <table:table-cell table:style-name="ce185" table:number-columns-repeated="2"/>
          <table:table-cell table:number-columns-repeated="993"/>
        </table:table-row>
        <table:table-row table:style-name="ro1">
          <table:covered-table-cell table:style-name="ce74"/>
          <table:table-cell table:style-name="ce2" office:value-type="string" calcext:value-type="string">
            <text:p>F8</text:p>
          </table:table-cell>
          <table:table-cell table:style-name="ce2" table:formula="of:=([.C34]+[.C55]+[.C76]+[.C97]+[.C118]+[.C139]+[.C160]+[.C181]+[.C202]+[.C223]+[.C244])/11" office:value-type="float" office:value="0.0647403504950414" calcext:value-type="float">
            <text:p>0.0647</text:p>
          </table:table-cell>
          <table:table-cell table:style-name="ce2" table:formula="of:=([.D34]+[.D55]+[.D76]+[.D97]+[.D118]+[.D139]+[.D160]+[.D181]+[.D202]+[.D223]+[.D244])/11" office:value-type="float" office:value="0.980278391279567" calcext:value-type="float">
            <text:p>0.9803</text:p>
          </table:table-cell>
          <table:table-cell table:style-name="ce2" table:formula="of:=STDEV([.D34];[.D55];[.D76];[.D97];[.D118];[.D139];[.D160];[.D181];[.D202];[.D223];[.D244])" office:value-type="float" office:value="0.00811335169974219" calcext:value-type="float">
            <text:p>0.0081</text:p>
          </table:table-cell>
          <table:table-cell table:style-name="ce2" table:formula="of:=([.G34]+[.G55]+[.G76]+[.G97]+[.G118]+[.G139]+[.G160]+[.G181]+[.G202]+[.G223]+[.G244])/11" office:value-type="float" office:value="0.0798591729426662" calcext:value-type="float">
            <text:p>0.0799</text:p>
          </table:table-cell>
          <table:table-cell table:style-name="ce2" table:formula="of:=([.H34]+[.H55]+[.H76]+[.H97]+[.H118]+[.H139]+[.H160]+[.H181]+[.H202]+[.H223]+[.H244])/11" office:value-type="float" office:value="0.974035082747676" calcext:value-type="float">
            <text:p>0.9740</text:p>
          </table:table-cell>
          <table:table-cell table:style-name="ce2" table:formula="of:=STDEV([.H34];[.H55];[.H76];[.H97];[.H118];[.H139];[.H160];[.H181];[.H202];[.H223])" office:value-type="float" office:value="0.00861814403571096" calcext:value-type="float">
            <text:p>0.0086</text:p>
          </table:table-cell>
          <table:table-cell table:style-name="ce43"/>
          <table:table-cell table:style-name="ce28"/>
          <table:table-cell table:number-columns-repeated="1014"/>
        </table:table-row>
        <table:table-row table:style-name="ro1">
          <table:covered-table-cell table:style-name="ce74"/>
          <table:table-cell table:style-name="ce2" office:value-type="string" calcext:value-type="string">
            <text:p>T7</text:p>
          </table:table-cell>
          <table:table-cell table:style-name="ce2" table:formula="of:=([.C35]+[.C56]+[.C77]+[.C98]+[.C119]+[.C140]+[.C161]+[.C182]+[.C203]+[.C224]+[.C245])/11" office:value-type="float" office:value="0.0950051946178409" calcext:value-type="float">
            <text:p>0.0950</text:p>
          </table:table-cell>
          <table:table-cell table:style-name="ce2" table:formula="of:=([.D35]+[.D56]+[.D77]+[.D98]+[.D119]+[.D140]+[.D161]+[.D182]+[.D203]+[.D224]+[.D245])/11" office:value-type="float" office:value="0.969648582217156" calcext:value-type="float">
            <text:p>0.9696</text:p>
          </table:table-cell>
          <table:table-cell table:style-name="ce2" table:formula="of:=STDEV([.D35];[.D56];[.D77];[.D98];[.D119];[.D140];[.D161];[.D182];[.D203];[.D224];[.D245])" office:value-type="float" office:value="0.029157826076018" calcext:value-type="float">
            <text:p>0.0292</text:p>
          </table:table-cell>
          <table:table-cell table:style-name="ce2" table:formula="of:=([.G35]+[.G56]+[.G77]+[.G98]+[.G119]+[.G140]+[.G161]+[.G182]+[.G203]+[.G224]+[.G245])/11" office:value-type="float" office:value="0.112479113226043" calcext:value-type="float">
            <text:p>0.1125</text:p>
          </table:table-cell>
          <table:table-cell table:style-name="ce2" table:formula="of:=([.H35]+[.H56]+[.H77]+[.H98]+[.H119]+[.H140]+[.H161]+[.H182]+[.H203]+[.H224]+[.H245])/11" office:value-type="float" office:value="0.963450748129676" calcext:value-type="float">
            <text:p>0.9635</text:p>
          </table:table-cell>
          <table:table-cell table:style-name="ce2" table:formula="of:=STDEV([.H35];[.H56];[.H77];[.H98];[.H119];[.H140];[.H161];[.H182];[.H203];[.H224])" office:value-type="float" office:value="0.0298217598386956" calcext:value-type="float">
            <text:p>0.0298</text:p>
          </table:table-cell>
          <table:table-cell table:style-name="ce43"/>
          <table:table-cell table:style-name="ce28"/>
          <table:table-cell table:number-columns-repeated="1014"/>
        </table:table-row>
        <table:table-row table:style-name="ro1">
          <table:covered-table-cell table:style-name="ce74"/>
          <table:table-cell table:style-name="ce2" office:value-type="string" calcext:value-type="string">
            <text:p>C3</text:p>
          </table:table-cell>
          <table:table-cell table:style-name="ce2" table:formula="of:=([.C36]+[.C57]+[.C78]+[.C99]+[.C120]+[.C141]+[.C162]+[.C183]+[.C204]+[.C225]+[.C246])/11" office:value-type="float" office:value="0.0934453155540713" calcext:value-type="float">
            <text:p>0.0934</text:p>
          </table:table-cell>
          <table:table-cell table:style-name="ce2" table:formula="of:=([.D36]+[.D57]+[.D78]+[.D99]+[.D120]+[.D141]+[.D162]+[.D183]+[.D204]+[.D225]+[.D246])/11" office:value-type="float" office:value="0.971629203476774" calcext:value-type="float">
            <text:p>0.9716</text:p>
          </table:table-cell>
          <table:table-cell table:style-name="ce2" table:formula="of:=STDEV([.D36];[.D57];[.D78];[.D99];[.D120];[.D141];[.D162];[.D183];[.D204];[.D225];[.D246])" office:value-type="float" office:value="0.0157979912871004" calcext:value-type="float">
            <text:p>0.0158</text:p>
          </table:table-cell>
          <table:table-cell table:style-name="ce2" table:formula="of:=([.G36]+[.G57]+[.G78]+[.G99]+[.G120]+[.G141]+[.G162]+[.G183]+[.G204]+[.G225]+[.G246])/11" office:value-type="float" office:value="0.114713715251288" calcext:value-type="float">
            <text:p>0.1147</text:p>
          </table:table-cell>
          <table:table-cell table:style-name="ce2" table:formula="of:=([.H36]+[.H57]+[.H78]+[.H99]+[.H120]+[.H141]+[.H162]+[.H183]+[.H204]+[.H225]+[.H246])/11" office:value-type="float" office:value="0.963578270233507" calcext:value-type="float">
            <text:p>0.9636</text:p>
          </table:table-cell>
          <table:table-cell table:style-name="ce2" table:formula="of:=STDEV([.H36];[.H57];[.H78];[.H99];[.H120];[.H141];[.H162];[.H183];[.H204];[.H225])" office:value-type="float" office:value="0.0176401304562485" calcext:value-type="float">
            <text:p>0.0176</text:p>
          </table:table-cell>
          <table:table-cell table:style-name="ce43"/>
          <table:table-cell table:style-name="ce28"/>
          <table:table-cell table:number-columns-repeated="1014"/>
        </table:table-row>
        <table:table-row table:style-name="ro1">
          <table:covered-table-cell table:style-name="ce74"/>
          <table:table-cell table:style-name="ce2" office:value-type="string" calcext:value-type="string">
            <text:p>Cz</text:p>
          </table:table-cell>
          <table:table-cell table:style-name="ce2" table:formula="of:=([.C37]+[.C58]+[.C79]+[.C100]+[.C121]+[.C142]+[.C163]+[.C184]+[.C205]+[.C226]+[.C247])/11" office:value-type="float" office:value="0.0978736778578157" calcext:value-type="float">
            <text:p>0.0979</text:p>
          </table:table-cell>
          <table:table-cell table:style-name="ce2" table:formula="of:=([.D37]+[.D58]+[.D79]+[.D100]+[.D121]+[.D142]+[.D163]+[.D184]+[.D205]+[.D226]+[.D247])/11" office:value-type="float" office:value="0.96963255200912" calcext:value-type="float">
            <text:p>0.9696</text:p>
          </table:table-cell>
          <table:table-cell table:style-name="ce2" table:formula="of:=STDEV([.D37];[.D58];[.D79];[.D100];[.D121];[.D142];[.D163];[.D184];[.D205];[.D226];[.D247])" office:value-type="float" office:value="0.0174277008171599" calcext:value-type="float">
            <text:p>0.0174</text:p>
          </table:table-cell>
          <table:table-cell table:style-name="ce2" table:formula="of:=([.G37]+[.G58]+[.G79]+[.G100]+[.G121]+[.G142]+[.G163]+[.G184]+[.G205]+[.G226]+[.G247])/11" office:value-type="float" office:value="0.117771098200621" calcext:value-type="float">
            <text:p>0.1178</text:p>
          </table:table-cell>
          <table:table-cell table:style-name="ce2" table:formula="of:=([.H37]+[.H58]+[.H79]+[.H100]+[.H121]+[.H142]+[.H163]+[.H184]+[.H205]+[.H226]+[.H247])/11" office:value-type="float" office:value="0.962023209022897" calcext:value-type="float">
            <text:p>0.9620</text:p>
          </table:table-cell>
          <table:table-cell table:style-name="ce2" table:formula="of:=STDEV([.H37];[.H58];[.H79];[.H100];[.H121];[.H142];[.H163];[.H184];[.H205];[.H226])" office:value-type="float" office:value="0.019515575783109" calcext:value-type="float">
            <text:p>0.0195</text:p>
          </table:table-cell>
          <table:table-cell table:style-name="ce43"/>
          <table:table-cell table:style-name="ce28"/>
          <table:table-cell table:number-columns-repeated="1014"/>
        </table:table-row>
        <table:table-row table:style-name="ro1">
          <table:covered-table-cell table:style-name="ce74"/>
          <table:table-cell table:style-name="ce2" office:value-type="string" calcext:value-type="string">
            <text:p>C4</text:p>
          </table:table-cell>
          <table:table-cell table:style-name="ce2" table:formula="of:=([.C38]+[.C59]+[.C80]+[.C101]+[.C122]+[.C143]+[.C164]+[.C185]+[.C206]+[.C227]+[.C248])/11" office:value-type="float" office:value="0.0867860765691638" calcext:value-type="float">
            <text:p>0.0868</text:p>
          </table:table-cell>
          <table:table-cell table:style-name="ce2" table:formula="of:=([.D38]+[.D59]+[.D80]+[.D101]+[.D122]+[.D143]+[.D164]+[.D185]+[.D206]+[.D227]+[.D248])/11" office:value-type="float" office:value="0.97324291108578" calcext:value-type="float">
            <text:p>0.9732</text:p>
          </table:table-cell>
          <table:table-cell table:style-name="ce2" table:formula="of:=STDEV([.D38];[.D59];[.D80];[.D101];[.D122];[.D143];[.D164];[.D185];[.D206];[.D227];[.D248])" office:value-type="float" office:value="0.0184625776914409" calcext:value-type="float">
            <text:p>0.0185</text:p>
          </table:table-cell>
          <table:table-cell table:style-name="ce2" table:formula="of:=([.G38]+[.G59]+[.G80]+[.G101]+[.G122]+[.G143]+[.G164]+[.G185]+[.G206]+[.G227]+[.G248])/11" office:value-type="float" office:value="0.105054428246285" calcext:value-type="float">
            <text:p>0.1051</text:p>
          </table:table-cell>
          <table:table-cell table:style-name="ce2" table:formula="of:=([.H38]+[.H59]+[.H80]+[.H101]+[.H122]+[.H143]+[.H164]+[.H185]+[.H206]+[.H227]+[.H248])/11" office:value-type="float" office:value="0.967056789843573" calcext:value-type="float">
            <text:p>0.9671</text:p>
          </table:table-cell>
          <table:table-cell table:style-name="ce2" table:formula="of:=STDEV([.H38];[.H59];[.H80];[.H101];[.H122];[.H143];[.H164];[.H185];[.H206];[.H227])" office:value-type="float" office:value="0.0206244136946506" calcext:value-type="float">
            <text:p>0.0206</text:p>
          </table:table-cell>
          <table:table-cell table:style-name="ce43"/>
          <table:table-cell table:style-name="ce28"/>
          <table:table-cell table:number-columns-repeated="1014"/>
        </table:table-row>
        <table:table-row table:style-name="ro1">
          <table:covered-table-cell table:style-name="ce74"/>
          <table:table-cell table:style-name="ce2" office:value-type="string" calcext:value-type="string">
            <text:p>T8</text:p>
          </table:table-cell>
          <table:table-cell table:style-name="ce2" table:formula="of:=([.C39]+[.C60]+[.C81]+[.C102]+[.C123]+[.C144]+[.C165]+[.C186]+[.C207]+[.C228]+[.C249])/11" office:value-type="float" office:value="0.091120907059218" calcext:value-type="float">
            <text:p>0.0911</text:p>
          </table:table-cell>
          <table:table-cell table:style-name="ce2" table:formula="of:=([.D39]+[.D60]+[.D81]+[.D102]+[.D123]+[.D144]+[.D165]+[.D186]+[.D207]+[.D228]+[.D249])/11" office:value-type="float" office:value="0.971528569392989" calcext:value-type="float">
            <text:p>0.9715</text:p>
          </table:table-cell>
          <table:table-cell table:style-name="ce2" table:formula="of:=STDEV([.D39];[.D60];[.D81];[.D102];[.D123];[.D144];[.D165];[.D186];[.D207];[.D228];[.D249])" office:value-type="float" office:value="0.0182286501131401" calcext:value-type="float">
            <text:p>0.0182</text:p>
          </table:table-cell>
          <table:table-cell table:style-name="ce2" table:formula="of:=([.G39]+[.G60]+[.G81]+[.G102]+[.G123]+[.G144]+[.G165]+[.G186]+[.G207]+[.G228]+[.G249])/11" office:value-type="float" office:value="0.10905193182374" calcext:value-type="float">
            <text:p>0.1091</text:p>
          </table:table-cell>
          <table:table-cell table:style-name="ce2" table:formula="of:=([.H39]+[.H60]+[.H81]+[.H102]+[.H123]+[.H144]+[.H165]+[.H186]+[.H207]+[.H228]+[.H249])/11" office:value-type="float" office:value="0.964885371797778" calcext:value-type="float">
            <text:p>0.9649</text:p>
          </table:table-cell>
          <table:table-cell table:style-name="ce2" table:formula="of:=STDEV([.H39];[.H60];[.H81];[.H102];[.H123];[.H144];[.H165];[.H186];[.H207];[.H228])" office:value-type="float" office:value="0.0211134546582119" calcext:value-type="float">
            <text:p>0.0211</text:p>
          </table:table-cell>
          <table:table-cell table:style-name="ce43"/>
          <table:table-cell table:style-name="ce28"/>
          <table:table-cell table:number-columns-repeated="1014"/>
        </table:table-row>
        <table:table-row table:style-name="ro1">
          <table:covered-table-cell table:style-name="ce74"/>
          <table:table-cell table:style-name="ce2" office:value-type="string" calcext:value-type="string">
            <text:p>P7</text:p>
          </table:table-cell>
          <table:table-cell table:style-name="ce2" table:formula="of:=([.C40]+[.C61]+[.C82]+[.C103]+[.C124]+[.C145]+[.C166]+[.C187]+[.C208]+[.C229]+[.C250])/11" office:value-type="float" office:value="0.0790784857136055" calcext:value-type="float">
            <text:p>0.0791</text:p>
          </table:table-cell>
          <table:table-cell table:style-name="ce2" table:formula="of:=([.D40]+[.D61]+[.D82]+[.D103]+[.D124]+[.D145]+[.D166]+[.D187]+[.D208]+[.D229]+[.D250])/11" office:value-type="float" office:value="0.975161192647478" calcext:value-type="float">
            <text:p>0.9752</text:p>
          </table:table-cell>
          <table:table-cell table:style-name="ce2" table:formula="of:=STDEV([.D40];[.D61];[.D82];[.D103];[.D124];[.D145];[.D166];[.D187];[.D208];[.D229];[.D250])" office:value-type="float" office:value="0.0118492613557663" calcext:value-type="float">
            <text:p>0.0118</text:p>
          </table:table-cell>
          <table:table-cell table:style-name="ce2" table:formula="of:=([.G40]+[.G61]+[.G82]+[.G103]+[.G124]+[.G145]+[.G166]+[.G187]+[.G208]+[.G229]+[.G250])/11" office:value-type="float" office:value="0.10069002648104" calcext:value-type="float">
            <text:p>0.1007</text:p>
          </table:table-cell>
          <table:table-cell table:style-name="ce2" table:formula="of:=([.H40]+[.H61]+[.H82]+[.H103]+[.H124]+[.H145]+[.H166]+[.H187]+[.H208]+[.H229]+[.H250])/11" office:value-type="float" office:value="0.967031993878939" calcext:value-type="float">
            <text:p>0.9670</text:p>
          </table:table-cell>
          <table:table-cell table:style-name="ce2" table:formula="of:=STDEV([.H40];[.H61];[.H82];[.H103];[.H124];[.H145];[.H166];[.H187];[.H208];[.H229])" office:value-type="float" office:value="0.0129466261059538" calcext:value-type="float">
            <text:p>0.0129</text:p>
          </table:table-cell>
          <table:table-cell table:style-name="ce43"/>
          <table:table-cell table:style-name="ce52" office:value-type="string" calcext:value-type="string" table:number-columns-spanned="4" table:number-rows-spanned="1">
            <text:p>Best Channels</text:p>
          </table:table-cell>
          <table:covered-table-cell table:number-columns-repeated="3"/>
          <table:table-cell table:number-columns-repeated="1011"/>
        </table:table-row>
        <table:table-row table:style-name="ro1">
          <table:covered-table-cell table:style-name="ce74"/>
          <table:table-cell table:style-name="ce2" office:value-type="string" calcext:value-type="string">
            <text:p>P3</text:p>
          </table:table-cell>
          <table:table-cell table:style-name="ce2" table:formula="of:=([.C41]+[.C62]+[.C83]+[.C104]+[.C125]+[.C146]+[.C167]+[.C188]+[.C209]+[.C230]+[.C251])/11" office:value-type="float" office:value="0.100150228817792" calcext:value-type="float">
            <text:p>0.1002</text:p>
          </table:table-cell>
          <table:table-cell table:style-name="ce2" table:formula="of:=([.D41]+[.D62]+[.D83]+[.D104]+[.D125]+[.D146]+[.D167]+[.D188]+[.D209]+[.D230]+[.D251])/11" office:value-type="float" office:value="0.968226346537475" calcext:value-type="float">
            <text:p>0.9682</text:p>
          </table:table-cell>
          <table:table-cell table:style-name="ce2" table:formula="of:=STDEV([.D41];[.D62];[.D83];[.D104];[.D125];[.D146];[.D167];[.D188];[.D209];[.D230];[.D251])" office:value-type="float" office:value="0.0192507534355611" calcext:value-type="float">
            <text:p>0.0193</text:p>
          </table:table-cell>
          <table:table-cell table:style-name="ce2" table:formula="of:=([.G41]+[.G62]+[.G83]+[.G104]+[.G125]+[.G146]+[.G167]+[.G188]+[.G209]+[.G230]+[.G251])/11" office:value-type="float" office:value="0.123133047575706" calcext:value-type="float">
            <text:p>0.1231</text:p>
          </table:table-cell>
          <table:table-cell table:style-name="ce2" table:formula="of:=([.H41]+[.H62]+[.H83]+[.H104]+[.H125]+[.H146]+[.H167]+[.H188]+[.H209]+[.H230]+[.H251])/11" office:value-type="float" office:value="0.959642796418046" calcext:value-type="float">
            <text:p>0.9596</text:p>
          </table:table-cell>
          <table:table-cell table:style-name="ce2" table:formula="of:=STDEV([.H41];[.H62];[.H83];[.H104];[.H125];[.H146];[.H167];[.H188];[.H209];[.H230])" office:value-type="float" office:value="0.020845557351012" calcext:value-type="float">
            <text:p>0.0208</text:p>
          </table:table-cell>
          <table:table-cell table:style-name="ce43"/>
          <table:table-cell table:style-name="ce53" office:value-type="string" calcext:value-type="string" table:number-columns-spanned="2" table:number-rows-spanned="1">
            <text:p>Train</text:p>
          </table:table-cell>
          <table:covered-table-cell office:value-type="string" calcext:value-type="string">
            <text:p>Train</text:p>
          </table:covered-table-cell>
          <table:table-cell table:style-name="ce53" office:value-type="string" calcext:value-type="string" table:number-columns-spanned="2" table:number-rows-spanned="1">
            <text:p>Test</text:p>
          </table:table-cell>
          <table:covered-table-cell/>
          <table:table-cell table:number-columns-repeated="1011"/>
        </table:table-row>
        <table:table-row table:style-name="ro1">
          <table:covered-table-cell table:style-name="ce74"/>
          <table:table-cell table:style-name="ce2" office:value-type="string" calcext:value-type="string">
            <text:p>Pz</text:p>
          </table:table-cell>
          <table:table-cell table:style-name="ce2" table:formula="of:=([.C42]+[.C63]+[.C84]+[.C105]+[.C126]+[.C147]+[.C168]+[.C189]+[.C210]+[.C231]+[.C252])/11" office:value-type="float" office:value="0.0813316334460709" calcext:value-type="float">
            <text:p>0.0813</text:p>
          </table:table-cell>
          <table:table-cell table:style-name="ce2" table:formula="of:=([.D42]+[.D63]+[.D84]+[.D105]+[.D126]+[.D147]+[.D168]+[.D189]+[.D210]+[.D231]+[.D252])/11" office:value-type="float" office:value="0.975623396979196" calcext:value-type="float">
            <text:p>0.9756</text:p>
          </table:table-cell>
          <table:table-cell table:style-name="ce2" table:formula="of:=STDEV([.D42];[.D63];[.D84];[.D105];[.D126];[.D147];[.D168];[.D189];[.D210];[.D231];[.D252])" office:value-type="float" office:value="0.0102437369285358" calcext:value-type="float">
            <text:p>0.0102</text:p>
          </table:table-cell>
          <table:table-cell table:style-name="ce2" table:formula="of:=([.G42]+[.G63]+[.G84]+[.G105]+[.G126]+[.G147]+[.G168]+[.G189]+[.G210]+[.G231]+[.G252])/11" office:value-type="float" office:value="0.100860758018124" calcext:value-type="float">
            <text:p>0.1009</text:p>
          </table:table-cell>
          <table:table-cell table:style-name="ce2" table:formula="of:=([.H42]+[.H63]+[.H84]+[.H105]+[.H126]+[.H147]+[.H168]+[.H189]+[.H210]+[.H231]+[.H252])/11" office:value-type="float" office:value="0.967708569485377" calcext:value-type="float">
            <text:p>0.9677</text:p>
          </table:table-cell>
          <table:table-cell table:style-name="ce2" table:formula="of:=STDEV([.H42];[.H63];[.H84];[.H105];[.H126];[.H147];[.H168];[.H189];[.H210];[.H231])" office:value-type="float" office:value="0.0118275026416837" calcext:value-type="float">
            <text:p>0.0118</text:p>
          </table:table-cell>
          <table:table-cell table:style-name="ce43"/>
          <table:table-cell table:style-name="ce51" office:value-type="string" calcext:value-type="string">
            <text:p>c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value</text:p>
          </table:table-cell>
          <table:table-cell table:number-columns-repeated="1011"/>
        </table:table-row>
        <table:table-row table:style-name="ro1">
          <table:covered-table-cell table:style-name="ce74"/>
          <table:table-cell table:style-name="ce2" office:value-type="string" calcext:value-type="string">
            <text:p>P4</text:p>
          </table:table-cell>
          <table:table-cell table:style-name="ce2" table:formula="of:=([.C43]+[.C64]+[.C85]+[.C106]+[.C127]+[.C148]+[.C169]+[.C190]+[.C211]+[.C232]+[.C253])/11" office:value-type="float" office:value="0.118361304613188" calcext:value-type="float">
            <text:p>0.1184</text:p>
          </table:table-cell>
          <table:table-cell table:style-name="ce2" table:formula="of:=([.D43]+[.D64]+[.D85]+[.D106]+[.D127]+[.D148]+[.D169]+[.D190]+[.D211]+[.D232]+[.D253])/11" office:value-type="float" office:value="0.96331754060986" calcext:value-type="float">
            <text:p>0.9633</text:p>
          </table:table-cell>
          <table:table-cell table:style-name="ce2" table:formula="of:=STDEV([.D43];[.D64];[.D85];[.D106];[.D127];[.D148];[.D169];[.D190];[.D211];[.D232];[.D253])" office:value-type="float" office:value="0.0358895798709289" calcext:value-type="float">
            <text:p>0.0359</text:p>
          </table:table-cell>
          <table:table-cell table:style-name="ce2" table:formula="of:=([.G43]+[.G64]+[.G85]+[.G106]+[.G127]+[.G148]+[.G169]+[.G190]+[.G211]+[.G232]+[.G253])/11" office:value-type="float" office:value="0.140746386577946" calcext:value-type="float">
            <text:p>0.1407</text:p>
          </table:table-cell>
          <table:table-cell table:style-name="ce2" table:formula="of:=([.H43]+[.H64]+[.H85]+[.H106]+[.H127]+[.H148]+[.H169]+[.H190]+[.H211]+[.H232]+[.H253])/11" office:value-type="float" office:value="0.955360179097711" calcext:value-type="float">
            <text:p>0.9554</text:p>
          </table:table-cell>
          <table:table-cell table:style-name="ce2" table:formula="of:=STDEV([.H43];[.H64];[.H85];[.H106];[.H127];[.H148];[.H169];[.H190];[.H211];[.H232])" office:value-type="float" office:value="0.0388976238242109" calcext:value-type="float">
            <text:p>0.0389</text:p>
          </table:table-cell>
          <table:table-cell table:style-name="ce43"/>
          <table:table-cell table:style-name="ce28" table:formula="of:=INDEX([.$B$3:.$B$22];MATCH(LARGE(INDIRECT([.P18]);INDEX([.O18]));INDIRECT([.P18]);0);1)" office:value-type="string" office:string-value="Fz" calcext:value-type="string">
            <text:p>Fz</text:p>
          </table:table-cell>
          <table:table-cell table:style-name="ce91" table:formula="of:=INDEX(INDIRECT([.P18]);MATCH(LARGE(INDIRECT([.P18]);INDEX([.O18]));INDIRECT([.P18]);0);1)" office:value-type="float" office:value="0.981645411798233" calcext:value-type="float">
            <text:p>0.9816</text:p>
          </table:table-cell>
          <table:table-cell table:style-name="ce95" table:formula="of:=INDEX([.$B$3:.$B$22];MATCH(LARGE(INDIRECT([.Q18]);INDEX([.O18]));INDIRECT([.Q18]);0);1)" office:value-type="string" office:string-value="Fz" calcext:value-type="string">
            <text:p>Fz</text:p>
          </table:table-cell>
          <table:table-cell table:formula="of:=INDEX(INDIRECT([.Q18]);MATCH(LARGE(INDIRECT([.Q18]);INDEX([.O18]));INDIRECT([.Q18]);0);1)" office:value-type="float" office:value="0.975317388347314" calcext:value-type="float">
            <text:p>0.9753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table:formula="of:=&quot;D&quot;&amp;[.S$18]&amp;&quot;:D&quot;&amp;[.S$19]" office:value-type="string" office:string-value="D3:D22" calcext:value-type="string">
            <text:p>D3:D22</text:p>
          </table:table-cell>
          <table:table-cell table:style-name="ce28" table:formula="of:=&quot;G&quot;&amp;[.S$18]&amp;&quot;:G&quot;&amp;[.S$19]" office:value-type="string" office:string-value="G3:G22" calcext:value-type="string">
            <text:p>G3:G22</text:p>
          </table:table-cell>
          <table:table-cell/>
          <table:table-cell table:style-name="ce28" office:value-type="float" office:value="3" calcext:value-type="float">
            <text:p>3</text:p>
          </table:table-cell>
          <table:table-cell/>
          <table:table-cell office:value-type="string" calcext:value-type="string">
            <text:p>Fz</text:p>
          </table:table-cell>
          <table:table-cell office:value-type="float" office:value="0.981407719435736" calcext:value-type="float">
            <text:p>0.9814</text:p>
          </table:table-cell>
          <table:table-cell office:value-type="string" calcext:value-type="string">
            <text:p>F8</text:p>
          </table:table-cell>
          <table:table-cell office:value-type="float" office:value="0.975132481296758" calcext:value-type="float">
            <text:p>0.9751</text:p>
          </table:table-cell>
          <table:table-cell table:number-columns-repeated="1000"/>
        </table:table-row>
        <table:table-row table:style-name="ro1">
          <table:covered-table-cell table:style-name="ce74"/>
          <table:table-cell table:style-name="ce2" office:value-type="string" calcext:value-type="string">
            <text:p>P8</text:p>
          </table:table-cell>
          <table:table-cell table:style-name="ce2" table:formula="of:=([.C44]+[.C65]+[.C86]+[.C107]+[.C128]+[.C149]+[.C170]+[.C191]+[.C212]+[.C233]+[.C254])/11" office:value-type="float" office:value="0.131802203178265" calcext:value-type="float">
            <text:p>0.1318</text:p>
          </table:table-cell>
          <table:table-cell table:style-name="ce2" table:formula="of:=([.D44]+[.D65]+[.D86]+[.D107]+[.D128]+[.D149]+[.D170]+[.D191]+[.D212]+[.D233]+[.D254])/11" office:value-type="float" office:value="0.957818288686235" calcext:value-type="float">
            <text:p>0.9578</text:p>
          </table:table-cell>
          <table:table-cell table:style-name="ce2" table:formula="of:=STDEV([.D44];[.D65];[.D86];[.D107];[.D128];[.D149];[.D170];[.D191];[.D212];[.D233];[.D254])" office:value-type="float" office:value="0.0355430875092553" calcext:value-type="float">
            <text:p>0.0355</text:p>
          </table:table-cell>
          <table:table-cell table:style-name="ce2" table:formula="of:=([.G44]+[.G65]+[.G86]+[.G107]+[.G128]+[.G149]+[.G170]+[.G191]+[.G212]+[.G233]+[.G254])/11" office:value-type="float" office:value="0.154839431881044" calcext:value-type="float">
            <text:p>0.1548</text:p>
          </table:table-cell>
          <table:table-cell table:style-name="ce2" table:formula="of:=([.H44]+[.H65]+[.H86]+[.H107]+[.H128]+[.H149]+[.H170]+[.H191]+[.H212]+[.H233]+[.H254])/11" office:value-type="float" office:value="0.949894440036273" calcext:value-type="float">
            <text:p>0.9499</text:p>
          </table:table-cell>
          <table:table-cell table:style-name="ce2" table:formula="of:=STDEV([.H44];[.H65];[.H86];[.H107];[.H128];[.H149];[.H170];[.H191];[.H212];[.H233])" office:value-type="float" office:value="0.0379021967328361" calcext:value-type="float">
            <text:p>0.0379</text:p>
          </table:table-cell>
          <table:table-cell table:style-name="ce43"/>
          <table:table-cell table:style-name="ce28" table:formula="of:=INDEX([.$B$3:.$B$22];MATCH(LARGE(INDIRECT([.P19]);INDEX([.O19]));INDIRECT([.P19]);0);1)" office:value-type="string" office:string-value="F8" calcext:value-type="string">
            <text:p>F8</text:p>
          </table:table-cell>
          <table:table-cell table:style-name="ce91" table:formula="of:=INDEX(INDIRECT([.P19]);MATCH(LARGE(INDIRECT([.P19]);INDEX([.O19]));INDIRECT([.P19]);0);1)" office:value-type="float" office:value="0.980278391279567" calcext:value-type="float">
            <text:p>0.9803</text:p>
          </table:table-cell>
          <table:table-cell table:style-name="ce95" table:formula="of:=INDEX([.$B$3:.$B$22];MATCH(LARGE(INDIRECT([.Q19]);INDEX([.O19]));INDIRECT([.Q19]);0);1)" office:value-type="string" office:string-value="F8" calcext:value-type="string">
            <text:p>F8</text:p>
          </table:table-cell>
          <table:table-cell table:formula="of:=INDEX(INDIRECT([.Q19]);MATCH(LARGE(INDIRECT([.Q19]);INDEX([.O19]));INDIRECT([.Q19]);0);1)" office:value-type="float" office:value="0.974035082747676" calcext:value-type="float">
            <text:p>0.9740</text:p>
          </table:table-cell>
          <table:table-cell/>
          <table:table-cell office:value-type="float" office:value="2" calcext:value-type="float">
            <text:p>2</text:p>
          </table:table-cell>
          <table:table-cell table:style-name="ce28" table:formula="of:=&quot;D&quot;&amp;[.S$18]&amp;&quot;:D&quot;&amp;[.S$19]" office:value-type="string" office:string-value="D3:D22" calcext:value-type="string">
            <text:p>D3:D22</text:p>
          </table:table-cell>
          <table:table-cell table:style-name="ce28" table:formula="of:=&quot;G&quot;&amp;[.S$18]&amp;&quot;:G&quot;&amp;[.S$19]" office:value-type="string" office:string-value="G3:G22" calcext:value-type="string">
            <text:p>G3:G22</text:p>
          </table:table-cell>
          <table:table-cell/>
          <table:table-cell table:style-name="ce28" office:value-type="float" office:value="22" calcext:value-type="float">
            <text:p>22</text:p>
          </table:table-cell>
          <table:table-cell/>
          <table:table-cell office:value-type="string" calcext:value-type="string">
            <text:p>F8</text:p>
          </table:table-cell>
          <table:table-cell office:value-type="float" office:value="0.98103448275862" calcext:value-type="float">
            <text:p>0.9810</text:p>
          </table:table-cell>
          <table:table-cell office:value-type="string" calcext:value-type="string">
            <text:p>Fz</text:p>
          </table:table-cell>
          <table:table-cell office:value-type="float" office:value="0.975058447630923" calcext:value-type="float">
            <text:p>0.9751</text:p>
          </table:table-cell>
          <table:table-cell table:number-columns-repeated="1000"/>
        </table:table-row>
        <table:table-row table:style-name="ro1">
          <table:covered-table-cell table:style-name="ce74"/>
          <table:table-cell table:style-name="ce2" office:value-type="string" calcext:value-type="string">
            <text:p>O1</text:p>
          </table:table-cell>
          <table:table-cell table:style-name="ce2" table:formula="of:=([.C45]+[.C66]+[.C87]+[.C108]+[.C129]+[.C150]+[.C171]+[.C192]+[.C213]+[.C234]+[.C255])/11" office:value-type="float" office:value="0.0948318203196968" calcext:value-type="float">
            <text:p>0.0948</text:p>
          </table:table-cell>
          <table:table-cell table:style-name="ce2" table:formula="of:=([.D45]+[.D66]+[.D87]+[.D108]+[.D129]+[.D150]+[.D171]+[.D192]+[.D213]+[.D234]+[.D255])/11" office:value-type="float" office:value="0.96906793245939" calcext:value-type="float">
            <text:p>0.9691</text:p>
          </table:table-cell>
          <table:table-cell table:style-name="ce2" table:formula="of:=STDEV([.D45];[.D66];[.D87];[.D108];[.D129];[.D150];[.D171];[.D192];[.D213];[.D234];[.D255])" office:value-type="float" office:value="0.0162958910404163" calcext:value-type="float">
            <text:p>0.0163</text:p>
          </table:table-cell>
          <table:table-cell table:style-name="ce2" table:formula="of:=([.G45]+[.G66]+[.G87]+[.G108]+[.G129]+[.G150]+[.G171]+[.G192]+[.G213]+[.G234]+[.G255])/11" office:value-type="float" office:value="0.114694208009124" calcext:value-type="float">
            <text:p>0.1147</text:p>
          </table:table-cell>
          <table:table-cell table:style-name="ce2" table:formula="of:=([.H45]+[.H66]+[.H87]+[.H108]+[.H129]+[.H150]+[.H171]+[.H192]+[.H213]+[.H234]+[.H255])/11" office:value-type="float" office:value="0.961697319201995" calcext:value-type="float">
            <text:p>0.9617</text:p>
          </table:table-cell>
          <table:table-cell table:style-name="ce2" table:formula="of:=STDEV([.H45];[.H66];[.H87];[.H108];[.H129];[.H150];[.H171];[.H192];[.H213];[.H234])" office:value-type="float" office:value="0.0164263732836812" calcext:value-type="float">
            <text:p>0.0164</text:p>
          </table:table-cell>
          <table:table-cell table:style-name="ce43"/>
          <table:table-cell table:style-name="ce28" table:formula="of:=INDEX([.$B$3:.$B$22];MATCH(LARGE(INDIRECT([.P20]);INDEX([.O20]));INDIRECT([.P20]);0);1)" office:value-type="string" office:string-value="F7" calcext:value-type="string">
            <text:p>F7</text:p>
          </table:table-cell>
          <table:table-cell table:style-name="ce91" table:formula="of:=INDEX(INDIRECT([.P20]);MATCH(LARGE(INDIRECT([.P20]);INDEX([.O20]));INDIRECT([.P20]);0);1)" office:value-type="float" office:value="0.978447385294956" calcext:value-type="float">
            <text:p>0.9784</text:p>
          </table:table-cell>
          <table:table-cell table:style-name="ce95" table:formula="of:=INDEX([.$B$3:.$B$22];MATCH(LARGE(INDIRECT([.Q20]);INDEX([.O20]));INDIRECT([.Q20]);0);1)" office:value-type="string" office:string-value="F7" calcext:value-type="string">
            <text:p>F7</text:p>
          </table:table-cell>
          <table:table-cell table:formula="of:=INDEX(INDIRECT([.Q20]);MATCH(LARGE(INDIRECT([.Q20]);INDEX([.O20]));INDIRECT([.Q20]);0);1)" office:value-type="float" office:value="0.970354653139878" calcext:value-type="float">
            <text:p>0.9704</text:p>
          </table:table-cell>
          <table:table-cell/>
          <table:table-cell office:value-type="float" office:value="3" calcext:value-type="float">
            <text:p>3</text:p>
          </table:table-cell>
          <table:table-cell table:style-name="ce28" table:formula="of:=&quot;D&quot;&amp;[.S$18]&amp;&quot;:D&quot;&amp;[.S$19]" office:value-type="string" office:string-value="D3:D22" calcext:value-type="string">
            <text:p>D3:D22</text:p>
          </table:table-cell>
          <table:table-cell table:style-name="ce28" table:formula="of:=&quot;G&quot;&amp;[.S$18]&amp;&quot;:G&quot;&amp;[.S$19]" office:value-type="string" office:string-value="G3:G22" calcext:value-type="string">
            <text:p>G3:G22</text:p>
          </table:table-cell>
          <table:table-cell table:number-columns-repeated="3"/>
          <table:table-cell office:value-type="string" calcext:value-type="string">
            <text:p>F4</text:p>
          </table:table-cell>
          <table:table-cell office:value-type="float" office:value="0.978398315047022" calcext:value-type="float">
            <text:p>0.9784</text:p>
          </table:table-cell>
          <table:table-cell office:value-type="string" calcext:value-type="string">
            <text:p>F4</text:p>
          </table:table-cell>
          <table:table-cell office:value-type="float" office:value="0.971695760598504" calcext:value-type="float">
            <text:p>0.9717</text:p>
          </table:table-cell>
          <table:table-cell table:number-columns-repeated="1000"/>
        </table:table-row>
        <table:table-row table:style-name="ro1">
          <table:covered-table-cell table:style-name="ce74"/>
          <table:table-cell table:style-name="ce2" office:value-type="string" calcext:value-type="string">
            <text:p>Oz</text:p>
          </table:table-cell>
          <table:table-cell table:style-name="ce2" table:formula="of:=([.C46]+[.C67]+[.C88]+[.C109]+[.C130]+[.C151]+[.C172]+[.C193]+[.C214]+[.C235]+[.C256])/11" office:value-type="float" office:value="0.1" calcext:value-type="float">
            <text:p>0.1000</text:p>
          </table:table-cell>
          <table:table-cell table:style-name="ce2" table:formula="of:=([.D46]+[.D67]+[.D88]+[.D109]+[.D130]+[.D151]+[.D172]+[.D193]+[.D214]+[.D235]+[.D256])/11" office:value-type="float" office:value="0" calcext:value-type="float">
            <text:p>0.0000</text:p>
          </table:table-cell>
          <table:table-cell table:style-name="ce2" table:formula="of:=STDEV([.D46];[.D67];[.D88];[.D109];[.D130];[.D151];[.D172];[.D193];[.D214];[.D235];[.D256])" office:value-type="float" office:value="0" calcext:value-type="float">
            <text:p>0.0000</text:p>
          </table:table-cell>
          <table:table-cell table:style-name="ce2" table:formula="of:=([.G46]+[.G67]+[.G88]+[.G109]+[.G130]+[.G151]+[.G172]+[.G193]+[.G214]+[.G235]+[.G256])/11" office:value-type="float" office:value="0" calcext:value-type="float">
            <text:p>0.0000</text:p>
          </table:table-cell>
          <table:table-cell table:style-name="ce2" table:formula="of:=([.H46]+[.H67]+[.H88]+[.H109]+[.H130]+[.H151]+[.H172]+[.H193]+[.H214]+[.H235]+[.H256])/11" office:value-type="float" office:value="0" calcext:value-type="float">
            <text:p>0.0000</text:p>
          </table:table-cell>
          <table:table-cell table:style-name="ce2" table:formula="of:=STDEV([.H46];[.H67];[.H88];[.H109];[.H130];[.H151];[.H172];[.H193];[.H214];[.H235])" office:value-type="float" office:value="0" calcext:value-type="float">
            <text:p>0.0000</text:p>
          </table:table-cell>
          <table:table-cell table:style-name="ce43"/>
          <table:table-cell table:style-name="ce28" table:formula="of:=INDEX([.$B$3:.$B$22];MATCH(LARGE(INDIRECT([.P21]);INDEX([.O21]));INDIRECT([.P21]);0);1)" office:value-type="string" office:string-value="Pz" calcext:value-type="string">
            <text:p>Pz</text:p>
          </table:table-cell>
          <table:table-cell table:style-name="ce91" table:formula="of:=INDEX(INDIRECT([.P21]);MATCH(LARGE(INDIRECT([.P21]);INDEX([.O21]));INDIRECT([.P21]);0);1)" office:value-type="float" office:value="0.975623396979196" calcext:value-type="float">
            <text:p>0.9756</text:p>
          </table:table-cell>
          <table:table-cell table:style-name="ce95" table:formula="of:=INDEX([.$B$3:.$B$22];MATCH(LARGE(INDIRECT([.Q21]);INDEX([.O21]));INDIRECT([.Q21]);0);1)" office:value-type="string" office:string-value="F4" calcext:value-type="string">
            <text:p>F4</text:p>
          </table:table-cell>
          <table:table-cell table:formula="of:=INDEX(INDIRECT([.Q21]);MATCH(LARGE(INDIRECT([.Q21]);INDEX([.O21]));INDIRECT([.Q21]);0);1)" office:value-type="float" office:value="0.967938817728406" calcext:value-type="float">
            <text:p>0.9679</text:p>
          </table:table-cell>
          <table:table-cell/>
          <table:table-cell office:value-type="float" office:value="4" calcext:value-type="float">
            <text:p>4</text:p>
          </table:table-cell>
          <table:table-cell table:style-name="ce28" table:formula="of:=&quot;D&quot;&amp;[.S$18]&amp;&quot;:D&quot;&amp;[.S$19]" office:value-type="string" office:string-value="D3:D22" calcext:value-type="string">
            <text:p>D3:D22</text:p>
          </table:table-cell>
          <table:table-cell table:style-name="ce28" table:formula="of:=&quot;G&quot;&amp;[.S$18]&amp;&quot;:G&quot;&amp;[.S$19]" office:value-type="string" office:string-value="G3:G22" calcext:value-type="string">
            <text:p>G3:G22</text:p>
          </table:table-cell>
          <table:table-cell table:number-columns-repeated="3"/>
          <table:table-cell office:value-type="string" calcext:value-type="string">
            <text:p>F7</text:p>
          </table:table-cell>
          <table:table-cell office:value-type="float" office:value="0.977761559561128" calcext:value-type="float">
            <text:p>0.9778</text:p>
          </table:table-cell>
          <table:table-cell office:value-type="string" calcext:value-type="string">
            <text:p>F7</text:p>
          </table:table-cell>
          <table:table-cell office:value-type="float" office:value="0.96943578553616" calcext:value-type="float">
            <text:p>0.9694</text:p>
          </table:table-cell>
          <table:table-cell table:number-columns-repeated="1000"/>
        </table:table-row>
        <table:table-row table:style-name="ro1">
          <table:covered-table-cell table:style-name="ce74"/>
          <table:table-cell table:style-name="ce2" office:value-type="string" calcext:value-type="string">
            <text:p>O2</text:p>
          </table:table-cell>
          <table:table-cell table:style-name="ce2" table:formula="of:=([.C47]+[.C68]+[.C89]+[.C110]+[.C131]+[.C152]+[.C173]+[.C194]+[.C215]+[.C236]+[.C257])/11" office:value-type="float" office:value="0.0883684833900858" calcext:value-type="float">
            <text:p>0.0884</text:p>
          </table:table-cell>
          <table:table-cell table:style-name="ce2" table:formula="of:=([.D47]+[.D68]+[.D89]+[.D110]+[.D131]+[.D152]+[.D173]+[.D194]+[.D215]+[.D236]+[.D257])/11" office:value-type="float" office:value="0.970857972356797" calcext:value-type="float">
            <text:p>0.9709</text:p>
          </table:table-cell>
          <table:table-cell table:style-name="ce2" table:formula="of:=STDEV([.D47];[.D68];[.D89];[.D110];[.D131];[.D152];[.D173];[.D194];[.D215];[.D236];[.D257])" office:value-type="float" office:value="0.012985530574286" calcext:value-type="float">
            <text:p>0.0130</text:p>
          </table:table-cell>
          <table:table-cell table:style-name="ce2" table:formula="of:=([.G47]+[.G68]+[.G89]+[.G110]+[.G131]+[.G152]+[.G173]+[.G194]+[.G215]+[.G236]+[.G257])/11" office:value-type="float" office:value="0.108607460686089" calcext:value-type="float">
            <text:p>0.1086</text:p>
          </table:table-cell>
          <table:table-cell table:style-name="ce2" table:formula="of:=([.H47]+[.H68]+[.H89]+[.H110]+[.H131]+[.H152]+[.H173]+[.H194]+[.H215]+[.H236]+[.H257])/11" office:value-type="float" office:value="0.963489713216957" calcext:value-type="float">
            <text:p>0.9635</text:p>
          </table:table-cell>
          <table:table-cell table:style-name="ce2" table:formula="of:=STDEV([.H47];[.H68];[.H89];[.H110];[.H131];[.H152];[.H173];[.H194];[.H215];[.H236])" office:value-type="float" office:value="0.0148059037115825" calcext:value-type="float">
            <text:p>0.0148</text:p>
          </table:table-cell>
          <table:table-cell table:style-name="ce43"/>
          <table:table-cell table:style-name="ce28" table:formula="of:=INDEX([.$B$3:.$B$22];MATCH(LARGE(INDIRECT([.P22]);INDEX([.O22]));INDIRECT([.P22]);0);1)" office:value-type="string" office:string-value="Fp1" calcext:value-type="string">
            <text:p>Fp1</text:p>
          </table:table-cell>
          <table:table-cell table:style-name="ce91" table:formula="of:=INDEX(INDIRECT([.P22]);MATCH(LARGE(INDIRECT([.P22]);INDEX([.O22]));INDIRECT([.P22]);0);1)" office:value-type="float" office:value="0.975445283556569" calcext:value-type="float">
            <text:p>0.9754</text:p>
          </table:table-cell>
          <table:table-cell table:style-name="ce95" table:formula="of:=INDEX([.$B$3:.$B$22];MATCH(LARGE(INDIRECT([.Q22]);INDEX([.O22]));INDIRECT([.Q22]);0);1)" office:value-type="string" office:string-value="Pz" calcext:value-type="string">
            <text:p>Pz</text:p>
          </table:table-cell>
          <table:table-cell table:formula="of:=INDEX(INDIRECT([.Q22]);MATCH(LARGE(INDIRECT([.Q22]);INDEX([.O22]));INDIRECT([.Q22]);0);1)" office:value-type="float" office:value="0.967708569485377" calcext:value-type="float">
            <text:p>0.9677</text:p>
          </table:table-cell>
          <table:table-cell/>
          <table:table-cell office:value-type="float" office:value="5" calcext:value-type="float">
            <text:p>5</text:p>
          </table:table-cell>
          <table:table-cell table:style-name="ce28" table:formula="of:=&quot;D&quot;&amp;[.S$18]&amp;&quot;:D&quot;&amp;[.S$19]" office:value-type="string" office:string-value="D3:D22" calcext:value-type="string">
            <text:p>D3:D22</text:p>
          </table:table-cell>
          <table:table-cell table:style-name="ce28" table:formula="of:=&quot;G&quot;&amp;[.S$18]&amp;&quot;:G&quot;&amp;[.S$19]" office:value-type="string" office:string-value="G3:G22" calcext:value-type="string">
            <text:p>G3:G22</text:p>
          </table:table-cell>
          <table:table-cell table:number-columns-repeated="3"/>
          <table:table-cell office:value-type="string" calcext:value-type="string">
            <text:p>Pz</text:p>
          </table:table-cell>
          <table:table-cell office:value-type="float" office:value="0.97476880877743" calcext:value-type="float">
            <text:p>0.9748</text:p>
          </table:table-cell>
          <table:table-cell office:value-type="string" calcext:value-type="string">
            <text:p>Pz</text:p>
          </table:table-cell>
          <table:table-cell office:value-type="float" office:value="0.966661471321696" calcext:value-type="float">
            <text:p>0.9667</text:p>
          </table:table-cell>
          <table:table-cell table:number-columns-repeated="1000"/>
        </table:table-row>
        <table:table-row table:style-name="ro1">
          <table:table-cell table:number-columns-repeated="8"/>
          <table:table-cell table:style-name="ce43"/>
          <table:table-cell table:style-name="ce28"/>
          <table:table-cell table:number-columns-repeated="1014"/>
        </table:table-row>
        <table:table-row table:style-name="ro1">
          <table:table-cell table:style-name="ce4" table:number-columns-repeated="8"/>
          <table:table-cell table:style-name="ce43"/>
          <table:table-cell table:style-name="ce28"/>
          <table:table-cell table:number-columns-repeated="1014"/>
        </table:table-row>
        <table:table-row table:style-name="ro1">
          <table:table-cell table:number-columns-repeated="8"/>
          <table:table-cell table:style-name="ce44"/>
          <table:table-cell table:style-name="ce51" table:number-columns-repeated="4"/>
          <table:table-cell table:number-columns-repeated="1011"/>
        </table:table-row>
        <table:table-row table:style-name="ro1">
          <table:table-cell table:number-columns-repeated="2"/>
          <table:table-cell table:style-name="ce40" office:value-type="string" calcext:value-type="string" table:number-columns-spanned="2" table:number-rows-spanned="1">
            <text:p>Train</text:p>
          </table:table-cell>
          <table:covered-table-cell table:style-name="ce122"/>
          <table:table-cell table:style-name="ce40" office:value-type="string" calcext:value-type="string" table:number-columns-spanned="2" table:number-rows-spanned="1">
            <text:p>Valid,</text:p>
          </table:table-cell>
          <table:covered-table-cell table:style-name="ce122"/>
          <table:table-cell table:style-name="ce40" office:value-type="string" calcext:value-type="string" table:number-columns-spanned="2" table:number-rows-spanned="1">
            <text:p>Test</text:p>
          </table:table-cell>
          <table:covered-table-cell table:style-name="ce122"/>
          <table:table-cell table:style-name="ce42"/>
          <table:table-cell table:style-name="ce51" table:number-columns-repeated="4"/>
          <table:table-cell table:number-columns-repeated="1011"/>
        </table:table-row>
        <table:table-row table:style-name="ro1">
          <table:table-cell table:number-columns-repeated="2"/>
          <table:table-cell table:style-name="ce122" office:value-type="string" calcext:value-type="string">
            <text:p>Loss</text:p>
          </table:table-cell>
          <table:table-cell table:style-name="ce122" office:value-type="string" calcext:value-type="string">
            <text:p>Acc.</text:p>
          </table:table-cell>
          <table:table-cell table:style-name="ce122" office:value-type="string" calcext:value-type="string">
            <text:p>Loss</text:p>
          </table:table-cell>
          <table:table-cell table:style-name="ce122" office:value-type="string" calcext:value-type="string">
            <text:p>Acc.</text:p>
          </table:table-cell>
          <table:table-cell table:style-name="ce122" office:value-type="string" calcext:value-type="string">
            <text:p>Loss</text:p>
          </table:table-cell>
          <table:table-cell table:style-name="ce122" office:value-type="string" calcext:value-type="string">
            <text:p>Acc.</text:p>
          </table:table-cell>
          <table:table-cell table:style-name="ce43"/>
          <table:table-cell table:style-name="ce51" table:number-columns-repeated="4"/>
          <table:table-cell table:number-columns-repeated="1011"/>
        </table:table-row>
        <table:table-row table:style-name="ro1">
          <table:table-cell table:style-name="ce5" office:value-type="string" calcext:value-type="string" table:number-columns-spanned="1" table:number-rows-spanned="20">
            <text:p>Try 1</text:p>
          </table:table-cell>
          <table:table-cell table:style-name="ce6" office:value-type="string" calcext:value-type="string">
            <text:p>Fp1</text:p>
          </table:table-cell>
          <table:table-cell table:style-name="ce6" office:value-type="float" office:value="0.049076133717412" calcext:value-type="float">
            <text:p>0.0491</text:p>
          </table:table-cell>
          <table:table-cell table:style-name="ce6" office:value-type="float" office:value="0.987147335423198" calcext:value-type="float">
            <text:p>0.9871</text:p>
          </table:table-cell>
          <table:table-cell table:number-columns-repeated="2" table:style-name="ce6" office:value-type="float" office:value="0" calcext:value-type="float">
            <text:p>0.0000</text:p>
          </table:table-cell>
          <table:table-cell table:style-name="ce6" office:value-type="float" office:value="0.0657427444138989" calcext:value-type="float">
            <text:p>0.0657</text:p>
          </table:table-cell>
          <table:table-cell table:style-name="ce6" office:value-type="float" office:value="0.980439526184539" calcext:value-type="float">
            <text:p>0.9804</text:p>
          </table:table-cell>
          <table:table-cell/>
          <table:table-cell table:style-name="ce52" office:value-type="string" calcext:value-type="string" table:number-columns-spanned="4" table:number-rows-spanned="1">
            <text:p>Best Channels</text:p>
          </table:table-cell>
          <table:covered-table-cell table:number-columns-repeated="3"/>
          <table:table-cell table:number-columns-repeated="1011"/>
        </table:table-row>
        <table:table-row table:style-name="ro1">
          <table:covered-table-cell table:style-name="ce16"/>
          <table:table-cell table:style-name="ce6" office:value-type="string" calcext:value-type="string">
            <text:p>Fp2</text:p>
          </table:table-cell>
          <table:table-cell table:style-name="ce6" office:value-type="float" office:value="0.129404333733653" calcext:value-type="float">
            <text:p>0.1294</text:p>
          </table:table-cell>
          <table:table-cell table:style-name="ce6" office:value-type="float" office:value="0.957327586206896" calcext:value-type="float">
            <text:p>0.9573</text:p>
          </table:table-cell>
          <table:table-cell table:number-columns-repeated="2" table:style-name="ce6" office:value-type="float" office:value="0" calcext:value-type="float">
            <text:p>0.0000</text:p>
          </table:table-cell>
          <table:table-cell table:style-name="ce6" office:value-type="float" office:value="0.158645768824064" calcext:value-type="float">
            <text:p>0.1586</text:p>
          </table:table-cell>
          <table:table-cell table:style-name="ce6" office:value-type="float" office:value="0.946968516209476" calcext:value-type="float">
            <text:p>0.9470</text:p>
          </table:table-cell>
          <table:table-cell/>
          <table:table-cell table:style-name="ce53" office:value-type="string" calcext:value-type="string" table:number-columns-spanned="2" table:number-rows-spanned="1">
            <text:p>Train</text:p>
          </table:table-cell>
          <table:covered-table-cell office:value-type="string" calcext:value-type="string">
            <text:p>Train</text:p>
          </table:covered-table-cell>
          <table:table-cell table:style-name="ce53" office:value-type="string" calcext:value-type="string" table:number-columns-spanned="2" table:number-rows-spanned="1">
            <text:p>Test</text:p>
          </table:table-cell>
          <table:covered-table-cell/>
          <table:table-cell table:number-columns-repeated="1011"/>
        </table:table-row>
        <table:table-row table:style-name="ro1">
          <table:covered-table-cell table:style-name="ce16"/>
          <table:table-cell table:style-name="ce6" office:value-type="string" calcext:value-type="string">
            <text:p>F7</text:p>
          </table:table-cell>
          <table:table-cell table:style-name="ce6" office:value-type="float" office:value="0.0736738622381256" calcext:value-type="float">
            <text:p>0.0737</text:p>
          </table:table-cell>
          <table:table-cell table:style-name="ce6" office:value-type="float" office:value="0.975813087774295" calcext:value-type="float">
            <text:p>0.9758</text:p>
          </table:table-cell>
          <table:table-cell table:number-columns-repeated="2" table:style-name="ce6" office:value-type="float" office:value="0" calcext:value-type="float">
            <text:p>0.0000</text:p>
          </table:table-cell>
          <table:table-cell table:style-name="ce6" office:value-type="float" office:value="0.0916584842464424" calcext:value-type="float">
            <text:p>0.0917</text:p>
          </table:table-cell>
          <table:table-cell table:style-name="ce6" office:value-type="float" office:value="0.967931733167082" calcext:value-type="float">
            <text:p>0.9679</text:p>
          </table:table-cell>
          <table:table-cell/>
          <table:table-cell table:style-name="ce51" office:value-type="string" calcext:value-type="string">
            <text:p>c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value</text:p>
          </table:table-cell>
          <table:table-cell table:number-columns-repeated="1011"/>
        </table:table-row>
        <table:table-row table:style-name="ro1">
          <table:covered-table-cell table:style-name="ce16"/>
          <table:table-cell table:style-name="ce6" office:value-type="string" calcext:value-type="string">
            <text:p>F3</text:p>
          </table:table-cell>
          <table:table-cell table:style-name="ce6" office:value-type="float" office:value="0.191758233177998" calcext:value-type="float">
            <text:p>0.1918</text:p>
          </table:table-cell>
          <table:table-cell table:style-name="ce6" office:value-type="float" office:value="0.933561912225705" calcext:value-type="float">
            <text:p>0.9336</text:p>
          </table:table-cell>
          <table:table-cell table:number-columns-repeated="2" table:style-name="ce6" office:value-type="float" office:value="0" calcext:value-type="float">
            <text:p>0.0000</text:p>
          </table:table-cell>
          <table:table-cell table:style-name="ce6" office:value-type="float" office:value="0.219515064633695" calcext:value-type="float">
            <text:p>0.2195</text:p>
          </table:table-cell>
          <table:table-cell table:style-name="ce6" office:value-type="float" office:value="0.92253740648379" calcext:value-type="float">
            <text:p>0.9225</text:p>
          </table:table-cell>
          <table:table-cell/>
          <table:table-cell table:style-name="ce28" table:formula="of:=INDEX([.$B$3:.$B$22];MATCH(LARGE(INDIRECT([.P31]);INDEX([.O31]));INDIRECT([.P31]);0);1)" office:value-type="string" office:string-value="O2" calcext:value-type="string">
            <text:p>O2</text:p>
          </table:table-cell>
          <table:table-cell table:style-name="ce91" table:formula="of:=INDEX(INDIRECT([.P31]);MATCH(LARGE(INDIRECT([.P31]);INDEX([.O31]));INDIRECT([.P31]);0);1)" office:value-type="float" office:value="0.988646159874608" calcext:value-type="float">
            <text:p>0.9886</text:p>
          </table:table-cell>
          <table:table-cell table:style-name="ce95" table:formula="of:=INDEX([.$B$3:.$B$22];MATCH(LARGE(INDIRECT([.Q31]);INDEX([.O31]));INDIRECT([.Q31]);0);1)" office:value-type="string" office:string-value="O2" calcext:value-type="string">
            <text:p>O2</text:p>
          </table:table-cell>
          <table:table-cell table:formula="of:=INDEX(INDIRECT([.Q31]);MATCH(LARGE(INDIRECT([.Q31]);INDEX([.O31]));INDIRECT([.Q31]);0);1)" office:value-type="float" office:value="0.982816396508728" calcext:value-type="float">
            <text:p>0.9828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table:formula="of:=&quot;D&quot;&amp;[.S$31]&amp;&quot;:D&quot;&amp;[.S$32]" office:value-type="string" office:string-value="D28:D47" calcext:value-type="string">
            <text:p>D28:D47</text:p>
          </table:table-cell>
          <table:table-cell table:style-name="ce28" table:formula="of:=&quot;H&quot;&amp;[.S$31]&amp;&quot;:H&quot;&amp;[.S$32]" office:value-type="string" office:string-value="H28:H47" calcext:value-type="string">
            <text:p>H28:H47</text:p>
          </table:table-cell>
          <table:table-cell/>
          <table:table-cell table:style-name="ce28" office:value-type="float" office:value="28" calcext:value-type="float">
            <text:p>28</text:p>
          </table:table-cell>
          <table:table-cell table:number-columns-repeated="1005"/>
        </table:table-row>
        <table:table-row table:style-name="ro1">
          <table:covered-table-cell table:style-name="ce16"/>
          <table:table-cell table:style-name="ce6" office:value-type="string" calcext:value-type="string">
            <text:p>Fz</text:p>
          </table:table-cell>
          <table:table-cell table:style-name="ce6" office:value-type="float" office:value="0.103683692942079" calcext:value-type="float">
            <text:p>0.1037</text:p>
          </table:table-cell>
          <table:table-cell table:style-name="ce6" office:value-type="float" office:value="0.964919670846395" calcext:value-type="float">
            <text:p>0.9649</text:p>
          </table:table-cell>
          <table:table-cell table:number-columns-repeated="2" table:style-name="ce6" office:value-type="float" office:value="0" calcext:value-type="float">
            <text:p>0.0000</text:p>
          </table:table-cell>
          <table:table-cell table:style-name="ce6" office:value-type="float" office:value="0.121436397329047" calcext:value-type="float">
            <text:p>0.1214</text:p>
          </table:table-cell>
          <table:table-cell table:style-name="ce6" office:value-type="float" office:value="0.958697007481297" calcext:value-type="float">
            <text:p>0.9587</text:p>
          </table:table-cell>
          <table:table-cell/>
          <table:table-cell table:style-name="ce28" table:formula="of:=INDEX([.$B$3:.$B$22];MATCH(LARGE(INDIRECT([.P32]);INDEX([.O32]));INDIRECT([.P32]);0);1)" office:value-type="string" office:string-value="Fp1" calcext:value-type="string">
            <text:p>Fp1</text:p>
          </table:table-cell>
          <table:table-cell table:style-name="ce91" table:formula="of:=INDEX(INDIRECT([.P32]);MATCH(LARGE(INDIRECT([.P32]);INDEX([.O32]));INDIRECT([.P32]);0);1)" office:value-type="float" office:value="0.987147335423198" calcext:value-type="float">
            <text:p>0.9871</text:p>
          </table:table-cell>
          <table:table-cell table:style-name="ce95" table:formula="of:=INDEX([.$B$3:.$B$22];MATCH(LARGE(INDIRECT([.Q32]);INDEX([.O32]));INDIRECT([.Q32]);0);1)" office:value-type="string" office:string-value="Fp1" calcext:value-type="string">
            <text:p>Fp1</text:p>
          </table:table-cell>
          <table:table-cell table:formula="of:=INDEX(INDIRECT([.Q32]);MATCH(LARGE(INDIRECT([.Q32]);INDEX([.O32]));INDIRECT([.Q32]);0);1)" office:value-type="float" office:value="0.980439526184539" calcext:value-type="float">
            <text:p>0.9804</text:p>
          </table:table-cell>
          <table:table-cell/>
          <table:table-cell office:value-type="float" office:value="2" calcext:value-type="float">
            <text:p>2</text:p>
          </table:table-cell>
          <table:table-cell table:style-name="ce28" table:formula="of:=&quot;D&quot;&amp;[.S$31]&amp;&quot;:D&quot;&amp;[.S$32]" office:value-type="string" office:string-value="D28:D47" calcext:value-type="string">
            <text:p>D28:D47</text:p>
          </table:table-cell>
          <table:table-cell table:style-name="ce28" table:formula="of:=&quot;H&quot;&amp;[.S$31]&amp;&quot;:H&quot;&amp;[.S$32]" office:value-type="string" office:string-value="H28:H47" calcext:value-type="string">
            <text:p>H28:H47</text:p>
          </table:table-cell>
          <table:table-cell/>
          <table:table-cell table:style-name="ce28" office:value-type="float" office:value="47" calcext:value-type="float">
            <text:p>47</text:p>
          </table:table-cell>
          <table:table-cell table:number-columns-repeated="1005"/>
        </table:table-row>
        <table:table-row table:style-name="ro1">
          <table:covered-table-cell table:style-name="ce16"/>
          <table:table-cell table:style-name="ce6" office:value-type="string" calcext:value-type="string">
            <text:p>F4</text:p>
          </table:table-cell>
          <table:table-cell table:style-name="ce6" office:value-type="float" office:value="0.0445189183687377" calcext:value-type="float">
            <text:p>0.0445</text:p>
          </table:table-cell>
          <table:table-cell table:style-name="ce6" office:value-type="float" office:value="0.98678487460815" calcext:value-type="float">
            <text:p>0.9868</text:p>
          </table:table-cell>
          <table:table-cell table:number-columns-repeated="2" table:style-name="ce6" office:value-type="float" office:value="0" calcext:value-type="float">
            <text:p>0.0000</text:p>
          </table:table-cell>
          <table:table-cell table:style-name="ce6" office:value-type="float" office:value="0.0603611187015351" calcext:value-type="float">
            <text:p>0.0604</text:p>
          </table:table-cell>
          <table:table-cell table:style-name="ce6" office:value-type="float" office:value="0.980361596009975" calcext:value-type="float">
            <text:p>0.9804</text:p>
          </table:table-cell>
          <table:table-cell/>
          <table:table-cell table:style-name="ce28" table:formula="of:=INDEX([.$B$3:.$B$22];MATCH(LARGE(INDIRECT([.P33]);INDEX([.O33]));INDIRECT([.P33]);0);1)" office:value-type="string" office:string-value="F4" calcext:value-type="string">
            <text:p>F4</text:p>
          </table:table-cell>
          <table:table-cell table:style-name="ce91" table:formula="of:=INDEX(INDIRECT([.P33]);MATCH(LARGE(INDIRECT([.P33]);INDEX([.O33]));INDIRECT([.P33]);0);1)" office:value-type="float" office:value="0.98678487460815" calcext:value-type="float">
            <text:p>0.9868</text:p>
          </table:table-cell>
          <table:table-cell table:style-name="ce95" table:formula="of:=INDEX([.$B$3:.$B$22];MATCH(LARGE(INDIRECT([.Q33]);INDEX([.O33]));INDIRECT([.Q33]);0);1)" office:value-type="string" office:string-value="F4" calcext:value-type="string">
            <text:p>F4</text:p>
          </table:table-cell>
          <table:table-cell table:formula="of:=INDEX(INDIRECT([.Q33]);MATCH(LARGE(INDIRECT([.Q33]);INDEX([.O33]));INDIRECT([.Q33]);0);1)" office:value-type="float" office:value="0.980361596009975" calcext:value-type="float">
            <text:p>0.9804</text:p>
          </table:table-cell>
          <table:table-cell/>
          <table:table-cell office:value-type="float" office:value="3" calcext:value-type="float">
            <text:p>3</text:p>
          </table:table-cell>
          <table:table-cell table:style-name="ce28" table:formula="of:=&quot;D&quot;&amp;[.S$31]&amp;&quot;:D&quot;&amp;[.S$32]" office:value-type="string" office:string-value="D28:D47" calcext:value-type="string">
            <text:p>D28:D47</text:p>
          </table:table-cell>
          <table:table-cell table:style-name="ce28" table:formula="of:=&quot;H&quot;&amp;[.S$31]&amp;&quot;:H&quot;&amp;[.S$32]" office:value-type="string" office:string-value="H28:H47" calcext:value-type="string">
            <text:p>H28:H47</text:p>
          </table:table-cell>
          <table:table-cell table:number-columns-repeated="1007"/>
        </table:table-row>
        <table:table-row table:style-name="ro1">
          <table:covered-table-cell table:style-name="ce16"/>
          <table:table-cell table:style-name="ce6" office:value-type="string" calcext:value-type="string">
            <text:p>F8</text:p>
          </table:table-cell>
          <table:table-cell table:style-name="ce6" office:value-type="float" office:value="0.077304144226727" calcext:value-type="float">
            <text:p>0.0773</text:p>
          </table:table-cell>
          <table:table-cell table:style-name="ce6" office:value-type="float" office:value="0.975519200626959" calcext:value-type="float">
            <text:p>0.9755</text:p>
          </table:table-cell>
          <table:table-cell table:number-columns-repeated="2" table:style-name="ce6" office:value-type="float" office:value="0" calcext:value-type="float">
            <text:p>0.0000</text:p>
          </table:table-cell>
          <table:table-cell table:style-name="ce6" office:value-type="float" office:value="0.0930197132063886" calcext:value-type="float">
            <text:p>0.0930</text:p>
          </table:table-cell>
          <table:table-cell table:style-name="ce6" office:value-type="float" office:value="0.968633104738155" calcext:value-type="float">
            <text:p>0.9686</text:p>
          </table:table-cell>
          <table:table-cell/>
          <table:table-cell table:style-name="ce28" table:formula="of:=INDEX([.$B$3:.$B$22];MATCH(LARGE(INDIRECT([.P34]);INDEX([.O34]));INDIRECT([.P34]);0);1)" office:value-type="string" office:string-value="O1" calcext:value-type="string">
            <text:p>O1</text:p>
          </table:table-cell>
          <table:table-cell table:style-name="ce91" table:formula="of:=INDEX(INDIRECT([.P34]);MATCH(LARGE(INDIRECT([.P34]);INDEX([.O34]));INDIRECT([.P34]);0);1)" office:value-type="float" office:value="0.984463166144201" calcext:value-type="float">
            <text:p>0.9845</text:p>
          </table:table-cell>
          <table:table-cell table:style-name="ce95" table:formula="of:=INDEX([.$B$3:.$B$22];MATCH(LARGE(INDIRECT([.Q34]);INDEX([.O34]));INDIRECT([.Q34]);0);1)" office:value-type="string" office:string-value="O1" calcext:value-type="string">
            <text:p>O1</text:p>
          </table:table-cell>
          <table:table-cell table:formula="of:=INDEX(INDIRECT([.Q34]);MATCH(LARGE(INDIRECT([.Q34]);INDEX([.O34]));INDIRECT([.Q34]);0);1)" office:value-type="float" office:value="0.977322319201995" calcext:value-type="float">
            <text:p>0.9773</text:p>
          </table:table-cell>
          <table:table-cell/>
          <table:table-cell office:value-type="float" office:value="4" calcext:value-type="float">
            <text:p>4</text:p>
          </table:table-cell>
          <table:table-cell table:style-name="ce28" table:formula="of:=&quot;D&quot;&amp;[.S$31]&amp;&quot;:D&quot;&amp;[.S$32]" office:value-type="string" office:string-value="D28:D47" calcext:value-type="string">
            <text:p>D28:D47</text:p>
          </table:table-cell>
          <table:table-cell table:style-name="ce28" table:formula="of:=&quot;H&quot;&amp;[.S$31]&amp;&quot;:H&quot;&amp;[.S$32]" office:value-type="string" office:string-value="H28:H47" calcext:value-type="string">
            <text:p>H28:H47</text:p>
          </table:table-cell>
          <table:table-cell table:number-columns-repeated="1007"/>
        </table:table-row>
        <table:table-row table:style-name="ro1">
          <table:covered-table-cell table:style-name="ce16"/>
          <table:table-cell table:style-name="ce6" office:value-type="string" calcext:value-type="string">
            <text:p>T7</text:p>
          </table:table-cell>
          <table:table-cell table:style-name="ce6" office:value-type="float" office:value="0.0725665400210523" calcext:value-type="float">
            <text:p>0.0726</text:p>
          </table:table-cell>
          <table:table-cell table:style-name="ce6" office:value-type="float" office:value="0.976322492163009" calcext:value-type="float">
            <text:p>0.9763</text:p>
          </table:table-cell>
          <table:table-cell table:number-columns-repeated="2" table:style-name="ce6" office:value-type="float" office:value="0" calcext:value-type="float">
            <text:p>0.0000</text:p>
          </table:table-cell>
          <table:table-cell table:style-name="ce6" office:value-type="float" office:value="0.0927486610192425" calcext:value-type="float">
            <text:p>0.0927</text:p>
          </table:table-cell>
          <table:table-cell table:style-name="ce6" office:value-type="float" office:value="0.967308291770573" calcext:value-type="float">
            <text:p>0.9673</text:p>
          </table:table-cell>
          <table:table-cell/>
          <table:table-cell table:style-name="ce28" table:formula="of:=INDEX([.$B$3:.$B$22];MATCH(LARGE(INDIRECT([.P35]);INDEX([.O35]));INDIRECT([.P35]);0);1)" office:value-type="string" office:string-value="P4" calcext:value-type="string">
            <text:p>P4</text:p>
          </table:table-cell>
          <table:table-cell table:style-name="ce91" table:formula="of:=INDEX(INDIRECT([.P35]);MATCH(LARGE(INDIRECT([.P35]);INDEX([.O35]));INDIRECT([.P35]);0);1)" office:value-type="float" office:value="0.976724137931034" calcext:value-type="float">
            <text:p>0.9767</text:p>
          </table:table-cell>
          <table:table-cell table:style-name="ce95" table:formula="of:=INDEX([.$B$3:.$B$22];MATCH(LARGE(INDIRECT([.Q35]);INDEX([.O35]));INDIRECT([.Q35]);0);1)" office:value-type="string" office:string-value="C4" calcext:value-type="string">
            <text:p>C4</text:p>
          </table:table-cell>
          <table:table-cell table:formula="of:=INDEX(INDIRECT([.Q35]);MATCH(LARGE(INDIRECT([.Q35]);INDEX([.O35]));INDIRECT([.Q35]);0);1)" office:value-type="float" office:value="0.970503428927681" calcext:value-type="float">
            <text:p>0.9705</text:p>
          </table:table-cell>
          <table:table-cell/>
          <table:table-cell office:value-type="float" office:value="5" calcext:value-type="float">
            <text:p>5</text:p>
          </table:table-cell>
          <table:table-cell table:style-name="ce28" table:formula="of:=&quot;D&quot;&amp;[.S$31]&amp;&quot;:D&quot;&amp;[.S$32]" office:value-type="string" office:string-value="D28:D47" calcext:value-type="string">
            <text:p>D28:D47</text:p>
          </table:table-cell>
          <table:table-cell table:style-name="ce28" table:formula="of:=&quot;H&quot;&amp;[.S$31]&amp;&quot;:H&quot;&amp;[.S$32]" office:value-type="string" office:string-value="H28:H47" calcext:value-type="string">
            <text:p>H28:H47</text:p>
          </table:table-cell>
          <table:table-cell table:number-columns-repeated="1007"/>
        </table:table-row>
        <table:table-row table:style-name="ro1">
          <table:covered-table-cell table:style-name="ce16"/>
          <table:table-cell table:style-name="ce6" office:value-type="string" calcext:value-type="string">
            <text:p>C3</text:p>
          </table:table-cell>
          <table:table-cell table:style-name="ce6" office:value-type="float" office:value="0.131054490388351" calcext:value-type="float">
            <text:p>0.1311</text:p>
          </table:table-cell>
          <table:table-cell table:style-name="ce6" office:value-type="float" office:value="0.956230407523511" calcext:value-type="float">
            <text:p>0.9562</text:p>
          </table:table-cell>
          <table:table-cell table:number-columns-repeated="2" table:style-name="ce6" office:value-type="float" office:value="0" calcext:value-type="float">
            <text:p>0.0000</text:p>
          </table:table-cell>
          <table:table-cell table:style-name="ce6" office:value-type="float" office:value="0.155586707689091" calcext:value-type="float">
            <text:p>0.1556</text:p>
          </table:table-cell>
          <table:table-cell table:style-name="ce6" office:value-type="float" office:value="0.948176433915212" calcext:value-type="float">
            <text:p>0.9482</text:p>
          </table:table-cell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16"/>
          <table:table-cell table:style-name="ce6" office:value-type="string" calcext:value-type="string">
            <text:p>Cz</text:p>
          </table:table-cell>
          <table:table-cell table:style-name="ce6" office:value-type="float" office:value="0.211944803172798" calcext:value-type="float">
            <text:p>0.2119</text:p>
          </table:table-cell>
          <table:table-cell table:style-name="ce6" office:value-type="float" office:value="0.926773119122257" calcext:value-type="float">
            <text:p>0.9268</text:p>
          </table:table-cell>
          <table:table-cell table:number-columns-repeated="2" table:style-name="ce6" office:value-type="float" office:value="0" calcext:value-type="float">
            <text:p>0.0000</text:p>
          </table:table-cell>
          <table:table-cell table:style-name="ce6" office:value-type="float" office:value="0.240690519508355" calcext:value-type="float">
            <text:p>0.2407</text:p>
          </table:table-cell>
          <table:table-cell table:style-name="ce6" office:value-type="float" office:value="0.916264027431421" calcext:value-type="float">
            <text:p>0.9163</text:p>
          </table:table-cell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16"/>
          <table:table-cell table:style-name="ce6" office:value-type="string" calcext:value-type="string">
            <text:p>C4</text:p>
          </table:table-cell>
          <table:table-cell table:style-name="ce6" office:value-type="float" office:value="0.0731523015907145" calcext:value-type="float">
            <text:p>0.0732</text:p>
          </table:table-cell>
          <table:table-cell table:style-name="ce6" office:value-type="float" office:value="0.976185344827586" calcext:value-type="float">
            <text:p>0.9762</text:p>
          </table:table-cell>
          <table:table-cell table:number-columns-repeated="2" table:style-name="ce6" office:value-type="float" office:value="0" calcext:value-type="float">
            <text:p>0.0000</text:p>
          </table:table-cell>
          <table:table-cell table:style-name="ce6" office:value-type="float" office:value="0.0883803974251795" calcext:value-type="float">
            <text:p>0.0884</text:p>
          </table:table-cell>
          <table:table-cell table:style-name="ce6" office:value-type="float" office:value="0.970503428927681" calcext:value-type="float">
            <text:p>0.9705</text:p>
          </table:table-cell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16"/>
          <table:table-cell table:style-name="ce6" office:value-type="string" calcext:value-type="string">
            <text:p>T8</text:p>
          </table:table-cell>
          <table:table-cell table:style-name="ce6" office:value-type="float" office:value="0.170731301727153" calcext:value-type="float">
            <text:p>0.1707</text:p>
          </table:table-cell>
          <table:table-cell table:style-name="ce6" office:value-type="float" office:value="0.945630877742947" calcext:value-type="float">
            <text:p>0.9456</text:p>
          </table:table-cell>
          <table:table-cell table:number-columns-repeated="2" table:style-name="ce6" office:value-type="float" office:value="0" calcext:value-type="float">
            <text:p>0.0000</text:p>
          </table:table-cell>
          <table:table-cell table:style-name="ce6" office:value-type="float" office:value="0.197142189559051" calcext:value-type="float">
            <text:p>0.1971</text:p>
          </table:table-cell>
          <table:table-cell table:style-name="ce6" office:value-type="float" office:value="0.936993453865337" calcext:value-type="float">
            <text:p>0.9370</text:p>
          </table:table-cell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16"/>
          <table:table-cell table:style-name="ce6" office:value-type="string" calcext:value-type="string">
            <text:p>P7</text:p>
          </table:table-cell>
          <table:table-cell table:style-name="ce6" office:value-type="float" office:value="0.0741032819946802" calcext:value-type="float">
            <text:p>0.0741</text:p>
          </table:table-cell>
          <table:table-cell table:style-name="ce6" office:value-type="float" office:value="0.976371473354232" calcext:value-type="float">
            <text:p>0.9764</text:p>
          </table:table-cell>
          <table:table-cell table:number-columns-repeated="2" table:style-name="ce6" office:value-type="float" office:value="0" calcext:value-type="float">
            <text:p>0.0000</text:p>
          </table:table-cell>
          <table:table-cell table:style-name="ce6" office:value-type="float" office:value="0.0961695710090256" calcext:value-type="float">
            <text:p>0.0962</text:p>
          </table:table-cell>
          <table:table-cell table:style-name="ce6" office:value-type="float" office:value="0.967736907730673" calcext:value-type="float">
            <text:p>0.9677</text:p>
          </table:table-cell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16"/>
          <table:table-cell table:style-name="ce6" office:value-type="string" calcext:value-type="string">
            <text:p>P3</text:p>
          </table:table-cell>
          <table:table-cell table:style-name="ce6" office:value-type="float" office:value="0.256132428768473" calcext:value-type="float">
            <text:p>0.2561</text:p>
          </table:table-cell>
          <table:table-cell table:style-name="ce6" office:value-type="float" office:value="0.913146551724138" calcext:value-type="float">
            <text:p>0.9131</text:p>
          </table:table-cell>
          <table:table-cell table:number-columns-repeated="2" table:style-name="ce6" office:value-type="float" office:value="0" calcext:value-type="float">
            <text:p>0.0000</text:p>
          </table:table-cell>
          <table:table-cell table:style-name="ce6" office:value-type="float" office:value="0.290858709845608" calcext:value-type="float">
            <text:p>0.2909</text:p>
          </table:table-cell>
          <table:table-cell table:style-name="ce6" office:value-type="float" office:value="0.90387312967581" calcext:value-type="float">
            <text:p>0.9039</text:p>
          </table:table-cell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16"/>
          <table:table-cell table:style-name="ce6" office:value-type="string" calcext:value-type="string">
            <text:p>Pz</text:p>
          </table:table-cell>
          <table:table-cell table:style-name="ce6" office:value-type="float" office:value="0.147523105571917" calcext:value-type="float">
            <text:p>0.1475</text:p>
          </table:table-cell>
          <table:table-cell table:style-name="ce6" office:value-type="float" office:value="0.956161833855799" calcext:value-type="float">
            <text:p>0.9562</text:p>
          </table:table-cell>
          <table:table-cell table:number-columns-repeated="2" table:style-name="ce6" office:value-type="float" office:value="0" calcext:value-type="float">
            <text:p>0.0000</text:p>
          </table:table-cell>
          <table:table-cell table:style-name="ce6" office:value-type="float" office:value="0.167852430318731" calcext:value-type="float">
            <text:p>0.1679</text:p>
          </table:table-cell>
          <table:table-cell table:style-name="ce6" office:value-type="float" office:value="0.946539900249376" calcext:value-type="float">
            <text:p>0.9465</text:p>
          </table:table-cell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16"/>
          <table:table-cell table:style-name="ce6" office:value-type="string" calcext:value-type="string">
            <text:p>P4</text:p>
          </table:table-cell>
          <table:table-cell table:style-name="ce6" office:value-type="float" office:value="0.0800985107694674" calcext:value-type="float">
            <text:p>0.0801</text:p>
          </table:table-cell>
          <table:table-cell table:style-name="ce6" office:value-type="float" office:value="0.976724137931034" calcext:value-type="float">
            <text:p>0.9767</text:p>
          </table:table-cell>
          <table:table-cell table:number-columns-repeated="2" table:style-name="ce6" office:value-type="float" office:value="0" calcext:value-type="float">
            <text:p>0.0000</text:p>
          </table:table-cell>
          <table:table-cell table:style-name="ce6" office:value-type="float" office:value="0.100039268586032" calcext:value-type="float">
            <text:p>0.1000</text:p>
          </table:table-cell>
          <table:table-cell table:style-name="ce6" office:value-type="float" office:value="0.968633104738155" calcext:value-type="float">
            <text:p>0.9686</text:p>
          </table:table-cell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16"/>
          <table:table-cell table:style-name="ce6" office:value-type="string" calcext:value-type="string">
            <text:p>P8</text:p>
          </table:table-cell>
          <table:table-cell table:style-name="ce6" office:value-type="float" office:value="0.102817535791604" calcext:value-type="float">
            <text:p>0.1028</text:p>
          </table:table-cell>
          <table:table-cell table:style-name="ce6" office:value-type="float" office:value="0.965438871473354" calcext:value-type="float">
            <text:p>0.9654</text:p>
          </table:table-cell>
          <table:table-cell table:number-columns-repeated="2" table:style-name="ce6" office:value-type="float" office:value="0" calcext:value-type="float">
            <text:p>0.0000</text:p>
          </table:table-cell>
          <table:table-cell table:style-name="ce6" office:value-type="float" office:value="0.125430994583503" calcext:value-type="float">
            <text:p>0.1254</text:p>
          </table:table-cell>
          <table:table-cell table:style-name="ce6" office:value-type="float" office:value="0.95768391521197" calcext:value-type="float">
            <text:p>0.9577</text:p>
          </table:table-cell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16"/>
          <table:table-cell table:style-name="ce6" office:value-type="string" calcext:value-type="string">
            <text:p>O1</text:p>
          </table:table-cell>
          <table:table-cell table:style-name="ce6" office:value-type="float" office:value="0.0549115266452389" calcext:value-type="float">
            <text:p>0.0549</text:p>
          </table:table-cell>
          <table:table-cell table:style-name="ce6" office:value-type="float" office:value="0.984463166144201" calcext:value-type="float">
            <text:p>0.9845</text:p>
          </table:table-cell>
          <table:table-cell table:number-columns-repeated="2" table:style-name="ce6" office:value-type="float" office:value="0" calcext:value-type="float">
            <text:p>0.0000</text:p>
          </table:table-cell>
          <table:table-cell table:style-name="ce6" office:value-type="float" office:value="0.07069309657565" calcext:value-type="float">
            <text:p>0.0707</text:p>
          </table:table-cell>
          <table:table-cell table:style-name="ce6" office:value-type="float" office:value="0.977322319201995" calcext:value-type="float">
            <text:p>0.9773</text:p>
          </table:table-cell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16"/>
          <table:table-cell table:style-name="ce6" office:value-type="string" calcext:value-type="string">
            <text:p>Oz</text:p>
          </table:table-cell>
          <table:table-cell table:style-name="ce6" office:value-type="float" office:value="0.1" calcext:value-type="float">
            <text:p>0.1000</text:p>
          </table:table-cell>
          <table:table-cell table:number-columns-repeated="5" table:style-name="ce6" office:value-type="float" office:value="0" calcext:value-type="float">
            <text:p>0.0000</text:p>
          </table:table-cell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16"/>
          <table:table-cell table:style-name="ce6" office:value-type="string" calcext:value-type="string">
            <text:p>O2</text:p>
          </table:table-cell>
          <table:table-cell table:style-name="ce6" office:value-type="float" office:value="0.0417750260232127" calcext:value-type="float">
            <text:p>0.0418</text:p>
          </table:table-cell>
          <table:table-cell table:style-name="ce6" office:value-type="float" office:value="0.988646159874608" calcext:value-type="float">
            <text:p>0.9886</text:p>
          </table:table-cell>
          <table:table-cell table:number-columns-repeated="2" table:style-name="ce6" office:value-type="float" office:value="0" calcext:value-type="float">
            <text:p>0.0000</text:p>
          </table:table-cell>
          <table:table-cell table:style-name="ce6" office:value-type="float" office:value="0.0567915975754881" calcext:value-type="float">
            <text:p>0.0568</text:p>
          </table:table-cell>
          <table:table-cell table:style-name="ce6" office:value-type="float" office:value="0.982816396508728" calcext:value-type="float">
            <text:p>0.9828</text:p>
          </table:table-cell>
          <table:table-cell/>
          <table:table-cell table:style-name="ce28"/>
          <table:table-cell table:number-columns-repeated="1014"/>
        </table:table-row>
        <table:table-row table:style-name="ro1">
          <table:table-cell table:number-columns-repeated="8"/>
          <table:table-cell table:style-name="ce46"/>
          <table:table-cell table:style-name="ce28"/>
          <table:table-cell table:number-columns-repeated="1014"/>
        </table:table-row>
        <table:table-row table:style-name="ro1">
          <table:table-cell table:style-name="ce7" office:value-type="string" calcext:value-type="string" table:number-columns-spanned="1" table:number-rows-spanned="20">
            <text:p>Try 2</text:p>
          </table:table-cell>
          <table:table-cell table:style-name="ce8" office:value-type="string" calcext:value-type="string">
            <text:p>Fp1</text:p>
          </table:table-cell>
          <table:table-cell table:style-name="ce8" office:value-type="float" office:value="0.0643444493319547" calcext:value-type="float">
            <text:p>0.0643</text:p>
          </table:table-cell>
          <table:table-cell table:style-name="ce8" office:value-type="float" office:value="0.983620689655172" calcext:value-type="float">
            <text:p>0.9836</text:p>
          </table:table-cell>
          <table:table-cell table:number-columns-repeated="2" table:style-name="ce8" office:value-type="float" office:value="0" calcext:value-type="float">
            <text:p>0.0000</text:p>
          </table:table-cell>
          <table:table-cell table:style-name="ce8" office:value-type="float" office:value="0.083304675806899" calcext:value-type="float">
            <text:p>0.0833</text:p>
          </table:table-cell>
          <table:table-cell table:style-name="ce8" office:value-type="float" office:value="0.977010598503741" calcext:value-type="float">
            <text:p>0.9770</text:p>
          </table:table-cell>
          <table:table-cell/>
          <table:table-cell table:style-name="ce52" office:value-type="string" calcext:value-type="string" table:number-columns-spanned="4" table:number-rows-spanned="1">
            <text:p>Best Channels</text:p>
          </table:table-cell>
          <table:covered-table-cell table:number-columns-repeated="3"/>
          <table:table-cell table:number-columns-repeated="1011"/>
        </table:table-row>
        <table:table-row table:style-name="ro1">
          <table:covered-table-cell table:style-name="ce18"/>
          <table:table-cell table:style-name="ce8" office:value-type="string" calcext:value-type="string">
            <text:p>Fp2</text:p>
          </table:table-cell>
          <table:table-cell table:style-name="ce8" office:value-type="float" office:value="0.0792779238923777" calcext:value-type="float">
            <text:p>0.0793</text:p>
          </table:table-cell>
          <table:table-cell table:style-name="ce8" office:value-type="float" office:value="0.979545454545454" calcext:value-type="float">
            <text:p>0.9795</text:p>
          </table:table-cell>
          <table:table-cell table:number-columns-repeated="2" table:style-name="ce8" office:value-type="float" office:value="0" calcext:value-type="float">
            <text:p>0.0000</text:p>
          </table:table-cell>
          <table:table-cell table:style-name="ce8" office:value-type="float" office:value="0.095806959268644" calcext:value-type="float">
            <text:p>0.0958</text:p>
          </table:table-cell>
          <table:table-cell table:style-name="ce8" office:value-type="float" office:value="0.972529613466334" calcext:value-type="float">
            <text:p>0.9725</text:p>
          </table:table-cell>
          <table:table-cell/>
          <table:table-cell table:style-name="ce53" office:value-type="string" calcext:value-type="string" table:number-columns-spanned="2" table:number-rows-spanned="1">
            <text:p>Train</text:p>
          </table:table-cell>
          <table:covered-table-cell office:value-type="string" calcext:value-type="string">
            <text:p>Train</text:p>
          </table:covered-table-cell>
          <table:table-cell table:style-name="ce53" office:value-type="string" calcext:value-type="string" table:number-columns-spanned="2" table:number-rows-spanned="1">
            <text:p>Test</text:p>
          </table:table-cell>
          <table:covered-table-cell/>
          <table:table-cell table:number-columns-repeated="1011"/>
        </table:table-row>
        <table:table-row table:style-name="ro1">
          <table:covered-table-cell table:style-name="ce18"/>
          <table:table-cell table:style-name="ce8" office:value-type="string" calcext:value-type="string">
            <text:p>F7</text:p>
          </table:table-cell>
          <table:table-cell table:style-name="ce8" office:value-type="float" office:value="0.0774897006279015" calcext:value-type="float">
            <text:p>0.0775</text:p>
          </table:table-cell>
          <table:table-cell table:style-name="ce8" office:value-type="float" office:value="0.980182210031348" calcext:value-type="float">
            <text:p>0.9802</text:p>
          </table:table-cell>
          <table:table-cell table:number-columns-repeated="2" table:style-name="ce8" office:value-type="float" office:value="0" calcext:value-type="float">
            <text:p>0.0000</text:p>
          </table:table-cell>
          <table:table-cell table:style-name="ce8" office:value-type="float" office:value="0.0933013958275838" calcext:value-type="float">
            <text:p>0.0933</text:p>
          </table:table-cell>
          <table:table-cell table:style-name="ce8" office:value-type="float" office:value="0.973776496259351" calcext:value-type="float">
            <text:p>0.9738</text:p>
          </table:table-cell>
          <table:table-cell/>
          <table:table-cell table:style-name="ce51" office:value-type="string" calcext:value-type="string">
            <text:p>c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value</text:p>
          </table:table-cell>
          <table:table-cell table:number-columns-repeated="1011"/>
        </table:table-row>
        <table:table-row table:style-name="ro1">
          <table:covered-table-cell table:style-name="ce18"/>
          <table:table-cell table:style-name="ce8" office:value-type="string" calcext:value-type="string">
            <text:p>F3</text:p>
          </table:table-cell>
          <table:table-cell table:style-name="ce8" office:value-type="float" office:value="0.0416878559252942" calcext:value-type="float">
            <text:p>0.0417</text:p>
          </table:table-cell>
          <table:table-cell table:style-name="ce8" office:value-type="float" office:value="0.989057601880878" calcext:value-type="float">
            <text:p>0.9891</text:p>
          </table:table-cell>
          <table:table-cell table:number-columns-repeated="2" table:style-name="ce8" office:value-type="float" office:value="0" calcext:value-type="float">
            <text:p>0.0000</text:p>
          </table:table-cell>
          <table:table-cell table:style-name="ce8" office:value-type="float" office:value="0.0520534687083298" calcext:value-type="float">
            <text:p>0.0521</text:p>
          </table:table-cell>
          <table:table-cell table:style-name="ce8" office:value-type="float" office:value="0.985543952618454" calcext:value-type="float">
            <text:p>0.9855</text:p>
          </table:table-cell>
          <table:table-cell/>
          <table:table-cell table:style-name="ce28" table:formula="of:=INDEX([.$B$3:.$B$22];MATCH(LARGE(INDIRECT([.P52]);INDEX([.O52]));INDIRECT([.P52]);0);1)" office:value-type="string" office:string-value="Fz" calcext:value-type="string">
            <text:p>Fz</text:p>
          </table:table-cell>
          <table:table-cell table:style-name="ce91" table:formula="of:=INDEX(INDIRECT([.P52]);MATCH(LARGE(INDIRECT([.P52]);INDEX([.O52]));INDIRECT([.P52]);0);1)" office:value-type="float" office:value="0.990252742946708" calcext:value-type="float">
            <text:p>0.9903</text:p>
          </table:table-cell>
          <table:table-cell table:style-name="ce95" table:formula="of:=INDEX([.$B$3:.$B$22];MATCH(LARGE(INDIRECT([.Q52]);INDEX([.O52]));INDIRECT([.Q52]);0);1)" office:value-type="string" office:string-value="F4" calcext:value-type="string">
            <text:p>F4</text:p>
          </table:table-cell>
          <table:table-cell table:formula="of:=INDEX(INDIRECT([.Q52]);MATCH(LARGE(INDIRECT([.Q52]);INDEX([.O52]));INDIRECT([.Q52]);0);1)" office:value-type="float" office:value="0.986401184538653" calcext:value-type="float">
            <text:p>0.9864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table:formula="of:=&quot;D&quot;&amp;[.S$52]&amp;&quot;:D&quot;&amp;[.S$53]" office:value-type="string" office:string-value="D49:D68" calcext:value-type="string">
            <text:p>D49:D68</text:p>
          </table:table-cell>
          <table:table-cell table:style-name="ce28" table:formula="of:=&quot;H&quot;&amp;[.S$52]&amp;&quot;:H&quot;&amp;[.S$53]" office:value-type="string" office:string-value="H49:H68" calcext:value-type="string">
            <text:p>H49:H68</text:p>
          </table:table-cell>
          <table:table-cell/>
          <table:table-cell table:style-name="ce28" office:value-type="float" office:value="49" calcext:value-type="float">
            <text:p>49</text:p>
          </table:table-cell>
          <table:table-cell table:number-columns-repeated="1005"/>
        </table:table-row>
        <table:table-row table:style-name="ro1">
          <table:covered-table-cell table:style-name="ce18"/>
          <table:table-cell table:style-name="ce8" office:value-type="string" calcext:value-type="string">
            <text:p>Fz</text:p>
          </table:table-cell>
          <table:table-cell table:style-name="ce8" office:value-type="float" office:value="0.0376320307204342" calcext:value-type="float">
            <text:p>0.0376</text:p>
          </table:table-cell>
          <table:table-cell table:style-name="ce8" office:value-type="float" office:value="0.990252742946708" calcext:value-type="float">
            <text:p>0.9903</text:p>
          </table:table-cell>
          <table:table-cell table:number-columns-repeated="2" table:style-name="ce8" office:value-type="float" office:value="0" calcext:value-type="float">
            <text:p>0.0000</text:p>
          </table:table-cell>
          <table:table-cell table:style-name="ce8" office:value-type="float" office:value="0.0488151558245209" calcext:value-type="float">
            <text:p>0.0488</text:p>
          </table:table-cell>
          <table:table-cell table:style-name="ce8" office:value-type="float" office:value="0.985699812967581" calcext:value-type="float">
            <text:p>0.9857</text:p>
          </table:table-cell>
          <table:table-cell/>
          <table:table-cell table:style-name="ce28" table:formula="of:=INDEX([.$B$3:.$B$22];MATCH(LARGE(INDIRECT([.P53]);INDEX([.O53]));INDIRECT([.P53]);0);1)" office:value-type="string" office:string-value="F4" calcext:value-type="string">
            <text:p>F4</text:p>
          </table:table-cell>
          <table:table-cell table:style-name="ce91" table:formula="of:=INDEX(INDIRECT([.P53]);MATCH(LARGE(INDIRECT([.P53]);INDEX([.O53]));INDIRECT([.P53]);0);1)" office:value-type="float" office:value="0.989880485893417" calcext:value-type="float">
            <text:p>0.9899</text:p>
          </table:table-cell>
          <table:table-cell table:style-name="ce95" table:formula="of:=INDEX([.$B$3:.$B$22];MATCH(LARGE(INDIRECT([.Q53]);INDEX([.O53]));INDIRECT([.Q53]);0);1)" office:value-type="string" office:string-value="Fz" calcext:value-type="string">
            <text:p>Fz</text:p>
          </table:table-cell>
          <table:table-cell table:formula="of:=INDEX(INDIRECT([.Q53]);MATCH(LARGE(INDIRECT([.Q53]);INDEX([.O53]));INDIRECT([.Q53]);0);1)" office:value-type="float" office:value="0.985699812967581" calcext:value-type="float">
            <text:p>0.9857</text:p>
          </table:table-cell>
          <table:table-cell/>
          <table:table-cell office:value-type="float" office:value="2" calcext:value-type="float">
            <text:p>2</text:p>
          </table:table-cell>
          <table:table-cell table:style-name="ce28" table:formula="of:=&quot;D&quot;&amp;[.S$52]&amp;&quot;:D&quot;&amp;[.S$53]" office:value-type="string" office:string-value="D49:D68" calcext:value-type="string">
            <text:p>D49:D68</text:p>
          </table:table-cell>
          <table:table-cell table:style-name="ce28" table:formula="of:=&quot;H&quot;&amp;[.S$52]&amp;&quot;:H&quot;&amp;[.S$53]" office:value-type="string" office:string-value="H49:H68" calcext:value-type="string">
            <text:p>H49:H68</text:p>
          </table:table-cell>
          <table:table-cell/>
          <table:table-cell table:style-name="ce28" office:value-type="float" office:value="68" calcext:value-type="float">
            <text:p>68</text:p>
          </table:table-cell>
          <table:table-cell table:number-columns-repeated="1005"/>
        </table:table-row>
        <table:table-row table:style-name="ro1">
          <table:covered-table-cell table:style-name="ce18"/>
          <table:table-cell table:style-name="ce8" office:value-type="string" calcext:value-type="string">
            <text:p>F4</text:p>
          </table:table-cell>
          <table:table-cell table:style-name="ce8" office:value-type="float" office:value="0.0356803009768241" calcext:value-type="float">
            <text:p>0.0357</text:p>
          </table:table-cell>
          <table:table-cell table:style-name="ce8" office:value-type="float" office:value="0.989880485893417" calcext:value-type="float">
            <text:p>0.9899</text:p>
          </table:table-cell>
          <table:table-cell table:number-columns-repeated="2" table:style-name="ce8" office:value-type="float" office:value="0" calcext:value-type="float">
            <text:p>0.0000</text:p>
          </table:table-cell>
          <table:table-cell table:style-name="ce8" office:value-type="float" office:value="0.0438919917905606" calcext:value-type="float">
            <text:p>0.0439</text:p>
          </table:table-cell>
          <table:table-cell table:style-name="ce8" office:value-type="float" office:value="0.986401184538653" calcext:value-type="float">
            <text:p>0.9864</text:p>
          </table:table-cell>
          <table:table-cell/>
          <table:table-cell table:style-name="ce28" table:formula="of:=INDEX([.$B$3:.$B$22];MATCH(LARGE(INDIRECT([.P54]);INDEX([.O54]));INDIRECT([.P54]);0);1)" office:value-type="string" office:string-value="F3" calcext:value-type="string">
            <text:p>F3</text:p>
          </table:table-cell>
          <table:table-cell table:style-name="ce91" table:formula="of:=INDEX(INDIRECT([.P54]);MATCH(LARGE(INDIRECT([.P54]);INDEX([.O54]));INDIRECT([.P54]);0);1)" office:value-type="float" office:value="0.989057601880878" calcext:value-type="float">
            <text:p>0.9891</text:p>
          </table:table-cell>
          <table:table-cell table:style-name="ce95" table:formula="of:=INDEX([.$B$3:.$B$22];MATCH(LARGE(INDIRECT([.Q54]);INDEX([.O54]));INDIRECT([.Q54]);0);1)" office:value-type="string" office:string-value="F3" calcext:value-type="string">
            <text:p>F3</text:p>
          </table:table-cell>
          <table:table-cell table:formula="of:=INDEX(INDIRECT([.Q54]);MATCH(LARGE(INDIRECT([.Q54]);INDEX([.O54]));INDIRECT([.Q54]);0);1)" office:value-type="float" office:value="0.985543952618454" calcext:value-type="float">
            <text:p>0.9855</text:p>
          </table:table-cell>
          <table:table-cell/>
          <table:table-cell office:value-type="float" office:value="3" calcext:value-type="float">
            <text:p>3</text:p>
          </table:table-cell>
          <table:table-cell table:style-name="ce28" table:formula="of:=&quot;D&quot;&amp;[.S$52]&amp;&quot;:D&quot;&amp;[.S$53]" office:value-type="string" office:string-value="D49:D68" calcext:value-type="string">
            <text:p>D49:D68</text:p>
          </table:table-cell>
          <table:table-cell table:style-name="ce28" table:formula="of:=&quot;H&quot;&amp;[.S$52]&amp;&quot;:H&quot;&amp;[.S$53]" office:value-type="string" office:string-value="H49:H68" calcext:value-type="string">
            <text:p>H49:H68</text:p>
          </table:table-cell>
          <table:table-cell table:number-columns-repeated="1007"/>
        </table:table-row>
        <table:table-row table:style-name="ro1">
          <table:covered-table-cell table:style-name="ce18"/>
          <table:table-cell table:style-name="ce8" office:value-type="string" calcext:value-type="string">
            <text:p>F8</text:p>
          </table:table-cell>
          <table:table-cell table:style-name="ce8" office:value-type="float" office:value="0.0441512115054463" calcext:value-type="float">
            <text:p>0.0442</text:p>
          </table:table-cell>
          <table:table-cell table:style-name="ce8" office:value-type="float" office:value="0.987274686520376" calcext:value-type="float">
            <text:p>0.9873</text:p>
          </table:table-cell>
          <table:table-cell table:number-columns-repeated="2" table:style-name="ce8" office:value-type="float" office:value="0" calcext:value-type="float">
            <text:p>0.0000</text:p>
          </table:table-cell>
          <table:table-cell table:style-name="ce8" office:value-type="float" office:value="0.0561672044904006" calcext:value-type="float">
            <text:p>0.0562</text:p>
          </table:table-cell>
          <table:table-cell table:style-name="ce8" office:value-type="float" office:value="0.982115024937656" calcext:value-type="float">
            <text:p>0.9821</text:p>
          </table:table-cell>
          <table:table-cell/>
          <table:table-cell table:style-name="ce28" table:formula="of:=INDEX([.$B$3:.$B$22];MATCH(LARGE(INDIRECT([.P55]);INDEX([.O55]));INDIRECT([.P55]);0);1)" office:value-type="string" office:string-value="P4" calcext:value-type="string">
            <text:p>P4</text:p>
          </table:table-cell>
          <table:table-cell table:style-name="ce91" table:formula="of:=INDEX(INDIRECT([.P55]);MATCH(LARGE(INDIRECT([.P55]);INDEX([.O55]));INDIRECT([.P55]);0);1)" office:value-type="float" office:value="0.988322884012539" calcext:value-type="float">
            <text:p>0.9883</text:p>
          </table:table-cell>
          <table:table-cell table:style-name="ce95" table:formula="of:=INDEX([.$B$3:.$B$22];MATCH(LARGE(INDIRECT([.Q55]);INDEX([.O55]));INDIRECT([.Q55]);0);1)" office:value-type="string" office:string-value="P4" calcext:value-type="string">
            <text:p>P4</text:p>
          </table:table-cell>
          <table:table-cell table:formula="of:=INDEX(INDIRECT([.Q55]);MATCH(LARGE(INDIRECT([.Q55]);INDEX([.O55]));INDIRECT([.Q55]);0);1)" office:value-type="float" office:value="0.984452930174564" calcext:value-type="float">
            <text:p>0.9845</text:p>
          </table:table-cell>
          <table:table-cell/>
          <table:table-cell office:value-type="float" office:value="4" calcext:value-type="float">
            <text:p>4</text:p>
          </table:table-cell>
          <table:table-cell table:style-name="ce28" table:formula="of:=&quot;D&quot;&amp;[.S$52]&amp;&quot;:D&quot;&amp;[.S$53]" office:value-type="string" office:string-value="D49:D68" calcext:value-type="string">
            <text:p>D49:D68</text:p>
          </table:table-cell>
          <table:table-cell table:style-name="ce28" table:formula="of:=&quot;H&quot;&amp;[.S$52]&amp;&quot;:H&quot;&amp;[.S$53]" office:value-type="string" office:string-value="H49:H68" calcext:value-type="string">
            <text:p>H49:H68</text:p>
          </table:table-cell>
          <table:table-cell table:number-columns-repeated="1007"/>
        </table:table-row>
        <table:table-row table:style-name="ro1">
          <table:covered-table-cell table:style-name="ce18"/>
          <table:table-cell table:style-name="ce8" office:value-type="string" calcext:value-type="string">
            <text:p>T7</text:p>
          </table:table-cell>
          <table:table-cell table:style-name="ce8" office:value-type="float" office:value="0.0622651453839387" calcext:value-type="float">
            <text:p>0.0623</text:p>
          </table:table-cell>
          <table:table-cell table:style-name="ce8" office:value-type="float" office:value="0.981240203761756" calcext:value-type="float">
            <text:p>0.9812</text:p>
          </table:table-cell>
          <table:table-cell table:number-columns-repeated="2" table:style-name="ce8" office:value-type="float" office:value="0" calcext:value-type="float">
            <text:p>0.0000</text:p>
          </table:table-cell>
          <table:table-cell table:style-name="ce8" office:value-type="float" office:value="0.0760393503361249" calcext:value-type="float">
            <text:p>0.0760</text:p>
          </table:table-cell>
          <table:table-cell table:style-name="ce8" office:value-type="float" office:value="0.974711658354115" calcext:value-type="float">
            <text:p>0.9747</text:p>
          </table:table-cell>
          <table:table-cell/>
          <table:table-cell table:style-name="ce28" table:formula="of:=INDEX([.$B$3:.$B$22];MATCH(LARGE(INDIRECT([.P56]);INDEX([.O56]));INDIRECT([.P56]);0);1)" office:value-type="string" office:string-value="F8" calcext:value-type="string">
            <text:p>F8</text:p>
          </table:table-cell>
          <table:table-cell table:style-name="ce91" table:formula="of:=INDEX(INDIRECT([.P56]);MATCH(LARGE(INDIRECT([.P56]);INDEX([.O56]));INDIRECT([.P56]);0);1)" office:value-type="float" office:value="0.987274686520376" calcext:value-type="float">
            <text:p>0.9873</text:p>
          </table:table-cell>
          <table:table-cell table:style-name="ce95" table:formula="of:=INDEX([.$B$3:.$B$22];MATCH(LARGE(INDIRECT([.Q56]);INDEX([.O56]));INDIRECT([.Q56]);0);1)" office:value-type="string" office:string-value="F8" calcext:value-type="string">
            <text:p>F8</text:p>
          </table:table-cell>
          <table:table-cell table:formula="of:=INDEX(INDIRECT([.Q56]);MATCH(LARGE(INDIRECT([.Q56]);INDEX([.O56]));INDIRECT([.Q56]);0);1)" office:value-type="float" office:value="0.982115024937656" calcext:value-type="float">
            <text:p>0.9821</text:p>
          </table:table-cell>
          <table:table-cell/>
          <table:table-cell office:value-type="float" office:value="5" calcext:value-type="float">
            <text:p>5</text:p>
          </table:table-cell>
          <table:table-cell table:style-name="ce28" table:formula="of:=&quot;D&quot;&amp;[.S$52]&amp;&quot;:D&quot;&amp;[.S$53]" office:value-type="string" office:string-value="D49:D68" calcext:value-type="string">
            <text:p>D49:D68</text:p>
          </table:table-cell>
          <table:table-cell table:style-name="ce28" table:formula="of:=&quot;H&quot;&amp;[.S$52]&amp;&quot;:H&quot;&amp;[.S$53]" office:value-type="string" office:string-value="H49:H68" calcext:value-type="string">
            <text:p>H49:H68</text:p>
          </table:table-cell>
          <table:table-cell table:number-columns-repeated="1007"/>
        </table:table-row>
        <table:table-row table:style-name="ro1">
          <table:covered-table-cell table:style-name="ce18"/>
          <table:table-cell table:style-name="ce8" office:value-type="string" calcext:value-type="string">
            <text:p>C3</text:p>
          </table:table-cell>
          <table:table-cell table:style-name="ce8" office:value-type="float" office:value="0.0757367594033293" calcext:value-type="float">
            <text:p>0.0757</text:p>
          </table:table-cell>
          <table:table-cell table:style-name="ce8" office:value-type="float" office:value="0.981827978056426" calcext:value-type="float">
            <text:p>0.9818</text:p>
          </table:table-cell>
          <table:table-cell table:number-columns-repeated="2" table:style-name="ce8" office:value-type="float" office:value="0" calcext:value-type="float">
            <text:p>0.0000</text:p>
          </table:table-cell>
          <table:table-cell table:style-name="ce8" office:value-type="float" office:value="0.0931512460419142" calcext:value-type="float">
            <text:p>0.0932</text:p>
          </table:table-cell>
          <table:table-cell table:style-name="ce8" office:value-type="float" office:value="0.975451995012469" calcext:value-type="float">
            <text:p>0.9755</text:p>
          </table:table-cell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18"/>
          <table:table-cell table:style-name="ce8" office:value-type="string" calcext:value-type="string">
            <text:p>Cz</text:p>
          </table:table-cell>
          <table:table-cell table:style-name="ce8" office:value-type="float" office:value="0.0977493965560366" calcext:value-type="float">
            <text:p>0.0977</text:p>
          </table:table-cell>
          <table:table-cell table:style-name="ce8" office:value-type="float" office:value="0.968505094043887" calcext:value-type="float">
            <text:p>0.9685</text:p>
          </table:table-cell>
          <table:table-cell table:number-columns-repeated="2" table:style-name="ce8" office:value-type="float" office:value="0" calcext:value-type="float">
            <text:p>0.0000</text:p>
          </table:table-cell>
          <table:table-cell table:style-name="ce8" office:value-type="float" office:value="0.116498811472384" calcext:value-type="float">
            <text:p>0.1165</text:p>
          </table:table-cell>
          <table:table-cell table:style-name="ce8" office:value-type="float" office:value="0.959826995012469" calcext:value-type="float">
            <text:p>0.9598</text:p>
          </table:table-cell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18"/>
          <table:table-cell table:style-name="ce8" office:value-type="string" calcext:value-type="string">
            <text:p>C4</text:p>
          </table:table-cell>
          <table:table-cell table:style-name="ce8" office:value-type="float" office:value="0.0579668849519801" calcext:value-type="float">
            <text:p>0.0580</text:p>
          </table:table-cell>
          <table:table-cell table:style-name="ce8" office:value-type="float" office:value="0.985080329153605" calcext:value-type="float">
            <text:p>0.9851</text:p>
          </table:table-cell>
          <table:table-cell table:number-columns-repeated="2" table:style-name="ce8" office:value-type="float" office:value="0" calcext:value-type="float">
            <text:p>0.0000</text:p>
          </table:table-cell>
          <table:table-cell table:style-name="ce8" office:value-type="float" office:value="0.0726023465278849" calcext:value-type="float">
            <text:p>0.0726</text:p>
          </table:table-cell>
          <table:table-cell table:style-name="ce8" office:value-type="float" office:value="0.98047849127182" calcext:value-type="float">
            <text:p>0.9805</text:p>
          </table:table-cell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18"/>
          <table:table-cell table:style-name="ce8" office:value-type="string" calcext:value-type="string">
            <text:p>T8</text:p>
          </table:table-cell>
          <table:table-cell table:style-name="ce8" office:value-type="float" office:value="0.0628279568452306" calcext:value-type="float">
            <text:p>0.0628</text:p>
          </table:table-cell>
          <table:table-cell table:style-name="ce8" office:value-type="float" office:value="0.986667319749216" calcext:value-type="float">
            <text:p>0.9867</text:p>
          </table:table-cell>
          <table:table-cell table:number-columns-repeated="2" table:style-name="ce8" office:value-type="float" office:value="0" calcext:value-type="float">
            <text:p>0.0000</text:p>
          </table:table-cell>
          <table:table-cell table:style-name="ce8" office:value-type="float" office:value="0.0747760816702522" calcext:value-type="float">
            <text:p>0.0748</text:p>
          </table:table-cell>
          <table:table-cell table:style-name="ce8" office:value-type="float" office:value="0.981530548628429" calcext:value-type="float">
            <text:p>0.9815</text:p>
          </table:table-cell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18"/>
          <table:table-cell table:style-name="ce8" office:value-type="string" calcext:value-type="string">
            <text:p>P7</text:p>
          </table:table-cell>
          <table:table-cell table:style-name="ce8" office:value-type="float" office:value="0.0639410645201756" calcext:value-type="float">
            <text:p>0.0639</text:p>
          </table:table-cell>
          <table:table-cell table:style-name="ce8" office:value-type="float" office:value="0.98365987460815" calcext:value-type="float">
            <text:p>0.9837</text:p>
          </table:table-cell>
          <table:table-cell table:number-columns-repeated="2" table:style-name="ce8" office:value-type="float" office:value="0" calcext:value-type="float">
            <text:p>0.0000</text:p>
          </table:table-cell>
          <table:table-cell table:style-name="ce8" office:value-type="float" office:value="0.0836259478382636" calcext:value-type="float">
            <text:p>0.0836</text:p>
          </table:table-cell>
          <table:table-cell table:style-name="ce8" office:value-type="float" office:value="0.976231296758105" calcext:value-type="float">
            <text:p>0.9762</text:p>
          </table:table-cell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18"/>
          <table:table-cell table:style-name="ce8" office:value-type="string" calcext:value-type="string">
            <text:p>P3</text:p>
          </table:table-cell>
          <table:table-cell table:style-name="ce8" office:value-type="float" office:value="0.0805000877428251" calcext:value-type="float">
            <text:p>0.0805</text:p>
          </table:table-cell>
          <table:table-cell table:style-name="ce8" office:value-type="float" office:value="0.977360893416928" calcext:value-type="float">
            <text:p>0.9774</text:p>
          </table:table-cell>
          <table:table-cell table:number-columns-repeated="2" table:style-name="ce8" office:value-type="float" office:value="0" calcext:value-type="float">
            <text:p>0.0000</text:p>
          </table:table-cell>
          <table:table-cell table:style-name="ce8" office:value-type="float" office:value="0.0984571794015437" calcext:value-type="float">
            <text:p>0.0985</text:p>
          </table:table-cell>
          <table:table-cell table:style-name="ce8" office:value-type="float" office:value="0.970113778054863" calcext:value-type="float">
            <text:p>0.9701</text:p>
          </table:table-cell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18"/>
          <table:table-cell table:style-name="ce8" office:value-type="string" calcext:value-type="string">
            <text:p>Pz</text:p>
          </table:table-cell>
          <table:table-cell table:style-name="ce8" office:value-type="float" office:value="0.0606678062331714" calcext:value-type="float">
            <text:p>0.0607</text:p>
          </table:table-cell>
          <table:table-cell table:style-name="ce8" office:value-type="float" office:value="0.982709639498433" calcext:value-type="float">
            <text:p>0.9827</text:p>
          </table:table-cell>
          <table:table-cell table:number-columns-repeated="2" table:style-name="ce8" office:value-type="float" office:value="0" calcext:value-type="float">
            <text:p>0.0000</text:p>
          </table:table-cell>
          <table:table-cell table:style-name="ce8" office:value-type="float" office:value="0.078429963750918" calcext:value-type="float">
            <text:p>0.0784</text:p>
          </table:table-cell>
          <table:table-cell table:style-name="ce8" office:value-type="float" office:value="0.976114401496259" calcext:value-type="float">
            <text:p>0.9761</text:p>
          </table:table-cell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18"/>
          <table:table-cell table:style-name="ce8" office:value-type="string" calcext:value-type="string">
            <text:p>P4</text:p>
          </table:table-cell>
          <table:table-cell table:style-name="ce8" office:value-type="float" office:value="0.0388687001506223" calcext:value-type="float">
            <text:p>0.0389</text:p>
          </table:table-cell>
          <table:table-cell table:style-name="ce8" office:value-type="float" office:value="0.988322884012539" calcext:value-type="float">
            <text:p>0.9883</text:p>
          </table:table-cell>
          <table:table-cell table:number-columns-repeated="2" table:style-name="ce8" office:value-type="float" office:value="0" calcext:value-type="float">
            <text:p>0.0000</text:p>
          </table:table-cell>
          <table:table-cell table:style-name="ce8" office:value-type="float" office:value="0.0491923296851968" calcext:value-type="float">
            <text:p>0.0492</text:p>
          </table:table-cell>
          <table:table-cell table:style-name="ce8" office:value-type="float" office:value="0.984452930174564" calcext:value-type="float">
            <text:p>0.9845</text:p>
          </table:table-cell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18"/>
          <table:table-cell table:style-name="ce8" office:value-type="string" calcext:value-type="string">
            <text:p>P8</text:p>
          </table:table-cell>
          <table:table-cell table:style-name="ce8" office:value-type="float" office:value="0.372159243568918" calcext:value-type="float">
            <text:p>0.3722</text:p>
          </table:table-cell>
          <table:table-cell table:style-name="ce8" office:value-type="float" office:value="0.873334639498433" calcext:value-type="float">
            <text:p>0.8733</text:p>
          </table:table-cell>
          <table:table-cell table:number-columns-repeated="2" table:style-name="ce8" office:value-type="float" office:value="0" calcext:value-type="float">
            <text:p>0.0000</text:p>
          </table:table-cell>
          <table:table-cell table:style-name="ce8" office:value-type="float" office:value="0.4035135214577" calcext:value-type="float">
            <text:p>0.4035</text:p>
          </table:table-cell>
          <table:table-cell table:style-name="ce8" office:value-type="float" office:value="0.865180798004987" calcext:value-type="float">
            <text:p>0.8652</text:p>
          </table:table-cell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18"/>
          <table:table-cell table:style-name="ce8" office:value-type="string" calcext:value-type="string">
            <text:p>O1</text:p>
          </table:table-cell>
          <table:table-cell table:style-name="ce8" office:value-type="float" office:value="0.0852714063080034" calcext:value-type="float">
            <text:p>0.0853</text:p>
          </table:table-cell>
          <table:table-cell table:style-name="ce8" office:value-type="float" office:value="0.973413009404389" calcext:value-type="float">
            <text:p>0.9734</text:p>
          </table:table-cell>
          <table:table-cell table:number-columns-repeated="2" table:style-name="ce8" office:value-type="float" office:value="0" calcext:value-type="float">
            <text:p>0.0000</text:p>
          </table:table-cell>
          <table:table-cell table:style-name="ce8" office:value-type="float" office:value="0.103338735284948" calcext:value-type="float">
            <text:p>0.1033</text:p>
          </table:table-cell>
          <table:table-cell table:style-name="ce8" office:value-type="float" office:value="0.965788653366583" calcext:value-type="float">
            <text:p>0.9658</text:p>
          </table:table-cell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18"/>
          <table:table-cell table:style-name="ce8" office:value-type="string" calcext:value-type="string">
            <text:p>Oz</text:p>
          </table:table-cell>
          <table:table-cell table:style-name="ce8" office:value-type="float" office:value="0.1" calcext:value-type="float">
            <text:p>0.1000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18"/>
          <table:table-cell table:style-name="ce8" office:value-type="string" calcext:value-type="string">
            <text:p>O2</text:p>
          </table:table-cell>
          <table:table-cell table:style-name="ce8" office:value-type="float" office:value="0.0840182863199225" calcext:value-type="float">
            <text:p>0.0840</text:p>
          </table:table-cell>
          <table:table-cell table:style-name="ce8" office:value-type="float" office:value="0.972511755485893" calcext:value-type="float">
            <text:p>0.9725</text:p>
          </table:table-cell>
          <table:table-cell table:number-columns-repeated="2" table:style-name="ce8" office:value-type="float" office:value="0" calcext:value-type="float">
            <text:p>0.0000</text:p>
          </table:table-cell>
          <table:table-cell table:style-name="ce8" office:value-type="float" office:value="0.099321910642329" calcext:value-type="float">
            <text:p>0.0993</text:p>
          </table:table-cell>
          <table:table-cell table:style-name="ce8" office:value-type="float" office:value="0.96528210723192" calcext:value-type="float">
            <text:p>0.9653</text:p>
          </table:table-cell>
          <table:table-cell/>
          <table:table-cell table:style-name="ce51" table:number-columns-repeated="4"/>
          <table:table-cell table:style-name="Default" table:number-columns-repeated="2"/>
          <table:table-cell table:number-columns-repeated="1009"/>
        </table:table-row>
        <table:table-row table:style-name="ro1">
          <table:table-cell table:number-columns-repeated="8"/>
          <table:table-cell table:style-name="ce46"/>
          <table:table-cell table:style-name="ce51" table:number-columns-repeated="4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9" office:value-type="string" calcext:value-type="string" table:number-columns-spanned="1" table:number-rows-spanned="20">
            <text:p>Try 3</text:p>
          </table:table-cell>
          <table:table-cell table:style-name="ce10" office:value-type="string" calcext:value-type="string">
            <text:p>Fp1</text:p>
          </table:table-cell>
          <table:table-cell table:style-name="ce10" office:value-type="float" office:value="0.0732097938796943" calcext:value-type="float">
            <text:p>0.0732</text:p>
          </table:table-cell>
          <table:table-cell table:style-name="ce10" office:value-type="float" office:value="0.978497257053292" calcext:value-type="float">
            <text:p>0.9785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table:style-name="ce10" office:value-type="float" office:value="0.0939900070438138" calcext:value-type="float">
            <text:p>0.0940</text:p>
          </table:table-cell>
          <table:table-cell table:style-name="ce10" office:value-type="float" office:value="0.97026963840399" calcext:value-type="float">
            <text:p>0.9703</text:p>
          </table:table-cell>
          <table:table-cell/>
          <table:table-cell table:style-name="ce52" office:value-type="string" calcext:value-type="string" table:number-columns-spanned="4" table:number-rows-spanned="1">
            <text:p>Best Channels</text:p>
          </table:table-cell>
          <table:covered-table-cell table:number-columns-repeated="3"/>
          <table:table-cell table:number-columns-repeated="1011"/>
        </table:table-row>
        <table:table-row table:style-name="ro1">
          <table:covered-table-cell table:style-name="ce20"/>
          <table:table-cell table:style-name="ce10" office:value-type="string" calcext:value-type="string">
            <text:p>Fp2</text:p>
          </table:table-cell>
          <table:table-cell table:style-name="ce10" office:value-type="float" office:value="0.0933327005002472" calcext:value-type="float">
            <text:p>0.0933</text:p>
          </table:table-cell>
          <table:table-cell table:style-name="ce10" office:value-type="float" office:value="0.974206504702194" calcext:value-type="float">
            <text:p>0.9742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table:style-name="ce10" office:value-type="float" office:value="0.122388995854077" calcext:value-type="float">
            <text:p>0.1224</text:p>
          </table:table-cell>
          <table:table-cell table:style-name="ce10" office:value-type="float" office:value="0.962086970074813" calcext:value-type="float">
            <text:p>0.9621</text:p>
          </table:table-cell>
          <table:table-cell/>
          <table:table-cell table:style-name="ce53" office:value-type="string" calcext:value-type="string" table:number-columns-spanned="2" table:number-rows-spanned="1">
            <text:p>Train</text:p>
          </table:table-cell>
          <table:covered-table-cell office:value-type="string" calcext:value-type="string">
            <text:p>Train</text:p>
          </table:covered-table-cell>
          <table:table-cell table:style-name="ce53" office:value-type="string" calcext:value-type="string" table:number-columns-spanned="2" table:number-rows-spanned="1">
            <text:p>Test</text:p>
          </table:table-cell>
          <table:covered-table-cell/>
          <table:table-cell table:number-columns-repeated="1011"/>
        </table:table-row>
        <table:table-row table:style-name="ro1">
          <table:covered-table-cell table:style-name="ce20"/>
          <table:table-cell table:style-name="ce10" office:value-type="string" calcext:value-type="string">
            <text:p>F7</text:p>
          </table:table-cell>
          <table:table-cell table:style-name="ce10" office:value-type="float" office:value="0.0598083695986521" calcext:value-type="float">
            <text:p>0.0598</text:p>
          </table:table-cell>
          <table:table-cell table:style-name="ce10" office:value-type="float" office:value="0.980769984326019" calcext:value-type="float">
            <text:p>0.9808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table:style-name="ce10" office:value-type="float" office:value="0.0722373154018994" calcext:value-type="float">
            <text:p>0.0722</text:p>
          </table:table-cell>
          <table:table-cell table:style-name="ce10" office:value-type="float" office:value="0.976231296758105" calcext:value-type="float">
            <text:p>0.9762</text:p>
          </table:table-cell>
          <table:table-cell/>
          <table:table-cell table:style-name="ce51" office:value-type="string" calcext:value-type="string">
            <text:p>c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value</text:p>
          </table:table-cell>
          <table:table-cell table:number-columns-repeated="1011"/>
        </table:table-row>
        <table:table-row table:style-name="ro1">
          <table:covered-table-cell table:style-name="ce20"/>
          <table:table-cell table:style-name="ce10" office:value-type="string" calcext:value-type="string">
            <text:p>F3</text:p>
          </table:table-cell>
          <table:table-cell table:style-name="ce10" office:value-type="float" office:value="0.0921487684779126" calcext:value-type="float">
            <text:p>0.0921</text:p>
          </table:table-cell>
          <table:table-cell table:style-name="ce10" office:value-type="float" office:value="0.967956504702194" calcext:value-type="float">
            <text:p>0.9680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table:style-name="ce10" office:value-type="float" office:value="0.115941102693131" calcext:value-type="float">
            <text:p>0.1159</text:p>
          </table:table-cell>
          <table:table-cell table:style-name="ce10" office:value-type="float" office:value="0.958969763092269" calcext:value-type="float">
            <text:p>0.9590</text:p>
          </table:table-cell>
          <table:table-cell/>
          <table:table-cell table:style-name="ce28" table:formula="of:=INDEX([.$B$3:.$B$22];MATCH(LARGE(INDIRECT([.P73]);INDEX([.O73]));INDIRECT([.P73]);0);1)" office:value-type="string" office:string-value="F4" calcext:value-type="string">
            <text:p>F4</text:p>
          </table:table-cell>
          <table:table-cell table:style-name="ce91" table:formula="of:=INDEX(INDIRECT([.P73]);MATCH(LARGE(INDIRECT([.P73]);INDEX([.O73]));INDIRECT([.P73]);0);1)" office:value-type="float" office:value="0.99405368338558" calcext:value-type="float">
            <text:p>0.9941</text:p>
          </table:table-cell>
          <table:table-cell table:style-name="ce95" table:formula="of:=INDEX([.$B$3:.$B$22];MATCH(LARGE(INDIRECT([.Q73]);INDEX([.O73]));INDIRECT([.Q73]);0);1)" office:value-type="string" office:string-value="F4" calcext:value-type="string">
            <text:p>F4</text:p>
          </table:table-cell>
          <table:table-cell table:formula="of:=INDEX(INDIRECT([.Q73]);MATCH(LARGE(INDIRECT([.Q73]);INDEX([.O73]));INDIRECT([.Q73]);0);1)" office:value-type="float" office:value="0.98936253117207" calcext:value-type="float">
            <text:p>0.9894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table:formula="of:=&quot;D&quot;&amp;[.S$73]&amp;&quot;:D&quot;&amp;[.S$74]" office:value-type="string" office:string-value="D70:D89" calcext:value-type="string">
            <text:p>D70:D89</text:p>
          </table:table-cell>
          <table:table-cell table:style-name="ce28" table:formula="of:=&quot;H&quot;&amp;[.S$73]&amp;&quot;:H&quot;&amp;[.S$74]" office:value-type="string" office:string-value="H70:H89" calcext:value-type="string">
            <text:p>H70:H89</text:p>
          </table:table-cell>
          <table:table-cell/>
          <table:table-cell table:style-name="ce28" office:value-type="float" office:value="70" calcext:value-type="float">
            <text:p>70</text:p>
          </table:table-cell>
          <table:table-cell table:number-columns-repeated="1005"/>
        </table:table-row>
        <table:table-row table:style-name="ro1">
          <table:covered-table-cell table:style-name="ce20"/>
          <table:table-cell table:style-name="ce10" office:value-type="string" calcext:value-type="string">
            <text:p>Fz</text:p>
          </table:table-cell>
          <table:table-cell table:style-name="ce10" office:value-type="float" office:value="0.0517065944024552" calcext:value-type="float">
            <text:p>0.0517</text:p>
          </table:table-cell>
          <table:table-cell table:style-name="ce10" office:value-type="float" office:value="0.98507053291536" calcext:value-type="float">
            <text:p>0.9851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table:style-name="ce10" office:value-type="float" office:value="0.0660269769963035" calcext:value-type="float">
            <text:p>0.0660</text:p>
          </table:table-cell>
          <table:table-cell table:style-name="ce10" office:value-type="float" office:value="0.980556421446384" calcext:value-type="float">
            <text:p>0.9806</text:p>
          </table:table-cell>
          <table:table-cell/>
          <table:table-cell table:style-name="ce28" table:formula="of:=INDEX([.$B$3:.$B$22];MATCH(LARGE(INDIRECT([.P74]);INDEX([.O74]));INDIRECT([.P74]);0);1)" office:value-type="string" office:string-value="F8" calcext:value-type="string">
            <text:p>F8</text:p>
          </table:table-cell>
          <table:table-cell table:style-name="ce91" table:formula="of:=INDEX(INDIRECT([.P74]);MATCH(LARGE(INDIRECT([.P74]);INDEX([.O74]));INDIRECT([.P74]);0);1)" office:value-type="float" office:value="0.988283699059561" calcext:value-type="float">
            <text:p>0.9883</text:p>
          </table:table-cell>
          <table:table-cell table:style-name="ce95" table:formula="of:=INDEX([.$B$3:.$B$22];MATCH(LARGE(INDIRECT([.Q74]);INDEX([.O74]));INDIRECT([.Q74]);0);1)" office:value-type="string" office:string-value="F8" calcext:value-type="string">
            <text:p>F8</text:p>
          </table:table-cell>
          <table:table-cell table:formula="of:=INDEX(INDIRECT([.Q74]);MATCH(LARGE(INDIRECT([.Q74]);INDEX([.O74]));INDIRECT([.Q74]);0);1)" office:value-type="float" office:value="0.983634663341646" calcext:value-type="float">
            <text:p>0.9836</text:p>
          </table:table-cell>
          <table:table-cell/>
          <table:table-cell office:value-type="float" office:value="2" calcext:value-type="float">
            <text:p>2</text:p>
          </table:table-cell>
          <table:table-cell table:style-name="ce28" table:formula="of:=&quot;D&quot;&amp;[.S$73]&amp;&quot;:D&quot;&amp;[.S$74]" office:value-type="string" office:string-value="D70:D89" calcext:value-type="string">
            <text:p>D70:D89</text:p>
          </table:table-cell>
          <table:table-cell table:style-name="ce28" table:formula="of:=&quot;H&quot;&amp;[.S$73]&amp;&quot;:H&quot;&amp;[.S$74]" office:value-type="string" office:string-value="H70:H89" calcext:value-type="string">
            <text:p>H70:H89</text:p>
          </table:table-cell>
          <table:table-cell/>
          <table:table-cell table:style-name="ce28" office:value-type="float" office:value="89" calcext:value-type="float">
            <text:p>89</text:p>
          </table:table-cell>
          <table:table-cell table:number-columns-repeated="1005"/>
        </table:table-row>
        <table:table-row table:style-name="ro1">
          <table:covered-table-cell table:style-name="ce20"/>
          <table:table-cell table:style-name="ce10" office:value-type="string" calcext:value-type="string">
            <text:p>F4</text:p>
          </table:table-cell>
          <table:table-cell table:style-name="ce10" office:value-type="float" office:value="0.0260238523886256" calcext:value-type="float">
            <text:p>0.0260</text:p>
          </table:table-cell>
          <table:table-cell table:style-name="ce10" office:value-type="float" office:value="0.99405368338558" calcext:value-type="float">
            <text:p>0.9941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table:style-name="ce10" office:value-type="float" office:value="0.038076921042747" calcext:value-type="float">
            <text:p>0.0381</text:p>
          </table:table-cell>
          <table:table-cell table:style-name="ce10" office:value-type="float" office:value="0.98936253117207" calcext:value-type="float">
            <text:p>0.9894</text:p>
          </table:table-cell>
          <table:table-cell/>
          <table:table-cell table:style-name="ce28" table:formula="of:=INDEX([.$B$3:.$B$22];MATCH(LARGE(INDIRECT([.P75]);INDEX([.O75]));INDIRECT([.P75]);0);1)" office:value-type="string" office:string-value="C3" calcext:value-type="string">
            <text:p>C3</text:p>
          </table:table-cell>
          <table:table-cell table:style-name="ce91" table:formula="of:=INDEX(INDIRECT([.P75]);MATCH(LARGE(INDIRECT([.P75]);INDEX([.O75]));INDIRECT([.P75]);0);1)" office:value-type="float" office:value="0.985717084639498" calcext:value-type="float">
            <text:p>0.9857</text:p>
          </table:table-cell>
          <table:table-cell table:style-name="ce95" table:formula="of:=INDEX([.$B$3:.$B$22];MATCH(LARGE(INDIRECT([.Q75]);INDEX([.O75]));INDIRECT([.Q75]);0);1)" office:value-type="string" office:string-value="Fz" calcext:value-type="string">
            <text:p>Fz</text:p>
          </table:table-cell>
          <table:table-cell table:formula="of:=INDEX(INDIRECT([.Q75]);MATCH(LARGE(INDIRECT([.Q75]);INDEX([.O75]));INDIRECT([.Q75]);0);1)" office:value-type="float" office:value="0.980556421446384" calcext:value-type="float">
            <text:p>0.9806</text:p>
          </table:table-cell>
          <table:table-cell/>
          <table:table-cell office:value-type="float" office:value="3" calcext:value-type="float">
            <text:p>3</text:p>
          </table:table-cell>
          <table:table-cell table:style-name="ce28" table:formula="of:=&quot;D&quot;&amp;[.S$73]&amp;&quot;:D&quot;&amp;[.S$74]" office:value-type="string" office:string-value="D70:D89" calcext:value-type="string">
            <text:p>D70:D89</text:p>
          </table:table-cell>
          <table:table-cell table:style-name="ce28" table:formula="of:=&quot;H&quot;&amp;[.S$73]&amp;&quot;:H&quot;&amp;[.S$74]" office:value-type="string" office:string-value="H70:H89" calcext:value-type="string">
            <text:p>H70:H89</text:p>
          </table:table-cell>
          <table:table-cell table:number-columns-repeated="1007"/>
        </table:table-row>
        <table:table-row table:style-name="ro1">
          <table:covered-table-cell table:style-name="ce20"/>
          <table:table-cell table:style-name="ce10" office:value-type="string" calcext:value-type="string">
            <text:p>F8</text:p>
          </table:table-cell>
          <table:table-cell table:style-name="ce10" office:value-type="float" office:value="0.0380585778174706" calcext:value-type="float">
            <text:p>0.0381</text:p>
          </table:table-cell>
          <table:table-cell table:style-name="ce10" office:value-type="float" office:value="0.988283699059561" calcext:value-type="float">
            <text:p>0.9883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table:style-name="ce10" office:value-type="float" office:value="0.0516041231148893" calcext:value-type="float">
            <text:p>0.0516</text:p>
          </table:table-cell>
          <table:table-cell table:style-name="ce10" office:value-type="float" office:value="0.983634663341646" calcext:value-type="float">
            <text:p>0.9836</text:p>
          </table:table-cell>
          <table:table-cell/>
          <table:table-cell table:style-name="ce28" table:formula="of:=INDEX([.$B$3:.$B$22];MATCH(LARGE(INDIRECT([.P76]);INDEX([.O76]));INDIRECT([.P76]);0);1)" office:value-type="string" office:string-value="Fz" calcext:value-type="string">
            <text:p>Fz</text:p>
          </table:table-cell>
          <table:table-cell table:style-name="ce91" table:formula="of:=INDEX(INDIRECT([.P76]);MATCH(LARGE(INDIRECT([.P76]);INDEX([.O76]));INDIRECT([.P76]);0);1)" office:value-type="float" office:value="0.98507053291536" calcext:value-type="float">
            <text:p>0.9851</text:p>
          </table:table-cell>
          <table:table-cell table:style-name="ce95" table:formula="of:=INDEX([.$B$3:.$B$22];MATCH(LARGE(INDIRECT([.Q76]);INDEX([.O76]));INDIRECT([.Q76]);0);1)" office:value-type="string" office:string-value="C3" calcext:value-type="string">
            <text:p>C3</text:p>
          </table:table-cell>
          <table:table-cell table:formula="of:=INDEX(INDIRECT([.Q76]);MATCH(LARGE(INDIRECT([.Q76]);INDEX([.O76]));INDIRECT([.Q76]);0);1)" office:value-type="float" office:value="0.978062655860349" calcext:value-type="float">
            <text:p>0.9781</text:p>
          </table:table-cell>
          <table:table-cell/>
          <table:table-cell office:value-type="float" office:value="4" calcext:value-type="float">
            <text:p>4</text:p>
          </table:table-cell>
          <table:table-cell table:style-name="ce28" table:formula="of:=&quot;D&quot;&amp;[.S$73]&amp;&quot;:D&quot;&amp;[.S$74]" office:value-type="string" office:string-value="D70:D89" calcext:value-type="string">
            <text:p>D70:D89</text:p>
          </table:table-cell>
          <table:table-cell table:style-name="ce28" table:formula="of:=&quot;H&quot;&amp;[.S$73]&amp;&quot;:H&quot;&amp;[.S$74]" office:value-type="string" office:string-value="H70:H89" calcext:value-type="string">
            <text:p>H70:H89</text:p>
          </table:table-cell>
          <table:table-cell table:number-columns-repeated="1007"/>
        </table:table-row>
        <table:table-row table:style-name="ro1">
          <table:covered-table-cell table:style-name="ce20"/>
          <table:table-cell table:style-name="ce10" office:value-type="string" calcext:value-type="string">
            <text:p>T7</text:p>
          </table:table-cell>
          <table:table-cell table:style-name="ce10" office:value-type="float" office:value="0.0850843471185915" calcext:value-type="float">
            <text:p>0.0851</text:p>
          </table:table-cell>
          <table:table-cell table:style-name="ce10" office:value-type="float" office:value="0.972531347962382" calcext:value-type="float">
            <text:p>0.9725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table:style-name="ce10" office:value-type="float" office:value="0.107715039683548" calcext:value-type="float">
            <text:p>0.1077</text:p>
          </table:table-cell>
          <table:table-cell table:style-name="ce10" office:value-type="float" office:value="0.964269014962594" calcext:value-type="float">
            <text:p>0.9643</text:p>
          </table:table-cell>
          <table:table-cell/>
          <table:table-cell table:style-name="ce28" table:formula="of:=INDEX([.$B$3:.$B$22];MATCH(LARGE(INDIRECT([.P77]);INDEX([.O77]));INDIRECT([.P77]);0);1)" office:value-type="string" office:string-value="Cz" calcext:value-type="string">
            <text:p>Cz</text:p>
          </table:table-cell>
          <table:table-cell table:style-name="ce91" table:formula="of:=INDEX(INDIRECT([.P77]);MATCH(LARGE(INDIRECT([.P77]);INDEX([.O77]));INDIRECT([.P77]);0);1)" office:value-type="float" office:value="0.98166144200627" calcext:value-type="float">
            <text:p>0.9817</text:p>
          </table:table-cell>
          <table:table-cell table:style-name="ce95" table:formula="of:=INDEX([.$B$3:.$B$22];MATCH(LARGE(INDIRECT([.Q77]);INDEX([.O77]));INDIRECT([.Q77]);0);1)" office:value-type="string" office:string-value="F7" calcext:value-type="string">
            <text:p>F7</text:p>
          </table:table-cell>
          <table:table-cell table:formula="of:=INDEX(INDIRECT([.Q77]);MATCH(LARGE(INDIRECT([.Q77]);INDEX([.O77]));INDIRECT([.Q77]);0);1)" office:value-type="float" office:value="0.976231296758105" calcext:value-type="float">
            <text:p>0.9762</text:p>
          </table:table-cell>
          <table:table-cell/>
          <table:table-cell office:value-type="float" office:value="5" calcext:value-type="float">
            <text:p>5</text:p>
          </table:table-cell>
          <table:table-cell table:style-name="ce28" table:formula="of:=&quot;D&quot;&amp;[.S$73]&amp;&quot;:D&quot;&amp;[.S$74]" office:value-type="string" office:string-value="D70:D89" calcext:value-type="string">
            <text:p>D70:D89</text:p>
          </table:table-cell>
          <table:table-cell table:style-name="ce28" table:formula="of:=&quot;H&quot;&amp;[.S$73]&amp;&quot;:H&quot;&amp;[.S$74]" office:value-type="string" office:string-value="H70:H89" calcext:value-type="string">
            <text:p>H70:H89</text:p>
          </table:table-cell>
          <table:table-cell table:number-columns-repeated="1007"/>
        </table:table-row>
        <table:table-row table:style-name="ro1">
          <table:covered-table-cell table:style-name="ce20"/>
          <table:table-cell table:style-name="ce10" office:value-type="string" calcext:value-type="string">
            <text:p>C3</text:p>
          </table:table-cell>
          <table:table-cell table:style-name="ce10" office:value-type="float" office:value="0.0512820883992721" calcext:value-type="float">
            <text:p>0.0513</text:p>
          </table:table-cell>
          <table:table-cell table:style-name="ce10" office:value-type="float" office:value="0.985717084639498" calcext:value-type="float">
            <text:p>0.9857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table:style-name="ce10" office:value-type="float" office:value="0.0691744211429447" calcext:value-type="float">
            <text:p>0.0692</text:p>
          </table:table-cell>
          <table:table-cell table:style-name="ce10" office:value-type="float" office:value="0.978062655860349" calcext:value-type="float">
            <text:p>0.9781</text:p>
          </table:table-cell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20"/>
          <table:table-cell table:style-name="ce10" office:value-type="string" calcext:value-type="string">
            <text:p>Cz</text:p>
          </table:table-cell>
          <table:table-cell table:style-name="ce10" office:value-type="float" office:value="0.0604699847945319" calcext:value-type="float">
            <text:p>0.0605</text:p>
          </table:table-cell>
          <table:table-cell table:style-name="ce10" office:value-type="float" office:value="0.98166144200627" calcext:value-type="float">
            <text:p>0.9817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table:style-name="ce10" office:value-type="float" office:value="0.079273046995339" calcext:value-type="float">
            <text:p>0.0793</text:p>
          </table:table-cell>
          <table:table-cell table:style-name="ce10" office:value-type="float" office:value="0.974555798004988" calcext:value-type="float">
            <text:p>0.9746</text:p>
          </table:table-cell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20"/>
          <table:table-cell table:style-name="ce10" office:value-type="string" calcext:value-type="string">
            <text:p>C4</text:p>
          </table:table-cell>
          <table:table-cell table:style-name="ce10" office:value-type="float" office:value="0.125308861959504" calcext:value-type="float">
            <text:p>0.1253</text:p>
          </table:table-cell>
          <table:table-cell table:style-name="ce10" office:value-type="float" office:value="0.957690047021944" calcext:value-type="float">
            <text:p>0.9577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table:style-name="ce10" office:value-type="float" office:value="0.151280491461889" calcext:value-type="float">
            <text:p>0.1513</text:p>
          </table:table-cell>
          <table:table-cell table:style-name="ce10" office:value-type="float" office:value="0.949618142144638" calcext:value-type="float">
            <text:p>0.9496</text:p>
          </table:table-cell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20"/>
          <table:table-cell table:style-name="ce10" office:value-type="string" calcext:value-type="string">
            <text:p>T8</text:p>
          </table:table-cell>
          <table:table-cell table:style-name="ce10" office:value-type="float" office:value="0.17178631357872" calcext:value-type="float">
            <text:p>0.1718</text:p>
          </table:table-cell>
          <table:table-cell table:style-name="ce10" office:value-type="float" office:value="0.939439655172414" calcext:value-type="float">
            <text:p>0.9394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table:style-name="ce10" office:value-type="float" office:value="0.196442431326668" calcext:value-type="float">
            <text:p>0.1964</text:p>
          </table:table-cell>
          <table:table-cell table:style-name="ce10" office:value-type="float" office:value="0.929940773067332" calcext:value-type="float">
            <text:p>0.9299</text:p>
          </table:table-cell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20"/>
          <table:table-cell table:style-name="ce10" office:value-type="string" calcext:value-type="string">
            <text:p>P7</text:p>
          </table:table-cell>
          <table:table-cell table:style-name="ce10" office:value-type="float" office:value="0.090977691461954" calcext:value-type="float">
            <text:p>0.0910</text:p>
          </table:table-cell>
          <table:table-cell table:style-name="ce10" office:value-type="float" office:value="0.972737068965517" calcext:value-type="float">
            <text:p>0.9727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table:style-name="ce10" office:value-type="float" office:value="0.111626264019091" calcext:value-type="float">
            <text:p>0.1116</text:p>
          </table:table-cell>
          <table:table-cell table:style-name="ce10" office:value-type="float" office:value="0.963528678304239" calcext:value-type="float">
            <text:p>0.9635</text:p>
          </table:table-cell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20"/>
          <table:table-cell table:style-name="ce10" office:value-type="string" calcext:value-type="string">
            <text:p>P3</text:p>
          </table:table-cell>
          <table:table-cell table:style-name="ce10" office:value-type="float" office:value="0.0868768619192431" calcext:value-type="float">
            <text:p>0.0869</text:p>
          </table:table-cell>
          <table:table-cell table:style-name="ce10" office:value-type="float" office:value="0.970385971786834" calcext:value-type="float">
            <text:p>0.9704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table:style-name="ce10" office:value-type="float" office:value="0.10629740255209" calcext:value-type="float">
            <text:p>0.1063</text:p>
          </table:table-cell>
          <table:table-cell table:style-name="ce10" office:value-type="float" office:value="0.962983167082294" calcext:value-type="float">
            <text:p>0.9630</text:p>
          </table:table-cell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20"/>
          <table:table-cell table:style-name="ce10" office:value-type="string" calcext:value-type="string">
            <text:p>Pz</text:p>
          </table:table-cell>
          <table:table-cell table:style-name="ce10" office:value-type="float" office:value="0.0796687083458966" calcext:value-type="float">
            <text:p>0.0797</text:p>
          </table:table-cell>
          <table:table-cell table:style-name="ce10" office:value-type="float" office:value="0.972452978056426" calcext:value-type="float">
            <text:p>0.9725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table:style-name="ce10" office:value-type="float" office:value="0.0979851871389812" calcext:value-type="float">
            <text:p>0.0980</text:p>
          </table:table-cell>
          <table:table-cell table:style-name="ce10" office:value-type="float" office:value="0.966645885286783" calcext:value-type="float">
            <text:p>0.9666</text:p>
          </table:table-cell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20"/>
          <table:table-cell table:style-name="ce10" office:value-type="string" calcext:value-type="string">
            <text:p>P4</text:p>
          </table:table-cell>
          <table:table-cell table:style-name="ce10" office:value-type="float" office:value="0.065158371069705" calcext:value-type="float">
            <text:p>0.0652</text:p>
          </table:table-cell>
          <table:table-cell table:style-name="ce10" office:value-type="float" office:value="0.979545454545454" calcext:value-type="float">
            <text:p>0.9795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table:style-name="ce10" office:value-type="float" office:value="0.0827373363579301" calcext:value-type="float">
            <text:p>0.0827</text:p>
          </table:table-cell>
          <table:table-cell table:style-name="ce10" office:value-type="float" office:value="0.972412718204489" calcext:value-type="float">
            <text:p>0.9724</text:p>
          </table:table-cell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20"/>
          <table:table-cell table:style-name="ce10" office:value-type="string" calcext:value-type="string">
            <text:p>P8</text:p>
          </table:table-cell>
          <table:table-cell table:style-name="ce10" office:value-type="float" office:value="0.0645939184075402" calcext:value-type="float">
            <text:p>0.0646</text:p>
          </table:table-cell>
          <table:table-cell table:style-name="ce10" office:value-type="float" office:value="0.980672021943574" calcext:value-type="float">
            <text:p>0.9807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table:style-name="ce10" office:value-type="float" office:value="0.0797771860443595" calcext:value-type="float">
            <text:p>0.0798</text:p>
          </table:table-cell>
          <table:table-cell table:style-name="ce10" office:value-type="float" office:value="0.973932356608479" calcext:value-type="float">
            <text:p>0.9739</text:p>
          </table:table-cell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20"/>
          <table:table-cell table:style-name="ce10" office:value-type="string" calcext:value-type="string">
            <text:p>O1</text:p>
          </table:table-cell>
          <table:table-cell table:style-name="ce10" office:value-type="float" office:value="0.164550151073353" calcext:value-type="float">
            <text:p>0.1646</text:p>
          </table:table-cell>
          <table:table-cell table:style-name="ce10" office:value-type="float" office:value="0.941820141065831" calcext:value-type="float">
            <text:p>0.9418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table:style-name="ce10" office:value-type="float" office:value="0.183008050457795" calcext:value-type="float">
            <text:p>0.1830</text:p>
          </table:table-cell>
          <table:table-cell table:style-name="ce10" office:value-type="float" office:value="0.935201059850374" calcext:value-type="float">
            <text:p>0.9352</text:p>
          </table:table-cell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20"/>
          <table:table-cell table:style-name="ce10" office:value-type="string" calcext:value-type="string">
            <text:p>Oz</text:p>
          </table:table-cell>
          <table:table-cell table:style-name="ce10" office:value-type="float" office:value="0.1" calcext:value-type="float">
            <text:p>0.1000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20"/>
          <table:table-cell table:style-name="ce10" office:value-type="string" calcext:value-type="string">
            <text:p>O2</text:p>
          </table:table-cell>
          <table:table-cell table:style-name="ce10" office:value-type="float" office:value="0.103809494310319" calcext:value-type="float">
            <text:p>0.1038</text:p>
          </table:table-cell>
          <table:table-cell table:style-name="ce10" office:value-type="float" office:value="0.966682993730407" calcext:value-type="float">
            <text:p>0.9667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table:style-name="ce10" office:value-type="float" office:value="0.121038336283585" calcext:value-type="float">
            <text:p>0.1210</text:p>
          </table:table-cell>
          <table:table-cell table:style-name="ce10" office:value-type="float" office:value="0.959476309226933" calcext:value-type="float">
            <text:p>0.9595</text:p>
          </table:table-cell>
          <table:table-cell/>
          <table:table-cell table:style-name="ce28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 table:number-columns-spanned="1" table:number-rows-spanned="20">
            <text:p>Try 4</text:p>
          </table:table-cell>
          <table:table-cell table:style-name="ce23" office:value-type="string" calcext:value-type="string">
            <text:p>Fp1</text:p>
          </table:table-cell>
          <table:table-cell table:style-name="ce23" office:value-type="float" office:value="0.0704247386291109" calcext:value-type="float">
            <text:p>0.0704</text:p>
          </table:table-cell>
          <table:table-cell table:style-name="ce23" office:value-type="float" office:value="0.977311912225705" calcext:value-type="float">
            <text:p>0.9773</text:p>
          </table:table-cell>
          <table:table-cell table:number-columns-repeated="2" table:style-name="ce23" office:value-type="float" office:value="0" calcext:value-type="float">
            <text:p>0.0000</text:p>
          </table:table-cell>
          <table:table-cell table:style-name="ce23" office:value-type="float" office:value="0.0939437978183316" calcext:value-type="float">
            <text:p>0.0939</text:p>
          </table:table-cell>
          <table:table-cell table:style-name="ce23" office:value-type="float" office:value="0.967736907730673" calcext:value-type="float">
            <text:p>0.9677</text:p>
          </table:table-cell>
          <table:table-cell/>
          <table:table-cell table:style-name="ce52" office:value-type="string" calcext:value-type="string" table:number-columns-spanned="4" table:number-rows-spanned="1">
            <text:p>Best Channels</text:p>
          </table:table-cell>
          <table:covered-table-cell table:number-columns-repeated="3"/>
          <table:table-cell table:number-columns-repeated="1011"/>
        </table:table-row>
        <table:table-row table:style-name="ro1">
          <table:covered-table-cell table:style-name="ce27"/>
          <table:table-cell table:style-name="ce23" office:value-type="string" calcext:value-type="string">
            <text:p>Fp2</text:p>
          </table:table-cell>
          <table:table-cell table:style-name="ce23" office:value-type="float" office:value="0.122917311883832" calcext:value-type="float">
            <text:p>0.1229</text:p>
          </table:table-cell>
          <table:table-cell table:style-name="ce23" office:value-type="float" office:value="0.95685736677116" calcext:value-type="float">
            <text:p>0.9569</text:p>
          </table:table-cell>
          <table:table-cell table:number-columns-repeated="2" table:style-name="ce23" office:value-type="float" office:value="0" calcext:value-type="float">
            <text:p>0.0000</text:p>
          </table:table-cell>
          <table:table-cell table:style-name="ce23" office:value-type="float" office:value="0.158473839244789" calcext:value-type="float">
            <text:p>0.1585</text:p>
          </table:table-cell>
          <table:table-cell table:style-name="ce23" office:value-type="float" office:value="0.944474750623441" calcext:value-type="float">
            <text:p>0.9445</text:p>
          </table:table-cell>
          <table:table-cell/>
          <table:table-cell table:style-name="ce53" office:value-type="string" calcext:value-type="string" table:number-columns-spanned="2" table:number-rows-spanned="1">
            <text:p>Train</text:p>
          </table:table-cell>
          <table:covered-table-cell office:value-type="string" calcext:value-type="string">
            <text:p>Train</text:p>
          </table:covered-table-cell>
          <table:table-cell table:style-name="ce53" office:value-type="string" calcext:value-type="string" table:number-columns-spanned="2" table:number-rows-spanned="1">
            <text:p>Test</text:p>
          </table:table-cell>
          <table:covered-table-cell/>
          <table:table-cell table:number-columns-repeated="1011"/>
        </table:table-row>
        <table:table-row table:style-name="ro1">
          <table:covered-table-cell table:style-name="ce27"/>
          <table:table-cell table:style-name="ce23" office:value-type="string" calcext:value-type="string">
            <text:p>F7</text:p>
          </table:table-cell>
          <table:table-cell table:style-name="ce23" office:value-type="float" office:value="0.0742310056375299" calcext:value-type="float">
            <text:p>0.0742</text:p>
          </table:table-cell>
          <table:table-cell table:style-name="ce23" office:value-type="float" office:value="0.978477664576802" calcext:value-type="float">
            <text:p>0.9785</text:p>
          </table:table-cell>
          <table:table-cell table:number-columns-repeated="2" table:style-name="ce23" office:value-type="float" office:value="0" calcext:value-type="float">
            <text:p>0.0000</text:p>
          </table:table-cell>
          <table:table-cell table:style-name="ce23" office:value-type="float" office:value="0.100197492011746" calcext:value-type="float">
            <text:p>0.1002</text:p>
          </table:table-cell>
          <table:table-cell table:style-name="ce23" office:value-type="float" office:value="0.967697942643392" calcext:value-type="float">
            <text:p>0.9677</text:p>
          </table:table-cell>
          <table:table-cell/>
          <table:table-cell table:style-name="ce51" office:value-type="string" calcext:value-type="string">
            <text:p>c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value</text:p>
          </table:table-cell>
          <table:table-cell table:number-columns-repeated="1011"/>
        </table:table-row>
        <table:table-row table:style-name="ro1">
          <table:covered-table-cell table:style-name="ce27"/>
          <table:table-cell table:style-name="ce23" office:value-type="string" calcext:value-type="string">
            <text:p>F3</text:p>
          </table:table-cell>
          <table:table-cell table:style-name="ce23" office:value-type="float" office:value="0.0591430819850287" calcext:value-type="float">
            <text:p>0.0591</text:p>
          </table:table-cell>
          <table:table-cell table:style-name="ce23" office:value-type="float" office:value="0.982719435736677" calcext:value-type="float">
            <text:p>0.9827</text:p>
          </table:table-cell>
          <table:table-cell table:number-columns-repeated="2" table:style-name="ce23" office:value-type="float" office:value="0" calcext:value-type="float">
            <text:p>0.0000</text:p>
          </table:table-cell>
          <table:table-cell table:style-name="ce23" office:value-type="float" office:value="0.0758009241833503" calcext:value-type="float">
            <text:p>0.0758</text:p>
          </table:table-cell>
          <table:table-cell table:style-name="ce23" office:value-type="float" office:value="0.975023379052369" calcext:value-type="float">
            <text:p>0.9750</text:p>
          </table:table-cell>
          <table:table-cell/>
          <table:table-cell table:style-name="ce28" table:formula="of:=INDEX([.$B$3:.$B$22];MATCH(LARGE(INDIRECT([.P94]);INDEX([.O94]));INDIRECT([.P94]);0);1)" office:value-type="string" office:string-value="T8" calcext:value-type="string">
            <text:p>T8</text:p>
          </table:table-cell>
          <table:table-cell table:style-name="ce91" table:formula="of:=INDEX(INDIRECT([.P94]);MATCH(LARGE(INDIRECT([.P94]);INDEX([.O94]));INDIRECT([.P94]);0);1)" office:value-type="float" office:value="0.991261755485894" calcext:value-type="float">
            <text:p>0.9913</text:p>
          </table:table-cell>
          <table:table-cell table:style-name="ce95" table:formula="of:=INDEX([.$B$3:.$B$22];MATCH(LARGE(INDIRECT([.Q94]);INDEX([.O94]));INDIRECT([.Q94]);0);1)" office:value-type="string" office:string-value="T8" calcext:value-type="string">
            <text:p>T8</text:p>
          </table:table-cell>
          <table:table-cell table:formula="of:=INDEX(INDIRECT([.Q94]);MATCH(LARGE(INDIRECT([.Q94]);INDEX([.O94]));INDIRECT([.Q94]);0);1)" office:value-type="float" office:value="0.986596009975062" calcext:value-type="float">
            <text:p>0.9866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table:formula="of:=&quot;D&quot;&amp;[.S$94]&amp;&quot;:D&quot;&amp;[.S$95]" office:value-type="string" office:string-value="D91:D110" calcext:value-type="string">
            <text:p>D91:D110</text:p>
          </table:table-cell>
          <table:table-cell table:style-name="ce28" table:formula="of:=&quot;H&quot;&amp;[.S$94]&amp;&quot;:H&quot;&amp;[.S$95]" office:value-type="string" office:string-value="H91:H110" calcext:value-type="string">
            <text:p>H91:H110</text:p>
          </table:table-cell>
          <table:table-cell/>
          <table:table-cell table:style-name="ce28" office:value-type="float" office:value="91" calcext:value-type="float">
            <text:p>91</text:p>
          </table:table-cell>
          <table:table-cell table:number-columns-repeated="1005"/>
        </table:table-row>
        <table:table-row table:style-name="ro1">
          <table:covered-table-cell table:style-name="ce27"/>
          <table:table-cell table:style-name="ce23" office:value-type="string" calcext:value-type="string">
            <text:p>Fz</text:p>
          </table:table-cell>
          <table:table-cell table:style-name="ce23" office:value-type="float" office:value="0.0530684447920294" calcext:value-type="float">
            <text:p>0.0531</text:p>
          </table:table-cell>
          <table:table-cell table:style-name="ce23" office:value-type="float" office:value="0.984208463949843" calcext:value-type="float">
            <text:p>0.9842</text:p>
          </table:table-cell>
          <table:table-cell table:number-columns-repeated="2" table:style-name="ce23" office:value-type="float" office:value="0" calcext:value-type="float">
            <text:p>0.0000</text:p>
          </table:table-cell>
          <table:table-cell table:style-name="ce23" office:value-type="float" office:value="0.0722777122246134" calcext:value-type="float">
            <text:p>0.0723</text:p>
          </table:table-cell>
          <table:table-cell table:style-name="ce23" office:value-type="float" office:value="0.976620947630923" calcext:value-type="float">
            <text:p>0.9766</text:p>
          </table:table-cell>
          <table:table-cell/>
          <table:table-cell table:style-name="ce28" table:formula="of:=INDEX([.$B$3:.$B$22];MATCH(LARGE(INDIRECT([.P95]);INDEX([.O95]));INDIRECT([.P95]);0);1)" office:value-type="string" office:string-value="Cz" calcext:value-type="string">
            <text:p>Cz</text:p>
          </table:table-cell>
          <table:table-cell table:style-name="ce91" table:formula="of:=INDEX(INDIRECT([.P95]);MATCH(LARGE(INDIRECT([.P95]);INDEX([.O95]));INDIRECT([.P95]);0);1)" office:value-type="float" office:value="0.988724529780564" calcext:value-type="float">
            <text:p>0.9887</text:p>
          </table:table-cell>
          <table:table-cell table:style-name="ce95" table:formula="of:=INDEX([.$B$3:.$B$22];MATCH(LARGE(INDIRECT([.Q95]);INDEX([.O95]));INDIRECT([.Q95]);0);1)" office:value-type="string" office:string-value="Cz" calcext:value-type="string">
            <text:p>Cz</text:p>
          </table:table-cell>
          <table:table-cell table:formula="of:=INDEX(INDIRECT([.Q95]);MATCH(LARGE(INDIRECT([.Q95]);INDEX([.O95]));INDIRECT([.Q95]);0);1)" office:value-type="float" office:value="0.982621571072319" calcext:value-type="float">
            <text:p>0.9826</text:p>
          </table:table-cell>
          <table:table-cell/>
          <table:table-cell office:value-type="float" office:value="2" calcext:value-type="float">
            <text:p>2</text:p>
          </table:table-cell>
          <table:table-cell table:style-name="ce28" table:formula="of:=&quot;D&quot;&amp;[.S$94]&amp;&quot;:D&quot;&amp;[.S$95]" office:value-type="string" office:string-value="D91:D110" calcext:value-type="string">
            <text:p>D91:D110</text:p>
          </table:table-cell>
          <table:table-cell table:style-name="ce28" table:formula="of:=&quot;H&quot;&amp;[.S$94]&amp;&quot;:H&quot;&amp;[.S$95]" office:value-type="string" office:string-value="H91:H110" calcext:value-type="string">
            <text:p>H91:H110</text:p>
          </table:table-cell>
          <table:table-cell/>
          <table:table-cell table:style-name="ce28" office:value-type="float" office:value="110" calcext:value-type="float">
            <text:p>110</text:p>
          </table:table-cell>
          <table:table-cell table:number-columns-repeated="1005"/>
        </table:table-row>
        <table:table-row table:style-name="ro1">
          <table:covered-table-cell table:style-name="ce27"/>
          <table:table-cell table:style-name="ce23" office:value-type="string" calcext:value-type="string">
            <text:p>F4</text:p>
          </table:table-cell>
          <table:table-cell table:style-name="ce23" office:value-type="float" office:value="0.111846400235654" calcext:value-type="float">
            <text:p>0.1118</text:p>
          </table:table-cell>
          <table:table-cell table:style-name="ce23" office:value-type="float" office:value="0.95948275862069" calcext:value-type="float">
            <text:p>0.9595</text:p>
          </table:table-cell>
          <table:table-cell table:number-columns-repeated="2" table:style-name="ce23" office:value-type="float" office:value="0" calcext:value-type="float">
            <text:p>0.0000</text:p>
          </table:table-cell>
          <table:table-cell table:style-name="ce23" office:value-type="float" office:value="0.129779821949224" calcext:value-type="float">
            <text:p>0.1298</text:p>
          </table:table-cell>
          <table:table-cell table:style-name="ce23" office:value-type="float" office:value="0.952423628428928" calcext:value-type="float">
            <text:p>0.9524</text:p>
          </table:table-cell>
          <table:table-cell/>
          <table:table-cell table:style-name="ce28" table:formula="of:=INDEX([.$B$3:.$B$22];MATCH(LARGE(INDIRECT([.P96]);INDEX([.O96]));INDIRECT([.P96]);0);1)" office:value-type="string" office:string-value="O2" calcext:value-type="string">
            <text:p>O2</text:p>
          </table:table-cell>
          <table:table-cell table:style-name="ce91" table:formula="of:=INDEX(INDIRECT([.P96]);MATCH(LARGE(INDIRECT([.P96]);INDEX([.O96]));INDIRECT([.P96]);0);1)" office:value-type="float" office:value="0.985707288401254" calcext:value-type="float">
            <text:p>0.9857</text:p>
          </table:table-cell>
          <table:table-cell table:style-name="ce95" table:formula="of:=INDEX([.$B$3:.$B$22];MATCH(LARGE(INDIRECT([.Q96]);INDEX([.O96]));INDIRECT([.Q96]);0);1)" office:value-type="string" office:string-value="O2" calcext:value-type="string">
            <text:p>O2</text:p>
          </table:table-cell>
          <table:table-cell table:formula="of:=INDEX(INDIRECT([.Q96]);MATCH(LARGE(INDIRECT([.Q96]);INDEX([.O96]));INDIRECT([.Q96]);0);1)" office:value-type="float" office:value="0.978179551122195" calcext:value-type="float">
            <text:p>0.9782</text:p>
          </table:table-cell>
          <table:table-cell/>
          <table:table-cell office:value-type="float" office:value="3" calcext:value-type="float">
            <text:p>3</text:p>
          </table:table-cell>
          <table:table-cell table:style-name="ce28" table:formula="of:=&quot;D&quot;&amp;[.S$94]&amp;&quot;:D&quot;&amp;[.S$95]" office:value-type="string" office:string-value="D91:D110" calcext:value-type="string">
            <text:p>D91:D110</text:p>
          </table:table-cell>
          <table:table-cell table:style-name="ce28" table:formula="of:=&quot;H&quot;&amp;[.S$94]&amp;&quot;:H&quot;&amp;[.S$95]" office:value-type="string" office:string-value="H91:H110" calcext:value-type="string">
            <text:p>H91:H110</text:p>
          </table:table-cell>
          <table:table-cell table:number-columns-repeated="1007"/>
        </table:table-row>
        <table:table-row table:style-name="ro1">
          <table:covered-table-cell table:style-name="ce27"/>
          <table:table-cell table:style-name="ce23" office:value-type="string" calcext:value-type="string">
            <text:p>F8</text:p>
          </table:table-cell>
          <table:table-cell table:style-name="ce23" office:value-type="float" office:value="0.112701617669443" calcext:value-type="float">
            <text:p>0.1127</text:p>
          </table:table-cell>
          <table:table-cell table:style-name="ce23" office:value-type="float" office:value="0.96310736677116" calcext:value-type="float">
            <text:p>0.9631</text:p>
          </table:table-cell>
          <table:table-cell table:number-columns-repeated="2" table:style-name="ce23" office:value-type="float" office:value="0" calcext:value-type="float">
            <text:p>0.0000</text:p>
          </table:table-cell>
          <table:table-cell table:style-name="ce23" office:value-type="float" office:value="0.125882940260029" calcext:value-type="float">
            <text:p>0.1259</text:p>
          </table:table-cell>
          <table:table-cell table:style-name="ce23" office:value-type="float" office:value="0.957099438902743" calcext:value-type="float">
            <text:p>0.9571</text:p>
          </table:table-cell>
          <table:table-cell/>
          <table:table-cell table:style-name="ce28" table:formula="of:=INDEX([.$B$3:.$B$22];MATCH(LARGE(INDIRECT([.P97]);INDEX([.O97]));INDIRECT([.P97]);0);1)" office:value-type="string" office:string-value="O1" calcext:value-type="string">
            <text:p>O1</text:p>
          </table:table-cell>
          <table:table-cell table:style-name="ce91" table:formula="of:=INDEX(INDIRECT([.P97]);MATCH(LARGE(INDIRECT([.P97]);INDEX([.O97]));INDIRECT([.P97]);0);1)" office:value-type="float" office:value="0.984355407523511" calcext:value-type="float">
            <text:p>0.9844</text:p>
          </table:table-cell>
          <table:table-cell table:style-name="ce95" table:formula="of:=INDEX([.$B$3:.$B$22];MATCH(LARGE(INDIRECT([.Q97]);INDEX([.O97]));INDIRECT([.Q97]);0);1)" office:value-type="string" office:string-value="Fz" calcext:value-type="string">
            <text:p>Fz</text:p>
          </table:table-cell>
          <table:table-cell table:formula="of:=INDEX(INDIRECT([.Q97]);MATCH(LARGE(INDIRECT([.Q97]);INDEX([.O97]));INDIRECT([.Q97]);0);1)" office:value-type="float" office:value="0.976620947630923" calcext:value-type="float">
            <text:p>0.9766</text:p>
          </table:table-cell>
          <table:table-cell/>
          <table:table-cell office:value-type="float" office:value="4" calcext:value-type="float">
            <text:p>4</text:p>
          </table:table-cell>
          <table:table-cell table:style-name="ce28" table:formula="of:=&quot;D&quot;&amp;[.S$94]&amp;&quot;:D&quot;&amp;[.S$95]" office:value-type="string" office:string-value="D91:D110" calcext:value-type="string">
            <text:p>D91:D110</text:p>
          </table:table-cell>
          <table:table-cell table:style-name="ce28" table:formula="of:=&quot;H&quot;&amp;[.S$94]&amp;&quot;:H&quot;&amp;[.S$95]" office:value-type="string" office:string-value="H91:H110" calcext:value-type="string">
            <text:p>H91:H110</text:p>
          </table:table-cell>
          <table:table-cell table:number-columns-repeated="1007"/>
        </table:table-row>
        <table:table-row table:style-name="ro1">
          <table:covered-table-cell table:style-name="ce27"/>
          <table:table-cell table:style-name="ce23" office:value-type="string" calcext:value-type="string">
            <text:p>T7</text:p>
          </table:table-cell>
          <table:table-cell table:style-name="ce23" office:value-type="float" office:value="0.145070227039365" calcext:value-type="float">
            <text:p>0.1451</text:p>
          </table:table-cell>
          <table:table-cell table:style-name="ce23" office:value-type="float" office:value="0.949363244514107" calcext:value-type="float">
            <text:p>0.9494</text:p>
          </table:table-cell>
          <table:table-cell table:number-columns-repeated="2" table:style-name="ce23" office:value-type="float" office:value="0" calcext:value-type="float">
            <text:p>0.0000</text:p>
          </table:table-cell>
          <table:table-cell table:style-name="ce23" office:value-type="float" office:value="0.165052183799241" calcext:value-type="float">
            <text:p>0.1651</text:p>
          </table:table-cell>
          <table:table-cell table:style-name="ce23" office:value-type="float" office:value="0.945643703241895" calcext:value-type="float">
            <text:p>0.9456</text:p>
          </table:table-cell>
          <table:table-cell/>
          <table:table-cell table:style-name="ce28" table:formula="of:=INDEX([.$B$3:.$B$22];MATCH(LARGE(INDIRECT([.P98]);INDEX([.O98]));INDIRECT([.P98]);0);1)" office:value-type="string" office:string-value="Fz" calcext:value-type="string">
            <text:p>Fz</text:p>
          </table:table-cell>
          <table:table-cell table:style-name="ce91" table:formula="of:=INDEX(INDIRECT([.P98]);MATCH(LARGE(INDIRECT([.P98]);INDEX([.O98]));INDIRECT([.P98]);0);1)" office:value-type="float" office:value="0.984208463949843" calcext:value-type="float">
            <text:p>0.9842</text:p>
          </table:table-cell>
          <table:table-cell table:style-name="ce95" table:formula="of:=INDEX([.$B$3:.$B$22];MATCH(LARGE(INDIRECT([.Q98]);INDEX([.O98]));INDIRECT([.Q98]);0);1)" office:value-type="string" office:string-value="O1" calcext:value-type="string">
            <text:p>O1</text:p>
          </table:table-cell>
          <table:table-cell table:formula="of:=INDEX(INDIRECT([.Q98]);MATCH(LARGE(INDIRECT([.Q98]);INDEX([.O98]));INDIRECT([.Q98]);0);1)" office:value-type="float" office:value="0.976581982543641" calcext:value-type="float">
            <text:p>0.9766</text:p>
          </table:table-cell>
          <table:table-cell/>
          <table:table-cell office:value-type="float" office:value="5" calcext:value-type="float">
            <text:p>5</text:p>
          </table:table-cell>
          <table:table-cell table:style-name="ce28" table:formula="of:=&quot;D&quot;&amp;[.S$94]&amp;&quot;:D&quot;&amp;[.S$95]" office:value-type="string" office:string-value="D91:D110" calcext:value-type="string">
            <text:p>D91:D110</text:p>
          </table:table-cell>
          <table:table-cell table:style-name="ce28" table:formula="of:=&quot;H&quot;&amp;[.S$94]&amp;&quot;:H&quot;&amp;[.S$95]" office:value-type="string" office:string-value="H91:H110" calcext:value-type="string">
            <text:p>H91:H110</text:p>
          </table:table-cell>
          <table:table-cell table:number-columns-repeated="1007"/>
        </table:table-row>
        <table:table-row table:style-name="ro1">
          <table:covered-table-cell table:style-name="ce27"/>
          <table:table-cell table:style-name="ce23" office:value-type="string" calcext:value-type="string">
            <text:p>C3</text:p>
          </table:table-cell>
          <table:table-cell table:style-name="ce23" office:value-type="float" office:value="0.107798114479709" calcext:value-type="float">
            <text:p>0.1078</text:p>
          </table:table-cell>
          <table:table-cell table:style-name="ce23" office:value-type="float" office:value="0.966242163009404" calcext:value-type="float">
            <text:p>0.9662</text:p>
          </table:table-cell>
          <table:table-cell table:number-columns-repeated="2" table:style-name="ce23" office:value-type="float" office:value="0" calcext:value-type="float">
            <text:p>0.0000</text:p>
          </table:table-cell>
          <table:table-cell table:style-name="ce23" office:value-type="float" office:value="0.131319805027504" calcext:value-type="float">
            <text:p>0.1313</text:p>
          </table:table-cell>
          <table:table-cell table:style-name="ce23" office:value-type="float" office:value="0.956748753117207" calcext:value-type="float">
            <text:p>0.9567</text:p>
          </table:table-cell>
          <table:table-cell table:number-columns-repeated="1016"/>
        </table:table-row>
        <table:table-row table:style-name="ro1">
          <table:covered-table-cell table:style-name="ce27"/>
          <table:table-cell table:style-name="ce23" office:value-type="string" calcext:value-type="string">
            <text:p>Cz</text:p>
          </table:table-cell>
          <table:table-cell table:style-name="ce23" office:value-type="float" office:value="0.0433289234511858" calcext:value-type="float">
            <text:p>0.0433</text:p>
          </table:table-cell>
          <table:table-cell table:style-name="ce23" office:value-type="float" office:value="0.988724529780564" calcext:value-type="float">
            <text:p>0.9887</text:p>
          </table:table-cell>
          <table:table-cell table:number-columns-repeated="2" table:style-name="ce23" office:value-type="float" office:value="0" calcext:value-type="float">
            <text:p>0.0000</text:p>
          </table:table-cell>
          <table:table-cell table:style-name="ce23" office:value-type="float" office:value="0.05987573766203" calcext:value-type="float">
            <text:p>0.0599</text:p>
          </table:table-cell>
          <table:table-cell table:style-name="ce23" office:value-type="float" office:value="0.982621571072319" calcext:value-type="float">
            <text:p>0.9826</text:p>
          </table:table-cell>
          <table:table-cell table:number-columns-repeated="1016"/>
        </table:table-row>
        <table:table-row table:style-name="ro1">
          <table:covered-table-cell table:style-name="ce27"/>
          <table:table-cell table:style-name="ce23" office:value-type="string" calcext:value-type="string">
            <text:p>C4</text:p>
          </table:table-cell>
          <table:table-cell table:style-name="ce23" office:value-type="float" office:value="0.0652733543951964" calcext:value-type="float">
            <text:p>0.0653</text:p>
          </table:table-cell>
          <table:table-cell table:style-name="ce23" office:value-type="float" office:value="0.980936520376176" calcext:value-type="float">
            <text:p>0.9809</text:p>
          </table:table-cell>
          <table:table-cell table:number-columns-repeated="2" table:style-name="ce23" office:value-type="float" office:value="0" calcext:value-type="float">
            <text:p>0.0000</text:p>
          </table:table-cell>
          <table:table-cell table:style-name="ce23" office:value-type="float" office:value="0.0811376987615057" calcext:value-type="float">
            <text:p>0.0811</text:p>
          </table:table-cell>
          <table:table-cell table:style-name="ce23" office:value-type="float" office:value="0.976387157107232" calcext:value-type="float">
            <text:p>0.9764</text:p>
          </table:table-cell>
          <table:table-cell table:number-columns-repeated="1016"/>
        </table:table-row>
        <table:table-row table:style-name="ro1">
          <table:covered-table-cell table:style-name="ce27"/>
          <table:table-cell table:style-name="ce23" office:value-type="string" calcext:value-type="string">
            <text:p>T8</text:p>
          </table:table-cell>
          <table:table-cell table:style-name="ce23" office:value-type="float" office:value="0.0318792213493123" calcext:value-type="float">
            <text:p>0.0319</text:p>
          </table:table-cell>
          <table:table-cell table:style-name="ce23" office:value-type="float" office:value="0.991261755485894" calcext:value-type="float">
            <text:p>0.9913</text:p>
          </table:table-cell>
          <table:table-cell table:number-columns-repeated="2" table:style-name="ce23" office:value-type="float" office:value="0" calcext:value-type="float">
            <text:p>0.0000</text:p>
          </table:table-cell>
          <table:table-cell table:style-name="ce23" office:value-type="float" office:value="0.0425897567669984" calcext:value-type="float">
            <text:p>0.0426</text:p>
          </table:table-cell>
          <table:table-cell table:style-name="ce23" office:value-type="float" office:value="0.986596009975062" calcext:value-type="float">
            <text:p>0.9866</text:p>
          </table:table-cell>
          <table:table-cell table:number-columns-repeated="1016"/>
        </table:table-row>
        <table:table-row table:style-name="ro1">
          <table:covered-table-cell table:style-name="ce27"/>
          <table:table-cell table:style-name="ce23" office:value-type="string" calcext:value-type="string">
            <text:p>P7</text:p>
          </table:table-cell>
          <table:table-cell table:style-name="ce23" office:value-type="float" office:value="0.0924254383401344" calcext:value-type="float">
            <text:p>0.0924</text:p>
          </table:table-cell>
          <table:table-cell table:style-name="ce23" office:value-type="float" office:value="0.971933777429467" calcext:value-type="float">
            <text:p>0.9719</text:p>
          </table:table-cell>
          <table:table-cell table:number-columns-repeated="2" table:style-name="ce23" office:value-type="float" office:value="0" calcext:value-type="float">
            <text:p>0.0000</text:p>
          </table:table-cell>
          <table:table-cell table:style-name="ce23" office:value-type="float" office:value="0.115513924945917" calcext:value-type="float">
            <text:p>0.1155</text:p>
          </table:table-cell>
          <table:table-cell table:style-name="ce23" office:value-type="float" office:value="0.962398690773067" calcext:value-type="float">
            <text:p>0.9624</text:p>
          </table:table-cell>
          <table:table-cell table:number-columns-repeated="1016"/>
        </table:table-row>
        <table:table-row table:style-name="ro1">
          <table:covered-table-cell table:style-name="ce27"/>
          <table:table-cell table:style-name="ce23" office:value-type="string" calcext:value-type="string">
            <text:p>P3</text:p>
          </table:table-cell>
          <table:table-cell table:style-name="ce23" office:value-type="float" office:value="0.0828712236956579" calcext:value-type="float">
            <text:p>0.0829</text:p>
          </table:table-cell>
          <table:table-cell table:style-name="ce23" office:value-type="float" office:value="0.973383620689655" calcext:value-type="float">
            <text:p>0.9734</text:p>
          </table:table-cell>
          <table:table-cell table:number-columns-repeated="2" table:style-name="ce23" office:value-type="float" office:value="0" calcext:value-type="float">
            <text:p>0.0000</text:p>
          </table:table-cell>
          <table:table-cell table:style-name="ce23" office:value-type="float" office:value="0.110828614018003" calcext:value-type="float">
            <text:p>0.1108</text:p>
          </table:table-cell>
          <table:table-cell table:style-name="ce23" office:value-type="float" office:value="0.963489713216958" calcext:value-type="float">
            <text:p>0.9635</text:p>
          </table:table-cell>
          <table:table-cell table:number-columns-repeated="1016"/>
        </table:table-row>
        <table:table-row table:style-name="ro1">
          <table:covered-table-cell table:style-name="ce27"/>
          <table:table-cell table:style-name="ce23" office:value-type="string" calcext:value-type="string">
            <text:p>Pz</text:p>
          </table:table-cell>
          <table:table-cell table:style-name="ce23" office:value-type="float" office:value="0.0731871601468577" calcext:value-type="float">
            <text:p>0.0732</text:p>
          </table:table-cell>
          <table:table-cell table:style-name="ce23" office:value-type="float" office:value="0.978565830721003" calcext:value-type="float">
            <text:p>0.9786</text:p>
          </table:table-cell>
          <table:table-cell table:number-columns-repeated="2" table:style-name="ce23" office:value-type="float" office:value="0" calcext:value-type="float">
            <text:p>0.0000</text:p>
          </table:table-cell>
          <table:table-cell table:style-name="ce23" office:value-type="float" office:value="0.0955240306516464" calcext:value-type="float">
            <text:p>0.0955</text:p>
          </table:table-cell>
          <table:table-cell table:style-name="ce23" office:value-type="float" office:value="0.968204488778055" calcext:value-type="float">
            <text:p>0.9682</text:p>
          </table:table-cell>
          <table:table-cell table:number-columns-repeated="1016"/>
        </table:table-row>
        <table:table-row table:style-name="ro1">
          <table:covered-table-cell table:style-name="ce27"/>
          <table:table-cell table:style-name="ce23" office:value-type="string" calcext:value-type="string">
            <text:p>P4</text:p>
          </table:table-cell>
          <table:table-cell table:style-name="ce23" office:value-type="float" office:value="0.0737862353388302" calcext:value-type="float">
            <text:p>0.0738</text:p>
          </table:table-cell>
          <table:table-cell table:style-name="ce23" office:value-type="float" office:value="0.97599921630094" calcext:value-type="float">
            <text:p>0.9760</text:p>
          </table:table-cell>
          <table:table-cell table:number-columns-repeated="2" table:style-name="ce23" office:value-type="float" office:value="0" calcext:value-type="float">
            <text:p>0.0000</text:p>
          </table:table-cell>
          <table:table-cell table:style-name="ce23" office:value-type="float" office:value="0.101804364535335" calcext:value-type="float">
            <text:p>0.1018</text:p>
          </table:table-cell>
          <table:table-cell table:style-name="ce23" office:value-type="float" office:value="0.966918640897756" calcext:value-type="float">
            <text:p>0.9669</text:p>
          </table:table-cell>
          <table:table-cell table:number-columns-repeated="1016"/>
        </table:table-row>
        <table:table-row table:style-name="ro1">
          <table:covered-table-cell table:style-name="ce27"/>
          <table:table-cell table:style-name="ce23" office:value-type="string" calcext:value-type="string">
            <text:p>P8</text:p>
          </table:table-cell>
          <table:table-cell table:style-name="ce23" office:value-type="float" office:value="0.0725032119559223" calcext:value-type="float">
            <text:p>0.0725</text:p>
          </table:table-cell>
          <table:table-cell table:style-name="ce23" office:value-type="float" office:value="0.978477664576802" calcext:value-type="float">
            <text:p>0.9785</text:p>
          </table:table-cell>
          <table:table-cell table:number-columns-repeated="2" table:style-name="ce23" office:value-type="float" office:value="0" calcext:value-type="float">
            <text:p>0.0000</text:p>
          </table:table-cell>
          <table:table-cell table:style-name="ce23" office:value-type="float" office:value="0.0955609573594798" calcext:value-type="float">
            <text:p>0.0956</text:p>
          </table:table-cell>
          <table:table-cell table:style-name="ce23" office:value-type="float" office:value="0.970230673316708" calcext:value-type="float">
            <text:p>0.9702</text:p>
          </table:table-cell>
          <table:table-cell table:number-columns-repeated="1016"/>
        </table:table-row>
        <table:table-row table:style-name="ro1">
          <table:covered-table-cell table:style-name="ce27"/>
          <table:table-cell table:style-name="ce23" office:value-type="string" calcext:value-type="string">
            <text:p>O1</text:p>
          </table:table-cell>
          <table:table-cell table:style-name="ce23" office:value-type="float" office:value="0.0507909355136248" calcext:value-type="float">
            <text:p>0.0508</text:p>
          </table:table-cell>
          <table:table-cell table:style-name="ce23" office:value-type="float" office:value="0.984355407523511" calcext:value-type="float">
            <text:p>0.9844</text:p>
          </table:table-cell>
          <table:table-cell table:number-columns-repeated="2" table:style-name="ce23" office:value-type="float" office:value="0" calcext:value-type="float">
            <text:p>0.0000</text:p>
          </table:table-cell>
          <table:table-cell table:style-name="ce23" office:value-type="float" office:value="0.0695399213768077" calcext:value-type="float">
            <text:p>0.0695</text:p>
          </table:table-cell>
          <table:table-cell table:style-name="ce23" office:value-type="float" office:value="0.976581982543641" calcext:value-type="float">
            <text:p>0.9766</text:p>
          </table:table-cell>
          <table:table-cell table:number-columns-repeated="1016"/>
        </table:table-row>
        <table:table-row table:style-name="ro1">
          <table:covered-table-cell table:style-name="ce27"/>
          <table:table-cell table:style-name="ce23" office:value-type="string" calcext:value-type="string">
            <text:p>Oz</text:p>
          </table:table-cell>
          <table:table-cell table:style-name="ce23" office:value-type="float" office:value="0.1" calcext:value-type="float">
            <text:p>0.1000</text:p>
          </table:table-cell>
          <table:table-cell table:number-columns-repeated="5" table:style-name="ce23" office:value-type="float" office:value="0" calcext:value-type="float">
            <text:p>0.0000</text:p>
          </table:table-cell>
          <table:table-cell table:number-columns-repeated="1016"/>
        </table:table-row>
        <table:table-row table:style-name="ro1">
          <table:covered-table-cell table:style-name="ce27"/>
          <table:table-cell table:style-name="ce23" office:value-type="string" calcext:value-type="string">
            <text:p>O2</text:p>
          </table:table-cell>
          <table:table-cell table:style-name="ce23" office:value-type="float" office:value="0.0476451484106925" calcext:value-type="float">
            <text:p>0.0476</text:p>
          </table:table-cell>
          <table:table-cell table:style-name="ce23" office:value-type="float" office:value="0.985707288401254" calcext:value-type="float">
            <text:p>0.9857</text:p>
          </table:table-cell>
          <table:table-cell table:number-columns-repeated="2" table:style-name="ce23" office:value-type="float" office:value="0" calcext:value-type="float">
            <text:p>0.0000</text:p>
          </table:table-cell>
          <table:table-cell table:style-name="ce23" office:value-type="float" office:value="0.0659494955496784" calcext:value-type="float">
            <text:p>0.0659</text:p>
          </table:table-cell>
          <table:table-cell table:style-name="ce23" office:value-type="float" office:value="0.978179551122195" calcext:value-type="float">
            <text:p>0.9782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 table:number-columns-spanned="1" table:number-rows-spanned="20">
            <text:p>Try 5</text:p>
          </table:table-cell>
          <table:table-cell table:style-name="ce32" office:value-type="string" calcext:value-type="string">
            <text:p>Fp1</text:p>
          </table:table-cell>
          <table:table-cell table:style-name="ce32" office:value-type="float" office:value="0.0498694061678265" calcext:value-type="float">
            <text:p>0.0499</text:p>
          </table:table-cell>
          <table:table-cell table:style-name="ce32" office:value-type="float" office:value="0.98769592476489" calcext:value-type="float">
            <text:p>0.9877</text:p>
          </table:table-cell>
          <table:table-cell table:number-columns-repeated="2" table:style-name="ce32" office:value-type="float" office:value="0" calcext:value-type="float">
            <text:p>0.0000</text:p>
          </table:table-cell>
          <table:table-cell table:style-name="ce32" office:value-type="float" office:value="0.0661161452011575" calcext:value-type="float">
            <text:p>0.0661</text:p>
          </table:table-cell>
          <table:table-cell table:style-name="ce32" office:value-type="float" office:value="0.982153990024938" calcext:value-type="float">
            <text:p>0.9822</text:p>
          </table:table-cell>
          <table:table-cell/>
          <table:table-cell table:style-name="ce52" office:value-type="string" calcext:value-type="string" table:number-columns-spanned="4" table:number-rows-spanned="1">
            <text:p>Best Channels</text:p>
          </table:table-cell>
          <table:covered-table-cell table:number-columns-repeated="3"/>
          <table:table-cell table:number-columns-repeated="1011"/>
        </table:table-row>
        <table:table-row table:style-name="ro1">
          <table:covered-table-cell table:style-name="ce86"/>
          <table:table-cell table:style-name="ce32" office:value-type="string" calcext:value-type="string">
            <text:p>Fp2</text:p>
          </table:table-cell>
          <table:table-cell table:style-name="ce32" office:value-type="float" office:value="0.0765564621837815" calcext:value-type="float">
            <text:p>0.0766</text:p>
          </table:table-cell>
          <table:table-cell table:style-name="ce32" office:value-type="float" office:value="0.97621473354232" calcext:value-type="float">
            <text:p>0.9762</text:p>
          </table:table-cell>
          <table:table-cell table:number-columns-repeated="2" table:style-name="ce32" office:value-type="float" office:value="0" calcext:value-type="float">
            <text:p>0.0000</text:p>
          </table:table-cell>
          <table:table-cell table:style-name="ce32" office:value-type="float" office:value="0.0961482894428056" calcext:value-type="float">
            <text:p>0.0961</text:p>
          </table:table-cell>
          <table:table-cell table:style-name="ce32" office:value-type="float" office:value="0.968944825436409" calcext:value-type="float">
            <text:p>0.9689</text:p>
          </table:table-cell>
          <table:table-cell/>
          <table:table-cell table:style-name="ce53" office:value-type="string" calcext:value-type="string" table:number-columns-spanned="2" table:number-rows-spanned="1">
            <text:p>Train</text:p>
          </table:table-cell>
          <table:covered-table-cell office:value-type="string" calcext:value-type="string">
            <text:p>Train</text:p>
          </table:covered-table-cell>
          <table:table-cell table:style-name="ce53" office:value-type="string" calcext:value-type="string" table:number-columns-spanned="2" table:number-rows-spanned="1">
            <text:p>Test</text:p>
          </table:table-cell>
          <table:covered-table-cell/>
          <table:table-cell table:number-columns-repeated="1011"/>
        </table:table-row>
        <table:table-row table:style-name="ro1">
          <table:covered-table-cell table:style-name="ce86"/>
          <table:table-cell table:style-name="ce32" office:value-type="string" calcext:value-type="string">
            <text:p>F7</text:p>
          </table:table-cell>
          <table:table-cell table:style-name="ce32" office:value-type="float" office:value="0.0872950462548524" calcext:value-type="float">
            <text:p>0.0873</text:p>
          </table:table-cell>
          <table:table-cell table:style-name="ce32" office:value-type="float" office:value="0.977370689655172" calcext:value-type="float">
            <text:p>0.9774</text:p>
          </table:table-cell>
          <table:table-cell table:number-columns-repeated="2" table:style-name="ce32" office:value-type="float" office:value="0" calcext:value-type="float">
            <text:p>0.0000</text:p>
          </table:table-cell>
          <table:table-cell table:style-name="ce32" office:value-type="float" office:value="0.107353792969425" calcext:value-type="float">
            <text:p>0.1074</text:p>
          </table:table-cell>
          <table:table-cell table:style-name="ce32" office:value-type="float" office:value="0.969373441396509" calcext:value-type="float">
            <text:p>0.9694</text:p>
          </table:table-cell>
          <table:table-cell/>
          <table:table-cell table:style-name="ce51" office:value-type="string" calcext:value-type="string">
            <text:p>c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value</text:p>
          </table:table-cell>
          <table:table-cell table:number-columns-repeated="1011"/>
        </table:table-row>
        <table:table-row table:style-name="ro1">
          <table:covered-table-cell table:style-name="ce86"/>
          <table:table-cell table:style-name="ce32" office:value-type="string" calcext:value-type="string">
            <text:p>F3</text:p>
          </table:table-cell>
          <table:table-cell table:style-name="ce32" office:value-type="float" office:value="0.134088315157261" calcext:value-type="float">
            <text:p>0.1341</text:p>
          </table:table-cell>
          <table:table-cell table:style-name="ce32" office:value-type="float" office:value="0.95301724137931" calcext:value-type="float">
            <text:p>0.9530</text:p>
          </table:table-cell>
          <table:table-cell table:number-columns-repeated="2" table:style-name="ce32" office:value-type="float" office:value="0" calcext:value-type="float">
            <text:p>0.0000</text:p>
          </table:table-cell>
          <table:table-cell table:style-name="ce32" office:value-type="float" office:value="0.157196408263094" calcext:value-type="float">
            <text:p>0.1572</text:p>
          </table:table-cell>
          <table:table-cell table:style-name="ce32" office:value-type="float" office:value="0.944357855361596" calcext:value-type="float">
            <text:p>0.9444</text:p>
          </table:table-cell>
          <table:table-cell/>
          <table:table-cell table:style-name="ce28" table:formula="of:=INDEX([.$B$3:.$B$22];MATCH(LARGE(INDIRECT([.P115]);INDEX([.O115]));INDIRECT([.P115]);0);1)" office:value-type="string" office:string-value="Fp1" calcext:value-type="string">
            <text:p>Fp1</text:p>
          </table:table-cell>
          <table:table-cell table:style-name="ce91" table:formula="of:=INDEX(INDIRECT([.P115]);MATCH(LARGE(INDIRECT([.P115]);INDEX([.O115]));INDIRECT([.P115]);0);1)" office:value-type="float" office:value="0.98769592476489" calcext:value-type="float">
            <text:p>0.9877</text:p>
          </table:table-cell>
          <table:table-cell table:style-name="ce95" table:formula="of:=INDEX([.$B$3:.$B$22];MATCH(LARGE(INDIRECT([.Q115]);INDEX([.O115]));INDIRECT([.Q115]);0);1)" office:value-type="string" office:string-value="Fp1" calcext:value-type="string">
            <text:p>Fp1</text:p>
          </table:table-cell>
          <table:table-cell table:formula="of:=INDEX(INDIRECT([.Q115]);MATCH(LARGE(INDIRECT([.Q115]);INDEX([.O115]));INDIRECT([.Q115]);0);1)" office:value-type="float" office:value="0.982153990024938" calcext:value-type="float">
            <text:p>0.98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table:formula="of:=&quot;D&quot;&amp;[.S$115]&amp;&quot;:D&quot;&amp;[.S$116]" office:value-type="string" office:string-value="D112:D131" calcext:value-type="string">
            <text:p>D112:D131</text:p>
          </table:table-cell>
          <table:table-cell table:style-name="ce28" table:formula="of:=&quot;H&quot;&amp;[.S$115]&amp;&quot;:H&quot;&amp;[.S$116]" office:value-type="string" office:string-value="H112:H131" calcext:value-type="string">
            <text:p>H112:H131</text:p>
          </table:table-cell>
          <table:table-cell/>
          <table:table-cell table:style-name="ce28" office:value-type="float" office:value="112" calcext:value-type="float">
            <text:p>112</text:p>
          </table:table-cell>
          <table:table-cell table:number-columns-repeated="1005"/>
        </table:table-row>
        <table:table-row table:style-name="ro1">
          <table:covered-table-cell table:style-name="ce86"/>
          <table:table-cell table:style-name="ce32" office:value-type="string" calcext:value-type="string">
            <text:p>Fz</text:p>
          </table:table-cell>
          <table:table-cell table:style-name="ce32" office:value-type="float" office:value="0.0588593724788076" calcext:value-type="float">
            <text:p>0.0589</text:p>
          </table:table-cell>
          <table:table-cell table:style-name="ce32" office:value-type="float" office:value="0.98174960815047" calcext:value-type="float">
            <text:p>0.9817</text:p>
          </table:table-cell>
          <table:table-cell table:number-columns-repeated="2" table:style-name="ce32" office:value-type="float" office:value="0" calcext:value-type="float">
            <text:p>0.0000</text:p>
          </table:table-cell>
          <table:table-cell table:style-name="ce32" office:value-type="float" office:value="0.0726626506655888" calcext:value-type="float">
            <text:p>0.0727</text:p>
          </table:table-cell>
          <table:table-cell table:style-name="ce32" office:value-type="float" office:value="0.97743921446384" calcext:value-type="float">
            <text:p>0.9774</text:p>
          </table:table-cell>
          <table:table-cell/>
          <table:table-cell table:style-name="ce28" table:formula="of:=INDEX([.$B$3:.$B$22];MATCH(LARGE(INDIRECT([.P116]);INDEX([.O116]));INDIRECT([.P116]);0);1)" office:value-type="string" office:string-value="T7" calcext:value-type="string">
            <text:p>T7</text:p>
          </table:table-cell>
          <table:table-cell table:style-name="ce91" table:formula="of:=INDEX(INDIRECT([.P116]);MATCH(LARGE(INDIRECT([.P116]);INDEX([.O116]));INDIRECT([.P116]);0);1)" office:value-type="float" office:value="0.98467868338558" calcext:value-type="float">
            <text:p>0.9847</text:p>
          </table:table-cell>
          <table:table-cell table:style-name="ce95" table:formula="of:=INDEX([.$B$3:.$B$22];MATCH(LARGE(INDIRECT([.Q116]);INDEX([.O116]));INDIRECT([.Q116]);0);1)" office:value-type="string" office:string-value="T8" calcext:value-type="string">
            <text:p>T8</text:p>
          </table:table-cell>
          <table:table-cell table:formula="of:=INDEX(INDIRECT([.Q116]);MATCH(LARGE(INDIRECT([.Q116]);INDEX([.O116]));INDIRECT([.Q116]);0);1)" office:value-type="float" office:value="0.979348503740648" calcext:value-type="float">
            <text:p>0.9793</text:p>
          </table:table-cell>
          <table:table-cell/>
          <table:table-cell office:value-type="float" office:value="2" calcext:value-type="float">
            <text:p>2</text:p>
          </table:table-cell>
          <table:table-cell table:style-name="ce28" table:formula="of:=&quot;D&quot;&amp;[.S$115]&amp;&quot;:D&quot;&amp;[.S$116]" office:value-type="string" office:string-value="D112:D131" calcext:value-type="string">
            <text:p>D112:D131</text:p>
          </table:table-cell>
          <table:table-cell table:style-name="ce28" table:formula="of:=&quot;H&quot;&amp;[.S$115]&amp;&quot;:H&quot;&amp;[.S$116]" office:value-type="string" office:string-value="H112:H131" calcext:value-type="string">
            <text:p>H112:H131</text:p>
          </table:table-cell>
          <table:table-cell/>
          <table:table-cell table:style-name="ce28" office:value-type="float" office:value="131" calcext:value-type="float">
            <text:p>131</text:p>
          </table:table-cell>
          <table:table-cell table:number-columns-repeated="1005"/>
        </table:table-row>
        <table:table-row table:style-name="ro1">
          <table:covered-table-cell table:style-name="ce86"/>
          <table:table-cell table:style-name="ce32" office:value-type="string" calcext:value-type="string">
            <text:p>F4</text:p>
          </table:table-cell>
          <table:table-cell table:style-name="ce32" office:value-type="float" office:value="0.0930700499155678" calcext:value-type="float">
            <text:p>0.0931</text:p>
          </table:table-cell>
          <table:table-cell table:style-name="ce32" office:value-type="float" office:value="0.96924960815047" calcext:value-type="float">
            <text:p>0.9692</text:p>
          </table:table-cell>
          <table:table-cell table:number-columns-repeated="2" table:style-name="ce32" office:value-type="float" office:value="0" calcext:value-type="float">
            <text:p>0.0000</text:p>
          </table:table-cell>
          <table:table-cell table:style-name="ce32" office:value-type="float" office:value="0.116448676808182" calcext:value-type="float">
            <text:p>0.1164</text:p>
          </table:table-cell>
          <table:table-cell table:style-name="ce32" office:value-type="float" office:value="0.960450436408978" calcext:value-type="float">
            <text:p>0.9605</text:p>
          </table:table-cell>
          <table:table-cell/>
          <table:table-cell table:style-name="ce28" table:formula="of:=INDEX([.$B$3:.$B$22];MATCH(LARGE(INDIRECT([.P117]);INDEX([.O117]));INDIRECT([.P117]);0);1)" office:value-type="string" office:string-value="T8" calcext:value-type="string">
            <text:p>T8</text:p>
          </table:table-cell>
          <table:table-cell table:style-name="ce91" table:formula="of:=INDEX(INDIRECT([.P117]);MATCH(LARGE(INDIRECT([.P117]);INDEX([.O117]));INDIRECT([.P117]);0);1)" office:value-type="float" office:value="0.984639498432602" calcext:value-type="float">
            <text:p>0.9846</text:p>
          </table:table-cell>
          <table:table-cell table:style-name="ce95" table:formula="of:=INDEX([.$B$3:.$B$22];MATCH(LARGE(INDIRECT([.Q117]);INDEX([.O117]));INDIRECT([.Q117]);0);1)" office:value-type="string" office:string-value="T7" calcext:value-type="string">
            <text:p>T7</text:p>
          </table:table-cell>
          <table:table-cell table:formula="of:=INDEX(INDIRECT([.Q117]);MATCH(LARGE(INDIRECT([.Q117]);INDEX([.O117]));INDIRECT([.Q117]);0);1)" office:value-type="float" office:value="0.978179551122195" calcext:value-type="float">
            <text:p>0.9782</text:p>
          </table:table-cell>
          <table:table-cell/>
          <table:table-cell office:value-type="float" office:value="3" calcext:value-type="float">
            <text:p>3</text:p>
          </table:table-cell>
          <table:table-cell table:style-name="ce28" table:formula="of:=&quot;D&quot;&amp;[.S$115]&amp;&quot;:D&quot;&amp;[.S$116]" office:value-type="string" office:string-value="D112:D131" calcext:value-type="string">
            <text:p>D112:D131</text:p>
          </table:table-cell>
          <table:table-cell table:style-name="ce28" table:formula="of:=&quot;H&quot;&amp;[.S$115]&amp;&quot;:H&quot;&amp;[.S$116]" office:value-type="string" office:string-value="H112:H131" calcext:value-type="string">
            <text:p>H112:H131</text:p>
          </table:table-cell>
          <table:table-cell table:number-columns-repeated="1007"/>
        </table:table-row>
        <table:table-row table:style-name="ro1">
          <table:covered-table-cell table:style-name="ce86"/>
          <table:table-cell table:style-name="ce32" office:value-type="string" calcext:value-type="string">
            <text:p>F8</text:p>
          </table:table-cell>
          <table:table-cell table:style-name="ce32" office:value-type="float" office:value="0.056881068941778" calcext:value-type="float">
            <text:p>0.0569</text:p>
          </table:table-cell>
          <table:table-cell table:style-name="ce32" office:value-type="float" office:value="0.984345611285266" calcext:value-type="float">
            <text:p>0.9843</text:p>
          </table:table-cell>
          <table:table-cell table:number-columns-repeated="2" table:style-name="ce32" office:value-type="float" office:value="0" calcext:value-type="float">
            <text:p>0.0000</text:p>
          </table:table-cell>
          <table:table-cell table:style-name="ce32" office:value-type="float" office:value="0.0716034479885179" calcext:value-type="float">
            <text:p>0.0716</text:p>
          </table:table-cell>
          <table:table-cell table:style-name="ce32" office:value-type="float" office:value="0.977088528678304" calcext:value-type="float">
            <text:p>0.9771</text:p>
          </table:table-cell>
          <table:table-cell/>
          <table:table-cell table:style-name="ce28" table:formula="of:=INDEX([.$B$3:.$B$22];MATCH(LARGE(INDIRECT([.P118]);INDEX([.O118]));INDIRECT([.P118]);0);1)" office:value-type="string" office:string-value="F8" calcext:value-type="string">
            <text:p>F8</text:p>
          </table:table-cell>
          <table:table-cell table:style-name="ce91" table:formula="of:=INDEX(INDIRECT([.P118]);MATCH(LARGE(INDIRECT([.P118]);INDEX([.O118]));INDIRECT([.P118]);0);1)" office:value-type="float" office:value="0.984345611285266" calcext:value-type="float">
            <text:p>0.9843</text:p>
          </table:table-cell>
          <table:table-cell table:style-name="ce95" table:formula="of:=INDEX([.$B$3:.$B$22];MATCH(LARGE(INDIRECT([.Q118]);INDEX([.O118]));INDIRECT([.Q118]);0);1)" office:value-type="string" office:string-value="Fz" calcext:value-type="string">
            <text:p>Fz</text:p>
          </table:table-cell>
          <table:table-cell table:formula="of:=INDEX(INDIRECT([.Q118]);MATCH(LARGE(INDIRECT([.Q118]);INDEX([.O118]));INDIRECT([.Q118]);0);1)" office:value-type="float" office:value="0.97743921446384" calcext:value-type="float">
            <text:p>0.9774</text:p>
          </table:table-cell>
          <table:table-cell/>
          <table:table-cell office:value-type="float" office:value="4" calcext:value-type="float">
            <text:p>4</text:p>
          </table:table-cell>
          <table:table-cell table:style-name="ce28" table:formula="of:=&quot;D&quot;&amp;[.S$115]&amp;&quot;:D&quot;&amp;[.S$116]" office:value-type="string" office:string-value="D112:D131" calcext:value-type="string">
            <text:p>D112:D131</text:p>
          </table:table-cell>
          <table:table-cell table:style-name="ce28" table:formula="of:=&quot;H&quot;&amp;[.S$115]&amp;&quot;:H&quot;&amp;[.S$116]" office:value-type="string" office:string-value="H112:H131" calcext:value-type="string">
            <text:p>H112:H131</text:p>
          </table:table-cell>
          <table:table-cell table:number-columns-repeated="1007"/>
        </table:table-row>
        <table:table-row table:style-name="ro1">
          <table:covered-table-cell table:style-name="ce86"/>
          <table:table-cell table:style-name="ce32" office:value-type="string" calcext:value-type="string">
            <text:p>T7</text:p>
          </table:table-cell>
          <table:table-cell table:style-name="ce32" office:value-type="float" office:value="0.0473644707259959" calcext:value-type="float">
            <text:p>0.0474</text:p>
          </table:table-cell>
          <table:table-cell table:style-name="ce32" office:value-type="float" office:value="0.98467868338558" calcext:value-type="float">
            <text:p>0.9847</text:p>
          </table:table-cell>
          <table:table-cell table:number-columns-repeated="2" table:style-name="ce32" office:value-type="float" office:value="0" calcext:value-type="float">
            <text:p>0.0000</text:p>
          </table:table-cell>
          <table:table-cell table:style-name="ce32" office:value-type="float" office:value="0.0643698853194398" calcext:value-type="float">
            <text:p>0.0644</text:p>
          </table:table-cell>
          <table:table-cell table:style-name="ce32" office:value-type="float" office:value="0.978179551122195" calcext:value-type="float">
            <text:p>0.9782</text:p>
          </table:table-cell>
          <table:table-cell/>
          <table:table-cell table:style-name="ce28" table:formula="of:=INDEX([.$B$3:.$B$22];MATCH(LARGE(INDIRECT([.P119]);INDEX([.O119]));INDIRECT([.P119]);0);1)" office:value-type="string" office:string-value="C4" calcext:value-type="string">
            <text:p>C4</text:p>
          </table:table-cell>
          <table:table-cell table:style-name="ce91" table:formula="of:=INDEX(INDIRECT([.P119]);MATCH(LARGE(INDIRECT([.P119]);INDEX([.O119]));INDIRECT([.P119]);0);1)" office:value-type="float" office:value="0.981916144200627" calcext:value-type="float">
            <text:p>0.9819</text:p>
          </table:table-cell>
          <table:table-cell table:style-name="ce95" table:formula="of:=INDEX([.$B$3:.$B$22];MATCH(LARGE(INDIRECT([.Q119]);INDEX([.O119]));INDIRECT([.Q119]);0);1)" office:value-type="string" office:string-value="F8" calcext:value-type="string">
            <text:p>F8</text:p>
          </table:table-cell>
          <table:table-cell table:formula="of:=INDEX(INDIRECT([.Q119]);MATCH(LARGE(INDIRECT([.Q119]);INDEX([.O119]));INDIRECT([.Q119]);0);1)" office:value-type="float" office:value="0.977088528678304" calcext:value-type="float">
            <text:p>0.9771</text:p>
          </table:table-cell>
          <table:table-cell/>
          <table:table-cell office:value-type="float" office:value="5" calcext:value-type="float">
            <text:p>5</text:p>
          </table:table-cell>
          <table:table-cell table:style-name="ce28" table:formula="of:=&quot;D&quot;&amp;[.S$115]&amp;&quot;:D&quot;&amp;[.S$116]" office:value-type="string" office:string-value="D112:D131" calcext:value-type="string">
            <text:p>D112:D131</text:p>
          </table:table-cell>
          <table:table-cell table:style-name="ce28" table:formula="of:=&quot;H&quot;&amp;[.S$115]&amp;&quot;:H&quot;&amp;[.S$116]" office:value-type="string" office:string-value="H112:H131" calcext:value-type="string">
            <text:p>H112:H131</text:p>
          </table:table-cell>
          <table:table-cell table:number-columns-repeated="1007"/>
        </table:table-row>
        <table:table-row table:style-name="ro1">
          <table:covered-table-cell table:style-name="ce86"/>
          <table:table-cell table:style-name="ce32" office:value-type="string" calcext:value-type="string">
            <text:p>C3</text:p>
          </table:table-cell>
          <table:table-cell table:style-name="ce32" office:value-type="float" office:value="0.0661987072242231" calcext:value-type="float">
            <text:p>0.0662</text:p>
          </table:table-cell>
          <table:table-cell table:style-name="ce32" office:value-type="float" office:value="0.97882053291536" calcext:value-type="float">
            <text:p>0.9788</text:p>
          </table:table-cell>
          <table:table-cell table:number-columns-repeated="2" table:style-name="ce32" office:value-type="float" office:value="0" calcext:value-type="float">
            <text:p>0.0000</text:p>
          </table:table-cell>
          <table:table-cell table:style-name="ce32" office:value-type="float" office:value="0.0784378369336488" calcext:value-type="float">
            <text:p>0.0784</text:p>
          </table:table-cell>
          <table:table-cell table:style-name="ce32" office:value-type="float" office:value="0.973503740648379" calcext:value-type="float">
            <text:p>0.9735</text:p>
          </table:table-cell>
          <table:table-cell table:number-columns-repeated="1016"/>
        </table:table-row>
        <table:table-row table:style-name="ro1">
          <table:covered-table-cell table:style-name="ce86"/>
          <table:table-cell table:style-name="ce32" office:value-type="string" calcext:value-type="string">
            <text:p>Cz</text:p>
          </table:table-cell>
          <table:table-cell table:style-name="ce32" office:value-type="float" office:value="0.120809737757596" calcext:value-type="float">
            <text:p>0.1208</text:p>
          </table:table-cell>
          <table:table-cell table:style-name="ce32" office:value-type="float" office:value="0.959149686520376" calcext:value-type="float">
            <text:p>0.9591</text:p>
          </table:table-cell>
          <table:table-cell table:number-columns-repeated="2" table:style-name="ce32" office:value-type="float" office:value="0" calcext:value-type="float">
            <text:p>0.0000</text:p>
          </table:table-cell>
          <table:table-cell table:style-name="ce32" office:value-type="float" office:value="0.143111483154451" calcext:value-type="float">
            <text:p>0.1431</text:p>
          </table:table-cell>
          <table:table-cell table:style-name="ce32" office:value-type="float" office:value="0.951371571072319" calcext:value-type="float">
            <text:p>0.9514</text:p>
          </table:table-cell>
          <table:table-cell table:number-columns-repeated="1016"/>
        </table:table-row>
        <table:table-row table:style-name="ro1">
          <table:covered-table-cell table:style-name="ce86"/>
          <table:table-cell table:style-name="ce32" office:value-type="string" calcext:value-type="string">
            <text:p>C4</text:p>
          </table:table-cell>
          <table:table-cell table:style-name="ce32" office:value-type="float" office:value="0.0594777320082472" calcext:value-type="float">
            <text:p>0.0595</text:p>
          </table:table-cell>
          <table:table-cell table:style-name="ce32" office:value-type="float" office:value="0.981916144200627" calcext:value-type="float">
            <text:p>0.9819</text:p>
          </table:table-cell>
          <table:table-cell table:number-columns-repeated="2" table:style-name="ce32" office:value-type="float" office:value="0" calcext:value-type="float">
            <text:p>0.0000</text:p>
          </table:table-cell>
          <table:table-cell table:style-name="ce32" office:value-type="float" office:value="0.0765277832035821" calcext:value-type="float">
            <text:p>0.0765</text:p>
          </table:table-cell>
          <table:table-cell table:style-name="ce32" office:value-type="float" office:value="0.976231296758105" calcext:value-type="float">
            <text:p>0.9762</text:p>
          </table:table-cell>
          <table:table-cell table:number-columns-repeated="1016"/>
        </table:table-row>
        <table:table-row table:style-name="ro1">
          <table:covered-table-cell table:style-name="ce86"/>
          <table:table-cell table:style-name="ce32" office:value-type="string" calcext:value-type="string">
            <text:p>T8</text:p>
          </table:table-cell>
          <table:table-cell table:style-name="ce32" office:value-type="float" office:value="0.0563334564354306" calcext:value-type="float">
            <text:p>0.0563</text:p>
          </table:table-cell>
          <table:table-cell table:style-name="ce32" office:value-type="float" office:value="0.984639498432602" calcext:value-type="float">
            <text:p>0.9846</text:p>
          </table:table-cell>
          <table:table-cell table:number-columns-repeated="2" table:style-name="ce32" office:value-type="float" office:value="0" calcext:value-type="float">
            <text:p>0.0000</text:p>
          </table:table-cell>
          <table:table-cell table:style-name="ce32" office:value-type="float" office:value="0.0695504513929164" calcext:value-type="float">
            <text:p>0.0696</text:p>
          </table:table-cell>
          <table:table-cell table:style-name="ce32" office:value-type="float" office:value="0.979348503740648" calcext:value-type="float">
            <text:p>0.9793</text:p>
          </table:table-cell>
          <table:table-cell table:number-columns-repeated="1016"/>
        </table:table-row>
        <table:table-row table:style-name="ro1">
          <table:covered-table-cell table:style-name="ce86"/>
          <table:table-cell table:style-name="ce32" office:value-type="string" calcext:value-type="string">
            <text:p>P7</text:p>
          </table:table-cell>
          <table:table-cell table:style-name="ce32" office:value-type="float" office:value="0.0783510493838628" calcext:value-type="float">
            <text:p>0.0784</text:p>
          </table:table-cell>
          <table:table-cell table:style-name="ce32" office:value-type="float" office:value="0.975205721003135" calcext:value-type="float">
            <text:p>0.9752</text:p>
          </table:table-cell>
          <table:table-cell table:number-columns-repeated="2" table:style-name="ce32" office:value-type="float" office:value="0" calcext:value-type="float">
            <text:p>0.0000</text:p>
          </table:table-cell>
          <table:table-cell table:style-name="ce32" office:value-type="float" office:value="0.105384064815065" calcext:value-type="float">
            <text:p>0.1054</text:p>
          </table:table-cell>
          <table:table-cell table:style-name="ce32" office:value-type="float" office:value="0.964230049875312" calcext:value-type="float">
            <text:p>0.9642</text:p>
          </table:table-cell>
          <table:table-cell table:number-columns-repeated="1016"/>
        </table:table-row>
        <table:table-row table:style-name="ro1">
          <table:covered-table-cell table:style-name="ce86"/>
          <table:table-cell table:style-name="ce32" office:value-type="string" calcext:value-type="string">
            <text:p>P3</text:p>
          </table:table-cell>
          <table:table-cell table:style-name="ce32" office:value-type="float" office:value="0.0768219854384894" calcext:value-type="float">
            <text:p>0.0768</text:p>
          </table:table-cell>
          <table:table-cell table:style-name="ce32" office:value-type="float" office:value="0.977801724137931" calcext:value-type="float">
            <text:p>0.9778</text:p>
          </table:table-cell>
          <table:table-cell table:number-columns-repeated="2" table:style-name="ce32" office:value-type="float" office:value="0" calcext:value-type="float">
            <text:p>0.0000</text:p>
          </table:table-cell>
          <table:table-cell table:style-name="ce32" office:value-type="float" office:value="0.0964350558845257" calcext:value-type="float">
            <text:p>0.0964</text:p>
          </table:table-cell>
          <table:table-cell table:style-name="ce32" office:value-type="float" office:value="0.970113778054863" calcext:value-type="float">
            <text:p>0.9701</text:p>
          </table:table-cell>
          <table:table-cell table:number-columns-repeated="1016"/>
        </table:table-row>
        <table:table-row table:style-name="ro1">
          <table:covered-table-cell table:style-name="ce86"/>
          <table:table-cell table:style-name="ce32" office:value-type="string" calcext:value-type="string">
            <text:p>Pz</text:p>
          </table:table-cell>
          <table:table-cell table:style-name="ce32" office:value-type="float" office:value="0.0738266029736745" calcext:value-type="float">
            <text:p>0.0738</text:p>
          </table:table-cell>
          <table:table-cell table:style-name="ce32" office:value-type="float" office:value="0.975832680250784" calcext:value-type="float">
            <text:p>0.9758</text:p>
          </table:table-cell>
          <table:table-cell table:number-columns-repeated="2" table:style-name="ce32" office:value-type="float" office:value="0" calcext:value-type="float">
            <text:p>0.0000</text:p>
          </table:table-cell>
          <table:table-cell table:style-name="ce32" office:value-type="float" office:value="0.0998564023301563" calcext:value-type="float">
            <text:p>0.0999</text:p>
          </table:table-cell>
          <table:table-cell table:style-name="ce32" office:value-type="float" office:value="0.96528210723192" calcext:value-type="float">
            <text:p>0.9653</text:p>
          </table:table-cell>
          <table:table-cell table:number-columns-repeated="1016"/>
        </table:table-row>
        <table:table-row table:style-name="ro1">
          <table:covered-table-cell table:style-name="ce86"/>
          <table:table-cell table:style-name="ce32" office:value-type="string" calcext:value-type="string">
            <text:p>P4</text:p>
          </table:table-cell>
          <table:table-cell table:style-name="ce32" office:value-type="float" office:value="0.0669352315763321" calcext:value-type="float">
            <text:p>0.0669</text:p>
          </table:table-cell>
          <table:table-cell table:style-name="ce32" office:value-type="float" office:value="0.979741379310345" calcext:value-type="float">
            <text:p>0.9797</text:p>
          </table:table-cell>
          <table:table-cell table:number-columns-repeated="2" table:style-name="ce32" office:value-type="float" office:value="0" calcext:value-type="float">
            <text:p>0.0000</text:p>
          </table:table-cell>
          <table:table-cell table:style-name="ce32" office:value-type="float" office:value="0.0993820989174662" calcext:value-type="float">
            <text:p>0.0994</text:p>
          </table:table-cell>
          <table:table-cell table:style-name="ce32" office:value-type="float" office:value="0.967970698254364" calcext:value-type="float">
            <text:p>0.9680</text:p>
          </table:table-cell>
          <table:table-cell table:number-columns-repeated="1016"/>
        </table:table-row>
        <table:table-row table:style-name="ro1">
          <table:covered-table-cell table:style-name="ce86"/>
          <table:table-cell table:style-name="ce32" office:value-type="string" calcext:value-type="string">
            <text:p>P8</text:p>
          </table:table-cell>
          <table:table-cell table:style-name="ce32" office:value-type="float" office:value="0.116854603089929" calcext:value-type="float">
            <text:p>0.1169</text:p>
          </table:table-cell>
          <table:table-cell table:style-name="ce32" office:value-type="float" office:value="0.960971786833856" calcext:value-type="float">
            <text:p>0.9610</text:p>
          </table:table-cell>
          <table:table-cell table:number-columns-repeated="2" table:style-name="ce32" office:value-type="float" office:value="0" calcext:value-type="float">
            <text:p>0.0000</text:p>
          </table:table-cell>
          <table:table-cell table:style-name="ce32" office:value-type="float" office:value="0.142402235060893" calcext:value-type="float">
            <text:p>0.1424</text:p>
          </table:table-cell>
          <table:table-cell table:style-name="ce32" office:value-type="float" office:value="0.950319513715711" calcext:value-type="float">
            <text:p>0.9503</text:p>
          </table:table-cell>
          <table:table-cell table:number-columns-repeated="1016"/>
        </table:table-row>
        <table:table-row table:style-name="ro1">
          <table:covered-table-cell table:style-name="ce86"/>
          <table:table-cell table:style-name="ce32" office:value-type="string" calcext:value-type="string">
            <text:p>O1</text:p>
          </table:table-cell>
          <table:table-cell table:style-name="ce32" office:value-type="float" office:value="0.141677730247892" calcext:value-type="float">
            <text:p>0.1417</text:p>
          </table:table-cell>
          <table:table-cell table:style-name="ce32" office:value-type="float" office:value="0.951361677115988" calcext:value-type="float">
            <text:p>0.9514</text:p>
          </table:table-cell>
          <table:table-cell table:number-columns-repeated="2" table:style-name="ce32" office:value-type="float" office:value="0" calcext:value-type="float">
            <text:p>0.0000</text:p>
          </table:table-cell>
          <table:table-cell table:style-name="ce32" office:value-type="float" office:value="0.171746400252282" calcext:value-type="float">
            <text:p>0.1717</text:p>
          </table:table-cell>
          <table:table-cell table:style-name="ce32" office:value-type="float" office:value="0.939915835411471" calcext:value-type="float">
            <text:p>0.9399</text:p>
          </table:table-cell>
          <table:table-cell table:number-columns-repeated="1016"/>
        </table:table-row>
        <table:table-row table:style-name="ro1">
          <table:covered-table-cell table:style-name="ce86"/>
          <table:table-cell table:style-name="ce32" office:value-type="string" calcext:value-type="string">
            <text:p>Oz</text:p>
          </table:table-cell>
          <table:table-cell table:style-name="ce32" office:value-type="float" office:value="0.1" calcext:value-type="float">
            <text:p>0.1000</text:p>
          </table:table-cell>
          <table:table-cell table:number-columns-repeated="5" table:style-name="ce32" office:value-type="float" office:value="0" calcext:value-type="float">
            <text:p>0.0000</text:p>
          </table:table-cell>
          <table:table-cell table:number-columns-repeated="1016"/>
        </table:table-row>
        <table:table-row table:style-name="ro1">
          <table:covered-table-cell table:style-name="ce86"/>
          <table:table-cell table:style-name="ce32" office:value-type="string" calcext:value-type="string">
            <text:p>O2</text:p>
          </table:table-cell>
          <table:table-cell table:style-name="ce32" office:value-type="float" office:value="0.0785836109138301" calcext:value-type="float">
            <text:p>0.0786</text:p>
          </table:table-cell>
          <table:table-cell table:style-name="ce32" office:value-type="float" office:value="0.974147727272727" calcext:value-type="float">
            <text:p>0.9741</text:p>
          </table:table-cell>
          <table:table-cell table:number-columns-repeated="2" table:style-name="ce32" office:value-type="float" office:value="0" calcext:value-type="float">
            <text:p>0.0000</text:p>
          </table:table-cell>
          <table:table-cell table:style-name="ce32" office:value-type="float" office:value="0.101816731038273" calcext:value-type="float">
            <text:p>0.1018</text:p>
          </table:table-cell>
          <table:table-cell table:style-name="ce32" office:value-type="float" office:value="0.966022443890274" calcext:value-type="float">
            <text:p>0.966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 table:number-columns-spanned="1" table:number-rows-spanned="20">
            <text:p>Try 6</text:p>
          </table:table-cell>
          <table:table-cell table:style-name="ce35" office:value-type="string" calcext:value-type="string">
            <text:p>Fp1</text:p>
          </table:table-cell>
          <table:table-cell table:style-name="ce35" office:value-type="float" office:value="0.0801205455258395" calcext:value-type="float">
            <text:p>0.0801</text:p>
          </table:table-cell>
          <table:table-cell table:style-name="ce35" office:value-type="float" office:value="0.976586990595611" calcext:value-type="float">
            <text:p>0.9766</text:p>
          </table:table-cell>
          <table:table-cell table:number-columns-repeated="2" table:style-name="ce35" office:value-type="float" office:value="0" calcext:value-type="float">
            <text:p>0.0000</text:p>
          </table:table-cell>
          <table:table-cell table:style-name="ce35" office:value-type="float" office:value="0.111104189703924" calcext:value-type="float">
            <text:p>0.1111</text:p>
          </table:table-cell>
          <table:table-cell table:style-name="ce35" office:value-type="float" office:value="0.965009351620948" calcext:value-type="float">
            <text:p>0.9650</text:p>
          </table:table-cell>
          <table:table-cell/>
          <table:table-cell table:style-name="ce52" office:value-type="string" calcext:value-type="string" table:number-columns-spanned="4" table:number-rows-spanned="1">
            <text:p>Best Channels</text:p>
          </table:table-cell>
          <table:covered-table-cell table:number-columns-repeated="3"/>
          <table:table-cell table:number-columns-repeated="1011"/>
        </table:table-row>
        <table:table-row table:style-name="ro1">
          <table:covered-table-cell table:style-name="ce88"/>
          <table:table-cell table:style-name="ce35" office:value-type="string" calcext:value-type="string">
            <text:p>Fp2</text:p>
          </table:table-cell>
          <table:table-cell table:style-name="ce35" office:value-type="float" office:value="0.0500837014383727" calcext:value-type="float">
            <text:p>0.0501</text:p>
          </table:table-cell>
          <table:table-cell table:style-name="ce35" office:value-type="float" office:value="0.987451018808777" calcext:value-type="float">
            <text:p>0.9875</text:p>
          </table:table-cell>
          <table:table-cell table:number-columns-repeated="2" table:style-name="ce35" office:value-type="float" office:value="0" calcext:value-type="float">
            <text:p>0.0000</text:p>
          </table:table-cell>
          <table:table-cell table:style-name="ce35" office:value-type="float" office:value="0.0682910141997281" calcext:value-type="float">
            <text:p>0.0683</text:p>
          </table:table-cell>
          <table:table-cell table:style-name="ce35" office:value-type="float" office:value="0.980439526184539" calcext:value-type="float">
            <text:p>0.9804</text:p>
          </table:table-cell>
          <table:table-cell/>
          <table:table-cell table:style-name="ce53" office:value-type="string" calcext:value-type="string" table:number-columns-spanned="2" table:number-rows-spanned="1">
            <text:p>Train</text:p>
          </table:table-cell>
          <table:covered-table-cell office:value-type="string" calcext:value-type="string">
            <text:p>Train</text:p>
          </table:covered-table-cell>
          <table:table-cell table:style-name="ce53" office:value-type="string" calcext:value-type="string" table:number-columns-spanned="2" table:number-rows-spanned="1">
            <text:p>Test</text:p>
          </table:table-cell>
          <table:covered-table-cell/>
          <table:table-cell table:number-columns-repeated="1011"/>
        </table:table-row>
        <table:table-row table:style-name="ro1">
          <table:covered-table-cell table:style-name="ce88"/>
          <table:table-cell table:style-name="ce35" office:value-type="string" calcext:value-type="string">
            <text:p>F7</text:p>
          </table:table-cell>
          <table:table-cell table:style-name="ce35" office:value-type="float" office:value="0.0702880583510831" calcext:value-type="float">
            <text:p>0.0703</text:p>
          </table:table-cell>
          <table:table-cell table:style-name="ce35" office:value-type="float" office:value="0.982866379310345" calcext:value-type="float">
            <text:p>0.9829</text:p>
          </table:table-cell>
          <table:table-cell table:number-columns-repeated="2" table:style-name="ce35" office:value-type="float" office:value="0" calcext:value-type="float">
            <text:p>0.0000</text:p>
          </table:table-cell>
          <table:table-cell table:style-name="ce35" office:value-type="float" office:value="0.0906194992911563" calcext:value-type="float">
            <text:p>0.0906</text:p>
          </table:table-cell>
          <table:table-cell table:style-name="ce35" office:value-type="float" office:value="0.973698566084788" calcext:value-type="float">
            <text:p>0.9737</text:p>
          </table:table-cell>
          <table:table-cell/>
          <table:table-cell table:style-name="ce51" office:value-type="string" calcext:value-type="string">
            <text:p>c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value</text:p>
          </table:table-cell>
          <table:table-cell table:number-columns-repeated="1011"/>
        </table:table-row>
        <table:table-row table:style-name="ro1">
          <table:covered-table-cell table:style-name="ce88"/>
          <table:table-cell table:style-name="ce35" office:value-type="string" calcext:value-type="string">
            <text:p>F3</text:p>
          </table:table-cell>
          <table:table-cell table:style-name="ce35" office:value-type="float" office:value="0.0695776930032152" calcext:value-type="float">
            <text:p>0.0696</text:p>
          </table:table-cell>
          <table:table-cell table:style-name="ce35" office:value-type="float" office:value="0.980867946708464" calcext:value-type="float">
            <text:p>0.9809</text:p>
          </table:table-cell>
          <table:table-cell table:number-columns-repeated="2" table:style-name="ce35" office:value-type="float" office:value="0" calcext:value-type="float">
            <text:p>0.0000</text:p>
          </table:table-cell>
          <table:table-cell table:style-name="ce35" office:value-type="float" office:value="0.0874111489752805" calcext:value-type="float">
            <text:p>0.0874</text:p>
          </table:table-cell>
          <table:table-cell table:style-name="ce35" office:value-type="float" office:value="0.972062032418953" calcext:value-type="float">
            <text:p>0.9721</text:p>
          </table:table-cell>
          <table:table-cell/>
          <table:table-cell table:style-name="ce28" table:formula="of:=INDEX([.$B$3:.$B$22];MATCH(LARGE(INDIRECT([.P136]);INDEX([.O136]));INDIRECT([.P136]);0);1)" office:value-type="string" office:string-value="F4" calcext:value-type="string">
            <text:p>F4</text:p>
          </table:table-cell>
          <table:table-cell table:style-name="ce91" table:formula="of:=INDEX(INDIRECT([.P136]);MATCH(LARGE(INDIRECT([.P136]);INDEX([.O136]));INDIRECT([.P136]);0);1)" office:value-type="float" office:value="0.990164576802508" calcext:value-type="float">
            <text:p>0.9902</text:p>
          </table:table-cell>
          <table:table-cell table:style-name="ce95" table:formula="of:=INDEX([.$B$3:.$B$22];MATCH(LARGE(INDIRECT([.Q136]);INDEX([.O136]));INDIRECT([.Q136]);0);1)" office:value-type="string" office:string-value="F4" calcext:value-type="string">
            <text:p>F4</text:p>
          </table:table-cell>
          <table:table-cell table:formula="of:=INDEX(INDIRECT([.Q136]);MATCH(LARGE(INDIRECT([.Q136]);INDEX([.O136]));INDIRECT([.Q136]);0);1)" office:value-type="float" office:value="0.987063591022444" calcext:value-type="float">
            <text:p>0.987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table:formula="of:=&quot;D&quot;&amp;[.S$136]&amp;&quot;:D&quot;&amp;[.S$137]" office:value-type="string" office:string-value="D133:D152" calcext:value-type="string">
            <text:p>D133:D152</text:p>
          </table:table-cell>
          <table:table-cell table:style-name="ce28" table:formula="of:=&quot;H&quot;&amp;[.S$136]&amp;&quot;:H&quot;&amp;[.S$137]" office:value-type="string" office:string-value="H133:H152" calcext:value-type="string">
            <text:p>H133:H152</text:p>
          </table:table-cell>
          <table:table-cell/>
          <table:table-cell table:style-name="ce28" office:value-type="float" office:value="133" calcext:value-type="float">
            <text:p>133</text:p>
          </table:table-cell>
          <table:table-cell table:number-columns-repeated="1005"/>
        </table:table-row>
        <table:table-row table:style-name="ro1">
          <table:covered-table-cell table:style-name="ce88"/>
          <table:table-cell table:style-name="ce35" office:value-type="string" calcext:value-type="string">
            <text:p>Fz</text:p>
          </table:table-cell>
          <table:table-cell table:style-name="ce35" office:value-type="float" office:value="0.0536559536527597" calcext:value-type="float">
            <text:p>0.0537</text:p>
          </table:table-cell>
          <table:table-cell table:style-name="ce35" office:value-type="float" office:value="0.98415948275862" calcext:value-type="float">
            <text:p>0.9842</text:p>
          </table:table-cell>
          <table:table-cell table:number-columns-repeated="2" table:style-name="ce35" office:value-type="float" office:value="0" calcext:value-type="float">
            <text:p>0.0000</text:p>
          </table:table-cell>
          <table:table-cell table:style-name="ce35" office:value-type="float" office:value="0.0652548760324345" calcext:value-type="float">
            <text:p>0.0653</text:p>
          </table:table-cell>
          <table:table-cell table:style-name="ce35" office:value-type="float" office:value="0.979855049875312" calcext:value-type="float">
            <text:p>0.9799</text:p>
          </table:table-cell>
          <table:table-cell/>
          <table:table-cell table:style-name="ce28" table:formula="of:=INDEX([.$B$3:.$B$22];MATCH(LARGE(INDIRECT([.P137]);INDEX([.O137]));INDIRECT([.P137]);0);1)" office:value-type="string" office:string-value="C4" calcext:value-type="string">
            <text:p>C4</text:p>
          </table:table-cell>
          <table:table-cell table:style-name="ce91" table:formula="of:=INDEX(INDIRECT([.P137]);MATCH(LARGE(INDIRECT([.P137]);INDEX([.O137]));INDIRECT([.P137]);0);1)" office:value-type="float" office:value="0.988254310344828" calcext:value-type="float">
            <text:p>0.9883</text:p>
          </table:table-cell>
          <table:table-cell table:style-name="ce95" table:formula="of:=INDEX([.$B$3:.$B$22];MATCH(LARGE(INDIRECT([.Q137]);INDEX([.O137]));INDIRECT([.Q137]);0);1)" office:value-type="string" office:string-value="P3" calcext:value-type="string">
            <text:p>P3</text:p>
          </table:table-cell>
          <table:table-cell table:formula="of:=INDEX(INDIRECT([.Q137]);MATCH(LARGE(INDIRECT([.Q137]);INDEX([.O137]));INDIRECT([.Q137]);0);1)" office:value-type="float" office:value="0.983439837905237" calcext:value-type="float">
            <text:p>0.9834</text:p>
          </table:table-cell>
          <table:table-cell/>
          <table:table-cell office:value-type="float" office:value="2" calcext:value-type="float">
            <text:p>2</text:p>
          </table:table-cell>
          <table:table-cell table:style-name="ce28" table:formula="of:=&quot;D&quot;&amp;[.S$136]&amp;&quot;:D&quot;&amp;[.S$137]" office:value-type="string" office:string-value="D133:D152" calcext:value-type="string">
            <text:p>D133:D152</text:p>
          </table:table-cell>
          <table:table-cell office:value-type="string" calcext:value-type="string">
            <text:p>H134:H153</text:p>
          </table:table-cell>
          <table:table-cell/>
          <table:table-cell table:style-name="ce28" office:value-type="float" office:value="152" calcext:value-type="float">
            <text:p>152</text:p>
          </table:table-cell>
          <table:table-cell table:number-columns-repeated="1005"/>
        </table:table-row>
        <table:table-row table:style-name="ro1">
          <table:covered-table-cell table:style-name="ce88"/>
          <table:table-cell table:style-name="ce35" office:value-type="string" calcext:value-type="string">
            <text:p>F4</text:p>
          </table:table-cell>
          <table:table-cell table:style-name="ce35" office:value-type="float" office:value="0.0370763423878898" calcext:value-type="float">
            <text:p>0.0371</text:p>
          </table:table-cell>
          <table:table-cell table:style-name="ce35" office:value-type="float" office:value="0.990164576802508" calcext:value-type="float">
            <text:p>0.9902</text:p>
          </table:table-cell>
          <table:table-cell table:number-columns-repeated="2" table:style-name="ce35" office:value-type="float" office:value="0" calcext:value-type="float">
            <text:p>0.0000</text:p>
          </table:table-cell>
          <table:table-cell table:style-name="ce35" office:value-type="float" office:value="0.0474911191073383" calcext:value-type="float">
            <text:p>0.0475</text:p>
          </table:table-cell>
          <table:table-cell table:style-name="ce35" office:value-type="float" office:value="0.987063591022444" calcext:value-type="float">
            <text:p>0.9871</text:p>
          </table:table-cell>
          <table:table-cell/>
          <table:table-cell table:style-name="ce28" table:formula="of:=INDEX([.$B$3:.$B$22];MATCH(LARGE(INDIRECT([.P138]);INDEX([.O138]));INDIRECT([.P138]);0);1)" office:value-type="string" office:string-value="F8" calcext:value-type="string">
            <text:p>F8</text:p>
          </table:table-cell>
          <table:table-cell table:style-name="ce91" table:formula="of:=INDEX(INDIRECT([.P138]);MATCH(LARGE(INDIRECT([.P138]);INDEX([.O138]));INDIRECT([.P138]);0);1)" office:value-type="float" office:value="0.987578369905956" calcext:value-type="float">
            <text:p>0.9876</text:p>
          </table:table-cell>
          <table:table-cell table:style-name="ce95" table:formula="of:=INDEX([.$B$3:.$B$22];MATCH(LARGE(INDIRECT([.Q138]);INDEX([.O138]));INDIRECT([.Q138]);0);1)" office:value-type="string" office:string-value="F4" calcext:value-type="string">
            <text:p>F4</text:p>
          </table:table-cell>
          <table:table-cell table:formula="of:=INDEX(INDIRECT([.Q138]);MATCH(LARGE(INDIRECT([.Q138]);INDEX([.O138]));INDIRECT([.Q138]);0);1)" office:value-type="float" office:value="0.983206047381546" calcext:value-type="float">
            <text:p>0.9832</text:p>
          </table:table-cell>
          <table:table-cell/>
          <table:table-cell office:value-type="float" office:value="3" calcext:value-type="float">
            <text:p>3</text:p>
          </table:table-cell>
          <table:table-cell table:style-name="ce28" table:formula="of:=&quot;D&quot;&amp;[.S$136]&amp;&quot;:D&quot;&amp;[.S$137]" office:value-type="string" office:string-value="D133:D152" calcext:value-type="string">
            <text:p>D133:D152</text:p>
          </table:table-cell>
          <table:table-cell office:value-type="string" calcext:value-type="string">
            <text:p>H134:H153</text:p>
          </table:table-cell>
          <table:table-cell table:number-columns-repeated="1007"/>
        </table:table-row>
        <table:table-row table:style-name="ro1">
          <table:covered-table-cell table:style-name="ce88"/>
          <table:table-cell table:style-name="ce35" office:value-type="string" calcext:value-type="string">
            <text:p>F8</text:p>
          </table:table-cell>
          <table:table-cell table:style-name="ce35" office:value-type="float" office:value="0.0414640837975232" calcext:value-type="float">
            <text:p>0.0415</text:p>
          </table:table-cell>
          <table:table-cell table:style-name="ce35" office:value-type="float" office:value="0.987578369905956" calcext:value-type="float">
            <text:p>0.9876</text:p>
          </table:table-cell>
          <table:table-cell table:number-columns-repeated="2" table:style-name="ce35" office:value-type="float" office:value="0" calcext:value-type="float">
            <text:p>0.0000</text:p>
          </table:table-cell>
          <table:table-cell table:style-name="ce35" office:value-type="float" office:value="0.0531292649664152" calcext:value-type="float">
            <text:p>0.0531</text:p>
          </table:table-cell>
          <table:table-cell table:style-name="ce35" office:value-type="float" office:value="0.983206047381546" calcext:value-type="float">
            <text:p>0.9832</text:p>
          </table:table-cell>
          <table:table-cell/>
          <table:table-cell table:style-name="ce28" table:formula="of:=INDEX([.$B$3:.$B$22];MATCH(LARGE(INDIRECT([.P139]);INDEX([.O139]));INDIRECT([.P139]);0);1)" office:value-type="string" office:string-value="Fp2" calcext:value-type="string">
            <text:p>Fp2</text:p>
          </table:table-cell>
          <table:table-cell table:style-name="ce91" table:formula="of:=INDEX(INDIRECT([.P139]);MATCH(LARGE(INDIRECT([.P139]);INDEX([.O139]));INDIRECT([.P139]);0);1)" office:value-type="float" office:value="0.987451018808777" calcext:value-type="float">
            <text:p>0.9875</text:p>
          </table:table-cell>
          <table:table-cell table:style-name="ce95" table:formula="of:=INDEX([.$B$3:.$B$22];MATCH(LARGE(INDIRECT([.Q139]);INDEX([.O139]));INDIRECT([.Q139]);0);1)" office:value-type="string" office:string-value="Cz" calcext:value-type="string">
            <text:p>Cz</text:p>
          </table:table-cell>
          <table:table-cell table:formula="of:=INDEX(INDIRECT([.Q139]);MATCH(LARGE(INDIRECT([.Q139]);INDEX([.O139]));INDIRECT([.Q139]);0);1)" office:value-type="float" office:value="0.983089152119701" calcext:value-type="float">
            <text:p>0.9831</text:p>
          </table:table-cell>
          <table:table-cell/>
          <table:table-cell office:value-type="float" office:value="4" calcext:value-type="float">
            <text:p>4</text:p>
          </table:table-cell>
          <table:table-cell table:style-name="ce28" table:formula="of:=&quot;D&quot;&amp;[.S$136]&amp;&quot;:D&quot;&amp;[.S$137]" office:value-type="string" office:string-value="D133:D152" calcext:value-type="string">
            <text:p>D133:D152</text:p>
          </table:table-cell>
          <table:table-cell office:value-type="string" calcext:value-type="string">
            <text:p>H134:H153</text:p>
          </table:table-cell>
          <table:table-cell table:number-columns-repeated="1007"/>
        </table:table-row>
        <table:table-row table:style-name="ro1">
          <table:covered-table-cell table:style-name="ce88"/>
          <table:table-cell table:style-name="ce35" office:value-type="string" calcext:value-type="string">
            <text:p>T7</text:p>
          </table:table-cell>
          <table:table-cell table:style-name="ce35" office:value-type="float" office:value="0.0575037763623352" calcext:value-type="float">
            <text:p>0.0575</text:p>
          </table:table-cell>
          <table:table-cell table:style-name="ce35" office:value-type="float" office:value="0.983503134796238" calcext:value-type="float">
            <text:p>0.9835</text:p>
          </table:table-cell>
          <table:table-cell table:number-columns-repeated="2" table:style-name="ce35" office:value-type="float" office:value="0" calcext:value-type="float">
            <text:p>0.0000</text:p>
          </table:table-cell>
          <table:table-cell table:style-name="ce35" office:value-type="float" office:value="0.0727998293295243" calcext:value-type="float">
            <text:p>0.0728</text:p>
          </table:table-cell>
          <table:table-cell table:style-name="ce35" office:value-type="float" office:value="0.976893703241895" calcext:value-type="float">
            <text:p>0.9769</text:p>
          </table:table-cell>
          <table:table-cell/>
          <table:table-cell table:style-name="ce28" table:formula="of:=INDEX([.$B$3:.$B$22];MATCH(LARGE(INDIRECT([.P140]);INDEX([.O140]));INDIRECT([.P140]);0);1)" office:value-type="string" office:string-value="Pz" calcext:value-type="string">
            <text:p>Pz</text:p>
          </table:table-cell>
          <table:table-cell table:style-name="ce91" table:formula="of:=INDEX(INDIRECT([.P140]);MATCH(LARGE(INDIRECT([.P140]);INDEX([.O140]));INDIRECT([.P140]);0);1)" office:value-type="float" office:value="0.986755485893417" calcext:value-type="float">
            <text:p>0.9868</text:p>
          </table:table-cell>
          <table:table-cell table:style-name="ce95" table:formula="of:=INDEX([.$B$3:.$B$22];MATCH(LARGE(INDIRECT([.Q140]);INDEX([.O140]));INDIRECT([.Q140]);0);1)" office:value-type="string" office:string-value="Fp1" calcext:value-type="string">
            <text:p>Fp1</text:p>
          </table:table-cell>
          <table:table-cell table:formula="of:=INDEX(INDIRECT([.Q140]);MATCH(LARGE(INDIRECT([.Q140]);INDEX([.O140]));INDIRECT([.Q140]);0);1)" office:value-type="float" office:value="0.980439526184539" calcext:value-type="float">
            <text:p>0.9804</text:p>
          </table:table-cell>
          <table:table-cell/>
          <table:table-cell office:value-type="float" office:value="5" calcext:value-type="float">
            <text:p>5</text:p>
          </table:table-cell>
          <table:table-cell table:style-name="ce28" table:formula="of:=&quot;D&quot;&amp;[.S$136]&amp;&quot;:D&quot;&amp;[.S$137]" office:value-type="string" office:string-value="D133:D152" calcext:value-type="string">
            <text:p>D133:D152</text:p>
          </table:table-cell>
          <table:table-cell office:value-type="string" calcext:value-type="string">
            <text:p>H134:H153</text:p>
          </table:table-cell>
          <table:table-cell table:number-columns-repeated="1007"/>
        </table:table-row>
        <table:table-row table:style-name="ro1">
          <table:covered-table-cell table:style-name="ce88"/>
          <table:table-cell table:style-name="ce35" office:value-type="string" calcext:value-type="string">
            <text:p>C3</text:p>
          </table:table-cell>
          <table:table-cell table:style-name="ce35" office:value-type="float" office:value="0.2054589373588" calcext:value-type="float">
            <text:p>0.2055</text:p>
          </table:table-cell>
          <table:table-cell table:style-name="ce35" office:value-type="float" office:value="0.932337382445141" calcext:value-type="float">
            <text:p>0.9323</text:p>
          </table:table-cell>
          <table:table-cell table:number-columns-repeated="2" table:style-name="ce35" office:value-type="float" office:value="0" calcext:value-type="float">
            <text:p>0.0000</text:p>
          </table:table-cell>
          <table:table-cell table:style-name="ce35" office:value-type="float" office:value="0.2406485183838" calcext:value-type="float">
            <text:p>0.2406</text:p>
          </table:table-cell>
          <table:table-cell table:style-name="ce35" office:value-type="float" office:value="0.921952930174564" calcext:value-type="float">
            <text:p>0.9220</text:p>
          </table:table-cell>
          <table:table-cell table:number-columns-repeated="1016"/>
        </table:table-row>
        <table:table-row table:style-name="ro1">
          <table:covered-table-cell table:style-name="ce88"/>
          <table:table-cell table:style-name="ce35" office:value-type="string" calcext:value-type="string">
            <text:p>Cz</text:p>
          </table:table-cell>
          <table:table-cell table:style-name="ce35" office:value-type="float" office:value="0.0912579335897087" calcext:value-type="float">
            <text:p>0.0913</text:p>
          </table:table-cell>
          <table:table-cell table:style-name="ce35" office:value-type="float" office:value="0.969612068965517" calcext:value-type="float">
            <text:p>0.9696</text:p>
          </table:table-cell>
          <table:table-cell table:number-columns-repeated="2" table:style-name="ce35" office:value-type="float" office:value="0" calcext:value-type="float">
            <text:p>0.0000</text:p>
          </table:table-cell>
          <table:table-cell table:style-name="ce35" office:value-type="float" office:value="0.10349590022888" calcext:value-type="float">
            <text:p>0.1035</text:p>
          </table:table-cell>
          <table:table-cell table:style-name="ce35" office:value-type="float" office:value="0.965983478802992" calcext:value-type="float">
            <text:p>0.9660</text:p>
          </table:table-cell>
          <table:table-cell table:number-columns-repeated="1016"/>
        </table:table-row>
        <table:table-row table:style-name="ro1">
          <table:covered-table-cell table:style-name="ce88"/>
          <table:table-cell table:style-name="ce35" office:value-type="string" calcext:value-type="string">
            <text:p>C4</text:p>
          </table:table-cell>
          <table:table-cell table:style-name="ce35" office:value-type="float" office:value="0.0454259779082383" calcext:value-type="float">
            <text:p>0.0454</text:p>
          </table:table-cell>
          <table:table-cell table:style-name="ce35" office:value-type="float" office:value="0.988254310344828" calcext:value-type="float">
            <text:p>0.9883</text:p>
          </table:table-cell>
          <table:table-cell table:number-columns-repeated="2" table:style-name="ce35" office:value-type="float" office:value="0" calcext:value-type="float">
            <text:p>0.0000</text:p>
          </table:table-cell>
          <table:table-cell table:style-name="ce35" office:value-type="float" office:value="0.0577940429604968" calcext:value-type="float">
            <text:p>0.0578</text:p>
          </table:table-cell>
          <table:table-cell table:style-name="ce35" office:value-type="float" office:value="0.983089152119701" calcext:value-type="float">
            <text:p>0.9831</text:p>
          </table:table-cell>
          <table:table-cell table:number-columns-repeated="1016"/>
        </table:table-row>
        <table:table-row table:style-name="ro1">
          <table:covered-table-cell table:style-name="ce88"/>
          <table:table-cell table:style-name="ce35" office:value-type="string" calcext:value-type="string">
            <text:p>T8</text:p>
          </table:table-cell>
          <table:table-cell table:style-name="ce35" office:value-type="float" office:value="0.0573703803787691" calcext:value-type="float">
            <text:p>0.0574</text:p>
          </table:table-cell>
          <table:table-cell table:style-name="ce35" office:value-type="float" office:value="0.981896551724138" calcext:value-type="float">
            <text:p>0.9819</text:p>
          </table:table-cell>
          <table:table-cell table:number-columns-repeated="2" table:style-name="ce35" office:value-type="float" office:value="0" calcext:value-type="float">
            <text:p>0.0000</text:p>
          </table:table-cell>
          <table:table-cell table:style-name="ce35" office:value-type="float" office:value="0.0726201168361336" calcext:value-type="float">
            <text:p>0.0726</text:p>
          </table:table-cell>
          <table:table-cell table:style-name="ce35" office:value-type="float" office:value="0.976893703241895" calcext:value-type="float">
            <text:p>0.9769</text:p>
          </table:table-cell>
          <table:table-cell table:number-columns-repeated="1016"/>
        </table:table-row>
        <table:table-row table:style-name="ro1">
          <table:covered-table-cell table:style-name="ce88"/>
          <table:table-cell table:style-name="ce35" office:value-type="string" calcext:value-type="string">
            <text:p>P7</text:p>
          </table:table-cell>
          <table:table-cell table:style-name="ce35" office:value-type="float" office:value="0.0626353657894934" calcext:value-type="float">
            <text:p>0.0626</text:p>
          </table:table-cell>
          <table:table-cell table:style-name="ce35" office:value-type="float" office:value="0.980348746081505" calcext:value-type="float">
            <text:p>0.9803</text:p>
          </table:table-cell>
          <table:table-cell table:number-columns-repeated="2" table:style-name="ce35" office:value-type="float" office:value="0" calcext:value-type="float">
            <text:p>0.0000</text:p>
          </table:table-cell>
          <table:table-cell table:style-name="ce35" office:value-type="float" office:value="0.0782114967188224" calcext:value-type="float">
            <text:p>0.0782</text:p>
          </table:table-cell>
          <table:table-cell table:style-name="ce35" office:value-type="float" office:value="0.975023379052369" calcext:value-type="float">
            <text:p>0.9750</text:p>
          </table:table-cell>
          <table:table-cell table:number-columns-repeated="1016"/>
        </table:table-row>
        <table:table-row table:style-name="ro1">
          <table:covered-table-cell table:style-name="ce88"/>
          <table:table-cell table:style-name="ce35" office:value-type="string" calcext:value-type="string">
            <text:p>P3</text:p>
          </table:table-cell>
          <table:table-cell table:style-name="ce35" office:value-type="float" office:value="0.104485718832354" calcext:value-type="float">
            <text:p>0.1045</text:p>
          </table:table-cell>
          <table:table-cell table:style-name="ce35" office:value-type="float" office:value="0.966261755485893" calcext:value-type="float">
            <text:p>0.9663</text:p>
          </table:table-cell>
          <table:table-cell table:number-columns-repeated="2" table:style-name="ce35" office:value-type="float" office:value="0" calcext:value-type="float">
            <text:p>0.0000</text:p>
          </table:table-cell>
          <table:table-cell table:style-name="ce35" office:value-type="float" office:value="0.126907679463674" calcext:value-type="float">
            <text:p>0.1269</text:p>
          </table:table-cell>
          <table:table-cell table:style-name="ce35" office:value-type="float" office:value="0.956670822942643" calcext:value-type="float">
            <text:p>0.9567</text:p>
          </table:table-cell>
          <table:table-cell table:number-columns-repeated="1016"/>
        </table:table-row>
        <table:table-row table:style-name="ro1">
          <table:covered-table-cell table:style-name="ce88"/>
          <table:table-cell table:style-name="ce35" office:value-type="string" calcext:value-type="string">
            <text:p>Pz</text:p>
          </table:table-cell>
          <table:table-cell table:style-name="ce35" office:value-type="float" office:value="0.0440728482743579" calcext:value-type="float">
            <text:p>0.0441</text:p>
          </table:table-cell>
          <table:table-cell table:style-name="ce35" office:value-type="float" office:value="0.986755485893417" calcext:value-type="float">
            <text:p>0.9868</text:p>
          </table:table-cell>
          <table:table-cell table:number-columns-repeated="2" table:style-name="ce35" office:value-type="float" office:value="0" calcext:value-type="float">
            <text:p>0.0000</text:p>
          </table:table-cell>
          <table:table-cell table:style-name="ce35" office:value-type="float" office:value="0.0525940244174342" calcext:value-type="float">
            <text:p>0.0526</text:p>
          </table:table-cell>
          <table:table-cell table:style-name="ce35" office:value-type="float" office:value="0.983439837905237" calcext:value-type="float">
            <text:p>0.9834</text:p>
          </table:table-cell>
          <table:table-cell table:number-columns-repeated="1016"/>
        </table:table-row>
        <table:table-row table:style-name="ro1">
          <table:covered-table-cell table:style-name="ce88"/>
          <table:table-cell table:style-name="ce35" office:value-type="string" calcext:value-type="string">
            <text:p>P4</text:p>
          </table:table-cell>
          <table:table-cell table:style-name="ce35" office:value-type="float" office:value="0.304608335184827" calcext:value-type="float">
            <text:p>0.3046</text:p>
          </table:table-cell>
          <table:table-cell table:style-name="ce35" office:value-type="float" office:value="0.898275862068966" calcext:value-type="float">
            <text:p>0.8983</text:p>
          </table:table-cell>
          <table:table-cell table:number-columns-repeated="2" table:style-name="ce35" office:value-type="float" office:value="0" calcext:value-type="float">
            <text:p>0.0000</text:p>
          </table:table-cell>
          <table:table-cell table:style-name="ce35" office:value-type="float" office:value="0.332584993667585" calcext:value-type="float">
            <text:p>0.3326</text:p>
          </table:table-cell>
          <table:table-cell table:style-name="ce35" office:value-type="float" office:value="0.888131234413965" calcext:value-type="float">
            <text:p>0.8881</text:p>
          </table:table-cell>
          <table:table-cell table:number-columns-repeated="1016"/>
        </table:table-row>
        <table:table-row table:style-name="ro1">
          <table:covered-table-cell table:style-name="ce88"/>
          <table:table-cell table:style-name="ce35" office:value-type="string" calcext:value-type="string">
            <text:p>P8</text:p>
          </table:table-cell>
          <table:table-cell table:style-name="ce35" office:value-type="float" office:value="0.0700609624963896" calcext:value-type="float">
            <text:p>0.0701</text:p>
          </table:table-cell>
          <table:table-cell table:style-name="ce35" office:value-type="float" office:value="0.981103056426332" calcext:value-type="float">
            <text:p>0.9811</text:p>
          </table:table-cell>
          <table:table-cell table:number-columns-repeated="2" table:style-name="ce35" office:value-type="float" office:value="0" calcext:value-type="float">
            <text:p>0.0000</text:p>
          </table:table-cell>
          <table:table-cell table:style-name="ce35" office:value-type="float" office:value="0.0869561047072608" calcext:value-type="float">
            <text:p>0.0870</text:p>
          </table:table-cell>
          <table:table-cell table:style-name="ce35" office:value-type="float" office:value="0.975140274314214" calcext:value-type="float">
            <text:p>0.9751</text:p>
          </table:table-cell>
          <table:table-cell table:number-columns-repeated="1016"/>
        </table:table-row>
        <table:table-row table:style-name="ro1">
          <table:covered-table-cell table:style-name="ce88"/>
          <table:table-cell table:style-name="ce35" office:value-type="string" calcext:value-type="string">
            <text:p>O1</text:p>
          </table:table-cell>
          <table:table-cell table:style-name="ce35" office:value-type="float" office:value="0.121663962064025" calcext:value-type="float">
            <text:p>0.1217</text:p>
          </table:table-cell>
          <table:table-cell table:style-name="ce35" office:value-type="float" office:value="0.957141457680251" calcext:value-type="float">
            <text:p>0.9571</text:p>
          </table:table-cell>
          <table:table-cell table:number-columns-repeated="2" table:style-name="ce35" office:value-type="float" office:value="0" calcext:value-type="float">
            <text:p>0.0000</text:p>
          </table:table-cell>
          <table:table-cell table:style-name="ce35" office:value-type="float" office:value="0.141936758221905" calcext:value-type="float">
            <text:p>0.1419</text:p>
          </table:table-cell>
          <table:table-cell table:style-name="ce35" office:value-type="float" office:value="0.95094295511222" calcext:value-type="float">
            <text:p>0.9509</text:p>
          </table:table-cell>
          <table:table-cell table:number-columns-repeated="1016"/>
        </table:table-row>
        <table:table-row table:style-name="ro1">
          <table:covered-table-cell table:style-name="ce88"/>
          <table:table-cell table:style-name="ce35" office:value-type="string" calcext:value-type="string">
            <text:p>Oz</text:p>
          </table:table-cell>
          <table:table-cell table:style-name="ce35" office:value-type="float" office:value="0.1" calcext:value-type="float">
            <text:p>0.1000</text:p>
          </table:table-cell>
          <table:table-cell table:number-columns-repeated="5" table:style-name="ce35" office:value-type="float" office:value="0" calcext:value-type="float">
            <text:p>0.0000</text:p>
          </table:table-cell>
          <table:table-cell table:number-columns-repeated="1016"/>
        </table:table-row>
        <table:table-row table:style-name="ro1">
          <table:covered-table-cell table:style-name="ce88"/>
          <table:table-cell table:style-name="ce35" office:value-type="string" calcext:value-type="string">
            <text:p>O2</text:p>
          </table:table-cell>
          <table:table-cell table:style-name="ce35" office:value-type="float" office:value="0.120942537820545" calcext:value-type="float">
            <text:p>0.1209</text:p>
          </table:table-cell>
          <table:table-cell table:style-name="ce35" office:value-type="float" office:value="0.957846786833856" calcext:value-type="float">
            <text:p>0.9578</text:p>
          </table:table-cell>
          <table:table-cell table:number-columns-repeated="2" table:style-name="ce35" office:value-type="float" office:value="0" calcext:value-type="float">
            <text:p>0.0000</text:p>
          </table:table-cell>
          <table:table-cell table:style-name="ce35" office:value-type="float" office:value="0.141911019654736" calcext:value-type="float">
            <text:p>0.1419</text:p>
          </table:table-cell>
          <table:table-cell table:style-name="ce35" office:value-type="float" office:value="0.951566396508728" calcext:value-type="float">
            <text:p>0.9516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36" office:value-type="string" calcext:value-type="string" table:number-columns-spanned="1" table:number-rows-spanned="20">
            <text:p>Try 7</text:p>
          </table:table-cell>
          <table:table-cell table:style-name="ce38" office:value-type="string" calcext:value-type="string">
            <text:p>Fp1</text:p>
          </table:table-cell>
          <table:table-cell table:style-name="ce38" office:value-type="float" office:value="0.0790055200340793" calcext:value-type="float">
            <text:p>0.0790</text:p>
          </table:table-cell>
          <table:table-cell table:style-name="ce38" office:value-type="float" office:value="0.978242554858934" calcext:value-type="float">
            <text:p>0.9782</text:p>
          </table:table-cell>
          <table:table-cell table:number-columns-repeated="2" table:style-name="ce38" office:value-type="float" office:value="0" calcext:value-type="float">
            <text:p>0.0000</text:p>
          </table:table-cell>
          <table:table-cell table:style-name="ce38" office:value-type="float" office:value="0.0950910687084284" calcext:value-type="float">
            <text:p>0.0951</text:p>
          </table:table-cell>
          <table:table-cell table:style-name="ce38" office:value-type="float" office:value="0.971945137157107" calcext:value-type="float">
            <text:p>0.9719</text:p>
          </table:table-cell>
          <table:table-cell/>
          <table:table-cell table:style-name="ce52" office:value-type="string" calcext:value-type="string" table:number-columns-spanned="4" table:number-rows-spanned="1">
            <text:p>Best Channels</text:p>
          </table:table-cell>
          <table:covered-table-cell table:number-columns-repeated="3"/>
          <table:table-cell table:number-columns-repeated="1011"/>
        </table:table-row>
        <table:table-row table:style-name="ro1">
          <table:covered-table-cell table:style-name="ce90"/>
          <table:table-cell table:style-name="ce38" office:value-type="string" calcext:value-type="string">
            <text:p>Fp2</text:p>
          </table:table-cell>
          <table:table-cell table:style-name="ce38" office:value-type="float" office:value="0.185095799863806" calcext:value-type="float">
            <text:p>0.1851</text:p>
          </table:table-cell>
          <table:table-cell table:style-name="ce38" office:value-type="float" office:value="0.936745689655172" calcext:value-type="float">
            <text:p>0.9367</text:p>
          </table:table-cell>
          <table:table-cell table:number-columns-repeated="2" table:style-name="ce38" office:value-type="float" office:value="0" calcext:value-type="float">
            <text:p>0.0000</text:p>
          </table:table-cell>
          <table:table-cell table:style-name="ce38" office:value-type="float" office:value="0.232530516653584" calcext:value-type="float">
            <text:p>0.2325</text:p>
          </table:table-cell>
          <table:table-cell table:style-name="ce38" office:value-type="float" office:value="0.920316396508728" calcext:value-type="float">
            <text:p>0.9203</text:p>
          </table:table-cell>
          <table:table-cell/>
          <table:table-cell table:style-name="ce53" office:value-type="string" calcext:value-type="string" table:number-columns-spanned="2" table:number-rows-spanned="1">
            <text:p>Train</text:p>
          </table:table-cell>
          <table:covered-table-cell office:value-type="string" calcext:value-type="string">
            <text:p>Train</text:p>
          </table:covered-table-cell>
          <table:table-cell table:style-name="ce53" office:value-type="string" calcext:value-type="string" table:number-columns-spanned="2" table:number-rows-spanned="1">
            <text:p>Test</text:p>
          </table:table-cell>
          <table:covered-table-cell/>
          <table:table-cell table:number-columns-repeated="1011"/>
        </table:table-row>
        <table:table-row table:style-name="ro1">
          <table:covered-table-cell table:style-name="ce90"/>
          <table:table-cell table:style-name="ce38" office:value-type="string" calcext:value-type="string">
            <text:p>F7</text:p>
          </table:table-cell>
          <table:table-cell table:style-name="ce38" office:value-type="float" office:value="0.0920098297368023" calcext:value-type="float">
            <text:p>0.0920</text:p>
          </table:table-cell>
          <table:table-cell table:style-name="ce38" office:value-type="float" office:value="0.968779388714733" calcext:value-type="float">
            <text:p>0.9688</text:p>
          </table:table-cell>
          <table:table-cell table:number-columns-repeated="2" table:style-name="ce38" office:value-type="float" office:value="0" calcext:value-type="float">
            <text:p>0.0000</text:p>
          </table:table-cell>
          <table:table-cell table:style-name="ce38" office:value-type="float" office:value="0.110456481404101" calcext:value-type="float">
            <text:p>0.1105</text:p>
          </table:table-cell>
          <table:table-cell table:style-name="ce38" office:value-type="float" office:value="0.961541458852868" calcext:value-type="float">
            <text:p>0.9615</text:p>
          </table:table-cell>
          <table:table-cell/>
          <table:table-cell table:style-name="ce51" office:value-type="string" calcext:value-type="string">
            <text:p>c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value</text:p>
          </table:table-cell>
          <table:table-cell table:number-columns-repeated="1011"/>
        </table:table-row>
        <table:table-row table:style-name="ro1">
          <table:covered-table-cell table:style-name="ce90"/>
          <table:table-cell table:style-name="ce38" office:value-type="string" calcext:value-type="string">
            <text:p>F3</text:p>
          </table:table-cell>
          <table:table-cell table:style-name="ce38" office:value-type="float" office:value="0.084496108720482" calcext:value-type="float">
            <text:p>0.0845</text:p>
          </table:table-cell>
          <table:table-cell table:style-name="ce38" office:value-type="float" office:value="0.974706112852665" calcext:value-type="float">
            <text:p>0.9747</text:p>
          </table:table-cell>
          <table:table-cell table:number-columns-repeated="2" table:style-name="ce38" office:value-type="float" office:value="0" calcext:value-type="float">
            <text:p>0.0000</text:p>
          </table:table-cell>
          <table:table-cell table:style-name="ce38" office:value-type="float" office:value="0.104485900157556" calcext:value-type="float">
            <text:p>0.1045</text:p>
          </table:table-cell>
          <table:table-cell table:style-name="ce38" office:value-type="float" office:value="0.966178304239402" calcext:value-type="float">
            <text:p>0.9662</text:p>
          </table:table-cell>
          <table:table-cell/>
          <table:table-cell table:style-name="ce28" table:formula="of:=INDEX([.$B$3:.$B$22];MATCH(LARGE(INDIRECT([.P157]);INDEX([.O157]));INDIRECT([.P157]);0);1)" office:value-type="string" office:string-value="P4" calcext:value-type="string">
            <text:p>P4</text:p>
          </table:table-cell>
          <table:table-cell table:style-name="ce91" table:formula="of:=INDEX(INDIRECT([.P157]);MATCH(LARGE(INDIRECT([.P157]);INDEX([.O157]));INDIRECT([.P157]);0);1)" office:value-type="float" office:value="0.980858150470219" calcext:value-type="float">
            <text:p>0.9809</text:p>
          </table:table-cell>
          <table:table-cell table:style-name="ce95" table:formula="of:=INDEX([.$B$3:.$B$22];MATCH(LARGE(INDIRECT([.Q157]);INDEX([.O157]));INDIRECT([.Q157]);0);1)" office:value-type="string" office:string-value="P4" calcext:value-type="string">
            <text:p>P4</text:p>
          </table:table-cell>
          <table:table-cell table:formula="of:=INDEX(INDIRECT([.Q157]);MATCH(LARGE(INDIRECT([.Q157]);INDEX([.O157]));INDIRECT([.Q157]);0);1)" office:value-type="float" office:value="0.973932356608479" calcext:value-type="float">
            <text:p>0.9739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table:formula="of:=&quot;D&quot;&amp;[.S$157]&amp;&quot;:D&quot;&amp;[.S$158]" office:value-type="string" office:string-value="D154:D173" calcext:value-type="string">
            <text:p>D154:D173</text:p>
          </table:table-cell>
          <table:table-cell table:style-name="ce28" table:formula="of:=&quot;H&quot;&amp;[.S$157]&amp;&quot;:H&quot;&amp;[.S$158]" office:value-type="string" office:string-value="H154:H173" calcext:value-type="string">
            <text:p>H154:H173</text:p>
          </table:table-cell>
          <table:table-cell/>
          <table:table-cell table:style-name="ce28" office:value-type="float" office:value="154" calcext:value-type="float">
            <text:p>154</text:p>
          </table:table-cell>
          <table:table-cell table:number-columns-repeated="1005"/>
        </table:table-row>
        <table:table-row table:style-name="ro1">
          <table:covered-table-cell table:style-name="ce90"/>
          <table:table-cell table:style-name="ce38" office:value-type="string" calcext:value-type="string">
            <text:p>Fz</text:p>
          </table:table-cell>
          <table:table-cell table:style-name="ce38" office:value-type="float" office:value="0.0754073491979822" calcext:value-type="float">
            <text:p>0.0754</text:p>
          </table:table-cell>
          <table:table-cell table:style-name="ce38" office:value-type="float" office:value="0.978409090909091" calcext:value-type="float">
            <text:p>0.9784</text:p>
          </table:table-cell>
          <table:table-cell table:number-columns-repeated="2" table:style-name="ce38" office:value-type="float" office:value="0" calcext:value-type="float">
            <text:p>0.0000</text:p>
          </table:table-cell>
          <table:table-cell table:style-name="ce38" office:value-type="float" office:value="0.0994694169954469" calcext:value-type="float">
            <text:p>0.0995</text:p>
          </table:table-cell>
          <table:table-cell table:style-name="ce38" office:value-type="float" office:value="0.96765897755611" calcext:value-type="float">
            <text:p>0.9677</text:p>
          </table:table-cell>
          <table:table-cell/>
          <table:table-cell table:style-name="ce28" table:formula="of:=INDEX([.$B$3:.$B$22];MATCH(LARGE(INDIRECT([.P158]);INDEX([.O158]));INDIRECT([.P158]);0);1)" office:value-type="string" office:string-value="C3" calcext:value-type="string">
            <text:p>C3</text:p>
          </table:table-cell>
          <table:table-cell table:style-name="ce91" table:formula="of:=INDEX(INDIRECT([.P158]);MATCH(LARGE(INDIRECT([.P158]);INDEX([.O158]));INDIRECT([.P158]);0);1)" office:value-type="float" office:value="0.980358542319749" calcext:value-type="float">
            <text:p>0.9804</text:p>
          </table:table-cell>
          <table:table-cell table:style-name="ce95" table:formula="of:=INDEX([.$B$3:.$B$22];MATCH(LARGE(INDIRECT([.Q158]);INDEX([.O158]));INDIRECT([.Q158]);0);1)" office:value-type="string" office:string-value="Fp1" calcext:value-type="string">
            <text:p>Fp1</text:p>
          </table:table-cell>
          <table:table-cell table:formula="of:=INDEX(INDIRECT([.Q158]);MATCH(LARGE(INDIRECT([.Q158]);INDEX([.O158]));INDIRECT([.Q158]);0);1)" office:value-type="float" office:value="0.971945137157107" calcext:value-type="float">
            <text:p>0.9719</text:p>
          </table:table-cell>
          <table:table-cell/>
          <table:table-cell office:value-type="float" office:value="2" calcext:value-type="float">
            <text:p>2</text:p>
          </table:table-cell>
          <table:table-cell table:style-name="ce28" table:formula="of:=&quot;D&quot;&amp;[.S$157]&amp;&quot;:D&quot;&amp;[.S$158]" office:value-type="string" office:string-value="D154:D173" calcext:value-type="string">
            <text:p>D154:D173</text:p>
          </table:table-cell>
          <table:table-cell table:style-name="ce28" table:formula="of:=&quot;H&quot;&amp;[.S$157]&amp;&quot;:H&quot;&amp;[.S$158]" office:value-type="string" office:string-value="H154:H173" calcext:value-type="string">
            <text:p>H154:H173</text:p>
          </table:table-cell>
          <table:table-cell/>
          <table:table-cell table:style-name="ce28" office:value-type="float" office:value="173" calcext:value-type="float">
            <text:p>173</text:p>
          </table:table-cell>
          <table:table-cell table:number-columns-repeated="1005"/>
        </table:table-row>
        <table:table-row table:style-name="ro1">
          <table:covered-table-cell table:style-name="ce90"/>
          <table:table-cell table:style-name="ce38" office:value-type="string" calcext:value-type="string">
            <text:p>F4</text:p>
          </table:table-cell>
          <table:table-cell table:style-name="ce38" office:value-type="float" office:value="0.172395716409044" calcext:value-type="float">
            <text:p>0.1724</text:p>
          </table:table-cell>
          <table:table-cell table:style-name="ce38" office:value-type="float" office:value="0.939723746081505" calcext:value-type="float">
            <text:p>0.9397</text:p>
          </table:table-cell>
          <table:table-cell table:number-columns-repeated="2" table:style-name="ce38" office:value-type="float" office:value="0" calcext:value-type="float">
            <text:p>0.0000</text:p>
          </table:table-cell>
          <table:table-cell table:style-name="ce38" office:value-type="float" office:value="0.207269744153258" calcext:value-type="float">
            <text:p>0.2073</text:p>
          </table:table-cell>
          <table:table-cell table:style-name="ce38" office:value-type="float" office:value="0.928304239401496" calcext:value-type="float">
            <text:p>0.9283</text:p>
          </table:table-cell>
          <table:table-cell/>
          <table:table-cell table:style-name="ce28" table:formula="of:=INDEX([.$B$3:.$B$22];MATCH(LARGE(INDIRECT([.P159]);INDEX([.O159]));INDIRECT([.P159]);0);1)" office:value-type="string" office:string-value="Fz" calcext:value-type="string">
            <text:p>Fz</text:p>
          </table:table-cell>
          <table:table-cell table:style-name="ce91" table:formula="of:=INDEX(INDIRECT([.P159]);MATCH(LARGE(INDIRECT([.P159]);INDEX([.O159]));INDIRECT([.P159]);0);1)" office:value-type="float" office:value="0.978409090909091" calcext:value-type="float">
            <text:p>0.9784</text:p>
          </table:table-cell>
          <table:table-cell table:style-name="ce95" table:formula="of:=INDEX([.$B$3:.$B$22];MATCH(LARGE(INDIRECT([.Q159]);INDEX([.O159]));INDIRECT([.Q159]);0);1)" office:value-type="string" office:string-value="F8" calcext:value-type="string">
            <text:p>F8</text:p>
          </table:table-cell>
          <table:table-cell table:formula="of:=INDEX(INDIRECT([.Q159]);MATCH(LARGE(INDIRECT([.Q159]);INDEX([.O159]));INDIRECT([.Q159]);0);1)" office:value-type="float" office:value="0.971555486284289" calcext:value-type="float">
            <text:p>0.9716</text:p>
          </table:table-cell>
          <table:table-cell/>
          <table:table-cell office:value-type="float" office:value="3" calcext:value-type="float">
            <text:p>3</text:p>
          </table:table-cell>
          <table:table-cell table:style-name="ce28" table:formula="of:=&quot;D&quot;&amp;[.S$157]&amp;&quot;:D&quot;&amp;[.S$158]" office:value-type="string" office:string-value="D154:D173" calcext:value-type="string">
            <text:p>D154:D173</text:p>
          </table:table-cell>
          <table:table-cell table:style-name="ce28" table:formula="of:=&quot;H&quot;&amp;[.S$157]&amp;&quot;:H&quot;&amp;[.S$158]" office:value-type="string" office:string-value="H154:H173" calcext:value-type="string">
            <text:p>H154:H173</text:p>
          </table:table-cell>
          <table:table-cell table:number-columns-repeated="1007"/>
        </table:table-row>
        <table:table-row table:style-name="ro1">
          <table:covered-table-cell table:style-name="ce90"/>
          <table:table-cell table:style-name="ce38" office:value-type="string" calcext:value-type="string">
            <text:p>F8</text:p>
          </table:table-cell>
          <table:table-cell table:style-name="ce38" office:value-type="float" office:value="0.0810246941624764" calcext:value-type="float">
            <text:p>0.0810</text:p>
          </table:table-cell>
          <table:table-cell table:style-name="ce38" office:value-type="float" office:value="0.977978056426332" calcext:value-type="float">
            <text:p>0.9780</text:p>
          </table:table-cell>
          <table:table-cell table:number-columns-repeated="2" table:style-name="ce38" office:value-type="float" office:value="0" calcext:value-type="float">
            <text:p>0.0000</text:p>
          </table:table-cell>
          <table:table-cell table:style-name="ce38" office:value-type="float" office:value="0.0958707717960315" calcext:value-type="float">
            <text:p>0.0959</text:p>
          </table:table-cell>
          <table:table-cell table:style-name="ce38" office:value-type="float" office:value="0.971555486284289" calcext:value-type="float">
            <text:p>0.9716</text:p>
          </table:table-cell>
          <table:table-cell/>
          <table:table-cell table:style-name="ce28" table:formula="of:=INDEX([.$B$3:.$B$22];MATCH(LARGE(INDIRECT([.P160]);INDEX([.O160]));INDIRECT([.P160]);0);1)" office:value-type="string" office:string-value="Fp1" calcext:value-type="string">
            <text:p>Fp1</text:p>
          </table:table-cell>
          <table:table-cell table:style-name="ce91" table:formula="of:=INDEX(INDIRECT([.P160]);MATCH(LARGE(INDIRECT([.P160]);INDEX([.O160]));INDIRECT([.P160]);0);1)" office:value-type="float" office:value="0.978242554858934" calcext:value-type="float">
            <text:p>0.9782</text:p>
          </table:table-cell>
          <table:table-cell table:style-name="ce95" table:formula="of:=INDEX([.$B$3:.$B$22];MATCH(LARGE(INDIRECT([.Q160]);INDEX([.O160]));INDIRECT([.Q160]);0);1)" office:value-type="string" office:string-value="C3" calcext:value-type="string">
            <text:p>C3</text:p>
          </table:table-cell>
          <table:table-cell table:formula="of:=INDEX(INDIRECT([.Q160]);MATCH(LARGE(INDIRECT([.Q160]);INDEX([.O160]));INDIRECT([.Q160]);0);1)" office:value-type="float" office:value="0.971399625935162" calcext:value-type="float">
            <text:p>0.9714</text:p>
          </table:table-cell>
          <table:table-cell/>
          <table:table-cell office:value-type="float" office:value="4" calcext:value-type="float">
            <text:p>4</text:p>
          </table:table-cell>
          <table:table-cell table:style-name="ce28" table:formula="of:=&quot;D&quot;&amp;[.S$157]&amp;&quot;:D&quot;&amp;[.S$158]" office:value-type="string" office:string-value="D154:D173" calcext:value-type="string">
            <text:p>D154:D173</text:p>
          </table:table-cell>
          <table:table-cell table:style-name="ce28" table:formula="of:=&quot;H&quot;&amp;[.S$157]&amp;&quot;:H&quot;&amp;[.S$158]" office:value-type="string" office:string-value="H154:H173" calcext:value-type="string">
            <text:p>H154:H173</text:p>
          </table:table-cell>
          <table:table-cell table:number-columns-repeated="1007"/>
        </table:table-row>
        <table:table-row table:style-name="ro1">
          <table:covered-table-cell table:style-name="ce90"/>
          <table:table-cell table:style-name="ce38" office:value-type="string" calcext:value-type="string">
            <text:p>T7</text:p>
          </table:table-cell>
          <table:table-cell table:style-name="ce38" office:value-type="float" office:value="0.112145266067645" calcext:value-type="float">
            <text:p>0.1121</text:p>
          </table:table-cell>
          <table:table-cell table:style-name="ce38" office:value-type="float" office:value="0.964361285266457" calcext:value-type="float">
            <text:p>0.9644</text:p>
          </table:table-cell>
          <table:table-cell table:number-columns-repeated="2" table:style-name="ce38" office:value-type="float" office:value="0" calcext:value-type="float">
            <text:p>0.0000</text:p>
          </table:table-cell>
          <table:table-cell table:style-name="ce38" office:value-type="float" office:value="0.134961619062763" calcext:value-type="float">
            <text:p>0.1350</text:p>
          </table:table-cell>
          <table:table-cell table:style-name="ce38" office:value-type="float" office:value="0.954839463840399" calcext:value-type="float">
            <text:p>0.9548</text:p>
          </table:table-cell>
          <table:table-cell/>
          <table:table-cell table:style-name="ce28" table:formula="of:=INDEX([.$B$3:.$B$22];MATCH(LARGE(INDIRECT([.P161]);INDEX([.O161]));INDIRECT([.P161]);0);1)" office:value-type="string" office:string-value="F8" calcext:value-type="string">
            <text:p>F8</text:p>
          </table:table-cell>
          <table:table-cell table:style-name="ce91" table:formula="of:=INDEX(INDIRECT([.P161]);MATCH(LARGE(INDIRECT([.P161]);INDEX([.O161]));INDIRECT([.P161]);0);1)" office:value-type="float" office:value="0.977978056426332" calcext:value-type="float">
            <text:p>0.9780</text:p>
          </table:table-cell>
          <table:table-cell table:style-name="ce95" table:formula="of:=INDEX([.$B$3:.$B$22];MATCH(LARGE(INDIRECT([.Q161]);INDEX([.O161]));INDIRECT([.Q161]);0);1)" office:value-type="string" office:string-value="T8" calcext:value-type="string">
            <text:p>T8</text:p>
          </table:table-cell>
          <table:table-cell table:formula="of:=INDEX(INDIRECT([.Q161]);MATCH(LARGE(INDIRECT([.Q161]);INDEX([.O161]));INDIRECT([.Q161]);0);1)" office:value-type="float" office:value="0.969685162094763" calcext:value-type="float">
            <text:p>0.9697</text:p>
          </table:table-cell>
          <table:table-cell/>
          <table:table-cell office:value-type="float" office:value="5" calcext:value-type="float">
            <text:p>5</text:p>
          </table:table-cell>
          <table:table-cell table:style-name="ce28" table:formula="of:=&quot;D&quot;&amp;[.S$157]&amp;&quot;:D&quot;&amp;[.S$158]" office:value-type="string" office:string-value="D154:D173" calcext:value-type="string">
            <text:p>D154:D173</text:p>
          </table:table-cell>
          <table:table-cell table:style-name="ce28" table:formula="of:=&quot;H&quot;&amp;[.S$157]&amp;&quot;:H&quot;&amp;[.S$158]" office:value-type="string" office:string-value="H154:H173" calcext:value-type="string">
            <text:p>H154:H173</text:p>
          </table:table-cell>
          <table:table-cell table:number-columns-repeated="1007"/>
        </table:table-row>
        <table:table-row table:style-name="ro1">
          <table:covered-table-cell table:style-name="ce90"/>
          <table:table-cell table:style-name="ce38" office:value-type="string" calcext:value-type="string">
            <text:p>C3</text:p>
          </table:table-cell>
          <table:table-cell table:style-name="ce38" office:value-type="float" office:value="0.0724529015198116" calcext:value-type="float">
            <text:p>0.0725</text:p>
          </table:table-cell>
          <table:table-cell table:style-name="ce38" office:value-type="float" office:value="0.980358542319749" calcext:value-type="float">
            <text:p>0.9804</text:p>
          </table:table-cell>
          <table:table-cell table:number-columns-repeated="2" table:style-name="ce38" office:value-type="float" office:value="0" calcext:value-type="float">
            <text:p>0.0000</text:p>
          </table:table-cell>
          <table:table-cell table:style-name="ce38" office:value-type="float" office:value="0.0910233433527914" calcext:value-type="float">
            <text:p>0.0910</text:p>
          </table:table-cell>
          <table:table-cell table:style-name="ce38" office:value-type="float" office:value="0.971399625935162" calcext:value-type="float">
            <text:p>0.9714</text:p>
          </table:table-cell>
          <table:table-cell table:number-columns-repeated="1016"/>
        </table:table-row>
        <table:table-row table:style-name="ro1">
          <table:covered-table-cell table:style-name="ce90"/>
          <table:table-cell table:style-name="ce38" office:value-type="string" calcext:value-type="string">
            <text:p>Cz</text:p>
          </table:table-cell>
          <table:table-cell table:style-name="ce38" office:value-type="float" office:value="0.15564327266149" calcext:value-type="float">
            <text:p>0.1556</text:p>
          </table:table-cell>
          <table:table-cell table:style-name="ce38" office:value-type="float" office:value="0.957543103448276" calcext:value-type="float">
            <text:p>0.9575</text:p>
          </table:table-cell>
          <table:table-cell table:number-columns-repeated="2" table:style-name="ce38" office:value-type="float" office:value="0" calcext:value-type="float">
            <text:p>0.0000</text:p>
          </table:table-cell>
          <table:table-cell table:style-name="ce38" office:value-type="float" office:value="0.180231852758852" calcext:value-type="float">
            <text:p>0.1802</text:p>
          </table:table-cell>
          <table:table-cell table:style-name="ce38" office:value-type="float" office:value="0.947747817955112" calcext:value-type="float">
            <text:p>0.9477</text:p>
          </table:table-cell>
          <table:table-cell table:number-columns-repeated="1016"/>
        </table:table-row>
        <table:table-row table:style-name="ro1">
          <table:covered-table-cell table:style-name="ce90"/>
          <table:table-cell table:style-name="ce38" office:value-type="string" calcext:value-type="string">
            <text:p>C4</text:p>
          </table:table-cell>
          <table:table-cell table:style-name="ce38" office:value-type="float" office:value="0.138669058695716" calcext:value-type="float">
            <text:p>0.1387</text:p>
          </table:table-cell>
          <table:table-cell table:style-name="ce38" office:value-type="float" office:value="0.95492750783699" calcext:value-type="float">
            <text:p>0.9549</text:p>
          </table:table-cell>
          <table:table-cell table:number-columns-repeated="2" table:style-name="ce38" office:value-type="float" office:value="0" calcext:value-type="float">
            <text:p>0.0000</text:p>
          </table:table-cell>
          <table:table-cell table:style-name="ce38" office:value-type="float" office:value="0.162270540088192" calcext:value-type="float">
            <text:p>0.1623</text:p>
          </table:table-cell>
          <table:table-cell table:style-name="ce38" office:value-type="float" office:value="0.944513715710723" calcext:value-type="float">
            <text:p>0.9445</text:p>
          </table:table-cell>
          <table:table-cell table:number-columns-repeated="1016"/>
        </table:table-row>
        <table:table-row table:style-name="ro1">
          <table:covered-table-cell table:style-name="ce90"/>
          <table:table-cell table:style-name="ce38" office:value-type="string" calcext:value-type="string">
            <text:p>T8</text:p>
          </table:table-cell>
          <table:table-cell table:style-name="ce38" office:value-type="float" office:value="0.080069748436022" calcext:value-type="float">
            <text:p>0.0801</text:p>
          </table:table-cell>
          <table:table-cell table:style-name="ce38" office:value-type="float" office:value="0.97701802507837" calcext:value-type="float">
            <text:p>0.9770</text:p>
          </table:table-cell>
          <table:table-cell table:number-columns-repeated="2" table:style-name="ce38" office:value-type="float" office:value="0" calcext:value-type="float">
            <text:p>0.0000</text:p>
          </table:table-cell>
          <table:table-cell table:style-name="ce38" office:value-type="float" office:value="0.0994357576133902" calcext:value-type="float">
            <text:p>0.0994</text:p>
          </table:table-cell>
          <table:table-cell table:style-name="ce38" office:value-type="float" office:value="0.969685162094763" calcext:value-type="float">
            <text:p>0.9697</text:p>
          </table:table-cell>
          <table:table-cell table:number-columns-repeated="1016"/>
        </table:table-row>
        <table:table-row table:style-name="ro1">
          <table:covered-table-cell table:style-name="ce90"/>
          <table:table-cell table:style-name="ce38" office:value-type="string" calcext:value-type="string">
            <text:p>P7</text:p>
          </table:table-cell>
          <table:table-cell table:style-name="ce38" office:value-type="float" office:value="0.160520798785373" calcext:value-type="float">
            <text:p>0.1605</text:p>
          </table:table-cell>
          <table:table-cell table:style-name="ce38" office:value-type="float" office:value="0.943279780564263" calcext:value-type="float">
            <text:p>0.9433</text:p>
          </table:table-cell>
          <table:table-cell table:number-columns-repeated="2" table:style-name="ce38" office:value-type="float" office:value="0" calcext:value-type="float">
            <text:p>0.0000</text:p>
          </table:table-cell>
          <table:table-cell table:style-name="ce38" office:value-type="float" office:value="0.191162973651639" calcext:value-type="float">
            <text:p>0.1912</text:p>
          </table:table-cell>
          <table:table-cell table:style-name="ce38" office:value-type="float" office:value="0.934421758104738" calcext:value-type="float">
            <text:p>0.9344</text:p>
          </table:table-cell>
          <table:table-cell table:number-columns-repeated="1016"/>
        </table:table-row>
        <table:table-row table:style-name="ro1">
          <table:covered-table-cell table:style-name="ce90"/>
          <table:table-cell table:style-name="ce38" office:value-type="string" calcext:value-type="string">
            <text:p>P3</text:p>
          </table:table-cell>
          <table:table-cell table:style-name="ce38" office:value-type="float" office:value="0.0983373759869124" calcext:value-type="float">
            <text:p>0.0983</text:p>
          </table:table-cell>
          <table:table-cell table:style-name="ce38" office:value-type="float" office:value="0.968838166144201" calcext:value-type="float">
            <text:p>0.9688</text:p>
          </table:table-cell>
          <table:table-cell table:number-columns-repeated="2" table:style-name="ce38" office:value-type="float" office:value="0" calcext:value-type="float">
            <text:p>0.0000</text:p>
          </table:table-cell>
          <table:table-cell table:style-name="ce38" office:value-type="float" office:value="0.123784058218697" calcext:value-type="float">
            <text:p>0.1238</text:p>
          </table:table-cell>
          <table:table-cell table:style-name="ce38" office:value-type="float" office:value="0.958969763092269" calcext:value-type="float">
            <text:p>0.9590</text:p>
          </table:table-cell>
          <table:table-cell table:number-columns-repeated="1016"/>
        </table:table-row>
        <table:table-row table:style-name="ro1">
          <table:covered-table-cell table:style-name="ce90"/>
          <table:table-cell table:style-name="ce38" office:value-type="string" calcext:value-type="string">
            <text:p>Pz</text:p>
          </table:table-cell>
          <table:table-cell table:style-name="ce38" office:value-type="float" office:value="0.141258154393737" calcext:value-type="float">
            <text:p>0.1413</text:p>
          </table:table-cell>
          <table:table-cell table:style-name="ce38" office:value-type="float" office:value="0.957121865203762" calcext:value-type="float">
            <text:p>0.9571</text:p>
          </table:table-cell>
          <table:table-cell table:number-columns-repeated="2" table:style-name="ce38" office:value-type="float" office:value="0" calcext:value-type="float">
            <text:p>0.0000</text:p>
          </table:table-cell>
          <table:table-cell table:style-name="ce38" office:value-type="float" office:value="0.166075421158141" calcext:value-type="float">
            <text:p>0.1661</text:p>
          </table:table-cell>
          <table:table-cell table:style-name="ce38" office:value-type="float" office:value="0.947202306733167" calcext:value-type="float">
            <text:p>0.9472</text:p>
          </table:table-cell>
          <table:table-cell table:number-columns-repeated="1016"/>
        </table:table-row>
        <table:table-row table:style-name="ro1">
          <table:covered-table-cell table:style-name="ce90"/>
          <table:table-cell table:style-name="ce38" office:value-type="string" calcext:value-type="string">
            <text:p>P4</text:p>
          </table:table-cell>
          <table:table-cell table:style-name="ce38" office:value-type="float" office:value="0.0829617115560931" calcext:value-type="float">
            <text:p>0.0830</text:p>
          </table:table-cell>
          <table:table-cell table:style-name="ce38" office:value-type="float" office:value="0.980858150470219" calcext:value-type="float">
            <text:p>0.9809</text:p>
          </table:table-cell>
          <table:table-cell table:number-columns-repeated="2" table:style-name="ce38" office:value-type="float" office:value="0" calcext:value-type="float">
            <text:p>0.0000</text:p>
          </table:table-cell>
          <table:table-cell table:style-name="ce38" office:value-type="float" office:value="0.0992103419231804" calcext:value-type="float">
            <text:p>0.0992</text:p>
          </table:table-cell>
          <table:table-cell table:style-name="ce38" office:value-type="float" office:value="0.973932356608479" calcext:value-type="float">
            <text:p>0.9739</text:p>
          </table:table-cell>
          <table:table-cell table:number-columns-repeated="1016"/>
        </table:table-row>
        <table:table-row table:style-name="ro1">
          <table:covered-table-cell table:style-name="ce90"/>
          <table:table-cell table:style-name="ce38" office:value-type="string" calcext:value-type="string">
            <text:p>P8</text:p>
          </table:table-cell>
          <table:table-cell table:style-name="ce38" office:value-type="float" office:value="0.14003057383865" calcext:value-type="float">
            <text:p>0.1400</text:p>
          </table:table-cell>
          <table:table-cell table:style-name="ce38" office:value-type="float" office:value="0.957885971786834" calcext:value-type="float">
            <text:p>0.9579</text:p>
          </table:table-cell>
          <table:table-cell table:number-columns-repeated="2" table:style-name="ce38" office:value-type="float" office:value="0" calcext:value-type="float">
            <text:p>0.0000</text:p>
          </table:table-cell>
          <table:table-cell table:style-name="ce38" office:value-type="float" office:value="0.168204730176866" calcext:value-type="float">
            <text:p>0.1682</text:p>
          </table:table-cell>
          <table:table-cell table:style-name="ce38" office:value-type="float" office:value="0.948332294264339" calcext:value-type="float">
            <text:p>0.9483</text:p>
          </table:table-cell>
          <table:table-cell table:number-columns-repeated="1016"/>
        </table:table-row>
        <table:table-row table:style-name="ro1">
          <table:covered-table-cell table:style-name="ce90"/>
          <table:table-cell table:style-name="ce38" office:value-type="string" calcext:value-type="string">
            <text:p>O1</text:p>
          </table:table-cell>
          <table:table-cell table:style-name="ce38" office:value-type="float" office:value="0.105557937617633" calcext:value-type="float">
            <text:p>0.1056</text:p>
          </table:table-cell>
          <table:table-cell table:style-name="ce38" office:value-type="float" office:value="0.967241379310345" calcext:value-type="float">
            <text:p>0.9672</text:p>
          </table:table-cell>
          <table:table-cell table:number-columns-repeated="2" table:style-name="ce38" office:value-type="float" office:value="0" calcext:value-type="float">
            <text:p>0.0000</text:p>
          </table:table-cell>
          <table:table-cell table:style-name="ce38" office:value-type="float" office:value="0.12922752159938" calcext:value-type="float">
            <text:p>0.1292</text:p>
          </table:table-cell>
          <table:table-cell table:style-name="ce38" office:value-type="float" office:value="0.960450436408978" calcext:value-type="float">
            <text:p>0.9605</text:p>
          </table:table-cell>
          <table:table-cell table:number-columns-repeated="1016"/>
        </table:table-row>
        <table:table-row table:style-name="ro1">
          <table:covered-table-cell table:style-name="ce90"/>
          <table:table-cell table:style-name="ce38" office:value-type="string" calcext:value-type="string">
            <text:p>Oz</text:p>
          </table:table-cell>
          <table:table-cell table:style-name="ce38" office:value-type="float" office:value="0.1" calcext:value-type="float">
            <text:p>0.1000</text:p>
          </table:table-cell>
          <table:table-cell table:number-columns-repeated="5" table:style-name="ce38" office:value-type="float" office:value="0" calcext:value-type="float">
            <text:p>0.0000</text:p>
          </table:table-cell>
          <table:table-cell table:number-columns-repeated="1016"/>
        </table:table-row>
        <table:table-row table:style-name="ro1">
          <table:covered-table-cell table:style-name="ce90"/>
          <table:table-cell table:style-name="ce38" office:value-type="string" calcext:value-type="string">
            <text:p>O2</text:p>
          </table:table-cell>
          <table:table-cell table:style-name="ce38" office:value-type="float" office:value="0.129691759230668" calcext:value-type="float">
            <text:p>0.1297</text:p>
          </table:table-cell>
          <table:table-cell table:style-name="ce38" office:value-type="float" office:value="0.955701410658307" calcext:value-type="float">
            <text:p>0.9557</text:p>
          </table:table-cell>
          <table:table-cell table:number-columns-repeated="2" table:style-name="ce38" office:value-type="float" office:value="0" calcext:value-type="float">
            <text:p>0.0000</text:p>
          </table:table-cell>
          <table:table-cell table:style-name="ce38" office:value-type="float" office:value="0.156144452659864" calcext:value-type="float">
            <text:p>0.1561</text:p>
          </table:table-cell>
          <table:table-cell table:style-name="ce38" office:value-type="float" office:value="0.946929551122195" calcext:value-type="float">
            <text:p>0.9469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 calcext:value-type="string" table:number-columns-spanned="1" table:number-rows-spanned="20">
            <text:p>Try 8</text:p>
          </table:table-cell>
          <table:table-cell table:style-name="ce41" office:value-type="string" calcext:value-type="string">
            <text:p>Fp1</text:p>
          </table:table-cell>
          <table:table-cell table:style-name="ce41" office:value-type="float" office:value="0.227918978525927" calcext:value-type="float">
            <text:p>0.2279</text:p>
          </table:table-cell>
          <table:table-cell table:style-name="ce41" office:value-type="float" office:value="0.922580329153605" calcext:value-type="float">
            <text:p>0.9226</text:p>
          </table:table-cell>
          <table:table-cell table:number-columns-repeated="2" table:style-name="ce41" office:value-type="float" office:value="0" calcext:value-type="float">
            <text:p>0.0000</text:p>
          </table:table-cell>
          <table:table-cell table:style-name="ce41" office:value-type="float" office:value="0.259358380863122" calcext:value-type="float">
            <text:p>0.2594</text:p>
          </table:table-cell>
          <table:table-cell table:style-name="ce41" office:value-type="float" office:value="0.912951995012469" calcext:value-type="float">
            <text:p>0.9130</text:p>
          </table:table-cell>
          <table:table-cell/>
          <table:table-cell table:style-name="ce52" office:value-type="string" calcext:value-type="string" table:number-columns-spanned="4" table:number-rows-spanned="1">
            <text:p>Best Channels</text:p>
          </table:table-cell>
          <table:covered-table-cell table:number-columns-repeated="3"/>
          <table:table-cell table:number-columns-repeated="1011"/>
        </table:table-row>
        <table:table-row table:style-name="ro1">
          <table:covered-table-cell table:style-name="ce93"/>
          <table:table-cell table:style-name="ce41" office:value-type="string" calcext:value-type="string">
            <text:p>Fp2</text:p>
          </table:table-cell>
          <table:table-cell table:style-name="ce41" office:value-type="float" office:value="0.0624285208493425" calcext:value-type="float">
            <text:p>0.0624</text:p>
          </table:table-cell>
          <table:table-cell table:style-name="ce41" office:value-type="float" office:value="0.986148119122257" calcext:value-type="float">
            <text:p>0.9861</text:p>
          </table:table-cell>
          <table:table-cell table:number-columns-repeated="2" table:style-name="ce41" office:value-type="float" office:value="0" calcext:value-type="float">
            <text:p>0.0000</text:p>
          </table:table-cell>
          <table:table-cell table:style-name="ce41" office:value-type="float" office:value="0.0797041087432247" calcext:value-type="float">
            <text:p>0.0797</text:p>
          </table:table-cell>
          <table:table-cell table:style-name="ce41" office:value-type="float" office:value="0.978569201995012" calcext:value-type="float">
            <text:p>0.9786</text:p>
          </table:table-cell>
          <table:table-cell/>
          <table:table-cell table:style-name="ce53" office:value-type="string" calcext:value-type="string" table:number-columns-spanned="2" table:number-rows-spanned="1">
            <text:p>Train</text:p>
          </table:table-cell>
          <table:covered-table-cell office:value-type="string" calcext:value-type="string">
            <text:p>Train</text:p>
          </table:covered-table-cell>
          <table:table-cell table:style-name="ce53" office:value-type="string" calcext:value-type="string" table:number-columns-spanned="2" table:number-rows-spanned="1">
            <text:p>Test</text:p>
          </table:table-cell>
          <table:covered-table-cell/>
          <table:table-cell table:number-columns-repeated="1011"/>
        </table:table-row>
        <table:table-row table:style-name="ro1">
          <table:covered-table-cell table:style-name="ce93"/>
          <table:table-cell table:style-name="ce41" office:value-type="string" calcext:value-type="string">
            <text:p>F7</text:p>
          </table:table-cell>
          <table:table-cell table:style-name="ce41" office:value-type="float" office:value="0.0539073458642095" calcext:value-type="float">
            <text:p>0.0539</text:p>
          </table:table-cell>
          <table:table-cell table:style-name="ce41" office:value-type="float" office:value="0.982974137931034" calcext:value-type="float">
            <text:p>0.9830</text:p>
          </table:table-cell>
          <table:table-cell table:number-columns-repeated="2" table:style-name="ce41" office:value-type="float" office:value="0" calcext:value-type="float">
            <text:p>0.0000</text:p>
          </table:table-cell>
          <table:table-cell table:style-name="ce41" office:value-type="float" office:value="0.0705709460184461" calcext:value-type="float">
            <text:p>0.0706</text:p>
          </table:table-cell>
          <table:table-cell table:style-name="ce41" office:value-type="float" office:value="0.976426122194514" calcext:value-type="float">
            <text:p>0.9764</text:p>
          </table:table-cell>
          <table:table-cell/>
          <table:table-cell table:style-name="ce51" office:value-type="string" calcext:value-type="string">
            <text:p>c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value</text:p>
          </table:table-cell>
          <table:table-cell table:number-columns-repeated="1011"/>
        </table:table-row>
        <table:table-row table:style-name="ro1">
          <table:covered-table-cell table:style-name="ce93"/>
          <table:table-cell table:style-name="ce41" office:value-type="string" calcext:value-type="string">
            <text:p>F3</text:p>
          </table:table-cell>
          <table:table-cell table:style-name="ce41" office:value-type="float" office:value="0.072193844155715" calcext:value-type="float">
            <text:p>0.0722</text:p>
          </table:table-cell>
          <table:table-cell table:style-name="ce41" office:value-type="float" office:value="0.976498824451411" calcext:value-type="float">
            <text:p>0.9765</text:p>
          </table:table-cell>
          <table:table-cell table:number-columns-repeated="2" table:style-name="ce41" office:value-type="float" office:value="0" calcext:value-type="float">
            <text:p>0.0000</text:p>
          </table:table-cell>
          <table:table-cell table:style-name="ce41" office:value-type="float" office:value="0.0850000275238568" calcext:value-type="float">
            <text:p>0.0850</text:p>
          </table:table-cell>
          <table:table-cell table:style-name="ce41" office:value-type="float" office:value="0.971321695760598" calcext:value-type="float">
            <text:p>0.9713</text:p>
          </table:table-cell>
          <table:table-cell/>
          <table:table-cell table:style-name="ce28" table:formula="of:=INDEX([.$B$3:.$B$22];MATCH(LARGE(INDIRECT([.P178]);INDEX([.O178]));INDIRECT([.P178]);0);1)" office:value-type="string" office:string-value="T7" calcext:value-type="string">
            <text:p>T7</text:p>
          </table:table-cell>
          <table:table-cell table:style-name="ce91" table:formula="of:=INDEX(INDIRECT([.P178]);MATCH(LARGE(INDIRECT([.P178]);INDEX([.O178]));INDIRECT([.P178]);0);1)" office:value-type="float" office:value="0.989753134796238" calcext:value-type="float">
            <text:p>0.9898</text:p>
          </table:table-cell>
          <table:table-cell table:style-name="ce95" table:formula="of:=INDEX([.$B$3:.$B$22];MATCH(LARGE(INDIRECT([.Q178]);INDEX([.O178]));INDIRECT([.Q178]);0);1)" office:value-type="string" office:string-value="T7" calcext:value-type="string">
            <text:p>T7</text:p>
          </table:table-cell>
          <table:table-cell table:formula="of:=INDEX(INDIRECT([.Q178]);MATCH(LARGE(INDIRECT([.Q178]);INDEX([.O178]));INDIRECT([.Q178]);0);1)" office:value-type="float" office:value="0.986011533665835" calcext:value-type="float">
            <text:p>0.986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table:formula="of:=&quot;D&quot;&amp;[.S$178]&amp;&quot;:D&quot;&amp;[.S$179]" office:value-type="string" office:string-value="D175:D194" calcext:value-type="string">
            <text:p>D175:D194</text:p>
          </table:table-cell>
          <table:table-cell table:style-name="ce28" table:formula="of:=&quot;H&quot;&amp;[.S$178]&amp;&quot;:H&quot;&amp;[.S$179]" office:value-type="string" office:string-value="H175:H194" calcext:value-type="string">
            <text:p>H175:H194</text:p>
          </table:table-cell>
          <table:table-cell/>
          <table:table-cell table:style-name="ce28" office:value-type="float" office:value="175" calcext:value-type="float">
            <text:p>175</text:p>
          </table:table-cell>
          <table:table-cell table:number-columns-repeated="1005"/>
        </table:table-row>
        <table:table-row table:style-name="ro1">
          <table:covered-table-cell table:style-name="ce93"/>
          <table:table-cell table:style-name="ce41" office:value-type="string" calcext:value-type="string">
            <text:p>Fz</text:p>
          </table:table-cell>
          <table:table-cell table:style-name="ce41" office:value-type="float" office:value="0.046321473109206" calcext:value-type="float">
            <text:p>0.0463</text:p>
          </table:table-cell>
          <table:table-cell table:style-name="ce41" office:value-type="float" office:value="0.987833072100313" calcext:value-type="float">
            <text:p>0.9878</text:p>
          </table:table-cell>
          <table:table-cell table:number-columns-repeated="2" table:style-name="ce41" office:value-type="float" office:value="0" calcext:value-type="float">
            <text:p>0.0000</text:p>
          </table:table-cell>
          <table:table-cell table:style-name="ce41" office:value-type="float" office:value="0.0615622631304356" calcext:value-type="float">
            <text:p>0.0616</text:p>
          </table:table-cell>
          <table:table-cell table:style-name="ce41" office:value-type="float" office:value="0.981452618453865" calcext:value-type="float">
            <text:p>0.9815</text:p>
          </table:table-cell>
          <table:table-cell/>
          <table:table-cell table:style-name="ce28" table:formula="of:=INDEX([.$B$3:.$B$22];MATCH(LARGE(INDIRECT([.P179]);INDEX([.O179]));INDIRECT([.P179]);0);1)" office:value-type="string" office:string-value="F4" calcext:value-type="string">
            <text:p>F4</text:p>
          </table:table-cell>
          <table:table-cell table:style-name="ce91" table:formula="of:=INDEX(INDIRECT([.P179]);MATCH(LARGE(INDIRECT([.P179]);INDEX([.O179]));INDIRECT([.P179]);0);1)" office:value-type="float" office:value="0.988156347962382" calcext:value-type="float">
            <text:p>0.9882</text:p>
          </table:table-cell>
          <table:table-cell table:style-name="ce95" table:formula="of:=INDEX([.$B$3:.$B$22];MATCH(LARGE(INDIRECT([.Q179]);INDEX([.O179]));INDIRECT([.Q179]);0);1)" office:value-type="string" office:string-value="P8" calcext:value-type="string">
            <text:p>P8</text:p>
          </table:table-cell>
          <table:table-cell table:formula="of:=INDEX(INDIRECT([.Q179]);MATCH(LARGE(INDIRECT([.Q179]);INDEX([.O179]));INDIRECT([.Q179]);0);1)" office:value-type="float" office:value="0.983128117206983" calcext:value-type="float">
            <text:p>0.9831</text:p>
          </table:table-cell>
          <table:table-cell/>
          <table:table-cell office:value-type="float" office:value="2" calcext:value-type="float">
            <text:p>2</text:p>
          </table:table-cell>
          <table:table-cell table:style-name="ce28" table:formula="of:=&quot;D&quot;&amp;[.S$178]&amp;&quot;:D&quot;&amp;[.S$179]" office:value-type="string" office:string-value="D175:D194" calcext:value-type="string">
            <text:p>D175:D194</text:p>
          </table:table-cell>
          <table:table-cell table:style-name="ce28" table:formula="of:=&quot;H&quot;&amp;[.S$178]&amp;&quot;:H&quot;&amp;[.S$179]" office:value-type="string" office:string-value="H175:H194" calcext:value-type="string">
            <text:p>H175:H194</text:p>
          </table:table-cell>
          <table:table-cell/>
          <table:table-cell table:style-name="ce28" office:value-type="float" office:value="194" calcext:value-type="float">
            <text:p>194</text:p>
          </table:table-cell>
          <table:table-cell table:number-columns-repeated="1005"/>
        </table:table-row>
        <table:table-row table:style-name="ro1">
          <table:covered-table-cell table:style-name="ce93"/>
          <table:table-cell table:style-name="ce41" office:value-type="string" calcext:value-type="string">
            <text:p>F4</text:p>
          </table:table-cell>
          <table:table-cell table:style-name="ce41" office:value-type="float" office:value="0.0435745453599222" calcext:value-type="float">
            <text:p>0.0436</text:p>
          </table:table-cell>
          <table:table-cell table:style-name="ce41" office:value-type="float" office:value="0.988156347962382" calcext:value-type="float">
            <text:p>0.9882</text:p>
          </table:table-cell>
          <table:table-cell table:number-columns-repeated="2" table:style-name="ce41" office:value-type="float" office:value="0" calcext:value-type="float">
            <text:p>0.0000</text:p>
          </table:table-cell>
          <table:table-cell table:style-name="ce41" office:value-type="float" office:value="0.0565368284812741" calcext:value-type="float">
            <text:p>0.0565</text:p>
          </table:table-cell>
          <table:table-cell table:style-name="ce41" office:value-type="float" office:value="0.983050187032419" calcext:value-type="float">
            <text:p>0.9831</text:p>
          </table:table-cell>
          <table:table-cell/>
          <table:table-cell table:style-name="ce28" table:formula="of:=INDEX([.$B$3:.$B$22];MATCH(LARGE(INDIRECT([.P180]);INDEX([.O180]));INDIRECT([.P180]);0);1)" office:value-type="string" office:string-value="Fz" calcext:value-type="string">
            <text:p>Fz</text:p>
          </table:table-cell>
          <table:table-cell table:style-name="ce91" table:formula="of:=INDEX(INDIRECT([.P180]);MATCH(LARGE(INDIRECT([.P180]);INDEX([.O180]));INDIRECT([.P180]);0);1)" office:value-type="float" office:value="0.987833072100313" calcext:value-type="float">
            <text:p>0.9878</text:p>
          </table:table-cell>
          <table:table-cell table:style-name="ce95" table:formula="of:=INDEX([.$B$3:.$B$22];MATCH(LARGE(INDIRECT([.Q180]);INDEX([.O180]));INDIRECT([.Q180]);0);1)" office:value-type="string" office:string-value="F4" calcext:value-type="string">
            <text:p>F4</text:p>
          </table:table-cell>
          <table:table-cell table:formula="of:=INDEX(INDIRECT([.Q180]);MATCH(LARGE(INDIRECT([.Q180]);INDEX([.O180]));INDIRECT([.Q180]);0);1)" office:value-type="float" office:value="0.983050187032419" calcext:value-type="float">
            <text:p>0.9831</text:p>
          </table:table-cell>
          <table:table-cell/>
          <table:table-cell office:value-type="float" office:value="3" calcext:value-type="float">
            <text:p>3</text:p>
          </table:table-cell>
          <table:table-cell table:style-name="ce28" table:formula="of:=&quot;D&quot;&amp;[.S$178]&amp;&quot;:D&quot;&amp;[.S$179]" office:value-type="string" office:string-value="D175:D194" calcext:value-type="string">
            <text:p>D175:D194</text:p>
          </table:table-cell>
          <table:table-cell table:style-name="ce28" table:formula="of:=&quot;H&quot;&amp;[.S$178]&amp;&quot;:H&quot;&amp;[.S$179]" office:value-type="string" office:string-value="H175:H194" calcext:value-type="string">
            <text:p>H175:H194</text:p>
          </table:table-cell>
          <table:table-cell table:number-columns-repeated="1007"/>
        </table:table-row>
        <table:table-row table:style-name="ro1">
          <table:covered-table-cell table:style-name="ce93"/>
          <table:table-cell table:style-name="ce41" office:value-type="string" calcext:value-type="string">
            <text:p>F8</text:p>
          </table:table-cell>
          <table:table-cell table:style-name="ce41" office:value-type="float" office:value="0.0786971076645634" calcext:value-type="float">
            <text:p>0.0787</text:p>
          </table:table-cell>
          <table:table-cell table:style-name="ce41" office:value-type="float" office:value="0.974568965517241" calcext:value-type="float">
            <text:p>0.9746</text:p>
          </table:table-cell>
          <table:table-cell table:number-columns-repeated="2" table:style-name="ce41" office:value-type="float" office:value="0" calcext:value-type="float">
            <text:p>0.0000</text:p>
          </table:table-cell>
          <table:table-cell table:style-name="ce41" office:value-type="float" office:value="0.0944277727210016" calcext:value-type="float">
            <text:p>0.0944</text:p>
          </table:table-cell>
          <table:table-cell table:style-name="ce41" office:value-type="float" office:value="0.968009663341646" calcext:value-type="float">
            <text:p>0.9680</text:p>
          </table:table-cell>
          <table:table-cell/>
          <table:table-cell table:style-name="ce28" table:formula="of:=INDEX([.$B$3:.$B$22];MATCH(LARGE(INDIRECT([.P181]);INDEX([.O181]));INDIRECT([.P181]);0);1)" office:value-type="string" office:string-value="P8" calcext:value-type="string">
            <text:p>P8</text:p>
          </table:table-cell>
          <table:table-cell table:style-name="ce91" table:formula="of:=INDEX(INDIRECT([.P181]);MATCH(LARGE(INDIRECT([.P181]);INDEX([.O181]));INDIRECT([.P181]);0);1)" office:value-type="float" office:value="0.987225705329153" calcext:value-type="float">
            <text:p>0.9872</text:p>
          </table:table-cell>
          <table:table-cell table:style-name="ce95" table:formula="of:=INDEX([.$B$3:.$B$22];MATCH(LARGE(INDIRECT([.Q181]);INDEX([.O181]));INDIRECT([.Q181]);0);1)" office:value-type="string" office:string-value="O2" calcext:value-type="string">
            <text:p>O2</text:p>
          </table:table-cell>
          <table:table-cell table:formula="of:=INDEX(INDIRECT([.Q181]);MATCH(LARGE(INDIRECT([.Q181]);INDEX([.O181]));INDIRECT([.Q181]);0);1)" office:value-type="float" office:value="0.982231920199501" calcext:value-type="float">
            <text:p>0.9822</text:p>
          </table:table-cell>
          <table:table-cell/>
          <table:table-cell office:value-type="float" office:value="4" calcext:value-type="float">
            <text:p>4</text:p>
          </table:table-cell>
          <table:table-cell table:style-name="ce28" table:formula="of:=&quot;D&quot;&amp;[.S$178]&amp;&quot;:D&quot;&amp;[.S$179]" office:value-type="string" office:string-value="D175:D194" calcext:value-type="string">
            <text:p>D175:D194</text:p>
          </table:table-cell>
          <table:table-cell table:style-name="ce28" table:formula="of:=&quot;H&quot;&amp;[.S$178]&amp;&quot;:H&quot;&amp;[.S$179]" office:value-type="string" office:string-value="H175:H194" calcext:value-type="string">
            <text:p>H175:H194</text:p>
          </table:table-cell>
          <table:table-cell table:number-columns-repeated="1007"/>
        </table:table-row>
        <table:table-row table:style-name="ro1">
          <table:covered-table-cell table:style-name="ce93"/>
          <table:table-cell table:style-name="ce41" office:value-type="string" calcext:value-type="string">
            <text:p>T7</text:p>
          </table:table-cell>
          <table:table-cell table:style-name="ce41" office:value-type="float" office:value="0.0384679268663136" calcext:value-type="float">
            <text:p>0.0385</text:p>
          </table:table-cell>
          <table:table-cell table:style-name="ce41" office:value-type="float" office:value="0.989753134796238" calcext:value-type="float">
            <text:p>0.9898</text:p>
          </table:table-cell>
          <table:table-cell table:number-columns-repeated="2" table:style-name="ce41" office:value-type="float" office:value="0" calcext:value-type="float">
            <text:p>0.0000</text:p>
          </table:table-cell>
          <table:table-cell table:style-name="ce41" office:value-type="float" office:value="0.0490542075357532" calcext:value-type="float">
            <text:p>0.0491</text:p>
          </table:table-cell>
          <table:table-cell table:style-name="ce41" office:value-type="float" office:value="0.986011533665835" calcext:value-type="float">
            <text:p>0.9860</text:p>
          </table:table-cell>
          <table:table-cell/>
          <table:table-cell table:style-name="ce28" table:formula="of:=INDEX([.$B$3:.$B$22];MATCH(LARGE(INDIRECT([.P182]);INDEX([.O182]));INDIRECT([.P182]);0);1)" office:value-type="string" office:string-value="P3" calcext:value-type="string">
            <text:p>P3</text:p>
          </table:table-cell>
          <table:table-cell table:style-name="ce91" table:formula="of:=INDEX(INDIRECT([.P182]);MATCH(LARGE(INDIRECT([.P182]);INDEX([.O182]));INDIRECT([.P182]);0);1)" office:value-type="float" office:value="0.987206112852665" calcext:value-type="float">
            <text:p>0.9872</text:p>
          </table:table-cell>
          <table:table-cell table:style-name="ce95" table:formula="of:=INDEX([.$B$3:.$B$22];MATCH(LARGE(INDIRECT([.Q182]);INDEX([.O182]));INDIRECT([.Q182]);0);1)" office:value-type="string" office:string-value="Fz" calcext:value-type="string">
            <text:p>Fz</text:p>
          </table:table-cell>
          <table:table-cell table:formula="of:=INDEX(INDIRECT([.Q182]);MATCH(LARGE(INDIRECT([.Q182]);INDEX([.O182]));INDIRECT([.Q182]);0);1)" office:value-type="float" office:value="0.981452618453865" calcext:value-type="float">
            <text:p>0.9815</text:p>
          </table:table-cell>
          <table:table-cell/>
          <table:table-cell office:value-type="float" office:value="5" calcext:value-type="float">
            <text:p>5</text:p>
          </table:table-cell>
          <table:table-cell table:style-name="ce28" table:formula="of:=&quot;D&quot;&amp;[.S$178]&amp;&quot;:D&quot;&amp;[.S$179]" office:value-type="string" office:string-value="D175:D194" calcext:value-type="string">
            <text:p>D175:D194</text:p>
          </table:table-cell>
          <table:table-cell table:style-name="ce28" table:formula="of:=&quot;H&quot;&amp;[.S$178]&amp;&quot;:H&quot;&amp;[.S$179]" office:value-type="string" office:string-value="H175:H194" calcext:value-type="string">
            <text:p>H175:H194</text:p>
          </table:table-cell>
          <table:table-cell table:number-columns-repeated="1007"/>
        </table:table-row>
        <table:table-row table:style-name="ro1">
          <table:covered-table-cell table:style-name="ce93"/>
          <table:table-cell table:style-name="ce41" office:value-type="string" calcext:value-type="string">
            <text:p>C3</text:p>
          </table:table-cell>
          <table:table-cell table:style-name="ce41" office:value-type="float" office:value="0.0901452855455184" calcext:value-type="float">
            <text:p>0.0901</text:p>
          </table:table-cell>
          <table:table-cell table:style-name="ce41" office:value-type="float" office:value="0.974471003134796" calcext:value-type="float">
            <text:p>0.9745</text:p>
          </table:table-cell>
          <table:table-cell table:number-columns-repeated="2" table:style-name="ce41" office:value-type="float" office:value="0" calcext:value-type="float">
            <text:p>0.0000</text:p>
          </table:table-cell>
          <table:table-cell table:style-name="ce41" office:value-type="float" office:value="0.115932974708905" calcext:value-type="float">
            <text:p>0.1159</text:p>
          </table:table-cell>
          <table:table-cell table:style-name="ce41" office:value-type="float" office:value="0.96419108478803" calcext:value-type="float">
            <text:p>0.9642</text:p>
          </table:table-cell>
          <table:table-cell table:number-columns-repeated="1016"/>
        </table:table-row>
        <table:table-row table:style-name="ro1">
          <table:covered-table-cell table:style-name="ce93"/>
          <table:table-cell table:style-name="ce41" office:value-type="string" calcext:value-type="string">
            <text:p>Cz</text:p>
          </table:table-cell>
          <table:table-cell table:style-name="ce41" office:value-type="float" office:value="0.0523754169203948" calcext:value-type="float">
            <text:p>0.0524</text:p>
          </table:table-cell>
          <table:table-cell table:style-name="ce41" office:value-type="float" office:value="0.985619122257053" calcext:value-type="float">
            <text:p>0.9856</text:p>
          </table:table-cell>
          <table:table-cell table:number-columns-repeated="2" table:style-name="ce41" office:value-type="float" office:value="0" calcext:value-type="float">
            <text:p>0.0000</text:p>
          </table:table-cell>
          <table:table-cell table:style-name="ce41" office:value-type="float" office:value="0.0715340317257139" calcext:value-type="float">
            <text:p>0.0715</text:p>
          </table:table-cell>
          <table:table-cell table:style-name="ce41" office:value-type="float" office:value="0.977322319201995" calcext:value-type="float">
            <text:p>0.9773</text:p>
          </table:table-cell>
          <table:table-cell table:number-columns-repeated="1016"/>
        </table:table-row>
        <table:table-row table:style-name="ro1">
          <table:covered-table-cell table:style-name="ce93"/>
          <table:table-cell table:style-name="ce41" office:value-type="string" calcext:value-type="string">
            <text:p>C4</text:p>
          </table:table-cell>
          <table:table-cell table:style-name="ce41" office:value-type="float" office:value="0.0583023693225694" calcext:value-type="float">
            <text:p>0.0583</text:p>
          </table:table-cell>
          <table:table-cell table:style-name="ce41" office:value-type="float" office:value="0.984747257053292" calcext:value-type="float">
            <text:p>0.9847</text:p>
          </table:table-cell>
          <table:table-cell table:number-columns-repeated="2" table:style-name="ce41" office:value-type="float" office:value="0" calcext:value-type="float">
            <text:p>0.0000</text:p>
          </table:table-cell>
          <table:table-cell table:style-name="ce41" office:value-type="float" office:value="0.0770080594689657" calcext:value-type="float">
            <text:p>0.0770</text:p>
          </table:table-cell>
          <table:table-cell table:style-name="ce41" office:value-type="float" office:value="0.977711970074813" calcext:value-type="float">
            <text:p>0.9777</text:p>
          </table:table-cell>
          <table:table-cell table:number-columns-repeated="1016"/>
        </table:table-row>
        <table:table-row table:style-name="ro1">
          <table:covered-table-cell table:style-name="ce93"/>
          <table:table-cell table:style-name="ce41" office:value-type="string" calcext:value-type="string">
            <text:p>T8</text:p>
          </table:table-cell>
          <table:table-cell table:style-name="ce41" office:value-type="float" office:value="0.110402855942709" calcext:value-type="float">
            <text:p>0.1104</text:p>
          </table:table-cell>
          <table:table-cell table:style-name="ce41" office:value-type="float" office:value="0.964184952978056" calcext:value-type="float">
            <text:p>0.9642</text:p>
          </table:table-cell>
          <table:table-cell table:number-columns-repeated="2" table:style-name="ce41" office:value-type="float" office:value="0" calcext:value-type="float">
            <text:p>0.0000</text:p>
          </table:table-cell>
          <table:table-cell table:style-name="ce41" office:value-type="float" office:value="0.124673419453185" calcext:value-type="float">
            <text:p>0.1247</text:p>
          </table:table-cell>
          <table:table-cell table:style-name="ce41" office:value-type="float" office:value="0.958697007481297" calcext:value-type="float">
            <text:p>0.9587</text:p>
          </table:table-cell>
          <table:table-cell table:number-columns-repeated="1016"/>
        </table:table-row>
        <table:table-row table:style-name="ro1">
          <table:covered-table-cell table:style-name="ce93"/>
          <table:table-cell table:style-name="ce41" office:value-type="string" calcext:value-type="string">
            <text:p>P7</text:p>
          </table:table-cell>
          <table:table-cell table:style-name="ce41" office:value-type="float" office:value="0.0582888391636733" calcext:value-type="float">
            <text:p>0.0583</text:p>
          </table:table-cell>
          <table:table-cell table:style-name="ce41" office:value-type="float" office:value="0.981592868338558" calcext:value-type="float">
            <text:p>0.9816</text:p>
          </table:table-cell>
          <table:table-cell table:number-columns-repeated="2" table:style-name="ce41" office:value-type="float" office:value="0" calcext:value-type="float">
            <text:p>0.0000</text:p>
          </table:table-cell>
          <table:table-cell table:style-name="ce41" office:value-type="float" office:value="0.0760139974688837" calcext:value-type="float">
            <text:p>0.0760</text:p>
          </table:table-cell>
          <table:table-cell table:style-name="ce41" office:value-type="float" office:value="0.974711658354115" calcext:value-type="float">
            <text:p>0.9747</text:p>
          </table:table-cell>
          <table:table-cell table:number-columns-repeated="1016"/>
        </table:table-row>
        <table:table-row table:style-name="ro1">
          <table:covered-table-cell table:style-name="ce93"/>
          <table:table-cell table:style-name="ce41" office:value-type="string" calcext:value-type="string">
            <text:p>P3</text:p>
          </table:table-cell>
          <table:table-cell table:style-name="ce41" office:value-type="float" office:value="0.0553734499015218" calcext:value-type="float">
            <text:p>0.0554</text:p>
          </table:table-cell>
          <table:table-cell table:style-name="ce41" office:value-type="float" office:value="0.987206112852665" calcext:value-type="float">
            <text:p>0.9872</text:p>
          </table:table-cell>
          <table:table-cell table:number-columns-repeated="2" table:style-name="ce41" office:value-type="float" office:value="0" calcext:value-type="float">
            <text:p>0.0000</text:p>
          </table:table-cell>
          <table:table-cell table:style-name="ce41" office:value-type="float" office:value="0.0681824837010029" calcext:value-type="float">
            <text:p>0.0682</text:p>
          </table:table-cell>
          <table:table-cell table:style-name="ce41" office:value-type="float" office:value="0.980751246882793" calcext:value-type="float">
            <text:p>0.9808</text:p>
          </table:table-cell>
          <table:table-cell table:number-columns-repeated="1016"/>
        </table:table-row>
        <table:table-row table:style-name="ro1">
          <table:covered-table-cell table:style-name="ce93"/>
          <table:table-cell table:style-name="ce41" office:value-type="string" calcext:value-type="string">
            <text:p>Pz</text:p>
          </table:table-cell>
          <table:table-cell table:style-name="ce41" office:value-type="float" office:value="0.0712193214944725" calcext:value-type="float">
            <text:p>0.0712</text:p>
          </table:table-cell>
          <table:table-cell table:style-name="ce41" office:value-type="float" office:value="0.980074451410658" calcext:value-type="float">
            <text:p>0.9801</text:p>
          </table:table-cell>
          <table:table-cell table:number-columns-repeated="2" table:style-name="ce41" office:value-type="float" office:value="0" calcext:value-type="float">
            <text:p>0.0000</text:p>
          </table:table-cell>
          <table:table-cell table:style-name="ce41" office:value-type="float" office:value="0.0875845427515724" calcext:value-type="float">
            <text:p>0.0876</text:p>
          </table:table-cell>
          <table:table-cell table:style-name="ce41" office:value-type="float" office:value="0.973192019950125" calcext:value-type="float">
            <text:p>0.9732</text:p>
          </table:table-cell>
          <table:table-cell table:number-columns-repeated="1016"/>
        </table:table-row>
        <table:table-row table:style-name="ro1">
          <table:covered-table-cell table:style-name="ce93"/>
          <table:table-cell table:style-name="ce41" office:value-type="string" calcext:value-type="string">
            <text:p>P4</text:p>
          </table:table-cell>
          <table:table-cell table:style-name="ce41" office:value-type="float" office:value="0.0516167119869431" calcext:value-type="float">
            <text:p>0.0516</text:p>
          </table:table-cell>
          <table:table-cell table:style-name="ce41" office:value-type="float" office:value="0.984825626959248" calcext:value-type="float">
            <text:p>0.9848</text:p>
          </table:table-cell>
          <table:table-cell table:number-columns-repeated="2" table:style-name="ce41" office:value-type="float" office:value="0" calcext:value-type="float">
            <text:p>0.0000</text:p>
          </table:table-cell>
          <table:table-cell table:style-name="ce41" office:value-type="float" office:value="0.0641274367229191" calcext:value-type="float">
            <text:p>0.0641</text:p>
          </table:table-cell>
          <table:table-cell table:style-name="ce41" office:value-type="float" office:value="0.980088840399002" calcext:value-type="float">
            <text:p>0.9801</text:p>
          </table:table-cell>
          <table:table-cell table:number-columns-repeated="1016"/>
        </table:table-row>
        <table:table-row table:style-name="ro1">
          <table:covered-table-cell table:style-name="ce93"/>
          <table:table-cell table:style-name="ce41" office:value-type="string" calcext:value-type="string">
            <text:p>P8</text:p>
          </table:table-cell>
          <table:table-cell table:style-name="ce41" office:value-type="float" office:value="0.0454357600528572" calcext:value-type="float">
            <text:p>0.0454</text:p>
          </table:table-cell>
          <table:table-cell table:style-name="ce41" office:value-type="float" office:value="0.987225705329153" calcext:value-type="float">
            <text:p>0.9872</text:p>
          </table:table-cell>
          <table:table-cell table:number-columns-repeated="2" table:style-name="ce41" office:value-type="float" office:value="0" calcext:value-type="float">
            <text:p>0.0000</text:p>
          </table:table-cell>
          <table:table-cell table:style-name="ce41" office:value-type="float" office:value="0.0552995885661954" calcext:value-type="float">
            <text:p>0.0553</text:p>
          </table:table-cell>
          <table:table-cell table:style-name="ce41" office:value-type="float" office:value="0.983128117206983" calcext:value-type="float">
            <text:p>0.9831</text:p>
          </table:table-cell>
          <table:table-cell table:number-columns-repeated="1016"/>
        </table:table-row>
        <table:table-row table:style-name="ro1">
          <table:covered-table-cell table:style-name="ce93"/>
          <table:table-cell table:style-name="ce41" office:value-type="string" calcext:value-type="string">
            <text:p>O1</text:p>
          </table:table-cell>
          <table:table-cell table:style-name="ce41" office:value-type="float" office:value="0.133049071257274" calcext:value-type="float">
            <text:p>0.1330</text:p>
          </table:table-cell>
          <table:table-cell table:style-name="ce41" office:value-type="float" office:value="0.950832680250784" calcext:value-type="float">
            <text:p>0.9508</text:p>
          </table:table-cell>
          <table:table-cell table:number-columns-repeated="2" table:style-name="ce41" office:value-type="float" office:value="0" calcext:value-type="float">
            <text:p>0.0000</text:p>
          </table:table-cell>
          <table:table-cell table:style-name="ce41" office:value-type="float" office:value="0.150832958881769" calcext:value-type="float">
            <text:p>0.1508</text:p>
          </table:table-cell>
          <table:table-cell table:style-name="ce41" office:value-type="float" office:value="0.943110972568578" calcext:value-type="float">
            <text:p>0.9431</text:p>
          </table:table-cell>
          <table:table-cell table:number-columns-repeated="1016"/>
        </table:table-row>
        <table:table-row table:style-name="ro1">
          <table:covered-table-cell table:style-name="ce93"/>
          <table:table-cell table:style-name="ce41" office:value-type="string" calcext:value-type="string">
            <text:p>Oz</text:p>
          </table:table-cell>
          <table:table-cell table:style-name="ce41" office:value-type="float" office:value="0.1" calcext:value-type="float">
            <text:p>0.1000</text:p>
          </table:table-cell>
          <table:table-cell table:number-columns-repeated="5" table:style-name="ce41" office:value-type="float" office:value="0" calcext:value-type="float">
            <text:p>0.0000</text:p>
          </table:table-cell>
          <table:table-cell table:number-columns-repeated="1016"/>
        </table:table-row>
        <table:table-row table:style-name="ro1">
          <table:covered-table-cell table:style-name="ce93"/>
          <table:table-cell table:style-name="ce41" office:value-type="string" calcext:value-type="string">
            <text:p>O2</text:p>
          </table:table-cell>
          <table:table-cell table:style-name="ce41" office:value-type="float" office:value="0.046065610596986" calcext:value-type="float">
            <text:p>0.0461</text:p>
          </table:table-cell>
          <table:table-cell table:style-name="ce41" office:value-type="float" office:value="0.986099137931034" calcext:value-type="float">
            <text:p>0.9861</text:p>
          </table:table-cell>
          <table:table-cell table:number-columns-repeated="2" table:style-name="ce41" office:value-type="float" office:value="0" calcext:value-type="float">
            <text:p>0.0000</text:p>
          </table:table-cell>
          <table:table-cell table:style-name="ce41" office:value-type="float" office:value="0.0560959751016351" calcext:value-type="float">
            <text:p>0.0561</text:p>
          </table:table-cell>
          <table:table-cell table:style-name="ce41" office:value-type="float" office:value="0.982231920199501" calcext:value-type="float">
            <text:p>0.9822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7" office:value-type="string" calcext:value-type="string" table:number-columns-spanned="1" table:number-rows-spanned="20">
            <text:p>Try 9</text:p>
          </table:table-cell>
          <table:table-cell table:style-name="ce50" office:value-type="string" calcext:value-type="string">
            <text:p>Fp1</text:p>
          </table:table-cell>
          <table:table-cell table:style-name="ce50" office:value-type="float" office:value="0.0900172419507395" calcext:value-type="float">
            <text:p>0.0900</text:p>
          </table:table-cell>
          <table:table-cell table:style-name="ce50" office:value-type="float" office:value="0.971140282131662" calcext:value-type="float">
            <text:p>0.9711</text:p>
          </table:table-cell>
          <table:table-cell table:number-columns-repeated="2" table:style-name="ce50" office:value-type="float" office:value="0" calcext:value-type="float">
            <text:p>0.0000</text:p>
          </table:table-cell>
          <table:table-cell table:style-name="ce50" office:value-type="float" office:value="0.123583751403148" calcext:value-type="float">
            <text:p>0.1236</text:p>
          </table:table-cell>
          <table:table-cell table:style-name="ce50" office:value-type="float" office:value="0.958813902743142" calcext:value-type="float">
            <text:p>0.9588</text:p>
          </table:table-cell>
          <table:table-cell/>
          <table:table-cell table:style-name="ce52" office:value-type="string" calcext:value-type="string" table:number-columns-spanned="4" table:number-rows-spanned="1">
            <text:p>Best Channels</text:p>
          </table:table-cell>
          <table:covered-table-cell table:number-columns-repeated="3"/>
          <table:table-cell table:number-columns-repeated="1011"/>
        </table:table-row>
        <table:table-row table:style-name="ro1">
          <table:covered-table-cell table:style-name="ce96"/>
          <table:table-cell table:style-name="ce50" office:value-type="string" calcext:value-type="string">
            <text:p>Fp2</text:p>
          </table:table-cell>
          <table:table-cell table:style-name="ce50" office:value-type="float" office:value="0.0644190500954569" calcext:value-type="float">
            <text:p>0.0644</text:p>
          </table:table-cell>
          <table:table-cell table:style-name="ce50" office:value-type="float" office:value="0.979721786833856" calcext:value-type="float">
            <text:p>0.9797</text:p>
          </table:table-cell>
          <table:table-cell table:number-columns-repeated="2" table:style-name="ce50" office:value-type="float" office:value="0" calcext:value-type="float">
            <text:p>0.0000</text:p>
          </table:table-cell>
          <table:table-cell table:style-name="ce50" office:value-type="float" office:value="0.0852936459496209" calcext:value-type="float">
            <text:p>0.0853</text:p>
          </table:table-cell>
          <table:table-cell table:style-name="ce50" office:value-type="float" office:value="0.972685473815461" calcext:value-type="float">
            <text:p>0.9727</text:p>
          </table:table-cell>
          <table:table-cell/>
          <table:table-cell table:style-name="ce53" office:value-type="string" calcext:value-type="string" table:number-columns-spanned="2" table:number-rows-spanned="1">
            <text:p>Train</text:p>
          </table:table-cell>
          <table:covered-table-cell office:value-type="string" calcext:value-type="string">
            <text:p>Train</text:p>
          </table:covered-table-cell>
          <table:table-cell table:style-name="ce53" office:value-type="string" calcext:value-type="string" table:number-columns-spanned="2" table:number-rows-spanned="1">
            <text:p>Test</text:p>
          </table:table-cell>
          <table:covered-table-cell/>
          <table:table-cell table:number-columns-repeated="1011"/>
        </table:table-row>
        <table:table-row table:style-name="ro1">
          <table:covered-table-cell table:style-name="ce96"/>
          <table:table-cell table:style-name="ce50" office:value-type="string" calcext:value-type="string">
            <text:p>F7</text:p>
          </table:table-cell>
          <table:table-cell table:style-name="ce50" office:value-type="float" office:value="0.111380875989982" calcext:value-type="float">
            <text:p>0.1114</text:p>
          </table:table-cell>
          <table:table-cell table:style-name="ce50" office:value-type="float" office:value="0.963313087774295" calcext:value-type="float">
            <text:p>0.9633</text:p>
          </table:table-cell>
          <table:table-cell table:number-columns-repeated="2" table:style-name="ce50" office:value-type="float" office:value="0" calcext:value-type="float">
            <text:p>0.0000</text:p>
          </table:table-cell>
          <table:table-cell table:style-name="ce50" office:value-type="float" office:value="0.149461784750743" calcext:value-type="float">
            <text:p>0.1495</text:p>
          </table:table-cell>
          <table:table-cell table:style-name="ce50" office:value-type="float" office:value="0.94965710723192" calcext:value-type="float">
            <text:p>0.9497</text:p>
          </table:table-cell>
          <table:table-cell/>
          <table:table-cell table:style-name="ce51" office:value-type="string" calcext:value-type="string">
            <text:p>c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value</text:p>
          </table:table-cell>
          <table:table-cell table:number-columns-repeated="1011"/>
        </table:table-row>
        <table:table-row table:style-name="ro1">
          <table:covered-table-cell table:style-name="ce96"/>
          <table:table-cell table:style-name="ce50" office:value-type="string" calcext:value-type="string">
            <text:p>F3</text:p>
          </table:table-cell>
          <table:table-cell table:style-name="ce50" office:value-type="float" office:value="0.0553184344722279" calcext:value-type="float">
            <text:p>0.0553</text:p>
          </table:table-cell>
          <table:table-cell table:style-name="ce50" office:value-type="float" office:value="0.984090909090909" calcext:value-type="float">
            <text:p>0.9841</text:p>
          </table:table-cell>
          <table:table-cell table:number-columns-repeated="2" table:style-name="ce50" office:value-type="float" office:value="0" calcext:value-type="float">
            <text:p>0.0000</text:p>
          </table:table-cell>
          <table:table-cell table:style-name="ce50" office:value-type="float" office:value="0.0760712720978624" calcext:value-type="float">
            <text:p>0.0761</text:p>
          </table:table-cell>
          <table:table-cell table:style-name="ce50" office:value-type="float" office:value="0.975490960099751" calcext:value-type="float">
            <text:p>0.9755</text:p>
          </table:table-cell>
          <table:table-cell/>
          <table:table-cell table:style-name="ce28" table:formula="of:=INDEX([.$B$3:.$B$22];MATCH(LARGE(INDIRECT([.P199]);INDEX([.O199]));INDIRECT([.P199]);0);1)" office:value-type="string" office:string-value="T7" calcext:value-type="string">
            <text:p>T7</text:p>
          </table:table-cell>
          <table:table-cell table:style-name="ce91" table:formula="of:=INDEX(INDIRECT([.P199]);MATCH(LARGE(INDIRECT([.P199]);INDEX([.O199]));INDIRECT([.P199]);0);1)" office:value-type="float" office:value="0.990135188087774" calcext:value-type="float">
            <text:p>0.9901</text:p>
          </table:table-cell>
          <table:table-cell table:style-name="ce95" table:formula="of:=INDEX([.$B$3:.$B$22];MATCH(LARGE(INDIRECT([.Q199]);INDEX([.O199]));INDIRECT([.Q199]);0);1)" office:value-type="string" office:string-value="T7" calcext:value-type="string">
            <text:p>T7</text:p>
          </table:table-cell>
          <table:table-cell table:formula="of:=INDEX(INDIRECT([.Q199]);MATCH(LARGE(INDIRECT([.Q199]);INDEX([.O199]));INDIRECT([.Q199]);0);1)" office:value-type="float" office:value="0.984842581047382" calcext:value-type="float">
            <text:p>0.9848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table:formula="of:=&quot;D&quot;&amp;[.S$199]&amp;&quot;:D&quot;&amp;[.S$200]" office:value-type="string" office:string-value="D196:D215" calcext:value-type="string">
            <text:p>D196:D215</text:p>
          </table:table-cell>
          <table:table-cell table:style-name="ce28" table:formula="of:=&quot;H&quot;&amp;[.S$199]&amp;&quot;:H&quot;&amp;[.S$200]" office:value-type="string" office:string-value="H196:H215" calcext:value-type="string">
            <text:p>H196:H215</text:p>
          </table:table-cell>
          <table:table-cell/>
          <table:table-cell table:style-name="ce28" office:value-type="float" office:value="196" calcext:value-type="float">
            <text:p>196</text:p>
          </table:table-cell>
          <table:table-cell table:number-columns-repeated="1005"/>
        </table:table-row>
        <table:table-row table:style-name="ro1">
          <table:covered-table-cell table:style-name="ce96"/>
          <table:table-cell table:style-name="ce50" office:value-type="string" calcext:value-type="string">
            <text:p>Fz</text:p>
          </table:table-cell>
          <table:table-cell table:style-name="ce50" office:value-type="float" office:value="0.0483294682209395" calcext:value-type="float">
            <text:p>0.0483</text:p>
          </table:table-cell>
          <table:table-cell table:style-name="ce50" office:value-type="float" office:value="0.985913009404389" calcext:value-type="float">
            <text:p>0.9859</text:p>
          </table:table-cell>
          <table:table-cell table:number-columns-repeated="2" table:style-name="ce50" office:value-type="float" office:value="0" calcext:value-type="float">
            <text:p>0.0000</text:p>
          </table:table-cell>
          <table:table-cell table:style-name="ce50" office:value-type="float" office:value="0.0675158143238608" calcext:value-type="float">
            <text:p>0.0675</text:p>
          </table:table-cell>
          <table:table-cell table:style-name="ce50" office:value-type="float" office:value="0.978140586034913" calcext:value-type="float">
            <text:p>0.9781</text:p>
          </table:table-cell>
          <table:table-cell/>
          <table:table-cell table:style-name="ce28" table:formula="of:=INDEX([.$B$3:.$B$22];MATCH(LARGE(INDIRECT([.P200]);INDEX([.O200]));INDIRECT([.P200]);0);1)" office:value-type="string" office:string-value="C4" calcext:value-type="string">
            <text:p>C4</text:p>
          </table:table-cell>
          <table:table-cell table:style-name="ce91" table:formula="of:=INDEX(INDIRECT([.P200]);MATCH(LARGE(INDIRECT([.P200]);INDEX([.O200]));INDIRECT([.P200]);0);1)" office:value-type="float" office:value="0.988851880877743" calcext:value-type="float">
            <text:p>0.9889</text:p>
          </table:table-cell>
          <table:table-cell table:style-name="ce95" table:formula="of:=INDEX([.$B$3:.$B$22];MATCH(LARGE(INDIRECT([.Q200]);INDEX([.O200]));INDIRECT([.Q200]);0);1)" office:value-type="string" office:string-value="C4" calcext:value-type="string">
            <text:p>C4</text:p>
          </table:table-cell>
          <table:table-cell table:formula="of:=INDEX(INDIRECT([.Q200]);MATCH(LARGE(INDIRECT([.Q200]);INDEX([.O200]));INDIRECT([.Q200]);0);1)" office:value-type="float" office:value="0.983673628428928" calcext:value-type="float">
            <text:p>0.9837</text:p>
          </table:table-cell>
          <table:table-cell/>
          <table:table-cell office:value-type="float" office:value="2" calcext:value-type="float">
            <text:p>2</text:p>
          </table:table-cell>
          <table:table-cell table:style-name="ce28" table:formula="of:=&quot;D&quot;&amp;[.S$199]&amp;&quot;:D&quot;&amp;[.S$200]" office:value-type="string" office:string-value="D196:D215" calcext:value-type="string">
            <text:p>D196:D215</text:p>
          </table:table-cell>
          <table:table-cell table:style-name="ce28" table:formula="of:=&quot;H&quot;&amp;[.S$199]&amp;&quot;:H&quot;&amp;[.S$200]" office:value-type="string" office:string-value="H196:H215" calcext:value-type="string">
            <text:p>H196:H215</text:p>
          </table:table-cell>
          <table:table-cell/>
          <table:table-cell table:style-name="ce28" office:value-type="float" office:value="215" calcext:value-type="float">
            <text:p>215</text:p>
          </table:table-cell>
          <table:table-cell table:number-columns-repeated="1005"/>
        </table:table-row>
        <table:table-row table:style-name="ro1">
          <table:covered-table-cell table:style-name="ce96"/>
          <table:table-cell table:style-name="ce50" office:value-type="string" calcext:value-type="string">
            <text:p>F4</text:p>
          </table:table-cell>
          <table:table-cell table:style-name="ce50" office:value-type="float" office:value="0.0501180961260975" calcext:value-type="float">
            <text:p>0.0501</text:p>
          </table:table-cell>
          <table:table-cell table:style-name="ce50" office:value-type="float" office:value="0.985511363636364" calcext:value-type="float">
            <text:p>0.9855</text:p>
          </table:table-cell>
          <table:table-cell table:number-columns-repeated="2" table:style-name="ce50" office:value-type="float" office:value="0" calcext:value-type="float">
            <text:p>0.0000</text:p>
          </table:table-cell>
          <table:table-cell table:style-name="ce50" office:value-type="float" office:value="0.0704992846040023" calcext:value-type="float">
            <text:p>0.0705</text:p>
          </table:table-cell>
          <table:table-cell table:style-name="ce50" office:value-type="float" office:value="0.975997506234414" calcext:value-type="float">
            <text:p>0.9760</text:p>
          </table:table-cell>
          <table:table-cell/>
          <table:table-cell table:style-name="ce28" table:formula="of:=INDEX([.$B$3:.$B$22];MATCH(LARGE(INDIRECT([.P201]);INDEX([.O201]));INDIRECT([.P201]);0);1)" office:value-type="string" office:string-value="P7" calcext:value-type="string">
            <text:p>P7</text:p>
          </table:table-cell>
          <table:table-cell table:style-name="ce91" table:formula="of:=INDEX(INDIRECT([.P201]);MATCH(LARGE(INDIRECT([.P201]);INDEX([.O201]));INDIRECT([.P201]);0);1)" office:value-type="float" office:value="0.987637147335423" calcext:value-type="float">
            <text:p>0.9876</text:p>
          </table:table-cell>
          <table:table-cell table:style-name="ce95" table:formula="of:=INDEX([.$B$3:.$B$22];MATCH(LARGE(INDIRECT([.Q201]);INDEX([.O201]));INDIRECT([.Q201]);0);1)" office:value-type="string" office:string-value="P7" calcext:value-type="string">
            <text:p>P7</text:p>
          </table:table-cell>
          <table:table-cell table:formula="of:=INDEX(INDIRECT([.Q201]);MATCH(LARGE(INDIRECT([.Q201]);INDEX([.O201]));INDIRECT([.Q201]);0);1)" office:value-type="float" office:value="0.980556421446384" calcext:value-type="float">
            <text:p>0.9806</text:p>
          </table:table-cell>
          <table:table-cell/>
          <table:table-cell office:value-type="float" office:value="3" calcext:value-type="float">
            <text:p>3</text:p>
          </table:table-cell>
          <table:table-cell table:style-name="ce28" table:formula="of:=&quot;D&quot;&amp;[.S$199]&amp;&quot;:D&quot;&amp;[.S$200]" office:value-type="string" office:string-value="D196:D215" calcext:value-type="string">
            <text:p>D196:D215</text:p>
          </table:table-cell>
          <table:table-cell table:style-name="ce28" table:formula="of:=&quot;H&quot;&amp;[.S$199]&amp;&quot;:H&quot;&amp;[.S$200]" office:value-type="string" office:string-value="H196:H215" calcext:value-type="string">
            <text:p>H196:H215</text:p>
          </table:table-cell>
          <table:table-cell table:number-columns-repeated="1007"/>
        </table:table-row>
        <table:table-row table:style-name="ro1">
          <table:covered-table-cell table:style-name="ce96"/>
          <table:table-cell table:style-name="ce50" office:value-type="string" calcext:value-type="string">
            <text:p>F8</text:p>
          </table:table-cell>
          <table:table-cell table:style-name="ce50" office:value-type="float" office:value="0.0504169131205841" calcext:value-type="float">
            <text:p>0.0504</text:p>
          </table:table-cell>
          <table:table-cell table:style-name="ce50" office:value-type="float" office:value="0.986510579937304" calcext:value-type="float">
            <text:p>0.9865</text:p>
          </table:table-cell>
          <table:table-cell table:number-columns-repeated="2" table:style-name="ce50" office:value-type="float" office:value="0" calcext:value-type="float">
            <text:p>0.0000</text:p>
          </table:table-cell>
          <table:table-cell table:style-name="ce50" office:value-type="float" office:value="0.066247665030682" calcext:value-type="float">
            <text:p>0.0662</text:p>
          </table:table-cell>
          <table:table-cell table:style-name="ce50" office:value-type="float" office:value="0.980322630922693" calcext:value-type="float">
            <text:p>0.9803</text:p>
          </table:table-cell>
          <table:table-cell/>
          <table:table-cell table:style-name="ce28" table:formula="of:=INDEX([.$B$3:.$B$22];MATCH(LARGE(INDIRECT([.P202]);INDEX([.O202]));INDIRECT([.P202]);0);1)" office:value-type="string" office:string-value="C3" calcext:value-type="string">
            <text:p>C3</text:p>
          </table:table-cell>
          <table:table-cell table:style-name="ce91" table:formula="of:=INDEX(INDIRECT([.P202]);MATCH(LARGE(INDIRECT([.P202]);INDEX([.O202]));INDIRECT([.P202]);0);1)" office:value-type="float" office:value="0.987049373040752" calcext:value-type="float">
            <text:p>0.9870</text:p>
          </table:table-cell>
          <table:table-cell table:style-name="ce95" table:formula="of:=INDEX([.$B$3:.$B$22];MATCH(LARGE(INDIRECT([.Q202]);INDEX([.O202]));INDIRECT([.Q202]);0);1)" office:value-type="string" office:string-value="F8" calcext:value-type="string">
            <text:p>F8</text:p>
          </table:table-cell>
          <table:table-cell table:formula="of:=INDEX(INDIRECT([.Q202]);MATCH(LARGE(INDIRECT([.Q202]);INDEX([.O202]));INDIRECT([.Q202]);0);1)" office:value-type="float" office:value="0.980322630922693" calcext:value-type="float">
            <text:p>0.9803</text:p>
          </table:table-cell>
          <table:table-cell/>
          <table:table-cell office:value-type="float" office:value="4" calcext:value-type="float">
            <text:p>4</text:p>
          </table:table-cell>
          <table:table-cell table:style-name="ce28" table:formula="of:=&quot;D&quot;&amp;[.S$199]&amp;&quot;:D&quot;&amp;[.S$200]" office:value-type="string" office:string-value="D196:D215" calcext:value-type="string">
            <text:p>D196:D215</text:p>
          </table:table-cell>
          <table:table-cell table:style-name="ce28" table:formula="of:=&quot;H&quot;&amp;[.S$199]&amp;&quot;:H&quot;&amp;[.S$200]" office:value-type="string" office:string-value="H196:H215" calcext:value-type="string">
            <text:p>H196:H215</text:p>
          </table:table-cell>
          <table:table-cell table:number-columns-repeated="1007"/>
        </table:table-row>
        <table:table-row table:style-name="ro1">
          <table:covered-table-cell table:style-name="ce96"/>
          <table:table-cell table:style-name="ce50" office:value-type="string" calcext:value-type="string">
            <text:p>T7</text:p>
          </table:table-cell>
          <table:table-cell table:style-name="ce50" office:value-type="float" office:value="0.0408872326441857" calcext:value-type="float">
            <text:p>0.0409</text:p>
          </table:table-cell>
          <table:table-cell table:style-name="ce50" office:value-type="float" office:value="0.990135188087774" calcext:value-type="float">
            <text:p>0.9901</text:p>
          </table:table-cell>
          <table:table-cell table:number-columns-repeated="2" table:style-name="ce50" office:value-type="float" office:value="0" calcext:value-type="float">
            <text:p>0.0000</text:p>
          </table:table-cell>
          <table:table-cell table:style-name="ce50" office:value-type="float" office:value="0.0546913583300766" calcext:value-type="float">
            <text:p>0.0547</text:p>
          </table:table-cell>
          <table:table-cell table:style-name="ce50" office:value-type="float" office:value="0.984842581047382" calcext:value-type="float">
            <text:p>0.9848</text:p>
          </table:table-cell>
          <table:table-cell/>
          <table:table-cell table:style-name="ce28" table:formula="of:=INDEX([.$B$3:.$B$22];MATCH(LARGE(INDIRECT([.P203]);INDEX([.O203]));INDIRECT([.P203]);0);1)" office:value-type="string" office:string-value="F8" calcext:value-type="string">
            <text:p>F8</text:p>
          </table:table-cell>
          <table:table-cell table:style-name="ce91" table:formula="of:=INDEX(INDIRECT([.P203]);MATCH(LARGE(INDIRECT([.P203]);INDEX([.O203]));INDIRECT([.P203]);0);1)" office:value-type="float" office:value="0.986510579937304" calcext:value-type="float">
            <text:p>0.9865</text:p>
          </table:table-cell>
          <table:table-cell table:style-name="ce95" table:formula="of:=INDEX([.$B$3:.$B$22];MATCH(LARGE(INDIRECT([.Q203]);INDEX([.O203]));INDIRECT([.Q203]);0);1)" office:value-type="string" office:string-value="C3" calcext:value-type="string">
            <text:p>C3</text:p>
          </table:table-cell>
          <table:table-cell table:formula="of:=INDEX(INDIRECT([.Q203]);MATCH(LARGE(INDIRECT([.Q203]);INDEX([.O203]));INDIRECT([.Q203]);0);1)" office:value-type="float" office:value="0.980127805486284" calcext:value-type="float">
            <text:p>0.9801</text:p>
          </table:table-cell>
          <table:table-cell/>
          <table:table-cell office:value-type="float" office:value="5" calcext:value-type="float">
            <text:p>5</text:p>
          </table:table-cell>
          <table:table-cell table:style-name="ce28" table:formula="of:=&quot;D&quot;&amp;[.S$199]&amp;&quot;:D&quot;&amp;[.S$200]" office:value-type="string" office:string-value="D196:D215" calcext:value-type="string">
            <text:p>D196:D215</text:p>
          </table:table-cell>
          <table:table-cell table:style-name="ce28" table:formula="of:=&quot;H&quot;&amp;[.S$199]&amp;&quot;:H&quot;&amp;[.S$200]" office:value-type="string" office:string-value="H196:H215" calcext:value-type="string">
            <text:p>H196:H215</text:p>
          </table:table-cell>
          <table:table-cell table:number-columns-repeated="1007"/>
        </table:table-row>
        <table:table-row table:style-name="ro1">
          <table:covered-table-cell table:style-name="ce96"/>
          <table:table-cell table:style-name="ce50" office:value-type="string" calcext:value-type="string">
            <text:p>C3</text:p>
          </table:table-cell>
          <table:table-cell table:style-name="ce50" office:value-type="float" office:value="0.0447302675438128" calcext:value-type="float">
            <text:p>0.0447</text:p>
          </table:table-cell>
          <table:table-cell table:style-name="ce50" office:value-type="float" office:value="0.987049373040752" calcext:value-type="float">
            <text:p>0.9870</text:p>
          </table:table-cell>
          <table:table-cell table:number-columns-repeated="2" table:style-name="ce50" office:value-type="float" office:value="0" calcext:value-type="float">
            <text:p>0.0000</text:p>
          </table:table-cell>
          <table:table-cell table:style-name="ce50" office:value-type="float" office:value="0.0650103971050899" calcext:value-type="float">
            <text:p>0.0650</text:p>
          </table:table-cell>
          <table:table-cell table:style-name="ce50" office:value-type="float" office:value="0.980127805486284" calcext:value-type="float">
            <text:p>0.9801</text:p>
          </table:table-cell>
          <table:table-cell table:number-columns-repeated="1016"/>
        </table:table-row>
        <table:table-row table:style-name="ro1">
          <table:covered-table-cell table:style-name="ce96"/>
          <table:table-cell table:style-name="ce50" office:value-type="string" calcext:value-type="string">
            <text:p>Cz</text:p>
          </table:table-cell>
          <table:table-cell table:style-name="ce50" office:value-type="float" office:value="0.0822629855963224" calcext:value-type="float">
            <text:p>0.0823</text:p>
          </table:table-cell>
          <table:table-cell table:style-name="ce50" office:value-type="float" office:value="0.975333072100314" calcext:value-type="float">
            <text:p>0.9753</text:p>
          </table:table-cell>
          <table:table-cell table:number-columns-repeated="2" table:style-name="ce50" office:value-type="float" office:value="0" calcext:value-type="float">
            <text:p>0.0000</text:p>
          </table:table-cell>
          <table:table-cell table:style-name="ce50" office:value-type="float" office:value="0.103511345890952" calcext:value-type="float">
            <text:p>0.1035</text:p>
          </table:table-cell>
          <table:table-cell table:style-name="ce50" office:value-type="float" office:value="0.967425187032419" calcext:value-type="float">
            <text:p>0.9674</text:p>
          </table:table-cell>
          <table:table-cell table:number-columns-repeated="1016"/>
        </table:table-row>
        <table:table-row table:style-name="ro1">
          <table:covered-table-cell table:style-name="ce96"/>
          <table:table-cell table:style-name="ce50" office:value-type="string" calcext:value-type="string">
            <text:p>C4</text:p>
          </table:table-cell>
          <table:table-cell table:style-name="ce50" office:value-type="float" office:value="0.0526824534505746" calcext:value-type="float">
            <text:p>0.0527</text:p>
          </table:table-cell>
          <table:table-cell table:style-name="ce50" office:value-type="float" office:value="0.988851880877743" calcext:value-type="float">
            <text:p>0.9889</text:p>
          </table:table-cell>
          <table:table-cell table:number-columns-repeated="2" table:style-name="ce50" office:value-type="float" office:value="0" calcext:value-type="float">
            <text:p>0.0000</text:p>
          </table:table-cell>
          <table:table-cell table:style-name="ce50" office:value-type="float" office:value="0.066258492459197" calcext:value-type="float">
            <text:p>0.0663</text:p>
          </table:table-cell>
          <table:table-cell table:style-name="ce50" office:value-type="float" office:value="0.983673628428928" calcext:value-type="float">
            <text:p>0.9837</text:p>
          </table:table-cell>
          <table:table-cell table:number-columns-repeated="1016"/>
        </table:table-row>
        <table:table-row table:style-name="ro1">
          <table:covered-table-cell table:style-name="ce96"/>
          <table:table-cell table:style-name="ce50" office:value-type="string" calcext:value-type="string">
            <text:p>T8</text:p>
          </table:table-cell>
          <table:table-cell table:style-name="ce50" office:value-type="float" office:value="0.132750065752588" calcext:value-type="float">
            <text:p>0.1328</text:p>
          </table:table-cell>
          <table:table-cell table:style-name="ce50" office:value-type="float" office:value="0.95403605015674" calcext:value-type="float">
            <text:p>0.9540</text:p>
          </table:table-cell>
          <table:table-cell table:number-columns-repeated="2" table:style-name="ce50" office:value-type="float" office:value="0" calcext:value-type="float">
            <text:p>0.0000</text:p>
          </table:table-cell>
          <table:table-cell table:style-name="ce50" office:value-type="float" office:value="0.162191085837911" calcext:value-type="float">
            <text:p>0.1622</text:p>
          </table:table-cell>
          <table:table-cell table:style-name="ce50" office:value-type="float" office:value="0.944124064837905" calcext:value-type="float">
            <text:p>0.9441</text:p>
          </table:table-cell>
          <table:table-cell table:number-columns-repeated="1016"/>
        </table:table-row>
        <table:table-row table:style-name="ro1">
          <table:covered-table-cell table:style-name="ce96"/>
          <table:table-cell table:style-name="ce50" office:value-type="string" calcext:value-type="string">
            <text:p>P7</text:p>
          </table:table-cell>
          <table:table-cell table:style-name="ce50" office:value-type="float" office:value="0.0432991103461847" calcext:value-type="float">
            <text:p>0.0433</text:p>
          </table:table-cell>
          <table:table-cell table:style-name="ce50" office:value-type="float" office:value="0.987637147335423" calcext:value-type="float">
            <text:p>0.9876</text:p>
          </table:table-cell>
          <table:table-cell table:number-columns-repeated="2" table:style-name="ce50" office:value-type="float" office:value="0" calcext:value-type="float">
            <text:p>0.0000</text:p>
          </table:table-cell>
          <table:table-cell table:style-name="ce50" office:value-type="float" office:value="0.063770068293795" calcext:value-type="float">
            <text:p>0.0638</text:p>
          </table:table-cell>
          <table:table-cell table:style-name="ce50" office:value-type="float" office:value="0.980556421446384" calcext:value-type="float">
            <text:p>0.9806</text:p>
          </table:table-cell>
          <table:table-cell table:number-columns-repeated="1016"/>
        </table:table-row>
        <table:table-row table:style-name="ro1">
          <table:covered-table-cell table:style-name="ce96"/>
          <table:table-cell table:style-name="ce50" office:value-type="string" calcext:value-type="string">
            <text:p>P3</text:p>
          </table:table-cell>
          <table:table-cell table:style-name="ce50" office:value-type="float" office:value="0.0693079331121918" calcext:value-type="float">
            <text:p>0.0693</text:p>
          </table:table-cell>
          <table:table-cell table:style-name="ce50" office:value-type="float" office:value="0.978173981191222" calcext:value-type="float">
            <text:p>0.9782</text:p>
          </table:table-cell>
          <table:table-cell table:number-columns-repeated="2" table:style-name="ce50" office:value-type="float" office:value="0" calcext:value-type="float">
            <text:p>0.0000</text:p>
          </table:table-cell>
          <table:table-cell table:style-name="ce50" office:value-type="float" office:value="0.0924385479695519" calcext:value-type="float">
            <text:p>0.0924</text:p>
          </table:table-cell>
          <table:table-cell table:style-name="ce50" office:value-type="float" office:value="0.9696072319202" calcext:value-type="float">
            <text:p>0.9696</text:p>
          </table:table-cell>
          <table:table-cell table:number-columns-repeated="1016"/>
        </table:table-row>
        <table:table-row table:style-name="ro1">
          <table:covered-table-cell table:style-name="ce96"/>
          <table:table-cell table:style-name="ce50" office:value-type="string" calcext:value-type="string">
            <text:p>Pz</text:p>
          </table:table-cell>
          <table:table-cell table:style-name="ce50" office:value-type="float" office:value="0.0773895767374332" calcext:value-type="float">
            <text:p>0.0774</text:p>
          </table:table-cell>
          <table:table-cell table:style-name="ce50" office:value-type="float" office:value="0.975871865203762" calcext:value-type="float">
            <text:p>0.9759</text:p>
          </table:table-cell>
          <table:table-cell table:number-columns-repeated="2" table:style-name="ce50" office:value-type="float" office:value="0" calcext:value-type="float">
            <text:p>0.0000</text:p>
          </table:table-cell>
          <table:table-cell table:style-name="ce50" office:value-type="float" office:value="0.102047897731314" calcext:value-type="float">
            <text:p>0.1020</text:p>
          </table:table-cell>
          <table:table-cell table:style-name="ce50" office:value-type="float" office:value="0.965788653366583" calcext:value-type="float">
            <text:p>0.9658</text:p>
          </table:table-cell>
          <table:table-cell table:number-columns-repeated="1016"/>
        </table:table-row>
        <table:table-row table:style-name="ro1">
          <table:covered-table-cell table:style-name="ce96"/>
          <table:table-cell table:style-name="ce50" office:value-type="string" calcext:value-type="string">
            <text:p>P4</text:p>
          </table:table-cell>
          <table:table-cell table:style-name="ce50" office:value-type="float" office:value="0.0990588237149028" calcext:value-type="float">
            <text:p>0.0991</text:p>
          </table:table-cell>
          <table:table-cell table:style-name="ce50" office:value-type="float" office:value="0.968113244514107" calcext:value-type="float">
            <text:p>0.9681</text:p>
          </table:table-cell>
          <table:table-cell table:number-columns-repeated="2" table:style-name="ce50" office:value-type="float" office:value="0" calcext:value-type="float">
            <text:p>0.0000</text:p>
          </table:table-cell>
          <table:table-cell table:style-name="ce50" office:value-type="float" office:value="0.122619156268172" calcext:value-type="float">
            <text:p>0.1226</text:p>
          </table:table-cell>
          <table:table-cell table:style-name="ce50" office:value-type="float" office:value="0.959086658354115" calcext:value-type="float">
            <text:p>0.9591</text:p>
          </table:table-cell>
          <table:table-cell table:number-columns-repeated="1016"/>
        </table:table-row>
        <table:table-row table:style-name="ro1">
          <table:covered-table-cell table:style-name="ce96"/>
          <table:table-cell table:style-name="ce50" office:value-type="string" calcext:value-type="string">
            <text:p>P8</text:p>
          </table:table-cell>
          <table:table-cell table:style-name="ce50" office:value-type="float" office:value="0.103183993931895" calcext:value-type="float">
            <text:p>0.1032</text:p>
          </table:table-cell>
          <table:table-cell table:style-name="ce50" office:value-type="float" office:value="0.965272335423198" calcext:value-type="float">
            <text:p>0.9653</text:p>
          </table:table-cell>
          <table:table-cell table:number-columns-repeated="2" table:style-name="ce50" office:value-type="float" office:value="0" calcext:value-type="float">
            <text:p>0.0000</text:p>
          </table:table-cell>
          <table:table-cell table:style-name="ce50" office:value-type="float" office:value="0.130656456198553" calcext:value-type="float">
            <text:p>0.1307</text:p>
          </table:table-cell>
          <table:table-cell table:style-name="ce50" office:value-type="float" office:value="0.956398067331671" calcext:value-type="float">
            <text:p>0.9564</text:p>
          </table:table-cell>
          <table:table-cell table:number-columns-repeated="1016"/>
        </table:table-row>
        <table:table-row table:style-name="ro1">
          <table:covered-table-cell table:style-name="ce96"/>
          <table:table-cell table:style-name="ce50" office:value-type="string" calcext:value-type="string">
            <text:p>O1</text:p>
          </table:table-cell>
          <table:table-cell table:style-name="ce50" office:value-type="float" office:value="0.0527181873270267" calcext:value-type="float">
            <text:p>0.0527</text:p>
          </table:table-cell>
          <table:table-cell table:style-name="ce50" office:value-type="float" office:value="0.983914576802508" calcext:value-type="float">
            <text:p>0.9839</text:p>
          </table:table-cell>
          <table:table-cell table:number-columns-repeated="2" table:style-name="ce50" office:value-type="float" office:value="0" calcext:value-type="float">
            <text:p>0.0000</text:p>
          </table:table-cell>
          <table:table-cell table:style-name="ce50" office:value-type="float" office:value="0.0724437768545531" calcext:value-type="float">
            <text:p>0.0724</text:p>
          </table:table-cell>
          <table:table-cell table:style-name="ce50" office:value-type="float" office:value="0.976854738154613" calcext:value-type="float">
            <text:p>0.9769</text:p>
          </table:table-cell>
          <table:table-cell table:number-columns-repeated="1016"/>
        </table:table-row>
        <table:table-row table:style-name="ro1">
          <table:covered-table-cell table:style-name="ce96"/>
          <table:table-cell table:style-name="ce50" office:value-type="string" calcext:value-type="string">
            <text:p>Oz</text:p>
          </table:table-cell>
          <table:table-cell table:style-name="ce50" office:value-type="float" office:value="0.1" calcext:value-type="float">
            <text:p>0.1000</text:p>
          </table:table-cell>
          <table:table-cell table:number-columns-repeated="5" table:style-name="ce50" office:value-type="float" office:value="0" calcext:value-type="float">
            <text:p>0.0000</text:p>
          </table:table-cell>
          <table:table-cell table:number-columns-repeated="1016"/>
        </table:table-row>
        <table:table-row table:style-name="ro1">
          <table:covered-table-cell table:style-name="ce96"/>
          <table:table-cell table:style-name="ce50" office:value-type="string" calcext:value-type="string">
            <text:p>O2</text:p>
          </table:table-cell>
          <table:table-cell table:style-name="ce50" office:value-type="float" office:value="0.144127974862402" calcext:value-type="float">
            <text:p>0.1441</text:p>
          </table:table-cell>
          <table:table-cell table:style-name="ce50" office:value-type="float" office:value="0.949911833855799" calcext:value-type="float">
            <text:p>0.9499</text:p>
          </table:table-cell>
          <table:table-cell table:number-columns-repeated="2" table:style-name="ce50" office:value-type="float" office:value="0" calcext:value-type="float">
            <text:p>0.0000</text:p>
          </table:table-cell>
          <table:table-cell table:style-name="ce50" office:value-type="float" office:value="0.173921747453641" calcext:value-type="float">
            <text:p>0.1739</text:p>
          </table:table-cell>
          <table:table-cell table:style-name="ce50" office:value-type="float" office:value="0.939526184538653" calcext:value-type="float">
            <text:p>0.9395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57" office:value-type="string" calcext:value-type="string" table:number-columns-spanned="1" table:number-rows-spanned="20">
            <text:p>Try 10</text:p>
          </table:table-cell>
          <table:table-cell table:style-name="ce60" office:value-type="string" calcext:value-type="string">
            <text:p>Fp1</text:p>
          </table:table-cell>
          <table:table-cell table:style-name="ce60" office:value-type="float" office:value="0.0676499120464846" calcext:value-type="float">
            <text:p>0.0676</text:p>
          </table:table-cell>
          <table:table-cell table:style-name="ce60" office:value-type="float" office:value="0.98144592476489" calcext:value-type="float">
            <text:p>0.9814</text:p>
          </table:table-cell>
          <table:table-cell table:number-columns-repeated="2" table:style-name="ce60" office:value-type="float" office:value="0" calcext:value-type="float">
            <text:p>0.0000</text:p>
          </table:table-cell>
          <table:table-cell table:style-name="ce60" office:value-type="float" office:value="0.0928875988748789" calcext:value-type="float">
            <text:p>0.0929</text:p>
          </table:table-cell>
          <table:table-cell table:style-name="ce60" office:value-type="float" office:value="0.972490648379052" calcext:value-type="float">
            <text:p>0.9725</text:p>
          </table:table-cell>
          <table:table-cell/>
          <table:table-cell table:style-name="ce52" office:value-type="string" calcext:value-type="string" table:number-columns-spanned="4" table:number-rows-spanned="1">
            <text:p>Best Channels</text:p>
          </table:table-cell>
          <table:covered-table-cell table:number-columns-repeated="3"/>
          <table:table-cell table:number-columns-repeated="1011"/>
        </table:table-row>
        <table:table-row table:style-name="ro1">
          <table:covered-table-cell table:style-name="ce98"/>
          <table:table-cell table:style-name="ce60" office:value-type="string" calcext:value-type="string">
            <text:p>Fp2</text:p>
          </table:table-cell>
          <table:table-cell table:style-name="ce60" office:value-type="float" office:value="0.0999647916764675" calcext:value-type="float">
            <text:p>0.1000</text:p>
          </table:table-cell>
          <table:table-cell table:style-name="ce60" office:value-type="float" office:value="0.97057210031348" calcext:value-type="float">
            <text:p>0.9706</text:p>
          </table:table-cell>
          <table:table-cell table:number-columns-repeated="2" table:style-name="ce60" office:value-type="float" office:value="0" calcext:value-type="float">
            <text:p>0.0000</text:p>
          </table:table-cell>
          <table:table-cell table:style-name="ce60" office:value-type="float" office:value="0.129977236587805" calcext:value-type="float">
            <text:p>0.1300</text:p>
          </table:table-cell>
          <table:table-cell table:style-name="ce60" office:value-type="float" office:value="0.960840087281796" calcext:value-type="float">
            <text:p>0.9608</text:p>
          </table:table-cell>
          <table:table-cell/>
          <table:table-cell table:style-name="ce53" office:value-type="string" calcext:value-type="string" table:number-columns-spanned="2" table:number-rows-spanned="1">
            <text:p>Train</text:p>
          </table:table-cell>
          <table:covered-table-cell office:value-type="string" calcext:value-type="string">
            <text:p>Train</text:p>
          </table:covered-table-cell>
          <table:table-cell table:style-name="ce53" office:value-type="string" calcext:value-type="string" table:number-columns-spanned="2" table:number-rows-spanned="1">
            <text:p>Test</text:p>
          </table:table-cell>
          <table:covered-table-cell/>
          <table:table-cell table:number-columns-repeated="1011"/>
        </table:table-row>
        <table:table-row table:style-name="ro1">
          <table:covered-table-cell table:style-name="ce98"/>
          <table:table-cell table:style-name="ce60" office:value-type="string" calcext:value-type="string">
            <text:p>F7</text:p>
          </table:table-cell>
          <table:table-cell table:style-name="ce60" office:value-type="float" office:value="0.0528705629073434" calcext:value-type="float">
            <text:p>0.0529</text:p>
          </table:table-cell>
          <table:table-cell table:style-name="ce60" office:value-type="float" office:value="0.987068965517241" calcext:value-type="float">
            <text:p>0.9871</text:p>
          </table:table-cell>
          <table:table-cell table:number-columns-repeated="2" table:style-name="ce60" office:value-type="float" office:value="0" calcext:value-type="float">
            <text:p>0.0000</text:p>
          </table:table-cell>
          <table:table-cell table:style-name="ce60" office:value-type="float" office:value="0.0736519721199635" calcext:value-type="float">
            <text:p>0.0737</text:p>
          </table:table-cell>
          <table:table-cell table:style-name="ce60" office:value-type="float" office:value="0.978023690773067" calcext:value-type="float">
            <text:p>0.9780</text:p>
          </table:table-cell>
          <table:table-cell/>
          <table:table-cell table:style-name="ce51" office:value-type="string" calcext:value-type="string">
            <text:p>c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value</text:p>
          </table:table-cell>
          <table:table-cell table:number-columns-repeated="1011"/>
        </table:table-row>
        <table:table-row table:style-name="ro1">
          <table:covered-table-cell table:style-name="ce98"/>
          <table:table-cell table:style-name="ce60" office:value-type="string" calcext:value-type="string">
            <text:p>F3</text:p>
          </table:table-cell>
          <table:table-cell table:style-name="ce60" office:value-type="float" office:value="0.0431779747166113" calcext:value-type="float">
            <text:p>0.0432</text:p>
          </table:table-cell>
          <table:table-cell table:style-name="ce60" office:value-type="float" office:value="0.989263322884012" calcext:value-type="float">
            <text:p>0.9893</text:p>
          </table:table-cell>
          <table:table-cell table:number-columns-repeated="2" table:style-name="ce60" office:value-type="float" office:value="0" calcext:value-type="float">
            <text:p>0.0000</text:p>
          </table:table-cell>
          <table:table-cell table:style-name="ce60" office:value-type="float" office:value="0.0515169507180552" calcext:value-type="float">
            <text:p>0.0515</text:p>
          </table:table-cell>
          <table:table-cell table:style-name="ce60" office:value-type="float" office:value="0.986518079800499" calcext:value-type="float">
            <text:p>0.9865</text:p>
          </table:table-cell>
          <table:table-cell/>
          <table:table-cell table:style-name="ce28" table:formula="of:=INDEX([.$B$3:.$B$22];MATCH(LARGE(INDIRECT([.P220]);INDEX([.O220]));INDIRECT([.P220]);0);1)" office:value-type="string" office:string-value="T8" calcext:value-type="string">
            <text:p>T8</text:p>
          </table:table-cell>
          <table:table-cell table:style-name="ce91" table:formula="of:=INDEX(INDIRECT([.P220]);MATCH(LARGE(INDIRECT([.P220]);INDEX([.O220]));INDIRECT([.P220]);0);1)" office:value-type="float" office:value="0.989802115987461" calcext:value-type="float">
            <text:p>0.9898</text:p>
          </table:table-cell>
          <table:table-cell table:style-name="ce95" table:formula="of:=INDEX([.$B$3:.$B$22];MATCH(LARGE(INDIRECT([.Q220]);INDEX([.O220]));INDIRECT([.Q220]);0);1)" office:value-type="string" office:string-value="F3" calcext:value-type="string">
            <text:p>F3</text:p>
          </table:table-cell>
          <table:table-cell table:formula="of:=INDEX(INDIRECT([.Q220]);MATCH(LARGE(INDIRECT([.Q220]);INDEX([.O220]));INDIRECT([.Q220]);0);1)" office:value-type="float" office:value="0.986518079800499" calcext:value-type="float">
            <text:p>0.9865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table:formula="of:=&quot;D&quot;&amp;[.S$220]&amp;&quot;:D&quot;&amp;[.S$221]" office:value-type="string" office:string-value="D217:D236" calcext:value-type="string">
            <text:p>D217:D236</text:p>
          </table:table-cell>
          <table:table-cell table:style-name="ce28" table:formula="of:=&quot;H&quot;&amp;[.S$220]&amp;&quot;:H&quot;&amp;[.S$221]" office:value-type="string" office:string-value="H217:H236" calcext:value-type="string">
            <text:p>H217:H236</text:p>
          </table:table-cell>
          <table:table-cell/>
          <table:table-cell table:style-name="ce28" office:value-type="float" office:value="217" calcext:value-type="float">
            <text:p>217</text:p>
          </table:table-cell>
          <table:table-cell table:number-columns-repeated="1005"/>
        </table:table-row>
        <table:table-row table:style-name="ro1">
          <table:covered-table-cell table:style-name="ce98"/>
          <table:table-cell table:style-name="ce60" office:value-type="string" calcext:value-type="string">
            <text:p>Fz</text:p>
          </table:table-cell>
          <table:table-cell table:style-name="ce60" office:value-type="float" office:value="0.0866455657553617" calcext:value-type="float">
            <text:p>0.0866</text:p>
          </table:table-cell>
          <table:table-cell table:style-name="ce60" office:value-type="float" office:value="0.971561520376176" calcext:value-type="float">
            <text:p>0.9716</text:p>
          </table:table-cell>
          <table:table-cell table:number-columns-repeated="2" table:style-name="ce60" office:value-type="float" office:value="0" calcext:value-type="float">
            <text:p>0.0000</text:p>
          </table:table-cell>
          <table:table-cell table:style-name="ce60" office:value-type="float" office:value="0.105846143274236" calcext:value-type="float">
            <text:p>0.1058</text:p>
          </table:table-cell>
          <table:table-cell table:style-name="ce60" office:value-type="float" office:value="0.964463840399002" calcext:value-type="float">
            <text:p>0.9645</text:p>
          </table:table-cell>
          <table:table-cell/>
          <table:table-cell table:style-name="ce28" table:formula="of:=INDEX([.$B$3:.$B$22];MATCH(LARGE(INDIRECT([.P221]);INDEX([.O221]));INDIRECT([.P221]);0);1)" office:value-type="string" office:string-value="F3" calcext:value-type="string">
            <text:p>F3</text:p>
          </table:table-cell>
          <table:table-cell table:style-name="ce91" table:formula="of:=INDEX(INDIRECT([.P221]);MATCH(LARGE(INDIRECT([.P221]);INDEX([.O221]));INDIRECT([.P221]);0);1)" office:value-type="float" office:value="0.989263322884012" calcext:value-type="float">
            <text:p>0.9893</text:p>
          </table:table-cell>
          <table:table-cell table:style-name="ce95" table:formula="of:=INDEX([.$B$3:.$B$22];MATCH(LARGE(INDIRECT([.Q221]);INDEX([.O221]));INDIRECT([.Q221]);0);1)" office:value-type="string" office:string-value="T8" calcext:value-type="string">
            <text:p>T8</text:p>
          </table:table-cell>
          <table:table-cell table:formula="of:=INDEX(INDIRECT([.Q221]);MATCH(LARGE(INDIRECT([.Q221]);INDEX([.O221]));INDIRECT([.Q221]);0);1)" office:value-type="float" office:value="0.985349127182045" calcext:value-type="float">
            <text:p>0.9853</text:p>
          </table:table-cell>
          <table:table-cell/>
          <table:table-cell office:value-type="float" office:value="2" calcext:value-type="float">
            <text:p>2</text:p>
          </table:table-cell>
          <table:table-cell table:style-name="ce28" table:formula="of:=&quot;D&quot;&amp;[.S$220]&amp;&quot;:D&quot;&amp;[.S$221]" office:value-type="string" office:string-value="D217:D236" calcext:value-type="string">
            <text:p>D217:D236</text:p>
          </table:table-cell>
          <table:table-cell table:style-name="ce28" table:formula="of:=&quot;H&quot;&amp;[.S$220]&amp;&quot;:H&quot;&amp;[.S$221]" office:value-type="string" office:string-value="H217:H236" calcext:value-type="string">
            <text:p>H217:H236</text:p>
          </table:table-cell>
          <table:table-cell/>
          <table:table-cell table:style-name="ce28" office:value-type="float" office:value="236" calcext:value-type="float">
            <text:p>236</text:p>
          </table:table-cell>
          <table:table-cell table:number-columns-repeated="1005"/>
        </table:table-row>
        <table:table-row table:style-name="ro1">
          <table:covered-table-cell table:style-name="ce98"/>
          <table:table-cell table:style-name="ce60" office:value-type="string" calcext:value-type="string">
            <text:p>F4</text:p>
          </table:table-cell>
          <table:table-cell table:style-name="ce60" office:value-type="float" office:value="0.0599417090880156" calcext:value-type="float">
            <text:p>0.0599</text:p>
          </table:table-cell>
          <table:table-cell table:style-name="ce60" office:value-type="float" office:value="0.980975705329154" calcext:value-type="float">
            <text:p>0.9810</text:p>
          </table:table-cell>
          <table:table-cell table:number-columns-repeated="2" table:style-name="ce60" office:value-type="float" office:value="0" calcext:value-type="float">
            <text:p>0.0000</text:p>
          </table:table-cell>
          <table:table-cell table:style-name="ce60" office:value-type="float" office:value="0.0776683451222289" calcext:value-type="float">
            <text:p>0.0777</text:p>
          </table:table-cell>
          <table:table-cell table:style-name="ce60" office:value-type="float" office:value="0.973542705735661" calcext:value-type="float">
            <text:p>0.9735</text:p>
          </table:table-cell>
          <table:table-cell/>
          <table:table-cell table:style-name="ce28" table:formula="of:=INDEX([.$B$3:.$B$22];MATCH(LARGE(INDIRECT([.P222]);INDEX([.O222]));INDIRECT([.P222]);0);1)" office:value-type="string" office:string-value="F7" calcext:value-type="string">
            <text:p>F7</text:p>
          </table:table-cell>
          <table:table-cell table:style-name="ce91" table:formula="of:=INDEX(INDIRECT([.P222]);MATCH(LARGE(INDIRECT([.P222]);INDEX([.O222]));INDIRECT([.P222]);0);1)" office:value-type="float" office:value="0.987068965517241" calcext:value-type="float">
            <text:p>0.9871</text:p>
          </table:table-cell>
          <table:table-cell table:style-name="ce95" table:formula="of:=INDEX([.$B$3:.$B$22];MATCH(LARGE(INDIRECT([.Q222]);INDEX([.O222]));INDIRECT([.Q222]);0);1)" office:value-type="string" office:string-value="F8" calcext:value-type="string">
            <text:p>F8</text:p>
          </table:table-cell>
          <table:table-cell table:formula="of:=INDEX(INDIRECT([.Q222]);MATCH(LARGE(INDIRECT([.Q222]);INDEX([.O222]));INDIRECT([.Q222]);0);1)" office:value-type="float" office:value="0.979660224438903" calcext:value-type="float">
            <text:p>0.9797</text:p>
          </table:table-cell>
          <table:table-cell/>
          <table:table-cell office:value-type="float" office:value="3" calcext:value-type="float">
            <text:p>3</text:p>
          </table:table-cell>
          <table:table-cell table:style-name="ce28" table:formula="of:=&quot;D&quot;&amp;[.S$220]&amp;&quot;:D&quot;&amp;[.S$221]" office:value-type="string" office:string-value="D217:D236" calcext:value-type="string">
            <text:p>D217:D236</text:p>
          </table:table-cell>
          <table:table-cell table:style-name="ce28" table:formula="of:=&quot;H&quot;&amp;[.S$220]&amp;&quot;:H&quot;&amp;[.S$221]" office:value-type="string" office:string-value="H217:H236" calcext:value-type="string">
            <text:p>H217:H236</text:p>
          </table:table-cell>
          <table:table-cell table:number-columns-repeated="1007"/>
        </table:table-row>
        <table:table-row table:style-name="ro1">
          <table:covered-table-cell table:style-name="ce98"/>
          <table:table-cell table:style-name="ce60" office:value-type="string" calcext:value-type="string">
            <text:p>F8</text:p>
          </table:table-cell>
          <table:table-cell table:style-name="ce60" office:value-type="float" office:value="0.0463742983326036" calcext:value-type="float">
            <text:p>0.0464</text:p>
          </table:table-cell>
          <table:table-cell table:style-name="ce60" office:value-type="float" office:value="0.98517829153605" calcext:value-type="float">
            <text:p>0.9852</text:p>
          </table:table-cell>
          <table:table-cell table:number-columns-repeated="2" table:style-name="ce60" office:value-type="float" office:value="0" calcext:value-type="float">
            <text:p>0.0000</text:p>
          </table:table-cell>
          <table:table-cell table:style-name="ce60" office:value-type="float" office:value="0.0593339521670133" calcext:value-type="float">
            <text:p>0.0593</text:p>
          </table:table-cell>
          <table:table-cell table:style-name="ce60" office:value-type="float" office:value="0.979660224438903" calcext:value-type="float">
            <text:p>0.9797</text:p>
          </table:table-cell>
          <table:table-cell/>
          <table:table-cell table:style-name="ce28" table:formula="of:=INDEX([.$B$3:.$B$22];MATCH(LARGE(INDIRECT([.P223]);INDEX([.O223]));INDIRECT([.P223]);0);1)" office:value-type="string" office:string-value="F8" calcext:value-type="string">
            <text:p>F8</text:p>
          </table:table-cell>
          <table:table-cell table:style-name="ce91" table:formula="of:=INDEX(INDIRECT([.P223]);MATCH(LARGE(INDIRECT([.P223]);INDEX([.O223]));INDIRECT([.P223]);0);1)" office:value-type="float" office:value="0.98517829153605" calcext:value-type="float">
            <text:p>0.9852</text:p>
          </table:table-cell>
          <table:table-cell table:style-name="ce95" table:formula="of:=INDEX([.$B$3:.$B$22];MATCH(LARGE(INDIRECT([.Q223]);INDEX([.O223]));INDIRECT([.Q223]);0);1)" office:value-type="string" office:string-value="F7" calcext:value-type="string">
            <text:p>F7</text:p>
          </table:table-cell>
          <table:table-cell table:formula="of:=INDEX(INDIRECT([.Q223]);MATCH(LARGE(INDIRECT([.Q223]);INDEX([.O223]));INDIRECT([.Q223]);0);1)" office:value-type="float" office:value="0.978023690773067" calcext:value-type="float">
            <text:p>0.9780</text:p>
          </table:table-cell>
          <table:table-cell/>
          <table:table-cell office:value-type="float" office:value="4" calcext:value-type="float">
            <text:p>4</text:p>
          </table:table-cell>
          <table:table-cell table:style-name="ce28" table:formula="of:=&quot;D&quot;&amp;[.S$220]&amp;&quot;:D&quot;&amp;[.S$221]" office:value-type="string" office:string-value="D217:D236" calcext:value-type="string">
            <text:p>D217:D236</text:p>
          </table:table-cell>
          <table:table-cell table:style-name="ce28" table:formula="of:=&quot;H&quot;&amp;[.S$220]&amp;&quot;:H&quot;&amp;[.S$221]" office:value-type="string" office:string-value="H217:H236" calcext:value-type="string">
            <text:p>H217:H236</text:p>
          </table:table-cell>
          <table:table-cell table:number-columns-repeated="1007"/>
        </table:table-row>
        <table:table-row table:style-name="ro1">
          <table:covered-table-cell table:style-name="ce98"/>
          <table:table-cell table:style-name="ce60" office:value-type="string" calcext:value-type="string">
            <text:p>T7</text:p>
          </table:table-cell>
          <table:table-cell table:style-name="ce60" office:value-type="float" office:value="0.333727029208853" calcext:value-type="float">
            <text:p>0.3337</text:p>
          </table:table-cell>
          <table:table-cell table:style-name="ce60" office:value-type="float" office:value="0.889596394984326" calcext:value-type="float">
            <text:p>0.8896</text:p>
          </table:table-cell>
          <table:table-cell table:number-columns-repeated="2" table:style-name="ce60" office:value-type="float" office:value="0" calcext:value-type="float">
            <text:p>0.0000</text:p>
          </table:table-cell>
          <table:table-cell table:style-name="ce60" office:value-type="float" office:value="0.358065658283798" calcext:value-type="float">
            <text:p>0.3581</text:p>
          </table:table-cell>
          <table:table-cell table:style-name="ce60" office:value-type="float" office:value="0.885130922693267" calcext:value-type="float">
            <text:p>0.8851</text:p>
          </table:table-cell>
          <table:table-cell/>
          <table:table-cell table:style-name="ce28" table:formula="of:=INDEX([.$B$3:.$B$22];MATCH(LARGE(INDIRECT([.P224]);INDEX([.O224]));INDIRECT([.P224]);0);1)" office:value-type="string" office:string-value="Pz" calcext:value-type="string">
            <text:p>Pz</text:p>
          </table:table-cell>
          <table:table-cell table:style-name="ce91" table:formula="of:=INDEX(INDIRECT([.P224]);MATCH(LARGE(INDIRECT([.P224]);INDEX([.O224]));INDIRECT([.P224]);0);1)" office:value-type="float" office:value="0.982141457680251" calcext:value-type="float">
            <text:p>0.9821</text:p>
          </table:table-cell>
          <table:table-cell table:style-name="ce95" table:formula="of:=INDEX([.$B$3:.$B$22];MATCH(LARGE(INDIRECT([.Q224]);INDEX([.O224]));INDIRECT([.Q224]);0);1)" office:value-type="string" office:string-value="Cz" calcext:value-type="string">
            <text:p>Cz</text:p>
          </table:table-cell>
          <table:table-cell table:formula="of:=INDEX(INDIRECT([.Q224]);MATCH(LARGE(INDIRECT([.Q224]);INDEX([.O224]));INDIRECT([.Q224]);0);1)" office:value-type="float" office:value="0.974360972568578" calcext:value-type="float">
            <text:p>0.9744</text:p>
          </table:table-cell>
          <table:table-cell/>
          <table:table-cell office:value-type="float" office:value="5" calcext:value-type="float">
            <text:p>5</text:p>
          </table:table-cell>
          <table:table-cell table:style-name="ce28" table:formula="of:=&quot;D&quot;&amp;[.S$220]&amp;&quot;:D&quot;&amp;[.S$221]" office:value-type="string" office:string-value="D217:D236" calcext:value-type="string">
            <text:p>D217:D236</text:p>
          </table:table-cell>
          <table:table-cell table:style-name="ce28" table:formula="of:=&quot;H&quot;&amp;[.S$220]&amp;&quot;:H&quot;&amp;[.S$221]" office:value-type="string" office:string-value="H217:H236" calcext:value-type="string">
            <text:p>H217:H236</text:p>
          </table:table-cell>
          <table:table-cell table:number-columns-repeated="1007"/>
        </table:table-row>
        <table:table-row table:style-name="ro1">
          <table:covered-table-cell table:style-name="ce98"/>
          <table:table-cell table:style-name="ce60" office:value-type="string" calcext:value-type="string">
            <text:p>C3</text:p>
          </table:table-cell>
          <table:table-cell table:style-name="ce60" office:value-type="float" office:value="0.0916252676969785" calcext:value-type="float">
            <text:p>0.0916</text:p>
          </table:table-cell>
          <table:table-cell table:style-name="ce60" office:value-type="float" office:value="0.970405564263323" calcext:value-type="float">
            <text:p>0.9704</text:p>
          </table:table-cell>
          <table:table-cell table:number-columns-repeated="2" table:style-name="ce60" office:value-type="float" office:value="0" calcext:value-type="float">
            <text:p>0.0000</text:p>
          </table:table-cell>
          <table:table-cell table:style-name="ce60" office:value-type="float" office:value="0.110409546843231" calcext:value-type="float">
            <text:p>0.1104</text:p>
          </table:table-cell>
          <table:table-cell table:style-name="ce60" office:value-type="float" office:value="0.963528678304239" calcext:value-type="float">
            <text:p>0.9635</text:p>
          </table:table-cell>
          <table:table-cell table:number-columns-repeated="1016"/>
        </table:table-row>
        <table:table-row table:style-name="ro1">
          <table:covered-table-cell table:style-name="ce98"/>
          <table:table-cell table:style-name="ce60" office:value-type="string" calcext:value-type="string">
            <text:p>Cz</text:p>
          </table:table-cell>
          <table:table-cell table:style-name="ce60" office:value-type="float" office:value="0.0663828033480945" calcext:value-type="float">
            <text:p>0.0664</text:p>
          </table:table-cell>
          <table:table-cell table:style-name="ce60" office:value-type="float" office:value="0.981563479623824" calcext:value-type="float">
            <text:p>0.9816</text:p>
          </table:table-cell>
          <table:table-cell table:number-columns-repeated="2" table:style-name="ce60" office:value-type="float" office:value="0" calcext:value-type="float">
            <text:p>0.0000</text:p>
          </table:table-cell>
          <table:table-cell table:style-name="ce60" office:value-type="float" office:value="0.085894793729551" calcext:value-type="float">
            <text:p>0.0859</text:p>
          </table:table-cell>
          <table:table-cell table:style-name="ce60" office:value-type="float" office:value="0.974360972568578" calcext:value-type="float">
            <text:p>0.9744</text:p>
          </table:table-cell>
          <table:table-cell table:number-columns-repeated="1016"/>
        </table:table-row>
        <table:table-row table:style-name="ro1">
          <table:covered-table-cell table:style-name="ce98"/>
          <table:table-cell table:style-name="ce60" office:value-type="string" calcext:value-type="string">
            <text:p>C4</text:p>
          </table:table-cell>
          <table:table-cell table:style-name="ce60" office:value-type="float" office:value="0.210135926483754" calcext:value-type="float">
            <text:p>0.2101</text:p>
          </table:table-cell>
          <table:table-cell table:style-name="ce60" office:value-type="float" office:value="0.929349529780564" calcext:value-type="float">
            <text:p>0.9293</text:p>
          </table:table-cell>
          <table:table-cell table:number-columns-repeated="2" table:style-name="ce60" office:value-type="float" office:value="0" calcext:value-type="float">
            <text:p>0.0000</text:p>
          </table:table-cell>
          <table:table-cell table:style-name="ce60" office:value-type="float" office:value="0.239433686269861" calcext:value-type="float">
            <text:p>0.2394</text:p>
          </table:table-cell>
          <table:table-cell table:style-name="ce60" office:value-type="float" office:value="0.922225685785536" calcext:value-type="float">
            <text:p>0.9222</text:p>
          </table:table-cell>
          <table:table-cell table:number-columns-repeated="1016"/>
        </table:table-row>
        <table:table-row table:style-name="ro1">
          <table:covered-table-cell table:style-name="ce98"/>
          <table:table-cell table:style-name="ce60" office:value-type="string" calcext:value-type="string">
            <text:p>T8</text:p>
          </table:table-cell>
          <table:table-cell table:style-name="ce60" office:value-type="float" office:value="0.0386049387932735" calcext:value-type="float">
            <text:p>0.0386</text:p>
          </table:table-cell>
          <table:table-cell table:style-name="ce60" office:value-type="float" office:value="0.989802115987461" calcext:value-type="float">
            <text:p>0.9898</text:p>
          </table:table-cell>
          <table:table-cell table:number-columns-repeated="2" table:style-name="ce60" office:value-type="float" office:value="0" calcext:value-type="float">
            <text:p>0.0000</text:p>
          </table:table-cell>
          <table:table-cell table:style-name="ce60" office:value-type="float" office:value="0.0514853937804532" calcext:value-type="float">
            <text:p>0.0515</text:p>
          </table:table-cell>
          <table:table-cell table:style-name="ce60" office:value-type="float" office:value="0.985349127182045" calcext:value-type="float">
            <text:p>0.9853</text:p>
          </table:table-cell>
          <table:table-cell table:number-columns-repeated="1016"/>
        </table:table-row>
        <table:table-row table:style-name="ro1">
          <table:covered-table-cell table:style-name="ce98"/>
          <table:table-cell table:style-name="ce60" office:value-type="string" calcext:value-type="string">
            <text:p>P7</text:p>
          </table:table-cell>
          <table:table-cell table:style-name="ce60" office:value-type="float" office:value="0.0858456405954068" calcext:value-type="float">
            <text:p>0.0858</text:p>
          </table:table-cell>
          <table:table-cell table:style-name="ce60" office:value-type="float" office:value="0.971218652037618" calcext:value-type="float">
            <text:p>0.9712</text:p>
          </table:table-cell>
          <table:table-cell table:number-columns-repeated="2" table:style-name="ce60" office:value-type="float" office:value="0" calcext:value-type="float">
            <text:p>0.0000</text:p>
          </table:table-cell>
          <table:table-cell table:style-name="ce60" office:value-type="float" office:value="0.10888016855163" calcext:value-type="float">
            <text:p>0.1089</text:p>
          </table:table-cell>
          <table:table-cell table:style-name="ce60" office:value-type="float" office:value="0.962476620947631" calcext:value-type="float">
            <text:p>0.9625</text:p>
          </table:table-cell>
          <table:table-cell table:number-columns-repeated="1016"/>
        </table:table-row>
        <table:table-row table:style-name="ro1">
          <table:covered-table-cell table:style-name="ce98"/>
          <table:table-cell table:style-name="ce60" office:value-type="string" calcext:value-type="string">
            <text:p>P3</text:p>
          </table:table-cell>
          <table:table-cell table:style-name="ce60" office:value-type="float" office:value="0.0927130288645905" calcext:value-type="float">
            <text:p>0.0927</text:p>
          </table:table-cell>
          <table:table-cell table:style-name="ce60" office:value-type="float" office:value="0.968181818181818" calcext:value-type="float">
            <text:p>0.9682</text:p>
          </table:table-cell>
          <table:table-cell table:number-columns-repeated="2" table:style-name="ce60" office:value-type="float" office:value="0" calcext:value-type="float">
            <text:p>0.0000</text:p>
          </table:table-cell>
          <table:table-cell table:style-name="ce60" office:value-type="float" office:value="0.120458016404301" calcext:value-type="float">
            <text:p>0.1205</text:p>
          </table:table-cell>
          <table:table-cell table:style-name="ce60" office:value-type="float" office:value="0.958463216957606" calcext:value-type="float">
            <text:p>0.9585</text:p>
          </table:table-cell>
          <table:table-cell table:number-columns-repeated="1016"/>
        </table:table-row>
        <table:table-row table:style-name="ro1">
          <table:covered-table-cell table:style-name="ce98"/>
          <table:table-cell table:style-name="ce60" office:value-type="string" calcext:value-type="string">
            <text:p>Pz</text:p>
          </table:table-cell>
          <table:table-cell table:style-name="ce60" office:value-type="float" office:value="0.0592609807276707" calcext:value-type="float">
            <text:p>0.0593</text:p>
          </table:table-cell>
          <table:table-cell table:style-name="ce60" office:value-type="float" office:value="0.982141457680251" calcext:value-type="float">
            <text:p>0.9821</text:p>
          </table:table-cell>
          <table:table-cell table:number-columns-repeated="2" table:style-name="ce60" office:value-type="float" office:value="0" calcext:value-type="float">
            <text:p>0.0000</text:p>
          </table:table-cell>
          <table:table-cell table:style-name="ce60" office:value-type="float" office:value="0.0794704007704805" calcext:value-type="float">
            <text:p>0.0795</text:p>
          </table:table-cell>
          <table:table-cell table:style-name="ce60" office:value-type="float" office:value="0.974205112219451" calcext:value-type="float">
            <text:p>0.9742</text:p>
          </table:table-cell>
          <table:table-cell table:number-columns-repeated="1016"/>
        </table:table-row>
        <table:table-row table:style-name="ro1">
          <table:covered-table-cell table:style-name="ce98"/>
          <table:table-cell table:style-name="ce60" office:value-type="string" calcext:value-type="string">
            <text:p>P4</text:p>
          </table:table-cell>
          <table:table-cell table:style-name="ce60" office:value-type="float" office:value="0.357509472130047" calcext:value-type="float">
            <text:p>0.3575</text:p>
          </table:table-cell>
          <table:table-cell table:style-name="ce60" office:value-type="float" office:value="0.885129310344828" calcext:value-type="float">
            <text:p>0.8851</text:p>
          </table:table-cell>
          <table:table-cell table:number-columns-repeated="2" table:style-name="ce60" office:value-type="float" office:value="0" calcext:value-type="float">
            <text:p>0.0000</text:p>
          </table:table-cell>
          <table:table-cell table:style-name="ce60" office:value-type="float" office:value="0.399643544915906" calcext:value-type="float">
            <text:p>0.3996</text:p>
          </table:table-cell>
          <table:table-cell table:style-name="ce60" office:value-type="float" office:value="0.874415523690773" calcext:value-type="float">
            <text:p>0.8744</text:p>
          </table:table-cell>
          <table:table-cell table:number-columns-repeated="1016"/>
        </table:table-row>
        <table:table-row table:style-name="ro1">
          <table:covered-table-cell table:style-name="ce98"/>
          <table:table-cell table:style-name="ce60" office:value-type="string" calcext:value-type="string">
            <text:p>P8</text:p>
          </table:table-cell>
          <table:table-cell table:style-name="ce60" office:value-type="float" office:value="0.285704679184573" calcext:value-type="float">
            <text:p>0.2857</text:p>
          </table:table-cell>
          <table:table-cell table:style-name="ce60" office:value-type="float" office:value="0.906994514106583" calcext:value-type="float">
            <text:p>0.9070</text:p>
          </table:table-cell>
          <table:table-cell table:number-columns-repeated="2" table:style-name="ce60" office:value-type="float" office:value="0" calcext:value-type="float">
            <text:p>0.0000</text:p>
          </table:table-cell>
          <table:table-cell table:style-name="ce60" office:value-type="float" office:value="0.325134573118794" calcext:value-type="float">
            <text:p>0.3251</text:p>
          </table:table-cell>
          <table:table-cell table:style-name="ce60" office:value-type="float" office:value="0.895417705735661" calcext:value-type="float">
            <text:p>0.8954</text:p>
          </table:table-cell>
          <table:table-cell table:number-columns-repeated="1016"/>
        </table:table-row>
        <table:table-row table:style-name="ro1">
          <table:covered-table-cell table:style-name="ce98"/>
          <table:table-cell table:style-name="ce60" office:value-type="string" calcext:value-type="string">
            <text:p>O1</text:p>
          </table:table-cell>
          <table:table-cell table:style-name="ce60" office:value-type="float" office:value="0.0699575739594463" calcext:value-type="float">
            <text:p>0.0700</text:p>
          </table:table-cell>
          <table:table-cell table:style-name="ce60" office:value-type="float" office:value="0.977850705329153" calcext:value-type="float">
            <text:p>0.9779</text:p>
          </table:table-cell>
          <table:table-cell table:number-columns-repeated="2" table:style-name="ce60" office:value-type="float" office:value="0" calcext:value-type="float">
            <text:p>0.0000</text:p>
          </table:table-cell>
          <table:table-cell table:style-name="ce60" office:value-type="float" office:value="0.0883612494794954" calcext:value-type="float">
            <text:p>0.0884</text:p>
          </table:table-cell>
          <table:table-cell table:style-name="ce60" office:value-type="float" office:value="0.972256857855362" calcext:value-type="float">
            <text:p>0.9723</text:p>
          </table:table-cell>
          <table:table-cell table:number-columns-repeated="1016"/>
        </table:table-row>
        <table:table-row table:style-name="ro1">
          <table:covered-table-cell table:style-name="ce98"/>
          <table:table-cell table:style-name="ce60" office:value-type="string" calcext:value-type="string">
            <text:p>Oz</text:p>
          </table:table-cell>
          <table:table-cell table:style-name="ce60" office:value-type="float" office:value="0.1" calcext:value-type="float">
            <text:p>0.1000</text:p>
          </table:table-cell>
          <table:table-cell table:number-columns-repeated="5" table:style-name="ce60" office:value-type="float" office:value="0" calcext:value-type="float">
            <text:p>0.0000</text:p>
          </table:table-cell>
          <table:table-cell table:number-columns-repeated="1016"/>
        </table:table-row>
        <table:table-row table:style-name="ro1">
          <table:covered-table-cell table:style-name="ce98"/>
          <table:table-cell table:style-name="ce60" office:value-type="string" calcext:value-type="string">
            <text:p>O2</text:p>
          </table:table-cell>
          <table:table-cell table:style-name="ce60" office:value-type="float" office:value="0.0753778506765218" calcext:value-type="float">
            <text:p>0.0754</text:p>
          </table:table-cell>
          <table:table-cell table:style-name="ce60" office:value-type="float" office:value="0.97599921630094" calcext:value-type="float">
            <text:p>0.9760</text:p>
          </table:table-cell>
          <table:table-cell table:number-columns-repeated="2" table:style-name="ce60" office:value-type="float" office:value="0" calcext:value-type="float">
            <text:p>0.0000</text:p>
          </table:table-cell>
          <table:table-cell table:style-name="ce60" office:value-type="float" office:value="0.0993943957848814" calcext:value-type="float">
            <text:p>0.0994</text:p>
          </table:table-cell>
          <table:table-cell table:style-name="ce60" office:value-type="float" office:value="0.967775872817955" calcext:value-type="float">
            <text:p>0.9678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99" office:value-type="string" calcext:value-type="string" table:number-columns-spanned="1" table:number-rows-spanned="20">
            <text:p>Try 11</text:p>
          </table:table-cell>
          <table:table-cell table:style-name="ce100" office:value-type="string" calcext:value-type="string">
            <text:p>Fp1</text:p>
          </table:table-cell>
          <table:table-cell table:style-name="ce100" office:value-type="float" office:value="0.0640022947946359" calcext:value-type="float">
            <text:p>0.0640</text:p>
          </table:table-cell>
          <table:table-cell table:style-name="ce100" office:value-type="float" office:value="0.985628918495298" calcext:value-type="float">
            <text:p>0.9856</text:p>
          </table:table-cell>
          <table:table-cell table:number-columns-repeated="2" table:style-name="ce100" office:value-type="float" office:value="0" calcext:value-type="float">
            <text:p>0.0000</text:p>
          </table:table-cell>
          <table:table-cell table:style-name="ce100" office:value-type="float" office:value="0.0792460078861277" calcext:value-type="float">
            <text:p>0.0792</text:p>
          </table:table-cell>
          <table:table-cell table:style-name="ce100" office:value-type="float" office:value="0.979543329177057" calcext:value-type="float">
            <text:p>0.9795</text:p>
          </table:table-cell>
          <table:table-cell/>
          <table:table-cell table:style-name="ce52" office:value-type="string" calcext:value-type="string" table:number-columns-spanned="4" table:number-rows-spanned="1">
            <text:p>Best Channels</text:p>
          </table:table-cell>
          <table:covered-table-cell table:number-columns-repeated="3"/>
          <table:table-cell table:number-columns-repeated="1011"/>
        </table:table-row>
        <table:table-row table:style-name="ro1">
          <table:covered-table-cell table:style-name="ce100"/>
          <table:table-cell table:style-name="ce100" office:value-type="string" calcext:value-type="string">
            <text:p>Fp2</text:p>
          </table:table-cell>
          <table:table-cell table:style-name="ce100" office:value-type="float" office:value="0.232036238296839" calcext:value-type="float">
            <text:p>0.2320</text:p>
          </table:table-cell>
          <table:table-cell table:style-name="ce100" office:value-type="float" office:value="0.920258620689655" calcext:value-type="float">
            <text:p>0.9203</text:p>
          </table:table-cell>
          <table:table-cell table:number-columns-repeated="2" table:style-name="ce100" office:value-type="float" office:value="0" calcext:value-type="float">
            <text:p>0.0000</text:p>
          </table:table-cell>
          <table:table-cell table:style-name="ce100" office:value-type="float" office:value="0.264964948085478" calcext:value-type="float">
            <text:p>0.2650</text:p>
          </table:table-cell>
          <table:table-cell table:style-name="ce100" office:value-type="float" office:value="0.908003428927681" calcext:value-type="float">
            <text:p>0.9080</text:p>
          </table:table-cell>
          <table:table-cell/>
          <table:table-cell table:style-name="ce53" office:value-type="string" calcext:value-type="string" table:number-columns-spanned="2" table:number-rows-spanned="1">
            <text:p>Train</text:p>
          </table:table-cell>
          <table:covered-table-cell office:value-type="string" calcext:value-type="string">
            <text:p>Train</text:p>
          </table:covered-table-cell>
          <table:table-cell table:style-name="ce53" office:value-type="string" calcext:value-type="string" table:number-columns-spanned="2" table:number-rows-spanned="1">
            <text:p>Test</text:p>
          </table:table-cell>
          <table:covered-table-cell/>
          <table:table-cell table:number-columns-repeated="1011"/>
        </table:table-row>
        <table:table-row table:style-name="ro1">
          <table:covered-table-cell table:style-name="ce100"/>
          <table:table-cell table:style-name="ce100" office:value-type="string" calcext:value-type="string">
            <text:p>F7</text:p>
          </table:table-cell>
          <table:table-cell table:style-name="ce100" office:value-type="float" office:value="0.0464974944072492" calcext:value-type="float">
            <text:p>0.0465</text:p>
          </table:table-cell>
          <table:table-cell table:style-name="ce100" office:value-type="float" office:value="0.985305642633229" calcext:value-type="float">
            <text:p>0.9853</text:p>
          </table:table-cell>
          <table:table-cell table:number-columns-repeated="2" table:style-name="ce100" office:value-type="float" office:value="0" calcext:value-type="float">
            <text:p>0.0000</text:p>
          </table:table-cell>
          <table:table-cell table:style-name="ce100" office:value-type="float" office:value="0.0609074498438497" calcext:value-type="float">
            <text:p>0.0609</text:p>
          </table:table-cell>
          <table:table-cell table:style-name="ce100" office:value-type="float" office:value="0.979543329177057" calcext:value-type="float">
            <text:p>0.9795</text:p>
          </table:table-cell>
          <table:table-cell/>
          <table:table-cell table:style-name="ce51" office:value-type="string" calcext:value-type="string">
            <text:p>c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value</text:p>
          </table:table-cell>
          <table:table-cell table:number-columns-repeated="1011"/>
        </table:table-row>
        <table:table-row table:style-name="ro1">
          <table:covered-table-cell table:style-name="ce100"/>
          <table:table-cell table:style-name="ce100" office:value-type="string" calcext:value-type="string">
            <text:p>F3</text:p>
          </table:table-cell>
          <table:table-cell table:style-name="ce100" office:value-type="float" office:value="0.140395858196022" calcext:value-type="float">
            <text:p>0.1404</text:p>
          </table:table-cell>
          <table:table-cell table:style-name="ce100" office:value-type="float" office:value="0.953889106583072" calcext:value-type="float">
            <text:p>0.9539</text:p>
          </table:table-cell>
          <table:table-cell table:number-columns-repeated="2" table:style-name="ce100" office:value-type="float" office:value="0" calcext:value-type="float">
            <text:p>0.0000</text:p>
          </table:table-cell>
          <table:table-cell table:style-name="ce100" office:value-type="float" office:value="0.167731195836888" calcext:value-type="float">
            <text:p>0.1677</text:p>
          </table:table-cell>
          <table:table-cell table:style-name="ce100" office:value-type="float" office:value="0.945020261845387" calcext:value-type="float">
            <text:p>0.9450</text:p>
          </table:table-cell>
          <table:table-cell/>
          <table:table-cell table:style-name="ce28" table:formula="of:=INDEX([.$B$3:.$B$22];MATCH(LARGE(INDIRECT([.P241]);INDEX([.O241]));INDIRECT([.P241]);0);1)" office:value-type="string" office:string-value="O1" calcext:value-type="string">
            <text:p>O1</text:p>
          </table:table-cell>
          <table:table-cell table:style-name="ce91" table:formula="of:=INDEX(INDIRECT([.P241]);MATCH(LARGE(INDIRECT([.P241]);INDEX([.O241]));INDIRECT([.P241]);0);1)" office:value-type="float" office:value="0.987353056426332" calcext:value-type="float">
            <text:p>0.9874</text:p>
          </table:table-cell>
          <table:table-cell table:style-name="ce95" table:formula="of:=INDEX([.$B$3:.$B$22];MATCH(LARGE(INDIRECT([.Q241]);INDEX([.O241]));INDIRECT([.Q241]);0);1)" office:value-type="string" office:string-value="O1" calcext:value-type="string">
            <text:p>O1</text:p>
          </table:table-cell>
          <table:table-cell table:formula="of:=INDEX(INDIRECT([.Q241]);MATCH(LARGE(INDIRECT([.Q241]);INDEX([.O241]));INDIRECT([.Q241]);0);1)" office:value-type="float" office:value="0.980244700748129" calcext:value-type="float">
            <text:p>0.9802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table:formula="of:=&quot;D&quot;&amp;[.S$241]&amp;&quot;:D&quot;&amp;[.S$242]" office:value-type="string" office:string-value="D238:D257" calcext:value-type="string">
            <text:p>D238:D257</text:p>
          </table:table-cell>
          <table:table-cell table:style-name="ce28" table:formula="of:=&quot;H&quot;&amp;[.S$241]&amp;&quot;:H&quot;&amp;[.S$242]" office:value-type="string" office:string-value="H238:H257" calcext:value-type="string">
            <text:p>H238:H257</text:p>
          </table:table-cell>
          <table:table-cell/>
          <table:table-cell table:style-name="ce28" office:value-type="float" office:value="238" calcext:value-type="float">
            <text:p>238</text:p>
          </table:table-cell>
          <table:table-cell table:number-columns-repeated="1005"/>
        </table:table-row>
        <table:table-row table:style-name="ro1">
          <table:covered-table-cell table:style-name="ce100"/>
          <table:table-cell table:style-name="ce100" office:value-type="string" calcext:value-type="string">
            <text:p>Fz</text:p>
          </table:table-cell>
          <table:table-cell table:style-name="ce100" office:value-type="float" office:value="0.0531348820396212" calcext:value-type="float">
            <text:p>0.0531</text:p>
          </table:table-cell>
          <table:table-cell table:style-name="ce100" office:value-type="float" office:value="0.984022335423198" calcext:value-type="float">
            <text:p>0.9840</text:p>
          </table:table-cell>
          <table:table-cell table:number-columns-repeated="2" table:style-name="ce100" office:value-type="float" office:value="0" calcext:value-type="float">
            <text:p>0.0000</text:p>
          </table:table-cell>
          <table:table-cell table:style-name="ce100" office:value-type="float" office:value="0.0683375555078994" calcext:value-type="float">
            <text:p>0.0683</text:p>
          </table:table-cell>
          <table:table-cell table:style-name="ce100" office:value-type="float" office:value="0.977906795511222" calcext:value-type="float">
            <text:p>0.9779</text:p>
          </table:table-cell>
          <table:table-cell/>
          <table:table-cell table:style-name="ce28" table:formula="of:=INDEX([.$B$3:.$B$22];MATCH(LARGE(INDIRECT([.P242]);INDEX([.O242]));INDIRECT([.P242]);0);1)" office:value-type="string" office:string-value="Fp1" calcext:value-type="string">
            <text:p>Fp1</text:p>
          </table:table-cell>
          <table:table-cell table:style-name="ce91" table:formula="of:=INDEX(INDIRECT([.P242]);MATCH(LARGE(INDIRECT([.P242]);INDEX([.O242]));INDIRECT([.P242]);0);1)" office:value-type="float" office:value="0.985628918495298" calcext:value-type="float">
            <text:p>0.9856</text:p>
          </table:table-cell>
          <table:table-cell table:style-name="ce95" table:formula="of:=INDEX([.$B$3:.$B$22];MATCH(LARGE(INDIRECT([.Q242]);INDEX([.O242]));INDIRECT([.Q242]);0);1)" office:value-type="string" office:string-value="T7" calcext:value-type="string">
            <text:p>T7</text:p>
          </table:table-cell>
          <table:table-cell table:formula="of:=INDEX(INDIRECT([.Q242]);MATCH(LARGE(INDIRECT([.Q242]);INDEX([.O242]));INDIRECT([.Q242]);0);1)" office:value-type="float" office:value="0.980127805486284" calcext:value-type="float">
            <text:p>0.9801</text:p>
          </table:table-cell>
          <table:table-cell/>
          <table:table-cell office:value-type="float" office:value="2" calcext:value-type="float">
            <text:p>2</text:p>
          </table:table-cell>
          <table:table-cell table:style-name="ce28" table:formula="of:=&quot;D&quot;&amp;[.S$241]&amp;&quot;:D&quot;&amp;[.S$242]" office:value-type="string" office:string-value="D238:D257" calcext:value-type="string">
            <text:p>D238:D257</text:p>
          </table:table-cell>
          <table:table-cell table:style-name="ce28" table:formula="of:=&quot;H&quot;&amp;[.S$241]&amp;&quot;:H&quot;&amp;[.S$242]" office:value-type="string" office:string-value="H238:H257" calcext:value-type="string">
            <text:p>H238:H257</text:p>
          </table:table-cell>
          <table:table-cell/>
          <table:table-cell table:style-name="ce28" office:value-type="float" office:value="257" calcext:value-type="float">
            <text:p>257</text:p>
          </table:table-cell>
          <table:table-cell table:number-columns-repeated="1005"/>
        </table:table-row>
        <table:table-row table:style-name="ro1">
          <table:covered-table-cell table:style-name="ce100"/>
          <table:table-cell table:style-name="ce100" office:value-type="string" calcext:value-type="string">
            <text:p>F4</text:p>
          </table:table-cell>
          <table:table-cell table:style-name="ce100" office:value-type="float" office:value="0.181693552031553" calcext:value-type="float">
            <text:p>0.1817</text:p>
          </table:table-cell>
          <table:table-cell table:style-name="ce100" office:value-type="float" office:value="0.938763714733542" calcext:value-type="float">
            <text:p>0.9388</text:p>
          </table:table-cell>
          <table:table-cell table:number-columns-repeated="2" table:style-name="ce100" office:value-type="float" office:value="0" calcext:value-type="float">
            <text:p>0.0000</text:p>
          </table:table-cell>
          <table:table-cell table:style-name="ce100" office:value-type="float" office:value="0.211259712156215" calcext:value-type="float">
            <text:p>0.2113</text:p>
          </table:table-cell>
          <table:table-cell table:style-name="ce100" office:value-type="float" office:value="0.930369389027431" calcext:value-type="float">
            <text:p>0.9304</text:p>
          </table:table-cell>
          <table:table-cell/>
          <table:table-cell table:style-name="ce28" table:formula="of:=INDEX([.$B$3:.$B$22];MATCH(LARGE(INDIRECT([.P243]);INDEX([.O243]));INDIRECT([.P243]);0);1)" office:value-type="string" office:string-value="F7" calcext:value-type="string">
            <text:p>F7</text:p>
          </table:table-cell>
          <table:table-cell table:style-name="ce91" table:formula="of:=INDEX(INDIRECT([.P243]);MATCH(LARGE(INDIRECT([.P243]);INDEX([.O243]));INDIRECT([.P243]);0);1)" office:value-type="float" office:value="0.985305642633229" calcext:value-type="float">
            <text:p>0.9853</text:p>
          </table:table-cell>
          <table:table-cell table:style-name="ce95" table:formula="of:=INDEX([.$B$3:.$B$22];MATCH(LARGE(INDIRECT([.Q243]);INDEX([.O243]));INDIRECT([.Q243]);0);1)" office:value-type="string" office:string-value="Fp1" calcext:value-type="string">
            <text:p>Fp1</text:p>
          </table:table-cell>
          <table:table-cell table:formula="of:=INDEX(INDIRECT([.Q243]);MATCH(LARGE(INDIRECT([.Q243]);INDEX([.O243]));INDIRECT([.Q243]);0);1)" office:value-type="float" office:value="0.979543329177057" calcext:value-type="float">
            <text:p>0.9795</text:p>
          </table:table-cell>
          <table:table-cell/>
          <table:table-cell office:value-type="float" office:value="3" calcext:value-type="float">
            <text:p>3</text:p>
          </table:table-cell>
          <table:table-cell table:style-name="ce28" table:formula="of:=&quot;D&quot;&amp;[.S$241]&amp;&quot;:D&quot;&amp;[.S$242]" office:value-type="string" office:string-value="D238:D257" calcext:value-type="string">
            <text:p>D238:D257</text:p>
          </table:table-cell>
          <table:table-cell table:style-name="ce28" table:formula="of:=&quot;H&quot;&amp;[.S$241]&amp;&quot;:H&quot;&amp;[.S$242]" office:value-type="string" office:string-value="H238:H257" calcext:value-type="string">
            <text:p>H238:H257</text:p>
          </table:table-cell>
          <table:table-cell table:number-columns-repeated="1007"/>
        </table:table-row>
        <table:table-row table:style-name="ro1">
          <table:covered-table-cell table:style-name="ce100"/>
          <table:table-cell table:style-name="ce100" office:value-type="string" calcext:value-type="string">
            <text:p>F8</text:p>
          </table:table-cell>
          <table:table-cell table:style-name="ce100" office:value-type="float" office:value="0.0850701382068398" calcext:value-type="float">
            <text:p>0.0851</text:p>
          </table:table-cell>
          <table:table-cell table:style-name="ce100" office:value-type="float" office:value="0.972717476489028" calcext:value-type="float">
            <text:p>0.9727</text:p>
          </table:table-cell>
          <table:table-cell table:number-columns-repeated="2" table:style-name="ce100" office:value-type="float" office:value="0" calcext:value-type="float">
            <text:p>0.0000</text:p>
          </table:table-cell>
          <table:table-cell table:style-name="ce100" office:value-type="float" office:value="0.111164046627959" calcext:value-type="float">
            <text:p>0.1112</text:p>
          </table:table-cell>
          <table:table-cell table:style-name="ce100" office:value-type="float" office:value="0.963061097256858" calcext:value-type="float">
            <text:p>0.9631</text:p>
          </table:table-cell>
          <table:table-cell/>
          <table:table-cell table:style-name="ce28" table:formula="of:=INDEX([.$B$3:.$B$22];MATCH(LARGE(INDIRECT([.P244]);INDEX([.O244]));INDIRECT([.P244]);0);1)" office:value-type="string" office:string-value="T7" calcext:value-type="string">
            <text:p>T7</text:p>
          </table:table-cell>
          <table:table-cell table:style-name="ce91" table:formula="of:=INDEX(INDIRECT([.P244]);MATCH(LARGE(INDIRECT([.P244]);INDEX([.O244]));INDIRECT([.P244]);0);1)" office:value-type="float" office:value="0.984649294670846" calcext:value-type="float">
            <text:p>0.9846</text:p>
          </table:table-cell>
          <table:table-cell table:style-name="ce95" table:formula="of:=INDEX([.$B$3:.$B$22];MATCH(LARGE(INDIRECT([.Q244]);INDEX([.O244]));INDIRECT([.Q244]);0);1)" office:value-type="string" office:string-value="Fp1" calcext:value-type="string">
            <text:p>Fp1</text:p>
          </table:table-cell>
          <table:table-cell table:formula="of:=INDEX(INDIRECT([.Q244]);MATCH(LARGE(INDIRECT([.Q244]);INDEX([.O244]));INDIRECT([.Q244]);0);1)" office:value-type="float" office:value="0.979543329177057" calcext:value-type="float">
            <text:p>0.9795</text:p>
          </table:table-cell>
          <table:table-cell/>
          <table:table-cell office:value-type="float" office:value="4" calcext:value-type="float">
            <text:p>4</text:p>
          </table:table-cell>
          <table:table-cell table:style-name="ce28" table:formula="of:=&quot;D&quot;&amp;[.S$241]&amp;&quot;:D&quot;&amp;[.S$242]" office:value-type="string" office:string-value="D238:D257" calcext:value-type="string">
            <text:p>D238:D257</text:p>
          </table:table-cell>
          <table:table-cell table:style-name="ce28" table:formula="of:=&quot;H&quot;&amp;[.S$241]&amp;&quot;:H&quot;&amp;[.S$242]" office:value-type="string" office:string-value="H238:H257" calcext:value-type="string">
            <text:p>H238:H257</text:p>
          </table:table-cell>
          <table:table-cell table:number-columns-repeated="1007"/>
        </table:table-row>
        <table:table-row table:style-name="ro1">
          <table:covered-table-cell table:style-name="ce100"/>
          <table:table-cell table:style-name="ce100" office:value-type="string" calcext:value-type="string">
            <text:p>T7</text:p>
          </table:table-cell>
          <table:table-cell table:style-name="ce100" office:value-type="float" office:value="0.0499751793579739" calcext:value-type="float">
            <text:p>0.0500</text:p>
          </table:table-cell>
          <table:table-cell table:style-name="ce100" office:value-type="float" office:value="0.984649294670846" calcext:value-type="float">
            <text:p>0.9846</text:p>
          </table:table-cell>
          <table:table-cell table:number-columns-repeated="2" table:style-name="ce100" office:value-type="float" office:value="0" calcext:value-type="float">
            <text:p>0.0000</text:p>
          </table:table-cell>
          <table:table-cell table:style-name="ce100" office:value-type="float" office:value="0.0617724527869643" calcext:value-type="float">
            <text:p>0.0618</text:p>
          </table:table-cell>
          <table:table-cell table:style-name="ce100" office:value-type="float" office:value="0.980127805486284" calcext:value-type="float">
            <text:p>0.9801</text:p>
          </table:table-cell>
          <table:table-cell/>
          <table:table-cell table:style-name="ce28" table:formula="of:=INDEX([.$B$3:.$B$22];MATCH(LARGE(INDIRECT([.P245]);INDEX([.O245]));INDIRECT([.P245]);0);1)" office:value-type="string" office:string-value="Pz" calcext:value-type="string">
            <text:p>Pz</text:p>
          </table:table-cell>
          <table:table-cell table:style-name="ce91" table:formula="of:=INDEX(INDIRECT([.P245]);MATCH(LARGE(INDIRECT([.P245]);INDEX([.O245]));INDIRECT([.P245]);0);1)" office:value-type="float" office:value="0.984169278996865" calcext:value-type="float">
            <text:p>0.9842</text:p>
          </table:table-cell>
          <table:table-cell table:style-name="ce95" table:formula="of:=INDEX([.$B$3:.$B$22];MATCH(LARGE(INDIRECT([.Q245]);INDEX([.O245]));INDIRECT([.Q245]);0);1)" office:value-type="string" office:string-value="Pz" calcext:value-type="string">
            <text:p>Pz</text:p>
          </table:table-cell>
          <table:table-cell table:formula="of:=INDEX(INDIRECT([.Q245]);MATCH(LARGE(INDIRECT([.Q245]);INDEX([.O245]));INDIRECT([.Q245]);0);1)" office:value-type="float" office:value="0.978179551122195" calcext:value-type="float">
            <text:p>0.9782</text:p>
          </table:table-cell>
          <table:table-cell/>
          <table:table-cell office:value-type="float" office:value="5" calcext:value-type="float">
            <text:p>5</text:p>
          </table:table-cell>
          <table:table-cell table:style-name="ce28" table:formula="of:=&quot;D&quot;&amp;[.S$241]&amp;&quot;:D&quot;&amp;[.S$242]" office:value-type="string" office:string-value="D238:D257" calcext:value-type="string">
            <text:p>D238:D257</text:p>
          </table:table-cell>
          <table:table-cell table:style-name="ce28" table:formula="of:=&quot;H&quot;&amp;[.S$241]&amp;&quot;:H&quot;&amp;[.S$242]" office:value-type="string" office:string-value="H238:H257" calcext:value-type="string">
            <text:p>H238:H257</text:p>
          </table:table-cell>
          <table:table-cell table:number-columns-repeated="1007"/>
        </table:table-row>
        <table:table-row table:style-name="ro1">
          <table:covered-table-cell table:style-name="ce100"/>
          <table:table-cell table:style-name="ce100" office:value-type="string" calcext:value-type="string">
            <text:p>C3</text:p>
          </table:table-cell>
          <table:table-cell table:style-name="ce100" office:value-type="float" office:value="0.0914156515349789" calcext:value-type="float">
            <text:p>0.0914</text:p>
          </table:table-cell>
          <table:table-cell table:style-name="ce100" office:value-type="float" office:value="0.974461206896552" calcext:value-type="float">
            <text:p>0.9745</text:p>
          </table:table-cell>
          <table:table-cell table:number-columns-repeated="2" table:style-name="ce100" office:value-type="float" office:value="0" calcext:value-type="float">
            <text:p>0.0000</text:p>
          </table:table-cell>
          <table:table-cell table:style-name="ce100" office:value-type="float" office:value="0.111156070535245" calcext:value-type="float">
            <text:p>0.1112</text:p>
          </table:table-cell>
          <table:table-cell table:style-name="ce100" office:value-type="float" office:value="0.966217269326683" calcext:value-type="float">
            <text:p>0.9662</text:p>
          </table:table-cell>
          <table:table-cell table:number-columns-repeated="1016"/>
        </table:table-row>
        <table:table-row table:style-name="ro1">
          <table:covered-table-cell table:style-name="ce100"/>
          <table:table-cell table:style-name="ce100" office:value-type="string" calcext:value-type="string">
            <text:p>Cz</text:p>
          </table:table-cell>
          <table:table-cell table:style-name="ce100" office:value-type="float" office:value="0.0943851985878145" calcext:value-type="float">
            <text:p>0.0944</text:p>
          </table:table-cell>
          <table:table-cell table:style-name="ce100" office:value-type="float" office:value="0.971473354231975" calcext:value-type="float">
            <text:p>0.9715</text:p>
          </table:table-cell>
          <table:table-cell table:number-columns-repeated="2" table:style-name="ce100" office:value-type="float" office:value="0" calcext:value-type="float">
            <text:p>0.0000</text:p>
          </table:table-cell>
          <table:table-cell table:style-name="ce100" office:value-type="float" office:value="0.111364557080324" calcext:value-type="float">
            <text:p>0.1114</text:p>
          </table:table-cell>
          <table:table-cell table:style-name="ce100" office:value-type="float" office:value="0.964775561097257" calcext:value-type="float">
            <text:p>0.9648</text:p>
          </table:table-cell>
          <table:table-cell table:number-columns-repeated="1016"/>
        </table:table-row>
        <table:table-row table:style-name="ro1">
          <table:covered-table-cell table:style-name="ce100"/>
          <table:table-cell table:style-name="ce100" office:value-type="string" calcext:value-type="string">
            <text:p>C4</text:p>
          </table:table-cell>
          <table:table-cell table:style-name="ce100" office:value-type="float" office:value="0.0682519214943075" calcext:value-type="float">
            <text:p>0.0683</text:p>
          </table:table-cell>
          <table:table-cell table:style-name="ce100" office:value-type="float" office:value="0.97773315047022" calcext:value-type="float">
            <text:p>0.9777</text:p>
          </table:table-cell>
          <table:table-cell table:number-columns-repeated="2" table:style-name="ce100" office:value-type="float" office:value="0" calcext:value-type="float">
            <text:p>0.0000</text:p>
          </table:table-cell>
          <table:table-cell table:style-name="ce100" office:value-type="float" office:value="0.0829051720823842" calcext:value-type="float">
            <text:p>0.0829</text:p>
          </table:table-cell>
          <table:table-cell table:style-name="ce100" office:value-type="float" office:value="0.973192019950125" calcext:value-type="float">
            <text:p>0.9732</text:p>
          </table:table-cell>
          <table:table-cell table:number-columns-repeated="1016"/>
        </table:table-row>
        <table:table-row table:style-name="ro1">
          <table:covered-table-cell table:style-name="ce100"/>
          <table:table-cell table:style-name="ce100" office:value-type="string" calcext:value-type="string">
            <text:p>T8</text:p>
          </table:table-cell>
          <table:table-cell table:style-name="ce100" office:value-type="float" office:value="0.08957373841219" calcext:value-type="float">
            <text:p>0.0896</text:p>
          </table:table-cell>
          <table:table-cell table:style-name="ce100" office:value-type="float" office:value="0.972237460815047" calcext:value-type="float">
            <text:p>0.9722</text:p>
          </table:table-cell>
          <table:table-cell table:number-columns-repeated="2" table:style-name="ce100" office:value-type="float" office:value="0" calcext:value-type="float">
            <text:p>0.0000</text:p>
          </table:table-cell>
          <table:table-cell table:style-name="ce100" office:value-type="float" office:value="0.108664565824177" calcext:value-type="float">
            <text:p>0.1087</text:p>
          </table:table-cell>
          <table:table-cell table:style-name="ce100" office:value-type="float" office:value="0.964580735660848" calcext:value-type="float">
            <text:p>0.9646</text:p>
          </table:table-cell>
          <table:table-cell table:number-columns-repeated="1016"/>
        </table:table-row>
        <table:table-row table:style-name="ro1">
          <table:covered-table-cell table:style-name="ce100"/>
          <table:table-cell table:style-name="ce100" office:value-type="string" calcext:value-type="string">
            <text:p>P7</text:p>
          </table:table-cell>
          <table:table-cell table:style-name="ce100" office:value-type="float" office:value="0.0594750624687227" calcext:value-type="float">
            <text:p>0.0595</text:p>
          </table:table-cell>
          <table:table-cell table:style-name="ce100" office:value-type="float" office:value="0.982788009404389" calcext:value-type="float">
            <text:p>0.9828</text:p>
          </table:table-cell>
          <table:table-cell table:number-columns-repeated="2" table:style-name="ce100" office:value-type="float" office:value="0" calcext:value-type="float">
            <text:p>0.0000</text:p>
          </table:table-cell>
          <table:table-cell table:style-name="ce100" office:value-type="float" office:value="0.0772318139793049" calcext:value-type="float">
            <text:p>0.0772</text:p>
          </table:table-cell>
          <table:table-cell table:style-name="ce100" office:value-type="float" office:value="0.976036471321696" calcext:value-type="float">
            <text:p>0.9760</text:p>
          </table:table-cell>
          <table:table-cell table:number-columns-repeated="1016"/>
        </table:table-row>
        <table:table-row table:style-name="ro1">
          <table:covered-table-cell table:style-name="ce100"/>
          <table:table-cell table:style-name="ce100" office:value-type="string" calcext:value-type="string">
            <text:p>P3</text:p>
          </table:table-cell>
          <table:table-cell table:style-name="ce100" office:value-type="float" office:value="0.0982324227334517" calcext:value-type="float">
            <text:p>0.0982</text:p>
          </table:table-cell>
          <table:table-cell table:style-name="ce100" office:value-type="float" office:value="0.96974921630094" calcext:value-type="float">
            <text:p>0.9697</text:p>
          </table:table-cell>
          <table:table-cell table:number-columns-repeated="2" table:style-name="ce100" office:value-type="float" office:value="0" calcext:value-type="float">
            <text:p>0.0000</text:p>
          </table:table-cell>
          <table:table-cell table:style-name="ce100" office:value-type="float" office:value="0.119815775873767" calcext:value-type="float">
            <text:p>0.1198</text:p>
          </table:table-cell>
          <table:table-cell table:style-name="ce100" office:value-type="float" office:value="0.961034912718204" calcext:value-type="float">
            <text:p>0.9610</text:p>
          </table:table-cell>
          <table:table-cell table:number-columns-repeated="1016"/>
        </table:table-row>
        <table:table-row table:style-name="ro1">
          <table:covered-table-cell table:style-name="ce100"/>
          <table:table-cell table:style-name="ce100" office:value-type="string" calcext:value-type="string">
            <text:p>Pz</text:p>
          </table:table-cell>
          <table:table-cell table:style-name="ce100" office:value-type="float" office:value="0.0665737030075916" calcext:value-type="float">
            <text:p>0.0666</text:p>
          </table:table-cell>
          <table:table-cell table:style-name="ce100" office:value-type="float" office:value="0.984169278996865" calcext:value-type="float">
            <text:p>0.9842</text:p>
          </table:table-cell>
          <table:table-cell table:number-columns-repeated="2" table:style-name="ce100" office:value-type="float" office:value="0" calcext:value-type="float">
            <text:p>0.0000</text:p>
          </table:table-cell>
          <table:table-cell table:style-name="ce100" office:value-type="float" office:value="0.082048037179985" calcext:value-type="float">
            <text:p>0.0820</text:p>
          </table:table-cell>
          <table:table-cell table:style-name="ce100" office:value-type="float" office:value="0.978179551122195" calcext:value-type="float">
            <text:p>0.9782</text:p>
          </table:table-cell>
          <table:table-cell table:number-columns-repeated="1016"/>
        </table:table-row>
        <table:table-row table:style-name="ro1">
          <table:covered-table-cell table:style-name="ce100"/>
          <table:table-cell table:style-name="ce100" office:value-type="string" calcext:value-type="string">
            <text:p>P4</text:p>
          </table:table-cell>
          <table:table-cell table:style-name="ce100" office:value-type="float" office:value="0.0813722472672926" calcext:value-type="float">
            <text:p>0.0814</text:p>
          </table:table-cell>
          <table:table-cell table:style-name="ce100" office:value-type="float" office:value="0.978957680250784" calcext:value-type="float">
            <text:p>0.9790</text:p>
          </table:table-cell>
          <table:table-cell table:number-columns-repeated="2" table:style-name="ce100" office:value-type="float" office:value="0" calcext:value-type="float">
            <text:p>0.0000</text:p>
          </table:table-cell>
          <table:table-cell table:style-name="ce100" office:value-type="float" office:value="0.0968693807776878" calcext:value-type="float">
            <text:p>0.0969</text:p>
          </table:table-cell>
          <table:table-cell table:style-name="ce100" office:value-type="float" office:value="0.972919264339152" calcext:value-type="float">
            <text:p>0.9729</text:p>
          </table:table-cell>
          <table:table-cell table:number-columns-repeated="1016"/>
        </table:table-row>
        <table:table-row table:style-name="ro1">
          <table:covered-table-cell table:style-name="ce100"/>
          <table:table-cell table:style-name="ce100" office:value-type="string" calcext:value-type="string">
            <text:p>P8</text:p>
          </table:table-cell>
          <table:table-cell table:style-name="ce100" office:value-type="float" office:value="0.076479752642631" calcext:value-type="float">
            <text:p>0.0765</text:p>
          </table:table-cell>
          <table:table-cell table:style-name="ce100" office:value-type="float" office:value="0.97862460815047" calcext:value-type="float">
            <text:p>0.9786</text:p>
          </table:table-cell>
          <table:table-cell table:number-columns-repeated="2" table:style-name="ce100" office:value-type="float" office:value="0" calcext:value-type="float">
            <text:p>0.0000</text:p>
          </table:table-cell>
          <table:table-cell table:style-name="ce100" office:value-type="float" office:value="0.0902974034178807" calcext:value-type="float">
            <text:p>0.0903</text:p>
          </table:table-cell>
          <table:table-cell table:style-name="ce100" office:value-type="float" office:value="0.973075124688279" calcext:value-type="float">
            <text:p>0.9731</text:p>
          </table:table-cell>
          <table:table-cell table:number-columns-repeated="1016"/>
        </table:table-row>
        <table:table-row table:style-name="ro1">
          <table:covered-table-cell table:style-name="ce100"/>
          <table:table-cell table:style-name="ce100" office:value-type="string" calcext:value-type="string">
            <text:p>O1</text:p>
          </table:table-cell>
          <table:table-cell table:style-name="ce100" office:value-type="float" office:value="0.0630015415031475" calcext:value-type="float">
            <text:p>0.0630</text:p>
          </table:table-cell>
          <table:table-cell table:style-name="ce100" office:value-type="float" office:value="0.987353056426332" calcext:value-type="float">
            <text:p>0.9874</text:p>
          </table:table-cell>
          <table:table-cell table:number-columns-repeated="2" table:style-name="ce100" office:value-type="float" office:value="0" calcext:value-type="float">
            <text:p>0.0000</text:p>
          </table:table-cell>
          <table:table-cell table:style-name="ce100" office:value-type="float" office:value="0.0805078191157811" calcext:value-type="float">
            <text:p>0.0805</text:p>
          </table:table-cell>
          <table:table-cell table:style-name="ce100" office:value-type="float" office:value="0.980244700748129" calcext:value-type="float">
            <text:p>0.9802</text:p>
          </table:table-cell>
          <table:table-cell table:number-columns-repeated="1016"/>
        </table:table-row>
        <table:table-row table:style-name="ro1">
          <table:covered-table-cell table:style-name="ce100"/>
          <table:table-cell table:style-name="ce100" office:value-type="string" calcext:value-type="string">
            <text:p>Oz</text:p>
          </table:table-cell>
          <table:table-cell table:style-name="ce100" office:value-type="float" office:value="0.1" calcext:value-type="float">
            <text:p>0.1000</text:p>
          </table:table-cell>
          <table:table-cell table:number-columns-repeated="5" table:style-name="ce100" office:value-type="float" office:value="0" calcext:value-type="float">
            <text:p>0.0000</text:p>
          </table:table-cell>
          <table:table-cell table:number-columns-repeated="1016"/>
        </table:table-row>
        <table:table-row table:style-name="ro1">
          <table:covered-table-cell table:style-name="ce100"/>
          <table:table-cell table:style-name="ce100" office:value-type="string" calcext:value-type="string">
            <text:p>O2</text:p>
          </table:table-cell>
          <table:table-cell table:style-name="ce100" office:value-type="float" office:value="0.100016018125845" calcext:value-type="float">
            <text:p>0.1000</text:p>
          </table:table-cell>
          <table:table-cell table:style-name="ce100" office:value-type="float" office:value="0.966183385579937" calcext:value-type="float">
            <text:p>0.9662</text:p>
          </table:table-cell>
          <table:table-cell table:number-columns-repeated="2" table:style-name="ce100" office:value-type="float" office:value="0" calcext:value-type="float">
            <text:p>0.0000</text:p>
          </table:table-cell>
          <table:table-cell table:style-name="ce100" office:value-type="float" office:value="0.122296405802864" calcext:value-type="float">
            <text:p>0.1223</text:p>
          </table:table-cell>
          <table:table-cell table:style-name="ce100" office:value-type="float" office:value="0.958580112219451" calcext:value-type="float">
            <text:p>0.9586</text:p>
          </table:table-cell>
          <table:table-cell table:number-columns-repeated="1016"/>
        </table:table-row>
        <table:table-row table:style-name="ro1" table:number-rows-repeated="10483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3" table:number-columns-repeated="1002" table:default-cell-style-name="ce186"/>
        <table:table-column table:style-name="co13" table:number-columns-repeated="13" table:default-cell-style-name="Default"/>
        <table:table-row table:style-name="ro1">
          <table:table-cell table:style-name="ce74" office:value-type="string" calcext:value-type="string">
            <text:p>Oz</text:p>
          </table:table-cell>
          <table:table-cell table:style-name="ce74" office:value-type="string" calcext:value-type="string">
            <text:p>&amp;</text:p>
          </table:table-cell>
          <table:table-cell table:style-name="ce74" office:value-type="float" office:value="0.1" calcext:value-type="float">
            <text:p>0.1000</text:p>
          </table:table-cell>
          <table:table-cell table:style-name="ce74" office:value-type="string" calcext:value-type="string">
            <text:p>&amp;</text:p>
          </table:table-cell>
          <table:table-cell table:style-name="ce74" office:value-type="float" office:value="0" calcext:value-type="float">
            <text:p>0.0000</text:p>
          </table:table-cell>
          <table:table-cell table:style-name="ce74" office:value-type="string" calcext:value-type="string">
            <text:p>$\pm$</text:p>
          </table:table-cell>
          <table:table-cell table:style-name="ce74" office:value-type="float" office:value="0" calcext:value-type="float">
            <text:p>0.0000</text:p>
          </table:table-cell>
          <table:table-cell table:style-name="ce74" office:value-type="string" calcext:value-type="string">
            <text:p>&amp;</text:p>
          </table:table-cell>
          <table:table-cell table:style-name="ce74" office:value-type="float" office:value="0" calcext:value-type="float">
            <text:p>0.0000</text:p>
          </table:table-cell>
          <table:table-cell table:style-name="ce74" office:value-type="string" calcext:value-type="string">
            <text:p>&amp;</text:p>
          </table:table-cell>
          <table:table-cell table:style-name="ce74" office:value-type="float" office:value="0" calcext:value-type="float">
            <text:p>0.0000</text:p>
          </table:table-cell>
          <table:table-cell table:style-name="ce74" office:value-type="string" calcext:value-type="string">
            <text:p>$\pm$</text:p>
          </table:table-cell>
          <table:table-cell table:style-name="ce74" office:value-type="float" office:value="0" calcext:value-type="float">
            <text:p>0.0000</text:p>
          </table:table-cell>
          <table:table-cell table:style-name="Default" office:value-type="string" calcext:value-type="string">
            <text:p>\\</text:p>
          </table:table-cell>
          <table:table-cell table:style-name="ce74" office:value-type="string" calcext:value-type="string">
            <text:p>$\pm$</text:p>
          </table:table-cell>
          <table:table-cell table:style-name="Default" office:value-type="string" calcext:value-type="string">
            <text:p>&amp;</text:p>
          </table:table-cell>
          <table:table-cell table:style-name="Default" table:number-columns-repeated="16"/>
          <table:table-cell table:number-columns-repeated="970"/>
          <table:table-cell table:style-name="ce186" table:number-columns-repeated="13"/>
        </table:table-row>
        <table:table-row table:style-name="ro1">
          <table:table-cell table:style-name="ce74" office:value-type="string" calcext:value-type="string">
            <text:p>P8</text:p>
          </table:table-cell>
          <table:table-cell table:style-name="ce74" office:value-type="string" calcext:value-type="string">
            <text:p>&amp;</text:p>
          </table:table-cell>
          <table:table-cell table:style-name="ce74" office:value-type="float" office:value="0.137334448231828" calcext:value-type="float">
            <text:p>0.1373</text:p>
          </table:table-cell>
          <table:table-cell table:style-name="ce74" office:value-type="string" calcext:value-type="string">
            <text:p>&amp;</text:p>
          </table:table-cell>
          <table:table-cell table:style-name="ce74" office:value-type="float" office:value="0.955737656739812" calcext:value-type="float">
            <text:p>0.9557</text:p>
          </table:table-cell>
          <table:table-cell table:style-name="ce74" office:value-type="string" calcext:value-type="string">
            <text:p>$\pm$</text:p>
          </table:table-cell>
          <table:table-cell table:style-name="ce74" office:value-type="float" office:value="0.0367528040869648" calcext:value-type="float">
            <text:p>0.0368</text:p>
          </table:table-cell>
          <table:table-cell table:style-name="ce74" office:value-type="string" calcext:value-type="string">
            <text:p>&amp;</text:p>
          </table:table-cell>
          <table:table-cell table:style-name="ce74" office:value-type="float" office:value="0.16129363472736" calcext:value-type="float">
            <text:p>0.1613</text:p>
          </table:table-cell>
          <table:table-cell table:style-name="ce74" office:value-type="string" calcext:value-type="string">
            <text:p>&amp;</text:p>
          </table:table-cell>
          <table:table-cell table:style-name="ce74" office:value-type="float" office:value="0.947576371571072" calcext:value-type="float">
            <text:p>0.9476</text:p>
          </table:table-cell>
          <table:table-cell table:style-name="ce74" office:value-type="string" calcext:value-type="string">
            <text:p>$\pm$</text:p>
          </table:table-cell>
          <table:table-cell table:style-name="ce74" office:value-type="float" office:value="0.0379021967328361" calcext:value-type="float">
            <text:p>0.0379</text:p>
          </table:table-cell>
          <table:table-cell table:style-name="Default" office:value-type="string" calcext:value-type="string">
            <text:p>\\</text:p>
          </table:table-cell>
          <table:table-cell table:style-name="ce74" office:value-type="string" calcext:value-type="string">
            <text:p>$\pm$</text:p>
          </table:table-cell>
          <table:table-cell table:style-name="Default" office:value-type="string" calcext:value-type="string">
            <text:p>&amp;</text:p>
          </table:table-cell>
          <table:table-cell table:style-name="Default" table:number-columns-repeated="16"/>
          <table:table-cell table:number-columns-repeated="970"/>
          <table:table-cell table:style-name="ce186" table:number-columns-repeated="13"/>
        </table:table-row>
        <table:table-row table:style-name="ro1">
          <table:table-cell table:style-name="ce74" office:value-type="string" calcext:value-type="string">
            <text:p>P4</text:p>
          </table:table-cell>
          <table:table-cell table:style-name="ce74" office:value-type="string" calcext:value-type="string">
            <text:p>&amp;</text:p>
          </table:table-cell>
          <table:table-cell table:style-name="ce74" office:value-type="float" office:value="0.122060210347777" calcext:value-type="float">
            <text:p>0.1221</text:p>
          </table:table-cell>
          <table:table-cell table:style-name="ce74" office:value-type="string" calcext:value-type="string">
            <text:p>&amp;</text:p>
          </table:table-cell>
          <table:table-cell table:style-name="ce74" office:value-type="float" office:value="0.961753526645768" calcext:value-type="float">
            <text:p>0.9618</text:p>
          </table:table-cell>
          <table:table-cell table:style-name="ce74" office:value-type="string" calcext:value-type="string">
            <text:p>$\pm$</text:p>
          </table:table-cell>
          <table:table-cell table:style-name="ce74" office:value-type="float" office:value="0.0374337103993055" calcext:value-type="float">
            <text:p>0.0374</text:p>
          </table:table-cell>
          <table:table-cell table:style-name="ce74" office:value-type="string" calcext:value-type="string">
            <text:p>&amp;</text:p>
          </table:table-cell>
          <table:table-cell table:style-name="ce74" office:value-type="float" office:value="0.145134087157972" calcext:value-type="float">
            <text:p>0.1451</text:p>
          </table:table-cell>
          <table:table-cell table:style-name="ce74" office:value-type="string" calcext:value-type="string">
            <text:p>&amp;</text:p>
          </table:table-cell>
          <table:table-cell table:style-name="ce74" office:value-type="float" office:value="0.953604270573566" calcext:value-type="float">
            <text:p>0.9536</text:p>
          </table:table-cell>
          <table:table-cell table:style-name="ce74" office:value-type="string" calcext:value-type="string">
            <text:p>$\pm$</text:p>
          </table:table-cell>
          <table:table-cell table:style-name="ce74" office:value-type="float" office:value="0.0388976238242109" calcext:value-type="float">
            <text:p>0.0389</text:p>
          </table:table-cell>
          <table:table-cell table:style-name="Default" office:value-type="string" calcext:value-type="string">
            <text:p>\\</text:p>
          </table:table-cell>
          <table:table-cell table:style-name="ce74" office:value-type="string" calcext:value-type="string">
            <text:p>$\pm$</text:p>
          </table:table-cell>
          <table:table-cell table:style-name="Default" office:value-type="string" calcext:value-type="string">
            <text:p>&amp;</text:p>
          </table:table-cell>
          <table:table-cell table:style-name="Default" table:number-columns-repeated="16"/>
          <table:table-cell table:number-columns-repeated="970"/>
          <table:table-cell table:style-name="ce186" table:number-columns-repeated="13"/>
        </table:table-row>
        <table:table-row table:style-name="ro1">
          <table:table-cell table:style-name="ce74" office:value-type="string" calcext:value-type="string">
            <text:p>P3</text:p>
          </table:table-cell>
          <table:table-cell table:style-name="ce74" office:value-type="string" calcext:value-type="string">
            <text:p>&amp;</text:p>
          </table:table-cell>
          <table:table-cell table:style-name="ce74" office:value-type="float" office:value="0.100342009426226" calcext:value-type="float">
            <text:p>0.1003</text:p>
          </table:table-cell>
          <table:table-cell table:style-name="ce74" office:value-type="string" calcext:value-type="string">
            <text:p>&amp;</text:p>
          </table:table-cell>
          <table:table-cell table:style-name="ce74" office:value-type="float" office:value="0.968074059561129" calcext:value-type="float">
            <text:p>0.9681</text:p>
          </table:table-cell>
          <table:table-cell table:style-name="ce74" office:value-type="string" calcext:value-type="string">
            <text:p>$\pm$</text:p>
          </table:table-cell>
          <table:table-cell table:style-name="ce74" office:value-type="float" office:value="0.0202850903999835" calcext:value-type="float">
            <text:p>0.0203</text:p>
          </table:table-cell>
          <table:table-cell table:style-name="ce74" office:value-type="string" calcext:value-type="string">
            <text:p>&amp;</text:p>
          </table:table-cell>
          <table:table-cell table:style-name="ce74" office:value-type="float" office:value="0.1234647747459" calcext:value-type="float">
            <text:p>0.1235</text:p>
          </table:table-cell>
          <table:table-cell table:style-name="ce74" office:value-type="string" calcext:value-type="string">
            <text:p>&amp;</text:p>
          </table:table-cell>
          <table:table-cell table:style-name="ce74" office:value-type="float" office:value="0.95950358478803" calcext:value-type="float">
            <text:p>0.9595</text:p>
          </table:table-cell>
          <table:table-cell table:style-name="ce74" office:value-type="string" calcext:value-type="string">
            <text:p>$\pm$</text:p>
          </table:table-cell>
          <table:table-cell table:style-name="ce74" office:value-type="float" office:value="0.020845557351012" calcext:value-type="float">
            <text:p>0.0208</text:p>
          </table:table-cell>
          <table:table-cell table:style-name="Default" office:value-type="string" calcext:value-type="string">
            <text:p>\\</text:p>
          </table:table-cell>
          <table:table-cell table:style-name="ce74" office:value-type="string" calcext:value-type="string">
            <text:p>$\pm$</text:p>
          </table:table-cell>
          <table:table-cell table:style-name="Default" office:value-type="string" calcext:value-type="string">
            <text:p>&amp;</text:p>
          </table:table-cell>
          <table:table-cell table:style-name="Default" table:number-columns-repeated="16"/>
          <table:table-cell table:number-columns-repeated="970"/>
          <table:table-cell table:style-name="ce186" table:number-columns-repeated="13"/>
        </table:table-row>
        <table:table-row table:style-name="ro1">
          <table:table-cell table:style-name="ce74" office:value-type="string" calcext:value-type="string">
            <text:p>O1</text:p>
          </table:table-cell>
          <table:table-cell table:style-name="ce74" office:value-type="string" calcext:value-type="string">
            <text:p>&amp;</text:p>
          </table:table-cell>
          <table:table-cell table:style-name="ce74" office:value-type="float" office:value="0.0980148482013517" calcext:value-type="float">
            <text:p>0.0980</text:p>
          </table:table-cell>
          <table:table-cell table:style-name="ce74" office:value-type="string" calcext:value-type="string">
            <text:p>&amp;</text:p>
          </table:table-cell>
          <table:table-cell table:style-name="ce74" office:value-type="float" office:value="0.967239420062696" calcext:value-type="float">
            <text:p>0.9672</text:p>
          </table:table-cell>
          <table:table-cell table:style-name="ce74" office:value-type="string" calcext:value-type="string">
            <text:p>$\pm$</text:p>
          </table:table-cell>
          <table:table-cell table:style-name="ce74" office:value-type="float" office:value="0.0159435821768724" calcext:value-type="float">
            <text:p>0.0159</text:p>
          </table:table-cell>
          <table:table-cell table:style-name="ce74" office:value-type="string" calcext:value-type="string">
            <text:p>&amp;</text:p>
          </table:table-cell>
          <table:table-cell table:style-name="ce74" office:value-type="float" office:value="0.118112846898459" calcext:value-type="float">
            <text:p>0.1181</text:p>
          </table:table-cell>
          <table:table-cell table:style-name="ce74" office:value-type="string" calcext:value-type="string">
            <text:p>&amp;</text:p>
          </table:table-cell>
          <table:table-cell table:style-name="ce74" office:value-type="float" office:value="0.959842581047382" calcext:value-type="float">
            <text:p>0.9598</text:p>
          </table:table-cell>
          <table:table-cell table:style-name="ce74" office:value-type="string" calcext:value-type="string">
            <text:p>$\pm$</text:p>
          </table:table-cell>
          <table:table-cell table:style-name="ce74" office:value-type="float" office:value="0.0164263732836812" calcext:value-type="float">
            <text:p>0.0164</text:p>
          </table:table-cell>
          <table:table-cell table:style-name="Default" office:value-type="string" calcext:value-type="string">
            <text:p>\\</text:p>
          </table:table-cell>
          <table:table-cell table:style-name="ce74" office:value-type="string" calcext:value-type="string">
            <text:p>$\pm$</text:p>
          </table:table-cell>
          <table:table-cell table:style-name="Default" office:value-type="string" calcext:value-type="string">
            <text:p>&amp;</text:p>
          </table:table-cell>
          <table:table-cell table:style-name="Default" table:number-columns-repeated="16"/>
          <table:table-cell table:number-columns-repeated="970"/>
          <table:table-cell table:style-name="ce186" table:number-columns-repeated="13"/>
        </table:table-row>
        <table:table-row table:style-name="ro1">
          <table:table-cell table:style-name="ce74" office:value-type="string" calcext:value-type="string">
            <text:p>Fp2</text:p>
          </table:table-cell>
          <table:table-cell table:style-name="ce74" office:value-type="string" calcext:value-type="string">
            <text:p>&amp;</text:p>
          </table:table-cell>
          <table:table-cell table:style-name="ce74" office:value-type="float" office:value="0.0963480596117337" calcext:value-type="float">
            <text:p>0.0963</text:p>
          </table:table-cell>
          <table:table-cell table:style-name="ce74" office:value-type="string" calcext:value-type="string">
            <text:p>&amp;</text:p>
          </table:table-cell>
          <table:table-cell table:style-name="ce74" office:value-type="float" office:value="0.970479036050157" calcext:value-type="float">
            <text:p>0.9705</text:p>
          </table:table-cell>
          <table:table-cell table:style-name="ce74" office:value-type="string" calcext:value-type="string">
            <text:p>$\pm$</text:p>
          </table:table-cell>
          <table:table-cell table:style-name="ce74" office:value-type="float" office:value="0.0157918643773782" calcext:value-type="float">
            <text:p>0.0158</text:p>
          </table:table-cell>
          <table:table-cell table:style-name="ce74" office:value-type="string" calcext:value-type="string">
            <text:p>&amp;</text:p>
          </table:table-cell>
          <table:table-cell table:style-name="ce74" office:value-type="float" office:value="0.122726037476834" calcext:value-type="float">
            <text:p>0.1227</text:p>
          </table:table-cell>
          <table:table-cell table:style-name="ce74" office:value-type="string" calcext:value-type="string">
            <text:p>&amp;</text:p>
          </table:table-cell>
          <table:table-cell table:style-name="ce74" office:value-type="float" office:value="0.960785536159601" calcext:value-type="float">
            <text:p>0.9608</text:p>
          </table:table-cell>
          <table:table-cell table:style-name="ce74" office:value-type="string" calcext:value-type="string">
            <text:p>$\pm$</text:p>
          </table:table-cell>
          <table:table-cell table:style-name="ce74" office:value-type="float" office:value="0.0186935630608793" calcext:value-type="float">
            <text:p>0.0187</text:p>
          </table:table-cell>
          <table:table-cell table:style-name="Default" office:value-type="string" calcext:value-type="string">
            <text:p>\\</text:p>
          </table:table-cell>
          <table:table-cell table:style-name="ce74" office:value-type="string" calcext:value-type="string">
            <text:p>$\pm$</text:p>
          </table:table-cell>
          <table:table-cell table:style-name="Default" office:value-type="string" calcext:value-type="string">
            <text:p>&amp;</text:p>
          </table:table-cell>
          <table:table-cell table:style-name="Default" table:number-columns-repeated="16"/>
          <table:table-cell table:number-columns-repeated="970"/>
          <table:table-cell table:style-name="ce186" table:number-columns-repeated="13"/>
        </table:table-row>
        <table:table-row table:style-name="ro1">
          <table:table-cell table:style-name="ce74" office:value-type="string" calcext:value-type="string">
            <text:p>Cz</text:p>
          </table:table-cell>
          <table:table-cell table:style-name="ce74" office:value-type="string" calcext:value-type="string">
            <text:p>&amp;</text:p>
          </table:table-cell>
          <table:table-cell table:style-name="ce74" office:value-type="float" office:value="0.0982225257848159" calcext:value-type="float">
            <text:p>0.0982</text:p>
          </table:table-cell>
          <table:table-cell table:style-name="ce74" office:value-type="string" calcext:value-type="string">
            <text:p>&amp;</text:p>
          </table:table-cell>
          <table:table-cell table:style-name="ce74" office:value-type="float" office:value="0.969448471786834" calcext:value-type="float">
            <text:p>0.9694</text:p>
          </table:table-cell>
          <table:table-cell table:style-name="ce74" office:value-type="string" calcext:value-type="string">
            <text:p>$\pm$</text:p>
          </table:table-cell>
          <table:table-cell table:style-name="ce74" office:value-type="float" office:value="0.0183591338140457" calcext:value-type="float">
            <text:p>0.0184</text:p>
          </table:table-cell>
          <table:table-cell table:style-name="ce74" office:value-type="string" calcext:value-type="string">
            <text:p>&amp;</text:p>
          </table:table-cell>
          <table:table-cell table:style-name="ce74" office:value-type="float" office:value="0.118411752312651" calcext:value-type="float">
            <text:p>0.1184</text:p>
          </table:table-cell>
          <table:table-cell table:style-name="ce74" office:value-type="string" calcext:value-type="string">
            <text:p>&amp;</text:p>
          </table:table-cell>
          <table:table-cell table:style-name="ce74" office:value-type="float" office:value="0.961747973815461" calcext:value-type="float">
            <text:p>0.9617</text:p>
          </table:table-cell>
          <table:table-cell table:style-name="ce74" office:value-type="string" calcext:value-type="string">
            <text:p>$\pm$</text:p>
          </table:table-cell>
          <table:table-cell table:style-name="ce74" office:value-type="float" office:value="0.019515575783109" calcext:value-type="float">
            <text:p>0.0195</text:p>
          </table:table-cell>
          <table:table-cell table:style-name="Default" office:value-type="string" calcext:value-type="string">
            <text:p>\\</text:p>
          </table:table-cell>
          <table:table-cell table:style-name="ce74" office:value-type="string" calcext:value-type="string">
            <text:p>$\pm$</text:p>
          </table:table-cell>
          <table:table-cell table:style-name="Default" office:value-type="string" calcext:value-type="string">
            <text:p>&amp;</text:p>
          </table:table-cell>
          <table:table-cell table:style-name="Default" table:number-columns-repeated="16"/>
          <table:table-cell table:number-columns-repeated="970"/>
          <table:table-cell table:style-name="ce186" table:number-columns-repeated="13"/>
        </table:table-row>
        <table:table-row table:style-name="ro1">
          <table:table-cell table:style-name="ce74" office:value-type="string" calcext:value-type="string">
            <text:p>T7</text:p>
          </table:table-cell>
          <table:table-cell table:style-name="ce74" office:value-type="string" calcext:value-type="string">
            <text:p>&amp;</text:p>
          </table:table-cell>
          <table:table-cell table:style-name="ce74" office:value-type="float" office:value="0.0995081961438276" calcext:value-type="float">
            <text:p>0.0995</text:p>
          </table:table-cell>
          <table:table-cell table:style-name="ce74" office:value-type="string" calcext:value-type="string">
            <text:p>&amp;</text:p>
          </table:table-cell>
          <table:table-cell table:style-name="ce74" office:value-type="float" office:value="0.968148510971787" calcext:value-type="float">
            <text:p>0.9681</text:p>
          </table:table-cell>
          <table:table-cell table:style-name="ce74" office:value-type="string" calcext:value-type="string">
            <text:p>$\pm$</text:p>
          </table:table-cell>
          <table:table-cell table:style-name="ce74" office:value-type="float" office:value="0.0302843280028595" calcext:value-type="float">
            <text:p>0.0303</text:p>
          </table:table-cell>
          <table:table-cell table:style-name="ce74" office:value-type="string" calcext:value-type="string">
            <text:p>&amp;</text:p>
          </table:table-cell>
          <table:table-cell table:style-name="ce74" office:value-type="float" office:value="0.117549779269951" calcext:value-type="float">
            <text:p>0.1175</text:p>
          </table:table-cell>
          <table:table-cell table:style-name="ce74" office:value-type="string" calcext:value-type="string">
            <text:p>&amp;</text:p>
          </table:table-cell>
          <table:table-cell table:style-name="ce74" office:value-type="float" office:value="0.961783042394015" calcext:value-type="float">
            <text:p>0.9618</text:p>
          </table:table-cell>
          <table:table-cell table:style-name="ce74" office:value-type="string" calcext:value-type="string">
            <text:p>$\pm$</text:p>
          </table:table-cell>
          <table:table-cell table:style-name="ce74" office:value-type="float" office:value="0.0298217598386956" calcext:value-type="float">
            <text:p>0.0298</text:p>
          </table:table-cell>
          <table:table-cell table:style-name="Default" office:value-type="string" calcext:value-type="string">
            <text:p>\\</text:p>
          </table:table-cell>
          <table:table-cell table:style-name="ce74" office:value-type="string" calcext:value-type="string">
            <text:p>$\pm$</text:p>
          </table:table-cell>
          <table:table-cell table:style-name="Default" office:value-type="string" calcext:value-type="string">
            <text:p>&amp;</text:p>
          </table:table-cell>
          <table:table-cell table:style-name="Default" table:number-columns-repeated="16"/>
          <table:table-cell table:number-columns-repeated="970"/>
          <table:table-cell table:style-name="ce186" table:number-columns-repeated="13"/>
        </table:table-row>
        <table:table-row table:style-name="ro1">
          <table:table-cell table:style-name="ce74" office:value-type="string" calcext:value-type="string">
            <text:p>C3</text:p>
          </table:table-cell>
          <table:table-cell table:style-name="ce74" office:value-type="string" calcext:value-type="string">
            <text:p>&amp;</text:p>
          </table:table-cell>
          <table:table-cell table:style-name="ce74" office:value-type="float" office:value="0.0936482819559806" calcext:value-type="float">
            <text:p>0.0936</text:p>
          </table:table-cell>
          <table:table-cell table:style-name="ce74" office:value-type="string" calcext:value-type="string">
            <text:p>&amp;</text:p>
          </table:table-cell>
          <table:table-cell table:style-name="ce74" office:value-type="float" office:value="0.971346003134796" calcext:value-type="float">
            <text:p>0.9713</text:p>
          </table:table-cell>
          <table:table-cell table:style-name="ce74" office:value-type="string" calcext:value-type="string">
            <text:p>$\pm$</text:p>
          </table:table-cell>
          <table:table-cell table:style-name="ce74" office:value-type="float" office:value="0.0166230864207531" calcext:value-type="float">
            <text:p>0.0166</text:p>
          </table:table-cell>
          <table:table-cell table:style-name="ce74" office:value-type="string" calcext:value-type="string">
            <text:p>&amp;</text:p>
          </table:table-cell>
          <table:table-cell table:style-name="ce74" office:value-type="float" office:value="0.115069479722892" calcext:value-type="float">
            <text:p>0.1151</text:p>
          </table:table-cell>
          <table:table-cell table:style-name="ce74" office:value-type="string" calcext:value-type="string">
            <text:p>&amp;</text:p>
          </table:table-cell>
          <table:table-cell table:style-name="ce74" office:value-type="float" office:value="0.96331437032419" calcext:value-type="float">
            <text:p>0.9633</text:p>
          </table:table-cell>
          <table:table-cell table:style-name="ce74" office:value-type="string" calcext:value-type="string">
            <text:p>$\pm$</text:p>
          </table:table-cell>
          <table:table-cell table:style-name="ce74" office:value-type="float" office:value="0.0176401304562485" calcext:value-type="float">
            <text:p>0.0176</text:p>
          </table:table-cell>
          <table:table-cell table:style-name="Default" office:value-type="string" calcext:value-type="string">
            <text:p>\\</text:p>
          </table:table-cell>
          <table:table-cell table:style-name="ce74" office:value-type="string" calcext:value-type="string">
            <text:p>$\pm$</text:p>
          </table:table-cell>
          <table:table-cell table:style-name="Default" office:value-type="string" calcext:value-type="string">
            <text:p>&amp;</text:p>
          </table:table-cell>
          <table:table-cell table:style-name="Default" table:number-columns-repeated="16"/>
          <table:table-cell table:number-columns-repeated="970"/>
          <table:table-cell table:style-name="ce186" table:number-columns-repeated="13"/>
        </table:table-row>
        <table:table-row table:style-name="ro1">
          <table:table-cell table:style-name="ce74" office:value-type="string" calcext:value-type="string">
            <text:p>O2</text:p>
          </table:table-cell>
          <table:table-cell table:style-name="ce74" office:value-type="string" calcext:value-type="string">
            <text:p>&amp;</text:p>
          </table:table-cell>
          <table:table-cell table:style-name="ce74" office:value-type="float" office:value="0.0872037299165099" calcext:value-type="float">
            <text:p>0.0872</text:p>
          </table:table-cell>
          <table:table-cell table:style-name="ce74" office:value-type="string" calcext:value-type="string">
            <text:p>&amp;</text:p>
          </table:table-cell>
          <table:table-cell table:style-name="ce74" office:value-type="float" office:value="0.971325431034483" calcext:value-type="float">
            <text:p>0.9713</text:p>
          </table:table-cell>
          <table:table-cell table:style-name="ce74" office:value-type="string" calcext:value-type="string">
            <text:p>$\pm$</text:p>
          </table:table-cell>
          <table:table-cell table:style-name="ce74" office:value-type="float" office:value="0.0135900417188033" calcext:value-type="float">
            <text:p>0.0136</text:p>
          </table:table-cell>
          <table:table-cell table:style-name="ce74" office:value-type="string" calcext:value-type="string">
            <text:p>&amp;</text:p>
          </table:table-cell>
          <table:table-cell table:style-name="ce74" office:value-type="float" office:value="0.107238566174411" calcext:value-type="float">
            <text:p>0.1072</text:p>
          </table:table-cell>
          <table:table-cell table:style-name="ce74" office:value-type="string" calcext:value-type="string">
            <text:p>&amp;</text:p>
          </table:table-cell>
          <table:table-cell table:style-name="ce74" office:value-type="float" office:value="0.963980673316708" calcext:value-type="float">
            <text:p>0.9640</text:p>
          </table:table-cell>
          <table:table-cell table:style-name="ce74" office:value-type="string" calcext:value-type="string">
            <text:p>$\pm$</text:p>
          </table:table-cell>
          <table:table-cell table:style-name="ce74" office:value-type="float" office:value="0.0148059037115825" calcext:value-type="float">
            <text:p>0.0148</text:p>
          </table:table-cell>
          <table:table-cell table:style-name="Default" office:value-type="string" calcext:value-type="string">
            <text:p>\\</text:p>
          </table:table-cell>
          <table:table-cell table:style-name="ce74" office:value-type="string" calcext:value-type="string">
            <text:p>$\pm$</text:p>
          </table:table-cell>
          <table:table-cell table:style-name="Default" office:value-type="string" calcext:value-type="string">
            <text:p>&amp;</text:p>
          </table:table-cell>
          <table:table-cell table:style-name="Default" table:number-columns-repeated="16"/>
          <table:table-cell table:number-columns-repeated="970"/>
          <table:table-cell table:style-name="ce186" table:number-columns-repeated="13"/>
        </table:table-row>
        <table:table-row table:style-name="ro1">
          <table:table-cell table:style-name="ce74" office:value-type="string" calcext:value-type="string">
            <text:p>T8</text:p>
          </table:table-cell>
          <table:table-cell table:style-name="ce74" office:value-type="string" calcext:value-type="string">
            <text:p>&amp;</text:p>
          </table:table-cell>
          <table:table-cell table:style-name="ce74" office:value-type="float" office:value="0.0912756239239208" calcext:value-type="float">
            <text:p>0.0913</text:p>
          </table:table-cell>
          <table:table-cell table:style-name="ce74" office:value-type="string" calcext:value-type="string">
            <text:p>&amp;</text:p>
          </table:table-cell>
          <table:table-cell table:style-name="ce74" office:value-type="float" office:value="0.971457680250784" calcext:value-type="float">
            <text:p>0.9715</text:p>
          </table:table-cell>
          <table:table-cell table:style-name="ce74" office:value-type="string" calcext:value-type="string">
            <text:p>$\pm$</text:p>
          </table:table-cell>
          <table:table-cell table:style-name="ce74" office:value-type="float" office:value="0.0192130860200361" calcext:value-type="float">
            <text:p>0.0192</text:p>
          </table:table-cell>
          <table:table-cell table:style-name="ce74" office:value-type="string" calcext:value-type="string">
            <text:p>&amp;</text:p>
          </table:table-cell>
          <table:table-cell table:style-name="ce74" office:value-type="float" office:value="0.109090668423696" calcext:value-type="float">
            <text:p>0.1091</text:p>
          </table:table-cell>
          <table:table-cell table:style-name="ce74" office:value-type="string" calcext:value-type="string">
            <text:p>&amp;</text:p>
          </table:table-cell>
          <table:table-cell table:style-name="ce74" office:value-type="float" office:value="0.964915835411471" calcext:value-type="float">
            <text:p>0.9649</text:p>
          </table:table-cell>
          <table:table-cell table:style-name="ce74" office:value-type="string" calcext:value-type="string">
            <text:p>$\pm$</text:p>
          </table:table-cell>
          <table:table-cell table:style-name="ce74" office:value-type="float" office:value="0.0211134546582119" calcext:value-type="float">
            <text:p>0.0211</text:p>
          </table:table-cell>
          <table:table-cell table:style-name="Default" office:value-type="string" calcext:value-type="string">
            <text:p>\\</text:p>
          </table:table-cell>
          <table:table-cell table:style-name="ce74" office:value-type="string" calcext:value-type="string">
            <text:p>$\pm$</text:p>
          </table:table-cell>
          <table:table-cell table:style-name="Default" office:value-type="string" calcext:value-type="string">
            <text:p>&amp;</text:p>
          </table:table-cell>
          <table:table-cell table:style-name="Default" table:number-columns-repeated="16"/>
          <table:table-cell table:number-columns-repeated="970"/>
          <table:table-cell table:style-name="ce186" table:number-columns-repeated="13"/>
        </table:table-row>
        <table:table-row table:style-name="ro1">
          <table:table-cell table:style-name="ce74" office:value-type="string" calcext:value-type="string">
            <text:p>F3</text:p>
          </table:table-cell>
          <table:table-cell table:style-name="ce74" office:value-type="string" calcext:value-type="string">
            <text:p>&amp;</text:p>
          </table:table-cell>
          <table:table-cell table:style-name="ce74" office:value-type="float" office:value="0.0843590309791746" calcext:value-type="float">
            <text:p>0.0844</text:p>
          </table:table-cell>
          <table:table-cell table:style-name="ce74" office:value-type="string" calcext:value-type="string">
            <text:p>&amp;</text:p>
          </table:table-cell>
          <table:table-cell table:style-name="ce74" office:value-type="float" office:value="0.973173981191223" calcext:value-type="float">
            <text:p>0.9732</text:p>
          </table:table-cell>
          <table:table-cell table:style-name="ce74" office:value-type="string" calcext:value-type="string">
            <text:p>$\pm$</text:p>
          </table:table-cell>
          <table:table-cell table:style-name="ce74" office:value-type="float" office:value="0.0176278904125359" calcext:value-type="float">
            <text:p>0.0176</text:p>
          </table:table-cell>
          <table:table-cell table:style-name="ce74" office:value-type="string" calcext:value-type="string">
            <text:p>&amp;</text:p>
          </table:table-cell>
          <table:table-cell table:style-name="ce74" office:value-type="float" office:value="0.102499226795421" calcext:value-type="float">
            <text:p>0.1025</text:p>
          </table:table-cell>
          <table:table-cell table:style-name="ce74" office:value-type="string" calcext:value-type="string">
            <text:p>&amp;</text:p>
          </table:table-cell>
          <table:table-cell table:style-name="ce74" office:value-type="float" office:value="0.965800342892768" calcext:value-type="float">
            <text:p>0.9658</text:p>
          </table:table-cell>
          <table:table-cell table:style-name="ce74" office:value-type="string" calcext:value-type="string">
            <text:p>$\pm$</text:p>
          </table:table-cell>
          <table:table-cell table:style-name="ce74" office:value-type="float" office:value="0.0195674415294823" calcext:value-type="float">
            <text:p>0.0196</text:p>
          </table:table-cell>
          <table:table-cell table:style-name="Default" office:value-type="string" calcext:value-type="string">
            <text:p>\\</text:p>
          </table:table-cell>
          <table:table-cell table:style-name="ce74" office:value-type="string" calcext:value-type="string">
            <text:p>$\pm$</text:p>
          </table:table-cell>
          <table:table-cell table:style-name="Default" office:value-type="string" calcext:value-type="string">
            <text:p>&amp;</text:p>
          </table:table-cell>
          <table:table-cell table:style-name="Default" table:number-columns-repeated="16"/>
          <table:table-cell table:number-columns-repeated="970"/>
          <table:table-cell table:style-name="ce186" table:number-columns-repeated="13"/>
        </table:table-row>
        <table:table-row table:style-name="ro1">
          <table:table-cell table:style-name="ce74" office:value-type="string" calcext:value-type="string">
            <text:p>Fp1</text:p>
          </table:table-cell>
          <table:table-cell table:style-name="ce74" office:value-type="string" calcext:value-type="string">
            <text:p>&amp;</text:p>
          </table:table-cell>
          <table:table-cell table:style-name="ce74" office:value-type="float" office:value="0.0851636719809069" calcext:value-type="float">
            <text:p>0.0852</text:p>
          </table:table-cell>
          <table:table-cell table:style-name="ce74" office:value-type="string" calcext:value-type="string">
            <text:p>&amp;</text:p>
          </table:table-cell>
          <table:table-cell table:style-name="ce74" office:value-type="float" office:value="0.974426920062696" calcext:value-type="float">
            <text:p>0.9744</text:p>
          </table:table-cell>
          <table:table-cell table:style-name="ce74" office:value-type="string" calcext:value-type="string">
            <text:p>$\pm$</text:p>
          </table:table-cell>
          <table:table-cell table:style-name="ce74" office:value-type="float" office:value="0.0188993064347961" calcext:value-type="float">
            <text:p>0.0189</text:p>
          </table:table-cell>
          <table:table-cell table:style-name="ce74" office:value-type="string" calcext:value-type="string">
            <text:p>&amp;</text:p>
          </table:table-cell>
          <table:table-cell table:style-name="ce74" office:value-type="float" office:value="0.10851223598376" calcext:value-type="float">
            <text:p>0.1085</text:p>
          </table:table-cell>
          <table:table-cell table:style-name="ce74" office:value-type="string" calcext:value-type="string">
            <text:p>&amp;</text:p>
          </table:table-cell>
          <table:table-cell table:style-name="ce74" office:value-type="float" office:value="0.96588216957606" calcext:value-type="float">
            <text:p>0.9659</text:p>
          </table:table-cell>
          <table:table-cell table:style-name="ce74" office:value-type="string" calcext:value-type="string">
            <text:p>$\pm$</text:p>
          </table:table-cell>
          <table:table-cell table:style-name="ce74" office:value-type="float" office:value="0.019877339955611" calcext:value-type="float">
            <text:p>0.0199</text:p>
          </table:table-cell>
          <table:table-cell table:style-name="Default" office:value-type="string" calcext:value-type="string">
            <text:p>\\</text:p>
          </table:table-cell>
          <table:table-cell table:style-name="ce74" office:value-type="string" calcext:value-type="string">
            <text:p>$\pm$</text:p>
          </table:table-cell>
          <table:table-cell table:style-name="Default" office:value-type="string" calcext:value-type="string">
            <text:p>&amp;</text:p>
          </table:table-cell>
          <table:table-cell table:style-name="Default" table:number-columns-repeated="16"/>
          <table:table-cell table:number-columns-repeated="970"/>
          <table:table-cell table:style-name="ce186" table:number-columns-repeated="13"/>
        </table:table-row>
        <table:table-row table:style-name="ro1">
          <table:table-cell table:style-name="ce74" office:value-type="string" calcext:value-type="string">
            <text:p>P7</text:p>
          </table:table-cell>
          <table:table-cell table:style-name="ce74" office:value-type="string" calcext:value-type="string">
            <text:p>&amp;</text:p>
          </table:table-cell>
          <table:table-cell table:style-name="ce74" office:value-type="float" office:value="0.0810388280380938" calcext:value-type="float">
            <text:p>0.0810</text:p>
          </table:table-cell>
          <table:table-cell table:style-name="ce74" office:value-type="string" calcext:value-type="string">
            <text:p>&amp;</text:p>
          </table:table-cell>
          <table:table-cell table:style-name="ce74" office:value-type="float" office:value="0.974398510971787" calcext:value-type="float">
            <text:p>0.9744</text:p>
          </table:table-cell>
          <table:table-cell table:style-name="ce74" office:value-type="string" calcext:value-type="string">
            <text:p>$\pm$</text:p>
          </table:table-cell>
          <table:table-cell table:style-name="ce74" office:value-type="float" office:value="0.012202298415302" calcext:value-type="float">
            <text:p>0.0122</text:p>
          </table:table-cell>
          <table:table-cell table:style-name="ce74" office:value-type="string" calcext:value-type="string">
            <text:p>&amp;</text:p>
          </table:table-cell>
          <table:table-cell table:style-name="ce74" office:value-type="float" office:value="0.103035847731213" calcext:value-type="float">
            <text:p>0.1030</text:p>
          </table:table-cell>
          <table:table-cell table:style-name="ce74" office:value-type="string" calcext:value-type="string">
            <text:p>&amp;</text:p>
          </table:table-cell>
          <table:table-cell table:style-name="ce74" office:value-type="float" office:value="0.966131546134663" calcext:value-type="float">
            <text:p>0.9661</text:p>
          </table:table-cell>
          <table:table-cell table:style-name="ce74" office:value-type="string" calcext:value-type="string">
            <text:p>$\pm$</text:p>
          </table:table-cell>
          <table:table-cell table:style-name="ce74" office:value-type="float" office:value="0.0129466261059538" calcext:value-type="float">
            <text:p>0.0129</text:p>
          </table:table-cell>
          <table:table-cell table:style-name="Default" office:value-type="string" calcext:value-type="string">
            <text:p>\\</text:p>
          </table:table-cell>
          <table:table-cell table:style-name="ce74" office:value-type="string" calcext:value-type="string">
            <text:p>$\pm$</text:p>
          </table:table-cell>
          <table:table-cell table:style-name="Default" office:value-type="string" calcext:value-type="string">
            <text:p>&amp;</text:p>
          </table:table-cell>
          <table:table-cell table:style-name="Default" table:number-columns-repeated="16"/>
          <table:table-cell table:number-columns-repeated="970"/>
          <table:table-cell table:style-name="ce186" table:number-columns-repeated="13"/>
        </table:table-row>
        <table:table-row table:style-name="ro1">
          <table:table-cell table:style-name="ce74" office:value-type="string" calcext:value-type="string">
            <text:p>C4</text:p>
          </table:table-cell>
          <table:table-cell table:style-name="ce74" office:value-type="string" calcext:value-type="string">
            <text:p>&amp;</text:p>
          </table:table-cell>
          <table:table-cell table:style-name="ce74" office:value-type="float" office:value="0.0886394920766494" calcext:value-type="float">
            <text:p>0.0886</text:p>
          </table:table-cell>
          <table:table-cell table:style-name="ce74" office:value-type="string" calcext:value-type="string">
            <text:p>&amp;</text:p>
          </table:table-cell>
          <table:table-cell table:style-name="ce74" office:value-type="float" office:value="0.972793887147336" calcext:value-type="float">
            <text:p>0.9728</text:p>
          </table:table-cell>
          <table:table-cell table:style-name="ce74" office:value-type="string" calcext:value-type="string">
            <text:p>$\pm$</text:p>
          </table:table-cell>
          <table:table-cell table:style-name="ce74" office:value-type="float" office:value="0.01939785003958" calcext:value-type="float">
            <text:p>0.0194</text:p>
          </table:table-cell>
          <table:table-cell table:style-name="ce74" office:value-type="string" calcext:value-type="string">
            <text:p>&amp;</text:p>
          </table:table-cell>
          <table:table-cell table:style-name="ce74" office:value-type="float" office:value="0.107269353862675" calcext:value-type="float">
            <text:p>0.1073</text:p>
          </table:table-cell>
          <table:table-cell table:style-name="ce74" office:value-type="string" calcext:value-type="string">
            <text:p>&amp;</text:p>
          </table:table-cell>
          <table:table-cell table:style-name="ce74" office:value-type="float" office:value="0.966443266832918" calcext:value-type="float">
            <text:p>0.9664</text:p>
          </table:table-cell>
          <table:table-cell table:style-name="ce74" office:value-type="string" calcext:value-type="string">
            <text:p>$\pm$</text:p>
          </table:table-cell>
          <table:table-cell table:style-name="ce74" office:value-type="float" office:value="0.0206244136946506" calcext:value-type="float">
            <text:p>0.0206</text:p>
          </table:table-cell>
          <table:table-cell table:style-name="Default" office:value-type="string" calcext:value-type="string">
            <text:p>\\</text:p>
          </table:table-cell>
          <table:table-cell table:style-name="ce74" office:value-type="string" calcext:value-type="string">
            <text:p>$\pm$</text:p>
          </table:table-cell>
          <table:table-cell table:style-name="Default" office:value-type="string" calcext:value-type="string">
            <text:p>&amp;</text:p>
          </table:table-cell>
          <table:table-cell table:style-name="Default" table:number-columns-repeated="16"/>
          <table:table-cell table:number-columns-repeated="970"/>
          <table:table-cell table:style-name="ce186" table:number-columns-repeated="13"/>
        </table:table-row>
        <table:table-row table:style-name="ro1">
          <table:table-cell table:style-name="ce74" office:value-type="string" calcext:value-type="string">
            <text:p>Pz</text:p>
          </table:table-cell>
          <table:table-cell table:style-name="ce74" office:value-type="string" calcext:value-type="string">
            <text:p>&amp;</text:p>
          </table:table-cell>
          <table:table-cell table:style-name="ce74" office:value-type="float" office:value="0.0828074264899188" calcext:value-type="float">
            <text:p>0.0828</text:p>
          </table:table-cell>
          <table:table-cell table:style-name="ce74" office:value-type="string" calcext:value-type="string">
            <text:p>&amp;</text:p>
          </table:table-cell>
          <table:table-cell table:style-name="ce74" office:value-type="float" office:value="0.974768808777429" calcext:value-type="float">
            <text:p>0.9748</text:p>
          </table:table-cell>
          <table:table-cell table:style-name="ce74" office:value-type="string" calcext:value-type="string">
            <text:p>$\pm$</text:p>
          </table:table-cell>
          <table:table-cell table:style-name="ce74" office:value-type="float" office:value="0.0103762878890316" calcext:value-type="float">
            <text:p>0.0104</text:p>
          </table:table-cell>
          <table:table-cell table:style-name="ce74" office:value-type="string" calcext:value-type="string">
            <text:p>&amp;</text:p>
          </table:table-cell>
          <table:table-cell table:style-name="ce74" office:value-type="float" office:value="0.102742030101937" calcext:value-type="float">
            <text:p>0.1027</text:p>
          </table:table-cell>
          <table:table-cell table:style-name="ce74" office:value-type="string" calcext:value-type="string">
            <text:p>&amp;</text:p>
          </table:table-cell>
          <table:table-cell table:style-name="ce74" office:value-type="float" office:value="0.966661471321696" calcext:value-type="float">
            <text:p>0.9667</text:p>
          </table:table-cell>
          <table:table-cell table:style-name="ce74" office:value-type="string" calcext:value-type="string">
            <text:p>$\pm$</text:p>
          </table:table-cell>
          <table:table-cell table:style-name="ce74" office:value-type="float" office:value="0.0118275026416837" calcext:value-type="float">
            <text:p>0.0118</text:p>
          </table:table-cell>
          <table:table-cell table:style-name="Default" office:value-type="string" calcext:value-type="string">
            <text:p>\\</text:p>
          </table:table-cell>
          <table:table-cell table:style-name="ce74" office:value-type="string" calcext:value-type="string">
            <text:p>$\pm$</text:p>
          </table:table-cell>
          <table:table-cell table:style-name="Default" office:value-type="string" calcext:value-type="string">
            <text:p>&amp;</text:p>
          </table:table-cell>
          <table:table-cell table:style-name="Default" table:number-columns-repeated="16"/>
          <table:table-cell table:number-columns-repeated="970"/>
          <table:table-cell table:style-name="ce186" table:number-columns-repeated="13"/>
        </table:table-row>
        <table:table-row table:style-name="ro1">
          <table:table-cell table:style-name="ce74" office:value-type="string" calcext:value-type="string">
            <text:p>F7</text:p>
          </table:table-cell>
          <table:table-cell table:style-name="ce74" office:value-type="string" calcext:value-type="string">
            <text:p>&amp;</text:p>
          </table:table-cell>
          <table:table-cell table:style-name="ce74" office:value-type="float" office:value="0.0752954657206481" calcext:value-type="float">
            <text:p>0.0753</text:p>
          </table:table-cell>
          <table:table-cell table:style-name="ce74" office:value-type="string" calcext:value-type="string">
            <text:p>&amp;</text:p>
          </table:table-cell>
          <table:table-cell table:style-name="ce74" office:value-type="float" office:value="0.977761559561129" calcext:value-type="float">
            <text:p>0.9778</text:p>
          </table:table-cell>
          <table:table-cell table:style-name="ce74" office:value-type="string" calcext:value-type="string">
            <text:p>$\pm$</text:p>
          </table:table-cell>
          <table:table-cell table:style-name="ce74" office:value-type="float" office:value="0.00706059479632449" calcext:value-type="float">
            <text:p>0.0071</text:p>
          </table:table-cell>
          <table:table-cell table:style-name="ce74" office:value-type="string" calcext:value-type="string">
            <text:p>&amp;</text:p>
          </table:table-cell>
          <table:table-cell table:style-name="ce74" office:value-type="float" office:value="0.0959509164041507" calcext:value-type="float">
            <text:p>0.0960</text:p>
          </table:table-cell>
          <table:table-cell table:style-name="ce74" office:value-type="string" calcext:value-type="string">
            <text:p>&amp;</text:p>
          </table:table-cell>
          <table:table-cell table:style-name="ce74" office:value-type="float" office:value="0.96943578553616" calcext:value-type="float">
            <text:p>0.9694</text:p>
          </table:table-cell>
          <table:table-cell table:style-name="ce74" office:value-type="string" calcext:value-type="string">
            <text:p>$\pm$</text:p>
          </table:table-cell>
          <table:table-cell table:style-name="ce74" office:value-type="float" office:value="0.0085933542202795" calcext:value-type="float">
            <text:p>0.0086</text:p>
          </table:table-cell>
          <table:table-cell table:style-name="Default" office:value-type="string" calcext:value-type="string">
            <text:p>\\</text:p>
          </table:table-cell>
          <table:table-cell table:style-name="ce74" office:value-type="string" calcext:value-type="string">
            <text:p>$\pm$</text:p>
          </table:table-cell>
          <table:table-cell table:style-name="Default" office:value-type="string" calcext:value-type="string">
            <text:p>&amp;</text:p>
          </table:table-cell>
          <table:table-cell table:style-name="Default" table:number-columns-repeated="16"/>
          <table:table-cell table:number-columns-repeated="970"/>
          <table:table-cell table:style-name="ce186" table:number-columns-repeated="13"/>
        </table:table-row>
        <table:table-row table:style-name="ro1">
          <table:table-cell table:style-name="ce74" office:value-type="string" calcext:value-type="string">
            <text:p>F4</text:p>
          </table:table-cell>
          <table:table-cell table:style-name="ce74" office:value-type="string" calcext:value-type="string">
            <text:p>&amp;</text:p>
          </table:table-cell>
          <table:table-cell table:style-name="ce74" office:value-type="float" office:value="0.0674245931256379" calcext:value-type="float">
            <text:p>0.0674</text:p>
          </table:table-cell>
          <table:table-cell table:style-name="ce74" office:value-type="string" calcext:value-type="string">
            <text:p>&amp;</text:p>
          </table:table-cell>
          <table:table-cell table:style-name="ce74" office:value-type="float" office:value="0.978398315047022" calcext:value-type="float">
            <text:p>0.9784</text:p>
          </table:table-cell>
          <table:table-cell table:style-name="ce74" office:value-type="string" calcext:value-type="string">
            <text:p>$\pm$</text:p>
          </table:table-cell>
          <table:table-cell table:style-name="ce74" office:value-type="float" office:value="0.017241381443995" calcext:value-type="float">
            <text:p>0.0172</text:p>
          </table:table-cell>
          <table:table-cell table:style-name="ce74" office:value-type="string" calcext:value-type="string">
            <text:p>&amp;</text:p>
          </table:table-cell>
          <table:table-cell table:style-name="ce74" office:value-type="float" office:value="0.084802385176035" calcext:value-type="float">
            <text:p>0.0848</text:p>
          </table:table-cell>
          <table:table-cell table:style-name="ce74" office:value-type="string" calcext:value-type="string">
            <text:p>&amp;</text:p>
          </table:table-cell>
          <table:table-cell table:style-name="ce74" office:value-type="float" office:value="0.971695760598504" calcext:value-type="float">
            <text:p>0.9717</text:p>
          </table:table-cell>
          <table:table-cell table:style-name="ce74" office:value-type="string" calcext:value-type="string">
            <text:p>$\pm$</text:p>
          </table:table-cell>
          <table:table-cell table:style-name="ce74" office:value-type="float" office:value="0.0193539169703438" calcext:value-type="float">
            <text:p>0.0194</text:p>
          </table:table-cell>
          <table:table-cell table:style-name="Default" office:value-type="string" calcext:value-type="string">
            <text:p>\\</text:p>
          </table:table-cell>
          <table:table-cell table:style-name="ce74" office:value-type="string" calcext:value-type="string">
            <text:p>$\pm$</text:p>
          </table:table-cell>
          <table:table-cell table:style-name="Default" office:value-type="string" calcext:value-type="string">
            <text:p>&amp;</text:p>
          </table:table-cell>
          <table:table-cell table:style-name="Default" table:number-columns-repeated="16"/>
          <table:table-cell table:number-columns-repeated="970"/>
          <table:table-cell table:style-name="ce186" table:number-columns-repeated="13"/>
        </table:table-row>
        <table:table-row table:style-name="ro1">
          <table:table-cell table:style-name="ce74" office:value-type="string" calcext:value-type="string">
            <text:p>Fz</text:p>
          </table:table-cell>
          <table:table-cell table:style-name="ce74" office:value-type="string" calcext:value-type="string">
            <text:p>&amp;</text:p>
          </table:table-cell>
          <table:table-cell table:style-name="ce74" office:value-type="float" office:value="0.0615309945272054" calcext:value-type="float">
            <text:p>0.0615</text:p>
          </table:table-cell>
          <table:table-cell table:style-name="ce74" office:value-type="string" calcext:value-type="string">
            <text:p>&amp;</text:p>
          </table:table-cell>
          <table:table-cell table:style-name="ce74" office:value-type="float" office:value="0.981407719435737" calcext:value-type="float">
            <text:p>0.9814</text:p>
          </table:table-cell>
          <table:table-cell table:style-name="ce74" office:value-type="string" calcext:value-type="string">
            <text:p>$\pm$</text:p>
          </table:table-cell>
          <table:table-cell table:style-name="ce74" office:value-type="float" office:value="0.007792887443899" calcext:value-type="float">
            <text:p>0.0078</text:p>
          </table:table-cell>
          <table:table-cell table:style-name="ce74" office:value-type="string" calcext:value-type="string">
            <text:p>&amp;</text:p>
          </table:table-cell>
          <table:table-cell table:style-name="ce74" office:value-type="float" office:value="0.0780867406796488" calcext:value-type="float">
            <text:p>0.0781</text:p>
          </table:table-cell>
          <table:table-cell table:style-name="ce74" office:value-type="string" calcext:value-type="string">
            <text:p>&amp;</text:p>
          </table:table-cell>
          <table:table-cell table:style-name="ce74" office:value-type="float" office:value="0.975058447630923" calcext:value-type="float">
            <text:p>0.9751</text:p>
          </table:table-cell>
          <table:table-cell table:style-name="ce74" office:value-type="string" calcext:value-type="string">
            <text:p>$\pm$</text:p>
          </table:table-cell>
          <table:table-cell table:style-name="ce74" office:value-type="float" office:value="0.00856130054741265" calcext:value-type="float">
            <text:p>0.0086</text:p>
          </table:table-cell>
          <table:table-cell table:style-name="Default" office:value-type="string" calcext:value-type="string">
            <text:p>\\</text:p>
          </table:table-cell>
          <table:table-cell table:style-name="ce74" office:value-type="string" calcext:value-type="string">
            <text:p>$\pm$</text:p>
          </table:table-cell>
          <table:table-cell table:style-name="Default" office:value-type="string" calcext:value-type="string">
            <text:p>&amp;</text:p>
          </table:table-cell>
          <table:table-cell table:style-name="Default" table:number-columns-repeated="16"/>
          <table:table-cell table:number-columns-repeated="970"/>
          <table:table-cell table:style-name="ce186" table:number-columns-repeated="13"/>
        </table:table-row>
        <table:table-row table:style-name="ro1">
          <table:table-cell table:style-name="ce74" office:value-type="string" calcext:value-type="string">
            <text:p>F8</text:p>
          </table:table-cell>
          <table:table-cell table:style-name="ce74" office:value-type="string" calcext:value-type="string">
            <text:p>&amp;</text:p>
          </table:table-cell>
          <table:table-cell table:style-name="ce74" office:value-type="float" office:value="0.0627073717238615" calcext:value-type="float">
            <text:p>0.0627</text:p>
          </table:table-cell>
          <table:table-cell table:style-name="ce74" office:value-type="string" calcext:value-type="string">
            <text:p>&amp;</text:p>
          </table:table-cell>
          <table:table-cell table:style-name="ce74" office:value-type="float" office:value="0.98103448275862" calcext:value-type="float">
            <text:p>0.9810</text:p>
          </table:table-cell>
          <table:table-cell table:style-name="ce74" office:value-type="string" calcext:value-type="string">
            <text:p>$\pm$</text:p>
          </table:table-cell>
          <table:table-cell table:style-name="ce74" office:value-type="float" office:value="0.00813347392173808" calcext:value-type="float">
            <text:p>0.0081</text:p>
          </table:table-cell>
          <table:table-cell table:style-name="ce74" office:value-type="string" calcext:value-type="string">
            <text:p>&amp;</text:p>
          </table:table-cell>
          <table:table-cell table:style-name="ce74" office:value-type="float" office:value="0.0767286855741369" calcext:value-type="float">
            <text:p>0.0767</text:p>
          </table:table-cell>
          <table:table-cell table:style-name="ce74" office:value-type="string" calcext:value-type="string">
            <text:p>&amp;</text:p>
          </table:table-cell>
          <table:table-cell table:style-name="ce74" office:value-type="float" office:value="0.975132481296758" calcext:value-type="float">
            <text:p>0.9751</text:p>
          </table:table-cell>
          <table:table-cell table:style-name="ce74" office:value-type="string" calcext:value-type="string">
            <text:p>$\pm$</text:p>
          </table:table-cell>
          <table:table-cell table:style-name="ce74" office:value-type="float" office:value="0.00861814403571096" calcext:value-type="float">
            <text:p>0.0086</text:p>
          </table:table-cell>
          <table:table-cell table:style-name="Default" office:value-type="string" calcext:value-type="string">
            <text:p>\\</text:p>
          </table:table-cell>
          <table:table-cell table:style-name="ce74" office:value-type="string" calcext:value-type="string">
            <text:p>$\pm$</text:p>
          </table:table-cell>
          <table:table-cell table:style-name="Default" office:value-type="string" calcext:value-type="string">
            <text:p>&amp;</text:p>
          </table:table-cell>
          <table:table-cell table:style-name="Default" table:number-columns-repeated="16"/>
          <table:table-cell table:number-columns-repeated="970"/>
          <table:table-cell table:style-name="ce186" table:number-columns-repeated="13"/>
        </table:table-row>
        <table:table-row table:style-name="ro1" table:number-rows-repeated="1048555">
          <table:table-cell table:number-columns-repeated="1015"/>
        </table:table-row>
        <table:table-row table:style-name="ro1">
          <table:table-cell table:number-columns-repeated="1015"/>
        </table:table-row>
      </table:table>
      <table:table table:name="Sheet3" table:style-name="ta1">
        <table:table-column table:style-name="co14" table:default-cell-style-name="ce136"/>
        <table:table-column table:style-name="co15" table:default-cell-style-name="ce136"/>
        <table:table-column table:style-name="co15" table:default-cell-style-name="ce141"/>
        <table:table-column table:style-name="co16" table:default-cell-style-name="ce141"/>
        <table:table-column table:style-name="co15" table:default-cell-style-name="ce145"/>
        <table:table-column table:style-name="co17" table:default-cell-style-name="ce145"/>
        <table:table-column table:style-name="co15" table:default-cell-style-name="ce148"/>
        <table:table-column table:style-name="co14" table:default-cell-style-name="ce148"/>
        <table:table-column table:style-name="co15" table:default-cell-style-name="ce151"/>
        <table:table-column table:style-name="co18" table:default-cell-style-name="ce151"/>
        <table:table-column table:style-name="co19" table:default-cell-style-name="ce153"/>
        <table:table-column table:style-name="co17" table:default-cell-style-name="ce153"/>
        <table:table-column table:style-name="co15" table:default-cell-style-name="ce156"/>
        <table:table-column table:style-name="co17" table:default-cell-style-name="ce156"/>
        <table:table-column table:style-name="co15" table:default-cell-style-name="ce156"/>
        <table:table-column table:style-name="co17" table:default-cell-style-name="ce156"/>
        <table:table-column table:style-name="co15" table:default-cell-style-name="ce160"/>
        <table:table-column table:style-name="co17" table:default-cell-style-name="ce160"/>
        <table:table-column table:style-name="co15" table:default-cell-style-name="ce160"/>
        <table:table-column table:style-name="co17" table:default-cell-style-name="ce160"/>
        <table:table-column table:style-name="co19" table:default-cell-style-name="ce164"/>
        <table:table-column table:style-name="co17" table:default-cell-style-name="ce164"/>
        <table:table-column table:style-name="co15" table:default-cell-style-name="ce164"/>
        <table:table-column table:style-name="co17" table:default-cell-style-name="ce164"/>
        <table:table-column table:style-name="co15" table:default-cell-style-name="ce168"/>
        <table:table-column table:style-name="co18" table:default-cell-style-name="ce168"/>
        <table:table-column table:style-name="co15" table:default-cell-style-name="ce168"/>
        <table:table-column table:style-name="co18" table:default-cell-style-name="ce168"/>
        <table:table-column table:style-name="co15" table:default-cell-style-name="ce172"/>
        <table:table-column table:style-name="co14" table:default-cell-style-name="ce172"/>
        <table:table-column table:style-name="co19" table:default-cell-style-name="ce172"/>
        <table:table-column table:style-name="co17" table:default-cell-style-name="ce172"/>
        <table:table-column table:style-name="co15" table:default-cell-style-name="ce176"/>
        <table:table-column table:style-name="co17" table:default-cell-style-name="ce176"/>
        <table:table-column table:style-name="co15" table:default-cell-style-name="ce176"/>
        <table:table-column table:style-name="co14" table:default-cell-style-name="ce176"/>
        <table:table-column table:style-name="co15" table:default-cell-style-name="ce180"/>
        <table:table-column table:style-name="co14" table:default-cell-style-name="ce180"/>
        <table:table-column table:style-name="co15" table:default-cell-style-name="ce180"/>
        <table:table-column table:style-name="co13" table:default-cell-style-name="Default"/>
        <table:table-row table:style-name="ro1">
          <table:table-cell office:value-type="string" calcext:value-type="string">
            <text:p>O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z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p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p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Fp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p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z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p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z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z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z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O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z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z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z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p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p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z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z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p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z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z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\\</text:p>
          </table:table-cell>
        </table:table-row>
      </table:table>
      <table:named-expressions/>
      <table:database-ranges>
        <table:database-range table:name="__Anonymous_Sheet_DB__0" table:target-range-address="'SearchSpaceResult_2Ch_(61)_S109_RemoveBaseLineOff_OrthogonalOff_SamplesIn4Out8_Avg_E30_20191031'.A1:'SearchSpaceResult_2Ch_(61)_S109_RemoveBaseLineOff_OrthogonalOff_SamplesIn4Out8_Avg_E30_20191031'.H22" table:contains-header="false" table:orientation="column"/>
        <table:database-range table:name="__Anonymous_Sheet_DB__1" table:target-range-address="Sheet2.A1:Sheet2.P20" table:contains-header="false">
          <table:sort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5" loext:min-decimal-places="5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7">00/00/0000</text:date>, <text:time style:data-style-name="N2" text:time-value="15:06:38.6395832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Linux_X86_64 LibreOffice_project/40m0$Build-2</meta:generator>
    <dc:date>2019-11-07T15:14:21.545242524</dc:date>
    <meta:editing-duration>P5DT50M32S</meta:editing-duration>
    <meta:editing-cycles>24</meta:editing-cycles>
    <meta:document-statistic meta:table-count="3" meta:cell-count="2933" meta:object-count="0"/>
  </office:meta>
</office:document-meta>
</file>